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9098in" svg:y="0.6083in">
            <draw:object draw:notify-on-update-of-ranges="Sheet1.D1:Sheet1.D2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1439308800" calcext:value-type="float">
            <text:p>1439308800</text:p>
          </table:table-cell>
          <table:table-cell/>
          <table:table-cell table:formula="of:=[.B1502]" office:value-type="float" office:value="0.952300785312984" calcext:value-type="float">
            <text:p>0.9523007853</text:p>
          </table:table-cell>
        </table:table-row>
        <table:table-row table:style-name="ro1">
          <table:table-cell table:number-columns-repeated="3"/>
          <table:table-cell table:formula="of:=[.B1496]" office:value-type="float" office:value="0.947948030978626" calcext:value-type="float">
            <text:p>0.947948031</text:p>
          </table:table-cell>
        </table:table-row>
        <table:table-row table:style-name="ro1">
          <table:table-cell table:number-columns-repeated="3"/>
          <table:table-cell table:formula="of:=[.B1490]" office:value-type="float" office:value="0.943416103404438" calcext:value-type="float">
            <text:p>0.9434161034</text:p>
          </table:table-cell>
        </table:table-row>
        <table:table-row table:style-name="ro1">
          <table:table-cell table:number-columns-repeated="3"/>
          <table:table-cell table:formula="of:=[.B1484]" office:value-type="float" office:value="0.938706815301023" calcext:value-type="float">
            <text:p>0.9387068153</text:p>
          </table:table-cell>
        </table:table-row>
        <table:table-row table:style-name="ro1">
          <table:table-cell table:number-columns-repeated="3"/>
          <table:table-cell table:formula="of:=[.B1478]" office:value-type="float" office:value="0.933822050320834" calcext:value-type="float">
            <text:p>0.933822050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formula="of:=[.B1472]" office:value-type="float" office:value="0.928763762304734" calcext:value-type="float">
            <text:p>0.928763762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]&gt;=0;(1+SIN(15+5*[.A7]/[.$B$6]))/2;[.B1]-3600)" office:value-type="float" office:value="1439305200" calcext:value-type="float">
            <text:p>1439305200</text:p>
          </table:table-cell>
          <table:table-cell/>
          <table:table-cell table:formula="of:=[.B1466]" office:value-type="float" office:value="0.923533974500485" calcext:value-type="float">
            <text:p>0.9235339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8]&gt;=0;(1+SIN(15+5*[.A8]/[.$B$6]))/2;[.B2]-3600)" office:value-type="float" office:value="0.825143920078558" calcext:value-type="float">
            <text:p>0.8251439201</text:p>
          </table:table-cell>
          <table:table-cell/>
          <table:table-cell table:formula="of:=[.B1460]" office:value-type="float" office:value="0.918134778753482" calcext:value-type="float">
            <text:p>0.9181347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9]&gt;=0;(1+SIN(15+5*[.A9]/[.$B$6]))/2;[.B3]-3600)" office:value-type="float" office:value="0.825143920078558" calcext:value-type="float">
            <text:p>0.8251439201</text:p>
          </table:table-cell>
          <table:table-cell/>
          <table:table-cell table:formula="of:=[.B1454]" office:value-type="float" office:value="0.912568334670032" calcext:value-type="float">
            <text:p>0.9125683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0]&gt;=0;(1+SIN(15+5*[.A10]/[.$B$6]))/2;[.B4]-3600)" office:value-type="float" office:value="0.825143920078558" calcext:value-type="float">
            <text:p>0.8251439201</text:p>
          </table:table-cell>
          <table:table-cell/>
          <table:table-cell table:formula="of:=[.B1448]" office:value-type="float" office:value="0.906836868753553" calcext:value-type="float">
            <text:p>0.9068368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]&gt;=0;(1+SIN(15+5*[.A11]/[.$B$6]))/2;[.B5]-3600)" office:value-type="float" office:value="0.825143920078558" calcext:value-type="float">
            <text:p>0.8251439201</text:p>
          </table:table-cell>
          <table:table-cell/>
          <table:table-cell table:formula="of:=[.B1442]" office:value-type="float" office:value="0.900942673513991" calcext:value-type="float">
            <text:p>0.9009426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2]&gt;=0;(1+SIN(15+5*[.A12]/[.$B$6]))/2;[.B6]-3600)" office:value-type="float" office:value="0.825143920078558" calcext:value-type="float">
            <text:p>0.8251439201</text:p>
          </table:table-cell>
          <table:table-cell/>
          <table:table-cell table:formula="of:=[.B1436]" office:value-type="float" office:value="0.894888106550854" calcext:value-type="float">
            <text:p>0.894888106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]&gt;=0;(1+SIN(15+5*[.A13]/[.$B$6]))/2;[.B7]-3600)" office:value-type="float" office:value="1439301600" calcext:value-type="float">
            <text:p>1439301600</text:p>
          </table:table-cell>
          <table:table-cell/>
          <table:table-cell table:formula="of:=[.B1430]" office:value-type="float" office:value="0.888675589610203" calcext:value-type="float">
            <text:p>0.8886755896</text:p>
          </table:table-cell>
        </table:table-row>
        <table:table-row table:style-name="ro1">
          <table:table-cell table:formula="of:=[.A8]+1" office:value-type="float" office:value="1" calcext:value-type="float">
            <text:p>1</text:p>
          </table:table-cell>
          <table:table-cell table:formula="of:=IF([.A14]&gt;=0;(1+SIN(15+5*[.A14]/[.$B$6]))/2;[.B8]-3600)" office:value-type="float" office:value="0.817482520782031" calcext:value-type="float">
            <text:p>0.8174825208</text:p>
          </table:table-cell>
          <table:table-cell/>
          <table:table-cell table:formula="of:=[.B1424]" office:value-type="float" office:value="0.882307607615978" calcext:value-type="float">
            <text:p>0.8823076076</text:p>
          </table:table-cell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 table:formula="of:=IF([.A15]&gt;=0;(1+SIN(15+5*[.A15]/[.$B$6]))/2;[.B9]-3600)" office:value-type="float" office:value="0.817482520782031" calcext:value-type="float">
            <text:p>0.8174825208</text:p>
          </table:table-cell>
          <table:table-cell/>
          <table:table-cell table:formula="of:=[.B1418]" office:value-type="float" office:value="0.875786707676074" calcext:value-type="float">
            <text:p>0.8757867077</text:p>
          </table:table-cell>
        </table:table-row>
        <table:table-row table:style-name="ro1">
          <table:table-cell table:formula="of:=[.A10]+1" office:value-type="float" office:value="1" calcext:value-type="float">
            <text:p>1</text:p>
          </table:table-cell>
          <table:table-cell table:formula="of:=IF([.A16]&gt;=0;(1+SIN(15+5*[.A16]/[.$B$6]))/2;[.B10]-3600)" office:value-type="float" office:value="0.817482520782031" calcext:value-type="float">
            <text:p>0.8174825208</text:p>
          </table:table-cell>
          <table:table-cell/>
          <table:table-cell table:formula="of:=[.B1412]" office:value-type="float" office:value="0.869115498063523" calcext:value-type="float">
            <text:p>0.8691154981</text:p>
          </table:table-cell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formula="of:=IF([.A17]&gt;=0;(1+SIN(15+5*[.A17]/[.$B$6]))/2;[.B11]-3600)" office:value-type="float" office:value="0.817482520782031" calcext:value-type="float">
            <text:p>0.8174825208</text:p>
          </table:table-cell>
          <table:table-cell/>
          <table:table-cell table:formula="of:=[.B1406]" office:value-type="float" office:value="0.86229664717322" calcext:value-type="float">
            <text:p>0.8622966472</text:p>
          </table:table-cell>
        </table:table-row>
        <table:table-row table:style-name="ro1">
          <table:table-cell table:formula="of:=[.A12]+1" office:value-type="float" office:value="1" calcext:value-type="float">
            <text:p>1</text:p>
          </table:table-cell>
          <table:table-cell table:formula="of:=IF([.A18]&gt;=0;(1+SIN(15+5*[.A18]/[.$B$6]))/2;[.B12]-3600)" office:value-type="float" office:value="0.817482520782031" calcext:value-type="float">
            <text:p>0.8174825208</text:p>
          </table:table-cell>
          <table:table-cell/>
          <table:table-cell table:formula="of:=[.B1400]" office:value-type="float" office:value="0.855332882454606" calcext:value-type="float">
            <text:p>0.855332882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9]&gt;=0;(1+SIN(15+5*[.A19]/[.$B$6]))/2;[.B13]-3600)" office:value-type="float" office:value="1439298000" calcext:value-type="float">
            <text:p>1439298000</text:p>
          </table:table-cell>
          <table:table-cell/>
          <table:table-cell table:formula="of:=[.B1394]" office:value-type="float" office:value="0.848226989320719" calcext:value-type="float">
            <text:p>0.8482269893</text:p>
          </table:table-cell>
        </table:table-row>
        <table:table-row table:style-name="ro1">
          <table:table-cell table:formula="of:=[.A14]+1" office:value-type="float" office:value="2" calcext:value-type="float">
            <text:p>2</text:p>
          </table:table-cell>
          <table:table-cell table:formula="of:=IF([.A20]&gt;=0;(1+SIN(15+5*[.A20]/[.$B$6]))/2;[.B14]-3600)" office:value-type="float" office:value="0.809694132710235" calcext:value-type="float">
            <text:p>0.8096941327</text:p>
          </table:table-cell>
          <table:table-cell/>
          <table:table-cell table:formula="of:=[.B1388]" office:value-type="float" office:value="0.840981810034068" calcext:value-type="float">
            <text:p>0.84098181</text:p>
          </table:table-cell>
        </table:table-row>
        <table:table-row table:style-name="ro1">
          <table:table-cell table:formula="of:=[.A15]+1" office:value-type="float" office:value="2" calcext:value-type="float">
            <text:p>2</text:p>
          </table:table-cell>
          <table:table-cell table:formula="of:=IF([.A21]&gt;=0;(1+SIN(15+5*[.A21]/[.$B$6]))/2;[.B15]-3600)" office:value-type="float" office:value="0.809694132710235" calcext:value-type="float">
            <text:p>0.8096941327</text:p>
          </table:table-cell>
          <table:table-cell/>
          <table:table-cell table:formula="of:=[.B1382]" office:value-type="float" office:value="0.833600242569765" calcext:value-type="float">
            <text:p>0.8336002426</text:p>
          </table:table-cell>
        </table:table-row>
        <table:table-row table:style-name="ro1">
          <table:table-cell table:formula="of:=[.A16]+1" office:value-type="float" office:value="2" calcext:value-type="float">
            <text:p>2</text:p>
          </table:table-cell>
          <table:table-cell table:formula="of:=IF([.A22]&gt;=0;(1+SIN(15+5*[.A22]/[.$B$6]))/2;[.B16]-3600)" office:value-type="float" office:value="0.809694132710235" calcext:value-type="float">
            <text:p>0.8096941327</text:p>
          </table:table-cell>
          <table:table-cell/>
          <table:table-cell table:formula="of:=[.B1376]" office:value-type="float" office:value="0.82608523945638" calcext:value-type="float">
            <text:p>0.8260852395</text:p>
          </table:table-cell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table:formula="of:=IF([.A23]&gt;=0;(1+SIN(15+5*[.A23]/[.$B$6]))/2;[.B17]-3600)" office:value-type="float" office:value="0.809694132710235" calcext:value-type="float">
            <text:p>0.8096941327</text:p>
          </table:table-cell>
          <table:table-cell/>
          <table:table-cell table:formula="of:=[.B1370]" office:value-type="float" office:value="0.818439806594958" calcext:value-type="float">
            <text:p>0.8184398066</text:p>
          </table:table-cell>
        </table:table-row>
        <table:table-row table:style-name="ro1">
          <table:table-cell table:formula="of:=[.A18]+1" office:value-type="float" office:value="2" calcext:value-type="float">
            <text:p>2</text:p>
          </table:table-cell>
          <table:table-cell table:formula="of:=IF([.A24]&gt;=0;(1+SIN(15+5*[.A24]/[.$B$6]))/2;[.B18]-3600)" office:value-type="float" office:value="0.809694132710235" calcext:value-type="float">
            <text:p>0.8096941327</text:p>
          </table:table-cell>
          <table:table-cell/>
          <table:table-cell table:formula="of:=[.B1364]" office:value-type="float" office:value="0.810667002056705" calcext:value-type="float">
            <text:p>0.810667002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5]&gt;=0;(1+SIN(15+5*[.A25]/[.$B$6]))/2;[.B19]-3600)" office:value-type="float" office:value="1439294400" calcext:value-type="float">
            <text:p>1439294400</text:p>
          </table:table-cell>
          <table:table-cell/>
          <table:table-cell table:formula="of:=[.B1358]" office:value-type="float" office:value="0.8027699348598" calcext:value-type="float">
            <text:p>0.8027699349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IF([.A26]&gt;=0;(1+SIN(15+5*[.A26]/[.$B$6]))/2;[.B20]-3600)" office:value-type="float" office:value="0.801781871114555" calcext:value-type="float">
            <text:p>0.8017818711</text:p>
          </table:table-cell>
          <table:table-cell/>
          <table:table-cell table:formula="of:=[.B1352]" office:value-type="float" office:value="0.794751763725831" calcext:value-type="float">
            <text:p>0.7947517637</text:p>
          </table:table-cell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table:formula="of:=IF([.A27]&gt;=0;(1+SIN(15+5*[.A27]/[.$B$6]))/2;[.B21]-3600)" office:value-type="float" office:value="0.801781871114555" calcext:value-type="float">
            <text:p>0.8017818711</text:p>
          </table:table-cell>
          <table:table-cell/>
          <table:table-cell table:formula="of:=[.B1346]" office:value-type="float" office:value="0.786615695816342" calcext:value-type="float">
            <text:p>0.7866156958</text:p>
          </table:table-cell>
        </table:table-row>
        <table:table-row table:style-name="ro1">
          <table:table-cell table:formula="of:=[.A22]+1" office:value-type="float" office:value="3" calcext:value-type="float">
            <text:p>3</text:p>
          </table:table-cell>
          <table:table-cell table:formula="of:=IF([.A28]&gt;=0;(1+SIN(15+5*[.A28]/[.$B$6]))/2;[.B22]-3600)" office:value-type="float" office:value="0.801781871114555" calcext:value-type="float">
            <text:p>0.8017818711</text:p>
          </table:table-cell>
          <table:table-cell/>
          <table:table-cell table:formula="of:=[.B1340]" office:value-type="float" office:value="0.778364985450019" calcext:value-type="float">
            <text:p>0.7783649855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IF([.A29]&gt;=0;(1+SIN(15+5*[.A29]/[.$B$6]))/2;[.B23]-3600)" office:value-type="float" office:value="0.801781871114555" calcext:value-type="float">
            <text:p>0.8017818711</text:p>
          </table:table-cell>
          <table:table-cell/>
          <table:table-cell table:formula="of:=[.B1334]" office:value-type="float" office:value="0.770002932800999" calcext:value-type="float">
            <text:p>0.7700029328</text:p>
          </table:table-cell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table:formula="of:=IF([.A30]&gt;=0;(1+SIN(15+5*[.A30]/[.$B$6]))/2;[.B24]-3600)" office:value-type="float" office:value="0.801781871114555" calcext:value-type="float">
            <text:p>0.8017818711</text:p>
          </table:table-cell>
          <table:table-cell/>
          <table:table-cell table:formula="of:=[.B1328]" office:value-type="float" office:value="0.761532882578848" calcext:value-type="float">
            <text:p>0.761532882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1]&gt;=0;(1+SIN(15+5*[.A31]/[.$B$6]))/2;[.B25]-3600)" office:value-type="float" office:value="1439290800" calcext:value-type="float">
            <text:p>1439290800</text:p>
          </table:table-cell>
          <table:table-cell/>
          <table:table-cell table:formula="of:=[.B1322]" office:value-type="float" office:value="0.752958222690726" calcext:value-type="float">
            <text:p>0.7529582227</text:p>
          </table:table-cell>
        </table:table-row>
        <table:table-row table:style-name="ro1">
          <table:table-cell table:formula="of:=[.A26]+1" office:value-type="float" office:value="4" calcext:value-type="float">
            <text:p>4</text:p>
          </table:table-cell>
          <table:table-cell table:formula="of:=IF([.A32]&gt;=0;(1+SIN(15+5*[.A32]/[.$B$6]))/2;[.B26]-3600)" office:value-type="float" office:value="0.793748900794133" calcext:value-type="float">
            <text:p>0.7937489008</text:p>
          </table:table-cell>
          <table:table-cell/>
          <table:table-cell table:formula="of:=[.B1316]" office:value-type="float" office:value="0.744282382886259" calcext:value-type="float">
            <text:p>0.7442823829</text:p>
          </table:table-cell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table:formula="of:=IF([.A33]&gt;=0;(1+SIN(15+5*[.A33]/[.$B$6]))/2;[.B27]-3600)" office:value-type="float" office:value="0.793748900794133" calcext:value-type="float">
            <text:p>0.7937489008</text:p>
          </table:table-cell>
          <table:table-cell/>
          <table:table-cell table:formula="of:=[.B1310]" office:value-type="float" office:value="0.735508833385692" calcext:value-type="float">
            <text:p>0.7355088334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IF([.A34]&gt;=0;(1+SIN(15+5*[.A34]/[.$B$6]))/2;[.B28]-3600)" office:value-type="float" office:value="0.793748900794133" calcext:value-type="float">
            <text:p>0.7937489008</text:p>
          </table:table-cell>
          <table:table-cell/>
          <table:table-cell table:formula="of:=[.B1304]" office:value-type="float" office:value="0.726641083491848" calcext:value-type="float">
            <text:p>0.7266410835</text:p>
          </table:table-cell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formula="of:=IF([.A35]&gt;=0;(1+SIN(15+5*[.A35]/[.$B$6]))/2;[.B29]-3600)" office:value-type="float" office:value="0.793748900794133" calcext:value-type="float">
            <text:p>0.7937489008</text:p>
          </table:table-cell>
          <table:table-cell/>
          <table:table-cell table:formula="of:=[.B1298]" office:value-type="float" office:value="0.717682680186447" calcext:value-type="float">
            <text:p>0.7176826802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table:formula="of:=IF([.A36]&gt;=0;(1+SIN(15+5*[.A36]/[.$B$6]))/2;[.B30]-3600)" office:value-type="float" office:value="0.793748900794133" calcext:value-type="float">
            <text:p>0.7937489008</text:p>
          </table:table-cell>
          <table:table-cell/>
          <table:table-cell table:formula="of:=[.B1292]" office:value-type="float" office:value="0.708637206711368" calcext:value-type="float">
            <text:p>0.708637206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7]&gt;=0;(1+SIN(15+5*[.A37]/[.$B$6]))/2;[.B31]-3600)" office:value-type="float" office:value="1439287200" calcext:value-type="float">
            <text:p>1439287200</text:p>
          </table:table-cell>
          <table:table-cell/>
          <table:table-cell table:formula="of:=[.B1286]" office:value-type="float" office:value="0.699508281135396" calcext:value-type="float">
            <text:p>0.6995082811</text:p>
          </table:table-cell>
        </table:table-row>
        <table:table-row table:style-name="ro1">
          <table:table-cell table:formula="of:=[.A32]+1" office:value-type="float" office:value="5" calcext:value-type="float">
            <text:p>5</text:p>
          </table:table-cell>
          <table:table-cell table:formula="of:=IF([.A38]&gt;=0;(1+SIN(15+5*[.A38]/[.$B$6]))/2;[.B32]-3600)" office:value-type="float" office:value="0.785598434829994" calcext:value-type="float">
            <text:p>0.7855984348</text:p>
          </table:table-cell>
          <table:table-cell/>
          <table:table-cell table:formula="of:=[.B1280]" office:value-type="float" office:value="0.690299554907048" calcext:value-type="float">
            <text:p>0.6902995549</text:p>
          </table:table-cell>
        </table:table-row>
        <table:table-row table:style-name="ro1">
          <table:table-cell table:formula="of:=[.A33]+1" office:value-type="float" office:value="5" calcext:value-type="float">
            <text:p>5</text:p>
          </table:table-cell>
          <table:table-cell table:formula="of:=IF([.A39]&gt;=0;(1+SIN(15+5*[.A39]/[.$B$6]))/2;[.B33]-3600)" office:value-type="float" office:value="0.785598434829994" calcext:value-type="float">
            <text:p>0.7855984348</text:p>
          </table:table-cell>
          <table:table-cell/>
          <table:table-cell table:formula="of:=[.B1274]" office:value-type="float" office:value="0.681014711394027" calcext:value-type="float">
            <text:p>0.6810147114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table:formula="of:=IF([.A40]&gt;=0;(1+SIN(15+5*[.A40]/[.$B$6]))/2;[.B34]-3600)" office:value-type="float" office:value="0.785598434829994" calcext:value-type="float">
            <text:p>0.7855984348</text:p>
          </table:table-cell>
          <table:table-cell/>
          <table:table-cell table:formula="of:=[.B1268]" office:value-type="float" office:value="0.671657464409948" calcext:value-type="float">
            <text:p>0.6716574644</text:p>
          </table:table-cell>
        </table:table-row>
        <table:table-row table:style-name="ro1">
          <table:table-cell table:formula="of:=[.A35]+1" office:value-type="float" office:value="5" calcext:value-type="float">
            <text:p>5</text:p>
          </table:table-cell>
          <table:table-cell table:formula="of:=IF([.A41]&gt;=0;(1+SIN(15+5*[.A41]/[.$B$6]))/2;[.B35]-3600)" office:value-type="float" office:value="0.785598434829994" calcext:value-type="float">
            <text:p>0.7855984348</text:p>
          </table:table-cell>
          <table:table-cell/>
          <table:table-cell table:formula="of:=[.B1262]" office:value-type="float" office:value="0.66223155672884" calcext:value-type="float">
            <text:p>0.6622315567</text:p>
          </table:table-cell>
        </table:table-row>
        <table:table-row table:style-name="ro1">
          <table:table-cell table:formula="of:=[.A36]+1" office:value-type="float" office:value="5" calcext:value-type="float">
            <text:p>5</text:p>
          </table:table-cell>
          <table:table-cell table:formula="of:=IF([.A42]&gt;=0;(1+SIN(15+5*[.A42]/[.$B$6]))/2;[.B36]-3600)" office:value-type="float" office:value="0.785598434829994" calcext:value-type="float">
            <text:p>0.7855984348</text:p>
          </table:table-cell>
          <table:table-cell/>
          <table:table-cell table:formula="of:=[.B1256]" office:value-type="float" office:value="0.652740758588099" calcext:value-type="float">
            <text:p>0.652740758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3]&gt;=0;(1+SIN(15+5*[.A43]/[.$B$6]))/2;[.B37]-3600)" office:value-type="float" office:value="1439283600" calcext:value-type="float">
            <text:p>1439283600</text:p>
          </table:table-cell>
          <table:table-cell/>
          <table:table-cell table:formula="of:=[.B1250]" office:value-type="float" office:value="0.64318886618044" calcext:value-type="float">
            <text:p>0.6431888662</text:p>
          </table:table-cell>
        </table:table-row>
        <table:table-row table:style-name="ro1">
          <table:table-cell table:formula="of:=[.A38]+1" office:value-type="float" office:value="6" calcext:value-type="float">
            <text:p>6</text:p>
          </table:table-cell>
          <table:table-cell table:formula="of:=IF([.A44]&gt;=0;(1+SIN(15+5*[.A44]/[.$B$6]))/2;[.B38]-3600)" office:value-type="float" office:value="0.777333733299852" calcext:value-type="float">
            <text:p>0.7773337333</text:p>
          </table:table-cell>
          <table:table-cell/>
          <table:table-cell table:formula="of:=[.B1244]" office:value-type="float" office:value="0.633579700135468" calcext:value-type="float">
            <text:p>0.6335797001</text:p>
          </table:table-cell>
        </table:table-row>
        <table:table-row table:style-name="ro1">
          <table:table-cell table:formula="of:=[.A39]+1" office:value-type="float" office:value="6" calcext:value-type="float">
            <text:p>6</text:p>
          </table:table-cell>
          <table:table-cell table:formula="of:=IF([.A45]&gt;=0;(1+SIN(15+5*[.A45]/[.$B$6]))/2;[.B39]-3600)" office:value-type="float" office:value="0.777333733299852" calcext:value-type="float">
            <text:p>0.7773337333</text:p>
          </table:table-cell>
          <table:table-cell/>
          <table:table-cell table:formula="of:=[.B1238]" office:value-type="float" office:value="0.62391710399148" calcext:value-type="float">
            <text:p>0.623917104</text:p>
          </table:table-cell>
        </table:table-row>
        <table:table-row table:style-name="ro1">
          <table:table-cell table:formula="of:=[.A40]+1" office:value-type="float" office:value="6" calcext:value-type="float">
            <text:p>6</text:p>
          </table:table-cell>
          <table:table-cell table:formula="of:=IF([.A46]&gt;=0;(1+SIN(15+5*[.A46]/[.$B$6]))/2;[.B40]-3600)" office:value-type="float" office:value="0.777333733299852" calcext:value-type="float">
            <text:p>0.7773337333</text:p>
          </table:table-cell>
          <table:table-cell/>
          <table:table-cell table:formula="of:=[.B1232]" office:value-type="float" office:value="0.6142049426581" calcext:value-type="float">
            <text:p>0.6142049427</text:p>
          </table:table-cell>
        </table:table-row>
        <table:table-row table:style-name="ro1">
          <table:table-cell table:formula="of:=[.A41]+1" office:value-type="float" office:value="6" calcext:value-type="float">
            <text:p>6</text:p>
          </table:table-cell>
          <table:table-cell table:formula="of:=IF([.A47]&gt;=0;(1+SIN(15+5*[.A47]/[.$B$6]))/2;[.B41]-3600)" office:value-type="float" office:value="0.777333733299852" calcext:value-type="float">
            <text:p>0.7773337333</text:p>
          </table:table-cell>
          <table:table-cell/>
          <table:table-cell table:formula="of:=[.B1226]" office:value-type="float" office:value="0.604447100870371" calcext:value-type="float">
            <text:p>0.6044471009</text:p>
          </table:table-cell>
        </table:table-row>
        <table:table-row table:style-name="ro1">
          <table:table-cell table:formula="of:=[.A42]+1" office:value-type="float" office:value="6" calcext:value-type="float">
            <text:p>6</text:p>
          </table:table-cell>
          <table:table-cell table:formula="of:=IF([.A48]&gt;=0;(1+SIN(15+5*[.A48]/[.$B$6]))/2;[.B42]-3600)" office:value-type="float" office:value="0.777333733299852" calcext:value-type="float">
            <text:p>0.7773337333</text:p>
          </table:table-cell>
          <table:table-cell/>
          <table:table-cell table:formula="of:=[.B1220]" office:value-type="float" office:value="0.594647481634903" calcext:value-type="float">
            <text:p>0.59464748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9]&gt;=0;(1+SIN(15+5*[.A49]/[.$B$6]))/2;[.B43]-3600)" office:value-type="float" office:value="1439280000" calcext:value-type="float">
            <text:p>1439280000</text:p>
          </table:table-cell>
          <table:table-cell/>
          <table:table-cell table:formula="of:=[.B1214]" office:value-type="float" office:value="0.584810004668731" calcext:value-type="float">
            <text:p>0.5848100047</text:p>
          </table:table-cell>
        </table:table-row>
        <table:table-row table:style-name="ro1">
          <table:table-cell table:formula="of:=[.A44]+1" office:value-type="float" office:value="7" calcext:value-type="float">
            <text:p>7</text:p>
          </table:table-cell>
          <table:table-cell table:formula="of:=IF([.A50]&gt;=0;(1+SIN(15+5*[.A50]/[.$B$6]))/2;[.B44]-3600)" office:value-type="float" office:value="0.768958101974122" calcext:value-type="float">
            <text:p>0.768958102</text:p>
          </table:table-cell>
          <table:table-cell/>
          <table:table-cell table:formula="of:=[.B1208]" office:value-type="float" office:value="0.574938604831476" calcext:value-type="float">
            <text:p>0.5749386048</text:p>
          </table:table-cell>
        </table:table-row>
        <table:table-row table:style-name="ro1">
          <table:table-cell table:formula="of:=[.A45]+1" office:value-type="float" office:value="7" calcext:value-type="float">
            <text:p>7</text:p>
          </table:table-cell>
          <table:table-cell table:formula="of:=IF([.A51]&gt;=0;(1+SIN(15+5*[.A51]/[.$B$6]))/2;[.B45]-3600)" office:value-type="float" office:value="0.768958101974122" calcext:value-type="float">
            <text:p>0.768958102</text:p>
          </table:table-cell>
          <table:table-cell/>
          <table:table-cell table:formula="of:=[.B1202]" office:value-type="float" office:value="0.565037230551457" calcext:value-type="float">
            <text:p>0.5650372306</text:p>
          </table:table-cell>
        </table:table-row>
        <table:table-row table:style-name="ro1">
          <table:table-cell table:formula="of:=[.A46]+1" office:value-type="float" office:value="7" calcext:value-type="float">
            <text:p>7</text:p>
          </table:table-cell>
          <table:table-cell table:formula="of:=IF([.A52]&gt;=0;(1+SIN(15+5*[.A52]/[.$B$6]))/2;[.B46]-3600)" office:value-type="float" office:value="0.768958101974122" calcext:value-type="float">
            <text:p>0.768958102</text:p>
          </table:table-cell>
          <table:table-cell/>
          <table:table-cell table:formula="of:=[.B1196]" office:value-type="float" office:value="0.555109842246369" calcext:value-type="float">
            <text:p>0.5551098422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IF([.A53]&gt;=0;(1+SIN(15+5*[.A53]/[.$B$6]))/2;[.B47]-3600)" office:value-type="float" office:value="0.768958101974122" calcext:value-type="float">
            <text:p>0.768958102</text:p>
          </table:table-cell>
          <table:table-cell/>
          <table:table-cell table:formula="of:=[.B1190]" office:value-type="float" office:value="0.54516041073917" calcext:value-type="float">
            <text:p>0.5451604107</text:p>
          </table:table-cell>
        </table:table-row>
        <table:table-row table:style-name="ro1">
          <table:table-cell table:formula="of:=[.A48]+1" office:value-type="float" office:value="7" calcext:value-type="float">
            <text:p>7</text:p>
          </table:table-cell>
          <table:table-cell table:formula="of:=IF([.A54]&gt;=0;(1+SIN(15+5*[.A54]/[.$B$6]))/2;[.B48]-3600)" office:value-type="float" office:value="0.768958101974122" calcext:value-type="float">
            <text:p>0.768958102</text:p>
          </table:table-cell>
          <table:table-cell/>
          <table:table-cell table:formula="of:=[.B1184]" office:value-type="float" office:value="0.535192915669806" calcext:value-type="float">
            <text:p>0.535192915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5]&gt;=0;(1+SIN(15+5*[.A55]/[.$B$6]))/2;[.B49]-3600)" office:value-type="float" office:value="1439276400" calcext:value-type="float">
            <text:p>1439276400</text:p>
          </table:table-cell>
          <table:table-cell/>
          <table:table-cell table:formula="of:=[.B1178]" office:value-type="float" office:value="0.525211343903406" calcext:value-type="float">
            <text:p>0.5252113439</text:p>
          </table:table-cell>
        </table:table-row>
        <table:table-row table:style-name="ro1">
          <table:table-cell table:formula="of:=[.A50]+1" office:value-type="float" office:value="8" calcext:value-type="float">
            <text:p>8</text:p>
          </table:table-cell>
          <table:table-cell table:formula="of:=IF([.A56]&gt;=0;(1+SIN(15+5*[.A56]/[.$B$6]))/2;[.B50]-3600)" office:value-type="float" office:value="0.760474890993664" calcext:value-type="float">
            <text:p>0.760474891</text:p>
          </table:table-cell>
          <table:table-cell/>
          <table:table-cell table:formula="of:=[.B1172]" office:value-type="float" office:value="0.515219687935592" calcext:value-type="float">
            <text:p>0.5152196879</text:p>
          </table:table-cell>
        </table:table-row>
        <table:table-row table:style-name="ro1">
          <table:table-cell table:formula="of:=[.A51]+1" office:value-type="float" office:value="8" calcext:value-type="float">
            <text:p>8</text:p>
          </table:table-cell>
          <table:table-cell table:formula="of:=IF([.A57]&gt;=0;(1+SIN(15+5*[.A57]/[.$B$6]))/2;[.B51]-3600)" office:value-type="float" office:value="0.760474890993664" calcext:value-type="float">
            <text:p>0.760474891</text:p>
          </table:table-cell>
          <table:table-cell/>
          <table:table-cell table:formula="of:=[.B1166]" office:value-type="float" office:value="0.505221944295531" calcext:value-type="float">
            <text:p>0.5052219443</text:p>
          </table:table-cell>
        </table:table-row>
        <table:table-row table:style-name="ro1">
          <table:table-cell table:formula="of:=[.A52]+1" office:value-type="float" office:value="8" calcext:value-type="float">
            <text:p>8</text:p>
          </table:table-cell>
          <table:table-cell table:formula="of:=IF([.A58]&gt;=0;(1+SIN(15+5*[.A58]/[.$B$6]))/2;[.B52]-3600)" office:value-type="float" office:value="0.760474890993664" calcext:value-type="float">
            <text:p>0.760474891</text:p>
          </table:table-cell>
          <table:table-cell/>
          <table:table-cell table:formula="of:=[.B1160]" office:value-type="float" office:value="0.495222111947376" calcext:value-type="float">
            <text:p>0.4952221119</text:p>
          </table:table-cell>
        </table:table-row>
        <table:table-row table:style-name="ro1">
          <table:table-cell table:formula="of:=[.A53]+1" office:value-type="float" office:value="8" calcext:value-type="float">
            <text:p>8</text:p>
          </table:table-cell>
          <table:table-cell table:formula="of:=IF([.A59]&gt;=0;(1+SIN(15+5*[.A59]/[.$B$6]))/2;[.B53]-3600)" office:value-type="float" office:value="0.760474890993664" calcext:value-type="float">
            <text:p>0.760474891</text:p>
          </table:table-cell>
          <table:table-cell/>
          <table:table-cell table:formula="of:=[.B1154]" office:value-type="float" office:value="0.485224190690739" calcext:value-type="float">
            <text:p>0.4852241907</text:p>
          </table:table-cell>
        </table:table-row>
        <table:table-row table:style-name="ro1">
          <table:table-cell table:formula="of:=[.A54]+1" office:value-type="float" office:value="8" calcext:value-type="float">
            <text:p>8</text:p>
          </table:table-cell>
          <table:table-cell table:formula="of:=IF([.A60]&gt;=0;(1+SIN(15+5*[.A60]/[.$B$6]))/2;[.B54]-3600)" office:value-type="float" office:value="0.760474890993664" calcext:value-type="float">
            <text:p>0.760474891</text:p>
          </table:table-cell>
          <table:table-cell/>
          <table:table-cell table:formula="of:=[.B1148]" office:value-type="float" office:value="0.475232179560816" calcext:value-type="float">
            <text:p>0.475232179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1]&gt;=0;(1+SIN(15+5*[.A61]/[.$B$6]))/2;[.B55]-3600)" office:value-type="float" office:value="1439272800" calcext:value-type="float">
            <text:p>1439272800</text:p>
          </table:table-cell>
          <table:table-cell/>
          <table:table-cell table:formula="of:=[.B1142]" office:value-type="float" office:value="0.465250075228837" calcext:value-type="float">
            <text:p>0.4652500752</text:p>
          </table:table-cell>
        </table:table-row>
        <table:table-row table:style-name="ro1">
          <table:table-cell table:formula="of:=[.A56]+1" office:value-type="float" office:value="9" calcext:value-type="float">
            <text:p>9</text:p>
          </table:table-cell>
          <table:table-cell table:formula="of:=IF([.A62]&gt;=0;(1+SIN(15+5*[.A62]/[.$B$6]))/2;[.B56]-3600)" office:value-type="float" office:value="0.75188749352976" calcext:value-type="float">
            <text:p>0.7518874935</text:p>
          </table:table-cell>
          <table:table-cell/>
          <table:table-cell table:formula="of:=[.B1136]" office:value-type="float" office:value="0.455281870403437" calcext:value-type="float">
            <text:p>0.4552818704</text:p>
          </table:table-cell>
        </table:table-row>
        <table:table-row table:style-name="ro1">
          <table:table-cell table:formula="of:=[.A57]+1" office:value-type="float" office:value="9" calcext:value-type="float">
            <text:p>9</text:p>
          </table:table-cell>
          <table:table-cell table:formula="of:=IF([.A63]&gt;=0;(1+SIN(15+5*[.A63]/[.$B$6]))/2;[.B57]-3600)" office:value-type="float" office:value="0.75188749352976" calcext:value-type="float">
            <text:p>0.7518874935</text:p>
          </table:table-cell>
          <table:table-cell/>
          <table:table-cell table:formula="of:=[.B1130]" office:value-type="float" office:value="0.445331552233646" calcext:value-type="float">
            <text:p>0.4453315522</text:p>
          </table:table-cell>
        </table:table-row>
        <table:table-row table:style-name="ro1">
          <table:table-cell table:formula="of:=[.A58]+1" office:value-type="float" office:value="9" calcext:value-type="float">
            <text:p>9</text:p>
          </table:table-cell>
          <table:table-cell table:formula="of:=IF([.A64]&gt;=0;(1+SIN(15+5*[.A64]/[.$B$6]))/2;[.B58]-3600)" office:value-type="float" office:value="0.75188749352976" calcext:value-type="float">
            <text:p>0.7518874935</text:p>
          </table:table-cell>
          <table:table-cell/>
          <table:table-cell table:formula="of:=[.B1124]" office:value-type="float" office:value="0.435403100714056" calcext:value-type="float">
            <text:p>0.4354031007</text:p>
          </table:table-cell>
        </table:table-row>
        <table:table-row table:style-name="ro1">
          <table:table-cell table:formula="of:=[.A59]+1" office:value-type="float" office:value="9" calcext:value-type="float">
            <text:p>9</text:p>
          </table:table-cell>
          <table:table-cell table:formula="of:=IF([.A65]&gt;=0;(1+SIN(15+5*[.A65]/[.$B$6]))/2;[.B59]-3600)" office:value-type="float" office:value="0.75188749352976" calcext:value-type="float">
            <text:p>0.7518874935</text:p>
          </table:table-cell>
          <table:table-cell/>
          <table:table-cell table:formula="of:=[.B1118]" office:value-type="float" office:value="0.425500487092901" calcext:value-type="float">
            <text:p>0.4255004871</text:p>
          </table:table-cell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IF([.A66]&gt;=0;(1+SIN(15+5*[.A66]/[.$B$6]))/2;[.B60]-3600)" office:value-type="float" office:value="0.75188749352976" calcext:value-type="float">
            <text:p>0.7518874935</text:p>
          </table:table-cell>
          <table:table-cell/>
          <table:table-cell table:formula="of:=[.B1112]" office:value-type="float" office:value="0.415627672283595" calcext:value-type="float">
            <text:p>0.415627672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7]&gt;=0;(1+SIN(15+5*[.A67]/[.$B$6]))/2;[.B61]-3600)" office:value-type="float" office:value="1439269200" calcext:value-type="float">
            <text:p>1439269200</text:p>
          </table:table-cell>
          <table:table-cell/>
          <table:table-cell table:formula="of:=[.B1106]" office:value-type="float" office:value="0.405788605280426" calcext:value-type="float">
            <text:p>0.4057886053</text:p>
          </table:table-cell>
        </table:table-row>
        <table:table-row table:style-name="ro1">
          <table:table-cell table:formula="of:=[.A62]+1" office:value-type="float" office:value="10" calcext:value-type="float">
            <text:p>10</text:p>
          </table:table-cell>
          <table:table-cell table:formula="of:=IF([.A68]&gt;=0;(1+SIN(15+5*[.A68]/[.$B$6]))/2;[.B62]-3600)" office:value-type="float" office:value="0.7431993444269" calcext:value-type="float">
            <text:p>0.7431993444</text:p>
          </table:table-cell>
          <table:table-cell/>
          <table:table-cell table:formula="of:=[.B1100]" office:value-type="float" office:value="0.39598722157901" calcext:value-type="float">
            <text:p>0.3959872216</text:p>
          </table:table-cell>
        </table:table-row>
        <table:table-row table:style-name="ro1">
          <table:table-cell table:formula="of:=[.A63]+1" office:value-type="float" office:value="10" calcext:value-type="float">
            <text:p>10</text:p>
          </table:table-cell>
          <table:table-cell table:formula="of:=IF([.A69]&gt;=0;(1+SIN(15+5*[.A69]/[.$B$6]))/2;[.B63]-3600)" office:value-type="float" office:value="0.7431993444269" calcext:value-type="float">
            <text:p>0.7431993444</text:p>
          </table:table-cell>
          <table:table-cell/>
          <table:table-cell table:formula="of:=[.B1094]" office:value-type="float" office:value="0.386227441602144" calcext:value-type="float">
            <text:p>0.3862274416</text:p>
          </table:table-cell>
        </table:table-row>
        <table:table-row table:style-name="ro1">
          <table:table-cell table:formula="of:=[.A64]+1" office:value-type="float" office:value="10" calcext:value-type="float">
            <text:p>10</text:p>
          </table:table-cell>
          <table:table-cell table:formula="of:=IF([.A70]&gt;=0;(1+SIN(15+5*[.A70]/[.$B$6]))/2;[.B64]-3600)" office:value-type="float" office:value="0.7431993444269" calcext:value-type="float">
            <text:p>0.7431993444</text:p>
          </table:table-cell>
          <table:table-cell/>
          <table:table-cell table:formula="of:=[.B1088]" office:value-type="float" office:value="0.376513169131689" calcext:value-type="float">
            <text:p>0.3765131691</text:p>
          </table:table-cell>
        </table:table-row>
        <table:table-row table:style-name="ro1">
          <table:table-cell table:formula="of:=[.A65]+1" office:value-type="float" office:value="10" calcext:value-type="float">
            <text:p>10</text:p>
          </table:table-cell>
          <table:table-cell table:formula="of:=IF([.A71]&gt;=0;(1+SIN(15+5*[.A71]/[.$B$6]))/2;[.B65]-3600)" office:value-type="float" office:value="0.7431993444269" calcext:value-type="float">
            <text:p>0.7431993444</text:p>
          </table:table-cell>
          <table:table-cell/>
          <table:table-cell table:formula="of:=[.B1082]" office:value-type="float" office:value="0.366848289747112" calcext:value-type="float">
            <text:p>0.3668482897</text:p>
          </table:table-cell>
        </table:table-row>
        <table:table-row table:style-name="ro1">
          <table:table-cell table:formula="of:=[.A66]+1" office:value-type="float" office:value="10" calcext:value-type="float">
            <text:p>10</text:p>
          </table:table-cell>
          <table:table-cell table:formula="of:=IF([.A72]&gt;=0;(1+SIN(15+5*[.A72]/[.$B$6]))/2;[.B66]-3600)" office:value-type="float" office:value="0.7431993444269" calcext:value-type="float">
            <text:p>0.7431993444</text:p>
          </table:table-cell>
          <table:table-cell/>
          <table:table-cell table:formula="of:=[.B1076]" office:value-type="float" office:value="0.357236669271304" calcext:value-type="float">
            <text:p>0.357236669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3]&gt;=0;(1+SIN(15+5*[.A73]/[.$B$6]))/2;[.B67]-3600)" office:value-type="float" office:value="1439265600" calcext:value-type="float">
            <text:p>1439265600</text:p>
          </table:table-cell>
          <table:table-cell/>
          <table:table-cell table:formula="of:=[.B1070]" office:value-type="float" office:value="0.347682152224303" calcext:value-type="float">
            <text:p>0.3476821522</text:p>
          </table:table-cell>
        </table:table-row>
        <table:table-row table:style-name="ro1">
          <table:table-cell table:formula="of:=[.A68]+1" office:value-type="float" office:value="11" calcext:value-type="float">
            <text:p>11</text:p>
          </table:table-cell>
          <table:table-cell table:formula="of:=IF([.A74]&gt;=0;(1+SIN(15+5*[.A74]/[.$B$6]))/2;[.B68]-3600)" office:value-type="float" office:value="0.734413918828883" calcext:value-type="float">
            <text:p>0.7344139188</text:p>
          </table:table-cell>
          <table:table-cell/>
          <table:table-cell table:formula="of:=[.B1064]" office:value-type="float" office:value="0.338188560285534" calcext:value-type="float">
            <text:p>0.3381885603</text:p>
          </table:table-cell>
        </table:table-row>
        <table:table-row table:style-name="ro1">
          <table:table-cell table:formula="of:=[.A69]+1" office:value-type="float" office:value="11" calcext:value-type="float">
            <text:p>11</text:p>
          </table:table-cell>
          <table:table-cell table:formula="of:=IF([.A75]&gt;=0;(1+SIN(15+5*[.A75]/[.$B$6]))/2;[.B69]-3600)" office:value-type="float" office:value="0.734413918828883" calcext:value-type="float">
            <text:p>0.7344139188</text:p>
          </table:table-cell>
          <table:table-cell/>
          <table:table-cell table:formula="of:=[.B1058]" office:value-type="float" office:value="0.328759690765194" calcext:value-type="float">
            <text:p>0.3287596908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formula="of:=IF([.A76]&gt;=0;(1+SIN(15+5*[.A76]/[.$B$6]))/2;[.B70]-3600)" office:value-type="float" office:value="0.734413918828883" calcext:value-type="float">
            <text:p>0.7344139188</text:p>
          </table:table-cell>
          <table:table-cell/>
          <table:table-cell table:formula="of:=[.B1052]" office:value-type="float" office:value="0.319399315085374" calcext:value-type="float">
            <text:p>0.3193993151</text:p>
          </table:table-cell>
        </table:table-row>
        <table:table-row table:style-name="ro1">
          <table:table-cell table:formula="of:=[.A71]+1" office:value-type="float" office:value="11" calcext:value-type="float">
            <text:p>11</text:p>
          </table:table-cell>
          <table:table-cell table:formula="of:=IF([.A77]&gt;=0;(1+SIN(15+5*[.A77]/[.$B$6]))/2;[.B71]-3600)" office:value-type="float" office:value="0.734413918828883" calcext:value-type="float">
            <text:p>0.7344139188</text:p>
          </table:table-cell>
          <table:table-cell/>
          <table:table-cell table:formula="of:=[.B1046]" office:value-type="float" office:value="0.310111177271543" calcext:value-type="float">
            <text:p>0.3101111773</text:p>
          </table:table-cell>
        </table:table-row>
        <table:table-row table:style-name="ro1">
          <table:table-cell table:formula="of:=[.A72]+1" office:value-type="float" office:value="11" calcext:value-type="float">
            <text:p>11</text:p>
          </table:table-cell>
          <table:table-cell table:formula="of:=IF([.A78]&gt;=0;(1+SIN(15+5*[.A78]/[.$B$6]))/2;[.B72]-3600)" office:value-type="float" office:value="0.734413918828883" calcext:value-type="float">
            <text:p>0.7344139188</text:p>
          </table:table-cell>
          <table:table-cell/>
          <table:table-cell table:formula="of:=[.B1040]" office:value-type="float" office:value="0.300898992454986" calcext:value-type="float">
            <text:p>0.300898992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9]&gt;=0;(1+SIN(15+5*[.A79]/[.$B$6]))/2;[.B73]-3600)" office:value-type="float" office:value="1439262000" calcext:value-type="float">
            <text:p>1439262000</text:p>
          </table:table-cell>
          <table:table-cell/>
          <table:table-cell table:formula="of:=[.B1034]" office:value-type="float" office:value="0.291766445386802" calcext:value-type="float">
            <text:p>0.2917664454</text:p>
          </table:table-cell>
        </table:table-row>
        <table:table-row table:style-name="ro1">
          <table:table-cell table:formula="of:=[.A74]+1" office:value-type="float" office:value="12" calcext:value-type="float">
            <text:p>12</text:p>
          </table:table-cell>
          <table:table-cell table:formula="of:=IF([.A80]&gt;=0;(1+SIN(15+5*[.A80]/[.$B$6]))/2;[.B74]-3600)" office:value-type="float" office:value="0.725534730788812" calcext:value-type="float">
            <text:p>0.7255347308</text:p>
          </table:table-cell>
          <table:table-cell/>
          <table:table-cell table:formula="of:=[.B1028]" office:value-type="float" office:value="0.282717188964052" calcext:value-type="float">
            <text:p>0.282717189</text:p>
          </table:table-cell>
        </table:table-row>
        <table:table-row table:style-name="ro1">
          <table:table-cell table:formula="of:=[.A75]+1" office:value-type="float" office:value="12" calcext:value-type="float">
            <text:p>12</text:p>
          </table:table-cell>
          <table:table-cell table:formula="of:=IF([.A81]&gt;=0;(1+SIN(15+5*[.A81]/[.$B$6]))/2;[.B75]-3600)" office:value-type="float" office:value="0.725534730788812" calcext:value-type="float">
            <text:p>0.7255347308</text:p>
          </table:table-cell>
          <table:table-cell/>
          <table:table-cell table:formula="of:=[.B1022]" office:value-type="float" office:value="0.273754842768652" calcext:value-type="float">
            <text:p>0.2737548428</text:p>
          </table:table-cell>
        </table:table-row>
        <table:table-row table:style-name="ro1">
          <table:table-cell table:formula="of:=[.A76]+1" office:value-type="float" office:value="12" calcext:value-type="float">
            <text:p>12</text:p>
          </table:table-cell>
          <table:table-cell table:formula="of:=IF([.A82]&gt;=0;(1+SIN(15+5*[.A82]/[.$B$6]))/2;[.B76]-3600)" office:value-type="float" office:value="0.725534730788812" calcext:value-type="float">
            <text:p>0.7255347308</text:p>
          </table:table-cell>
          <table:table-cell/>
          <table:table-cell table:formula="of:=[.B1016]" office:value-type="float" office:value="0.264882991619582" calcext:value-type="float">
            <text:p>0.2648829916</text:p>
          </table:table-cell>
        </table:table-row>
        <table:table-row table:style-name="ro1">
          <table:table-cell table:formula="of:=[.A77]+1" office:value-type="float" office:value="12" calcext:value-type="float">
            <text:p>12</text:p>
          </table:table-cell>
          <table:table-cell table:formula="of:=IF([.A83]&gt;=0;(1+SIN(15+5*[.A83]/[.$B$6]))/2;[.B77]-3600)" office:value-type="float" office:value="0.725534730788812" calcext:value-type="float">
            <text:p>0.7255347308</text:p>
          </table:table-cell>
          <table:table-cell/>
          <table:table-cell table:formula="of:=[.B1010]" office:value-type="float" office:value="0.256105184139014" calcext:value-type="float">
            <text:p>0.2561051841</text:p>
          </table:table-cell>
        </table:table-row>
        <table:table-row table:style-name="ro1">
          <table:table-cell table:formula="of:=[.A78]+1" office:value-type="float" office:value="12" calcext:value-type="float">
            <text:p>12</text:p>
          </table:table-cell>
          <table:table-cell table:formula="of:=IF([.A84]&gt;=0;(1+SIN(15+5*[.A84]/[.$B$6]))/2;[.B78]-3600)" office:value-type="float" office:value="0.725534730788812" calcext:value-type="float">
            <text:p>0.7255347308</text:p>
          </table:table-cell>
          <table:table-cell/>
          <table:table-cell table:formula="of:=[.B1004]" office:value-type="float" office:value="0.247424931332902" calcext:value-type="float">
            <text:p>0.24742493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5]&gt;=0;(1+SIN(15+5*[.A85]/[.$B$6]))/2;[.B79]-3600)" office:value-type="float" office:value="1439258400" calcext:value-type="float">
            <text:p>1439258400</text:p>
          </table:table-cell>
          <table:table-cell/>
          <table:table-cell table:formula="of:=[.B998]" office:value-type="float" office:value="0.238845705186634" calcext:value-type="float">
            <text:p>0.2388457052</text:p>
          </table:table-cell>
        </table:table-row>
        <table:table-row table:style-name="ro1">
          <table:table-cell table:formula="of:=[.A80]+1" office:value-type="float" office:value="13" calcext:value-type="float">
            <text:p>13</text:p>
          </table:table-cell>
          <table:table-cell table:formula="of:=IF([.A86]&gt;=0;(1+SIN(15+5*[.A86]/[.$B$6]))/2;[.B80]-3600)" office:value-type="float" office:value="0.716565331863515" calcext:value-type="float">
            <text:p>0.7165653319</text:p>
          </table:table-cell>
          <table:table-cell/>
          <table:table-cell table:formula="of:=[.B992]" office:value-type="float" office:value="0.230370937276281" calcext:value-type="float">
            <text:p>0.2303709373</text:p>
          </table:table-cell>
        </table:table-row>
        <table:table-row table:style-name="ro1">
          <table:table-cell table:formula="of:=[.A81]+1" office:value-type="float" office:value="13" calcext:value-type="float">
            <text:p>13</text:p>
          </table:table-cell>
          <table:table-cell table:formula="of:=IF([.A87]&gt;=0;(1+SIN(15+5*[.A87]/[.$B$6]))/2;[.B81]-3600)" office:value-type="float" office:value="0.716565331863515" calcext:value-type="float">
            <text:p>0.7165653319</text:p>
          </table:table-cell>
          <table:table-cell/>
          <table:table-cell table:formula="of:=[.B986]" office:value-type="float" office:value="0.22200401739601" calcext:value-type="float">
            <text:p>0.2220040174</text:p>
          </table:table-cell>
        </table:table-row>
        <table:table-row table:style-name="ro1">
          <table:table-cell table:formula="of:=[.A82]+1" office:value-type="float" office:value="13" calcext:value-type="float">
            <text:p>13</text:p>
          </table:table-cell>
          <table:table-cell table:formula="of:=IF([.A88]&gt;=0;(1+SIN(15+5*[.A88]/[.$B$6]))/2;[.B82]-3600)" office:value-type="float" office:value="0.716565331863515" calcext:value-type="float">
            <text:p>0.7165653319</text:p>
          </table:table-cell>
          <table:table-cell/>
          <table:table-cell table:formula="of:=[.B980]" office:value-type="float" office:value="0.213748292202219" calcext:value-type="float">
            <text:p>0.2137482922</text:p>
          </table:table-cell>
        </table:table-row>
        <table:table-row table:style-name="ro1">
          <table:table-cell table:formula="of:=[.A83]+1" office:value-type="float" office:value="13" calcext:value-type="float">
            <text:p>13</text:p>
          </table:table-cell>
          <table:table-cell table:formula="of:=IF([.A89]&gt;=0;(1+SIN(15+5*[.A89]/[.$B$6]))/2;[.B83]-3600)" office:value-type="float" office:value="0.716565331863515" calcext:value-type="float">
            <text:p>0.7165653319</text:p>
          </table:table-cell>
          <table:table-cell/>
          <table:table-cell table:formula="of:=[.B974]" office:value-type="float" office:value="0.205607063874906" calcext:value-type="float">
            <text:p>0.2056070639</text:p>
          </table:table-cell>
        </table:table-row>
        <table:table-row table:style-name="ro1">
          <table:table-cell table:formula="of:=[.A84]+1" office:value-type="float" office:value="13" calcext:value-type="float">
            <text:p>13</text:p>
          </table:table-cell>
          <table:table-cell table:formula="of:=IF([.A90]&gt;=0;(1+SIN(15+5*[.A90]/[.$B$6]))/2;[.B84]-3600)" office:value-type="float" office:value="0.716565331863515" calcext:value-type="float">
            <text:p>0.7165653319</text:p>
          </table:table-cell>
          <table:table-cell/>
          <table:table-cell table:formula="of:=[.B968]" office:value-type="float" office:value="0.197583588796858" calcext:value-type="float">
            <text:p>0.19758358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1]&gt;=0;(1+SIN(15+5*[.A91]/[.$B$6]))/2;[.B85]-3600)" office:value-type="float" office:value="1439254800" calcext:value-type="float">
            <text:p>1439254800</text:p>
          </table:table-cell>
          <table:table-cell/>
          <table:table-cell table:formula="of:=[.B962]" office:value-type="float" office:value="0.189681076251126" calcext:value-type="float">
            <text:p>0.1896810763</text:p>
          </table:table-cell>
        </table:table-row>
        <table:table-row table:style-name="ro1">
          <table:table-cell table:formula="of:=[.A86]+1" office:value-type="float" office:value="14" calcext:value-type="float">
            <text:p>14</text:p>
          </table:table-cell>
          <table:table-cell table:formula="of:=IF([.A92]&gt;=0;(1+SIN(15+5*[.A92]/[.$B$6]))/2;[.B86]-3600)" office:value-type="float" office:value="0.707509309692973" calcext:value-type="float">
            <text:p>0.7075093097</text:p>
          </table:table-cell>
          <table:table-cell/>
          <table:table-cell table:formula="of:=[.B956]" office:value-type="float" office:value="0.181902687137363" calcext:value-type="float">
            <text:p>0.1819026871</text:p>
          </table:table-cell>
        </table:table-row>
        <table:table-row table:style-name="ro1">
          <table:table-cell table:formula="of:=[.A87]+1" office:value-type="float" office:value="14" calcext:value-type="float">
            <text:p>14</text:p>
          </table:table-cell>
          <table:table-cell table:formula="of:=IF([.A93]&gt;=0;(1+SIN(15+5*[.A93]/[.$B$6]))/2;[.B87]-3600)" office:value-type="float" office:value="0.707509309692973" calcext:value-type="float">
            <text:p>0.7075093097</text:p>
          </table:table-cell>
          <table:table-cell/>
          <table:table-cell table:formula="of:=[.B950]" office:value-type="float" office:value="0.174251532707504" calcext:value-type="float">
            <text:p>0.1742515327</text:p>
          </table:table-cell>
        </table:table-row>
        <table:table-row table:style-name="ro1">
          <table:table-cell table:formula="of:=[.A88]+1" office:value-type="float" office:value="14" calcext:value-type="float">
            <text:p>14</text:p>
          </table:table-cell>
          <table:table-cell table:formula="of:=IF([.A94]&gt;=0;(1+SIN(15+5*[.A94]/[.$B$6]))/2;[.B88]-3600)" office:value-type="float" office:value="0.707509309692973" calcext:value-type="float">
            <text:p>0.7075093097</text:p>
          </table:table-cell>
          <table:table-cell/>
          <table:table-cell table:formula="of:=[.B944]" office:value-type="float" office:value="0.166730673321307" calcext:value-type="float">
            <text:p>0.1667306733</text:p>
          </table:table-cell>
        </table:table-row>
        <table:table-row table:style-name="ro1">
          <table:table-cell table:formula="of:=[.A89]+1" office:value-type="float" office:value="14" calcext:value-type="float">
            <text:p>14</text:p>
          </table:table-cell>
          <table:table-cell table:formula="of:=IF([.A95]&gt;=0;(1+SIN(15+5*[.A95]/[.$B$6]))/2;[.B89]-3600)" office:value-type="float" office:value="0.707509309692973" calcext:value-type="float">
            <text:p>0.7075093097</text:p>
          </table:table-cell>
          <table:table-cell/>
          <table:table-cell table:formula="of:=[.B938]" office:value-type="float" office:value="0.15934311722225" calcext:value-type="float">
            <text:p>0.1593431172</text:p>
          </table:table-cell>
        </table:table-row>
        <table:table-row table:style-name="ro1">
          <table:table-cell table:formula="of:=[.A90]+1" office:value-type="float" office:value="14" calcext:value-type="float">
            <text:p>14</text:p>
          </table:table-cell>
          <table:table-cell table:formula="of:=IF([.A96]&gt;=0;(1+SIN(15+5*[.A96]/[.$B$6]))/2;[.B90]-3600)" office:value-type="float" office:value="0.707509309692973" calcext:value-type="float">
            <text:p>0.7075093097</text:p>
          </table:table-cell>
          <table:table-cell/>
          <table:table-cell table:formula="of:=[.B932]" office:value-type="float" office:value="0.152091819334271" calcext:value-type="float">
            <text:p>0.152091819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7]&gt;=0;(1+SIN(15+5*[.A97]/[.$B$6]))/2;[.B91]-3600)" office:value-type="float" office:value="1439251200" calcext:value-type="float">
            <text:p>1439251200</text:p>
          </table:table-cell>
          <table:table-cell/>
          <table:table-cell table:formula="of:=[.B926]" office:value-type="float" office:value="0.144979680079847" calcext:value-type="float">
            <text:p>0.1449796801</text:p>
          </table:table-cell>
        </table:table-row>
        <table:table-row table:style-name="ro1">
          <table:table-cell table:formula="of:=[.A92]+1" office:value-type="float" office:value="15" calcext:value-type="float">
            <text:p>15</text:p>
          </table:table-cell>
          <table:table-cell table:formula="of:=IF([.A98]&gt;=0;(1+SIN(15+5*[.A98]/[.$B$6]))/2;[.B92]-3600)" office:value-type="float" office:value="0.698370286565306" calcext:value-type="float">
            <text:p>0.6983702866</text:p>
          </table:table-cell>
          <table:table-cell/>
          <table:table-cell table:formula="of:=[.B920]" office:value-type="float" office:value="0.138009544219849" calcext:value-type="float">
            <text:p>0.1380095442</text:p>
          </table:table-cell>
        </table:table-row>
        <table:table-row table:style-name="ro1">
          <table:table-cell table:formula="of:=[.A93]+1" office:value-type="float" office:value="15" calcext:value-type="float">
            <text:p>15</text:p>
          </table:table-cell>
          <table:table-cell table:formula="of:=IF([.A99]&gt;=0;(1+SIN(15+5*[.A99]/[.$B$6]))/2;[.B93]-3600)" office:value-type="float" office:value="0.698370286565306" calcext:value-type="float">
            <text:p>0.6983702866</text:p>
          </table:table-cell>
          <table:table-cell/>
          <table:table-cell table:formula="of:=[.B914]" office:value-type="float" office:value="0.131184199715688" calcext:value-type="float">
            <text:p>0.1311841997</text:p>
          </table:table-cell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formula="of:=IF([.A100]&gt;=0;(1+SIN(15+5*[.A100]/[.$B$6]))/2;[.B94]-3600)" office:value-type="float" office:value="0.698370286565306" calcext:value-type="float">
            <text:p>0.6983702866</text:p>
          </table:table-cell>
          <table:table-cell/>
          <table:table-cell table:formula="of:=[.B908]" office:value-type="float" office:value="0.124506376614162" calcext:value-type="float">
            <text:p>0.1245063766</text:p>
          </table:table-cell>
        </table:table-row>
        <table:table-row table:style-name="ro1">
          <table:table-cell table:formula="of:=[.A95]+1" office:value-type="float" office:value="15" calcext:value-type="float">
            <text:p>15</text:p>
          </table:table-cell>
          <table:table-cell table:formula="of:=IF([.A101]&gt;=0;(1+SIN(15+5*[.A101]/[.$B$6]))/2;[.B95]-3600)" office:value-type="float" office:value="0.698370286565306" calcext:value-type="float">
            <text:p>0.6983702866</text:p>
          </table:table-cell>
          <table:table-cell/>
          <table:table-cell table:formula="of:=[.B902]" office:value-type="float" office:value="0.117978745955476" calcext:value-type="float">
            <text:p>0.117978746</text:p>
          </table:table-cell>
        </table:table-row>
        <table:table-row table:style-name="ro1">
          <table:table-cell table:formula="of:=[.A96]+1" office:value-type="float" office:value="15" calcext:value-type="float">
            <text:p>15</text:p>
          </table:table-cell>
          <table:table-cell table:formula="of:=IF([.A102]&gt;=0;(1+SIN(15+5*[.A102]/[.$B$6]))/2;[.B96]-3600)" office:value-type="float" office:value="0.698370286565306" calcext:value-type="float">
            <text:p>0.6983702866</text:p>
          </table:table-cell>
          <table:table-cell/>
          <table:table-cell table:formula="of:=[.B896]" office:value-type="float" office:value="0.111603918704858" calcext:value-type="float">
            <text:p>0.111603918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3]&gt;=0;(1+SIN(15+5*[.A103]/[.$B$6]))/2;[.B97]-3600)" office:value-type="float" office:value="1439247600" calcext:value-type="float">
            <text:p>1439247600</text:p>
          </table:table-cell>
          <table:table-cell/>
          <table:table-cell table:formula="of:=[.B890]" office:value-type="float" office:value="0.105384444708214" calcext:value-type="float">
            <text:p>0.1053844447</text:p>
          </table:table-cell>
        </table:table-row>
        <table:table-row table:style-name="ro1">
          <table:table-cell table:formula="of:=[.A98]+1" office:value-type="float" office:value="16" calcext:value-type="float">
            <text:p>16</text:p>
          </table:table-cell>
          <table:table-cell table:formula="of:=IF([.A104]&gt;=0;(1+SIN(15+5*[.A104]/[.$B$6]))/2;[.B98]-3600)" office:value-type="float" office:value="0.689151917967916" calcext:value-type="float">
            <text:p>0.689151918</text:p>
          </table:table-cell>
          <table:table-cell/>
          <table:table-cell table:formula="of:=[.B884]" office:value-type="float" office:value="0.0993228116722154" calcext:value-type="float">
            <text:p>0.0993228117</text:p>
          </table:table-cell>
        </table:table-row>
        <table:table-row table:style-name="ro1">
          <table:table-cell table:formula="of:=[.A99]+1" office:value-type="float" office:value="16" calcext:value-type="float">
            <text:p>16</text:p>
          </table:table-cell>
          <table:table-cell table:formula="of:=IF([.A105]&gt;=0;(1+SIN(15+5*[.A105]/[.$B$6]))/2;[.B99]-3600)" office:value-type="float" office:value="0.689151917967916" calcext:value-type="float">
            <text:p>0.689151918</text:p>
          </table:table-cell>
          <table:table-cell/>
          <table:table-cell table:formula="of:=[.B878]" office:value-type="float" office:value="0.0934214441692558" calcext:value-type="float">
            <text:p>0.0934214442</text:p>
          </table:table-cell>
        </table:table-row>
        <table:table-row table:style-name="ro1">
          <table:table-cell table:formula="of:=[.A100]+1" office:value-type="float" office:value="16" calcext:value-type="float">
            <text:p>16</text:p>
          </table:table-cell>
          <table:table-cell table:formula="of:=IF([.A106]&gt;=0;(1+SIN(15+5*[.A106]/[.$B$6]))/2;[.B100]-3600)" office:value-type="float" office:value="0.689151917967916" calcext:value-type="float">
            <text:p>0.689151918</text:p>
          </table:table-cell>
          <table:table-cell/>
          <table:table-cell table:formula="of:=[.B872]" office:value-type="float" office:value="0.0876827026676543" calcext:value-type="float">
            <text:p>0.0876827027</text:p>
          </table:table-cell>
        </table:table-row>
        <table:table-row table:style-name="ro1">
          <table:table-cell table:formula="of:=[.A101]+1" office:value-type="float" office:value="16" calcext:value-type="float">
            <text:p>16</text:p>
          </table:table-cell>
          <table:table-cell table:formula="of:=IF([.A107]&gt;=0;(1+SIN(15+5*[.A107]/[.$B$6]))/2;[.B101]-3600)" office:value-type="float" office:value="0.689151917967916" calcext:value-type="float">
            <text:p>0.689151918</text:p>
          </table:table-cell>
          <table:table-cell/>
          <table:table-cell table:formula="of:=[.B866]" office:value-type="float" office:value="0.0821088825874952" calcext:value-type="float">
            <text:p>0.0821088826</text:p>
          </table:table-cell>
        </table:table-row>
        <table:table-row table:style-name="ro1">
          <table:table-cell table:formula="of:=[.A102]+1" office:value-type="float" office:value="16" calcext:value-type="float">
            <text:p>16</text:p>
          </table:table-cell>
          <table:table-cell table:formula="of:=IF([.A108]&gt;=0;(1+SIN(15+5*[.A108]/[.$B$6]))/2;[.B102]-3600)" office:value-type="float" office:value="0.689151917967916" calcext:value-type="float">
            <text:p>0.689151918</text:p>
          </table:table-cell>
          <table:table-cell/>
          <table:table-cell table:formula="of:=[.B860]" office:value-type="float" office:value="0.0767022133824937" calcext:value-type="float">
            <text:p>0.076702213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9]&gt;=0;(1+SIN(15+5*[.A109]/[.$B$6]))/2;[.B103]-3600)" office:value-type="float" office:value="1439244000" calcext:value-type="float">
            <text:p>1439244000</text:p>
          </table:table-cell>
          <table:table-cell/>
          <table:table-cell table:formula="of:=[.B854]" office:value-type="float" office:value="0.071464857648244" calcext:value-type="float">
            <text:p>0.0714648576</text:p>
          </table:table-cell>
        </table:table-row>
        <table:table-row table:style-name="ro1">
          <table:table-cell table:formula="of:=[.A104]+1" office:value-type="float" office:value="17" calcext:value-type="float">
            <text:p>17</text:p>
          </table:table-cell>
          <table:table-cell table:formula="of:=IF([.A110]&gt;=0;(1+SIN(15+5*[.A110]/[.$B$6]))/2;[.B104]-3600)" office:value-type="float" office:value="0.67985789112533" calcext:value-type="float">
            <text:p>0.6798578911</text:p>
          </table:table-cell>
          <table:table-cell/>
          <table:table-cell table:formula="of:=[.B848]" office:value-type="float" office:value="0.0663989102572093" calcext:value-type="float">
            <text:p>0.0663989103</text:p>
          </table:table-cell>
        </table:table-row>
        <table:table-row table:style-name="ro1">
          <table:table-cell table:formula="of:=[.A105]+1" office:value-type="float" office:value="17" calcext:value-type="float">
            <text:p>17</text:p>
          </table:table-cell>
          <table:table-cell table:formula="of:=IF([.A111]&gt;=0;(1+SIN(15+5*[.A111]/[.$B$6]))/2;[.B105]-3600)" office:value-type="float" office:value="0.67985789112533" calcext:value-type="float">
            <text:p>0.6798578911</text:p>
          </table:table-cell>
          <table:table-cell/>
          <table:table-cell table:formula="of:=[.B842]" office:value-type="float" office:value="0.061506397520801" calcext:value-type="float">
            <text:p>0.0615063975</text:p>
          </table:table-cell>
        </table:table-row>
        <table:table-row table:style-name="ro1">
          <table:table-cell table:formula="of:=[.A106]+1" office:value-type="float" office:value="17" calcext:value-type="float">
            <text:p>17</text:p>
          </table:table-cell>
          <table:table-cell table:formula="of:=IF([.A112]&gt;=0;(1+SIN(15+5*[.A112]/[.$B$6]))/2;[.B106]-3600)" office:value-type="float" office:value="0.67985789112533" calcext:value-type="float">
            <text:p>0.6798578911</text:p>
          </table:table-cell>
          <table:table-cell/>
          <table:table-cell table:formula="of:=[.B836]" office:value-type="float" office:value="0.05678927637888" calcext:value-type="float">
            <text:p>0.0567892764</text:p>
          </table:table-cell>
        </table:table-row>
        <table:table-row table:style-name="ro1">
          <table:table-cell table:formula="of:=[.A107]+1" office:value-type="float" office:value="17" calcext:value-type="float">
            <text:p>17</text:p>
          </table:table-cell>
          <table:table-cell table:formula="of:=IF([.A113]&gt;=0;(1+SIN(15+5*[.A113]/[.$B$6]))/2;[.B107]-3600)" office:value-type="float" office:value="0.67985789112533" calcext:value-type="float">
            <text:p>0.6798578911</text:p>
          </table:table-cell>
          <table:table-cell/>
          <table:table-cell table:formula="of:=[.B830]" office:value-type="float" office:value="0.0522494336170116" calcext:value-type="float">
            <text:p>0.0522494336</text:p>
          </table:table-cell>
        </table:table-row>
        <table:table-row table:style-name="ro1">
          <table:table-cell table:formula="of:=[.A108]+1" office:value-type="float" office:value="17" calcext:value-type="float">
            <text:p>17</text:p>
          </table:table-cell>
          <table:table-cell table:formula="of:=IF([.A114]&gt;=0;(1+SIN(15+5*[.A114]/[.$B$6]))/2;[.B108]-3600)" office:value-type="float" office:value="0.67985789112533" calcext:value-type="float">
            <text:p>0.6798578911</text:p>
          </table:table-cell>
          <table:table-cell/>
          <table:table-cell table:formula="of:=[.B824]" office:value-type="float" office:value="0.0478886851117669" calcext:value-type="float">
            <text:p>0.04788868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5]&gt;=0;(1+SIN(15+5*[.A115]/[.$B$6]))/2;[.B109]-3600)" office:value-type="float" office:value="1439240400" calcext:value-type="float">
            <text:p>1439240400</text:p>
          </table:table-cell>
          <table:table-cell/>
          <table:table-cell table:formula="of:=[.B818]" office:value-type="float" office:value="0.0437087751044077" calcext:value-type="float">
            <text:p>0.0437087751</text:p>
          </table:table-cell>
        </table:table-row>
        <table:table-row table:style-name="ro1">
          <table:table-cell table:formula="of:=[.A110]+1" office:value-type="float" office:value="18" calcext:value-type="float">
            <text:p>18</text:p>
          </table:table-cell>
          <table:table-cell table:formula="of:=IF([.A116]&gt;=0;(1+SIN(15+5*[.A116]/[.$B$6]))/2;[.B110]-3600)" office:value-type="float" office:value="0.670491923524368" calcext:value-type="float">
            <text:p>0.6704919235</text:p>
          </table:table-cell>
          <table:table-cell/>
          <table:table-cell table:formula="of:=[.B812]" office:value-type="float" office:value="0.039711375503205" calcext:value-type="float">
            <text:p>0.0397113755</text:p>
          </table:table-cell>
        </table:table-row>
        <table:table-row table:style-name="ro1">
          <table:table-cell table:formula="of:=[.A111]+1" office:value-type="float" office:value="18" calcext:value-type="float">
            <text:p>18</text:p>
          </table:table-cell>
          <table:table-cell table:formula="of:=IF([.A117]&gt;=0;(1+SIN(15+5*[.A117]/[.$B$6]))/2;[.B111]-3600)" office:value-type="float" office:value="0.670491923524368" calcext:value-type="float">
            <text:p>0.6704919235</text:p>
          </table:table-cell>
          <table:table-cell/>
          <table:table-cell table:formula="of:=[.B806]" office:value-type="float" office:value="0.0358980852147011" calcext:value-type="float">
            <text:p>0.0358980852</text:p>
          </table:table-cell>
        </table:table-row>
        <table:table-row table:style-name="ro1">
          <table:table-cell table:formula="of:=[.A112]+1" office:value-type="float" office:value="18" calcext:value-type="float">
            <text:p>18</text:p>
          </table:table-cell>
          <table:table-cell table:formula="of:=IF([.A118]&gt;=0;(1+SIN(15+5*[.A118]/[.$B$6]))/2;[.B112]-3600)" office:value-type="float" office:value="0.670491923524368" calcext:value-type="float">
            <text:p>0.6704919235</text:p>
          </table:table-cell>
          <table:table-cell/>
          <table:table-cell table:formula="of:=[.B800]" office:value-type="float" office:value="0.0322704295041683" calcext:value-type="float">
            <text:p>0.0322704295</text:p>
          </table:table-cell>
        </table:table-row>
        <table:table-row table:style-name="ro1">
          <table:table-cell table:formula="of:=[.A113]+1" office:value-type="float" office:value="18" calcext:value-type="float">
            <text:p>18</text:p>
          </table:table-cell>
          <table:table-cell table:formula="of:=IF([.A119]&gt;=0;(1+SIN(15+5*[.A119]/[.$B$6]))/2;[.B113]-3600)" office:value-type="float" office:value="0.670491923524368" calcext:value-type="float">
            <text:p>0.6704919235</text:p>
          </table:table-cell>
          <table:table-cell/>
          <table:table-cell table:formula="of:=[.B794]" office:value-type="float" office:value="0.0288298593855226" calcext:value-type="float">
            <text:p>0.0288298594</text:p>
          </table:table-cell>
        </table:table-row>
        <table:table-row table:style-name="ro1">
          <table:table-cell table:formula="of:=[.A114]+1" office:value-type="float" office:value="18" calcext:value-type="float">
            <text:p>18</text:p>
          </table:table-cell>
          <table:table-cell table:formula="of:=IF([.A120]&gt;=0;(1+SIN(15+5*[.A120]/[.$B$6]))/2;[.B114]-3600)" office:value-type="float" office:value="0.670491923524368" calcext:value-type="float">
            <text:p>0.6704919235</text:p>
          </table:table-cell>
          <table:table-cell/>
          <table:table-cell table:formula="of:=[.B788]" office:value-type="float" office:value="0.025577751040938" calcext:value-type="float">
            <text:p>0.0255777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1]&gt;=0;(1+SIN(15+5*[.A121]/[.$B$6]))/2;[.B115]-3600)" office:value-type="float" office:value="1439236800" calcext:value-type="float">
            <text:p>1439236800</text:p>
          </table:table-cell>
          <table:table-cell/>
          <table:table-cell table:formula="of:=[.B782]" office:value-type="float" office:value="0.0225154052703909" calcext:value-type="float">
            <text:p>0.0225154053</text:p>
          </table:table-cell>
        </table:table-row>
        <table:table-row table:style-name="ro1">
          <table:table-cell table:formula="of:=[.A116]+1" office:value-type="float" office:value="19" calcext:value-type="float">
            <text:p>19</text:p>
          </table:table-cell>
          <table:table-cell table:formula="of:=IF([.A122]&gt;=0;(1+SIN(15+5*[.A122]/[.$B$6]))/2;[.B116]-3600)" office:value-type="float" office:value="0.66105776142719" calcext:value-type="float">
            <text:p>0.6610577614</text:p>
          </table:table-cell>
          <table:table-cell/>
          <table:table-cell table:formula="of:=[.B776]" office:value-type="float" office:value="0.0196440469713597" calcext:value-type="float">
            <text:p>0.019644047</text:p>
          </table:table-cell>
        </table:table-row>
        <table:table-row table:style-name="ro1">
          <table:table-cell table:formula="of:=[.A117]+1" office:value-type="float" office:value="19" calcext:value-type="float">
            <text:p>19</text:p>
          </table:table-cell>
          <table:table-cell table:formula="of:=IF([.A123]&gt;=0;(1+SIN(15+5*[.A123]/[.$B$6]))/2;[.B117]-3600)" office:value-type="float" office:value="0.66105776142719" calcext:value-type="float">
            <text:p>0.6610577614</text:p>
          </table:table-cell>
          <table:table-cell/>
          <table:table-cell table:formula="of:=[.B770]" office:value-type="float" office:value="0.0169648246488793" calcext:value-type="float">
            <text:p>0.0169648246</text:p>
          </table:table-cell>
        </table:table-row>
        <table:table-row table:style-name="ro1">
          <table:table-cell table:formula="of:=[.A118]+1" office:value-type="float" office:value="19" calcext:value-type="float">
            <text:p>19</text:p>
          </table:table-cell>
          <table:table-cell table:formula="of:=IF([.A124]&gt;=0;(1+SIN(15+5*[.A124]/[.$B$6]))/2;[.B118]-3600)" office:value-type="float" office:value="0.66105776142719" calcext:value-type="float">
            <text:p>0.6610577614</text:p>
          </table:table-cell>
          <table:table-cell/>
          <table:table-cell table:formula="of:=[.B764]" office:value-type="float" office:value="0.0144788099561563" calcext:value-type="float">
            <text:p>0.01447881</text:p>
          </table:table-cell>
        </table:table-row>
        <table:table-row table:style-name="ro1">
          <table:table-cell table:formula="of:=[.A119]+1" office:value-type="float" office:value="19" calcext:value-type="float">
            <text:p>19</text:p>
          </table:table-cell>
          <table:table-cell table:formula="of:=IF([.A125]&gt;=0;(1+SIN(15+5*[.A125]/[.$B$6]))/2;[.B119]-3600)" office:value-type="float" office:value="0.66105776142719" calcext:value-type="float">
            <text:p>0.6610577614</text:p>
          </table:table-cell>
          <table:table-cell/>
          <table:table-cell table:formula="of:=[.B758]" office:value-type="float" office:value="0.0121869972659212" calcext:value-type="float">
            <text:p>0.0121869973</text:p>
          </table:table-cell>
        </table:table-row>
        <table:table-row table:style-name="ro1">
          <table:table-cell table:formula="of:=[.A120]+1" office:value-type="float" office:value="19" calcext:value-type="float">
            <text:p>19</text:p>
          </table:table-cell>
          <table:table-cell table:formula="of:=IF([.A126]&gt;=0;(1+SIN(15+5*[.A126]/[.$B$6]))/2;[.B120]-3600)" office:value-type="float" office:value="0.66105776142719" calcext:value-type="float">
            <text:p>0.6610577614</text:p>
          </table:table-cell>
          <table:table-cell/>
          <table:table-cell table:formula="of:=[.B752]" office:value-type="float" office:value="0.0100903032726931" calcext:value-type="float">
            <text:p>0.010090303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7]&gt;=0;(1+SIN(15+5*[.A127]/[.$B$6]))/2;[.B121]-3600)" office:value-type="float" office:value="1439233200" calcext:value-type="float">
            <text:p>1439233200</text:p>
          </table:table-cell>
          <table:table-cell/>
          <table:table-cell table:formula="of:=[.B746]" office:value-type="float" office:value="0.00818956662611375" calcext:value-type="float">
            <text:p>0.0081895666</text:p>
          </table:table-cell>
        </table:table-row>
        <table:table-row table:style-name="ro1">
          <table:table-cell table:formula="of:=[.A122]+1" office:value-type="float" office:value="20" calcext:value-type="float">
            <text:p>20</text:p>
          </table:table-cell>
          <table:table-cell table:formula="of:=IF([.A128]&gt;=0;(1+SIN(15+5*[.A128]/[.$B$6]))/2;[.B122]-3600)" office:value-type="float" office:value="0.651559178372851" calcext:value-type="float">
            <text:p>0.6515591784</text:p>
          </table:table-cell>
          <table:table-cell/>
          <table:table-cell table:formula="of:=[.B740]" office:value-type="float" office:value="0.00648554759549891" calcext:value-type="float">
            <text:p>0.0064855476</text:p>
          </table:table-cell>
        </table:table-row>
        <table:table-row table:style-name="ro1">
          <table:table-cell table:formula="of:=[.A123]+1" office:value-type="float" office:value="20" calcext:value-type="float">
            <text:p>20</text:p>
          </table:table-cell>
          <table:table-cell table:formula="of:=IF([.A129]&gt;=0;(1+SIN(15+5*[.A129]/[.$B$6]))/2;[.B123]-3600)" office:value-type="float" office:value="0.651559178372851" calcext:value-type="float">
            <text:p>0.6515591784</text:p>
          </table:table-cell>
          <table:table-cell/>
          <table:table-cell table:formula="of:=[.B734]" office:value-type="float" office:value="0.00497892776574094" calcext:value-type="float">
            <text:p>0.0049789278</text:p>
          </table:table-cell>
        </table:table-row>
        <table:table-row table:style-name="ro1">
          <table:table-cell table:formula="of:=[.A124]+1" office:value-type="float" office:value="20" calcext:value-type="float">
            <text:p>20</text:p>
          </table:table-cell>
          <table:table-cell table:formula="of:=IF([.A130]&gt;=0;(1+SIN(15+5*[.A130]/[.$B$6]))/2;[.B124]-3600)" office:value-type="float" office:value="0.651559178372851" calcext:value-type="float">
            <text:p>0.6515591784</text:p>
          </table:table-cell>
          <table:table-cell/>
          <table:table-cell table:formula="of:=[.B728]" office:value-type="float" office:value="0.00367030976468341" calcext:value-type="float">
            <text:p>0.0036703098</text:p>
          </table:table-cell>
        </table:table-row>
        <table:table-row table:style-name="ro1">
          <table:table-cell table:formula="of:=[.A125]+1" office:value-type="float" office:value="20" calcext:value-type="float">
            <text:p>20</text:p>
          </table:table-cell>
          <table:table-cell table:formula="of:=IF([.A131]&gt;=0;(1+SIN(15+5*[.A131]/[.$B$6]))/2;[.B125]-3600)" office:value-type="float" office:value="0.651559178372851" calcext:value-type="float">
            <text:p>0.6515591784</text:p>
          </table:table-cell>
          <table:table-cell/>
          <table:table-cell table:formula="of:=[.B722]" office:value-type="float" office:value="0.00256021702207937" calcext:value-type="float">
            <text:p>0.002560217</text:p>
          </table:table-cell>
        </table:table-row>
        <table:table-row table:style-name="ro1">
          <table:table-cell table:formula="of:=[.A126]+1" office:value-type="float" office:value="20" calcext:value-type="float">
            <text:p>20</text:p>
          </table:table-cell>
          <table:table-cell table:formula="of:=IF([.A132]&gt;=0;(1+SIN(15+5*[.A132]/[.$B$6]))/2;[.B126]-3600)" office:value-type="float" office:value="0.651559178372851" calcext:value-type="float">
            <text:p>0.6515591784</text:p>
          </table:table-cell>
          <table:table-cell/>
          <table:table-cell table:formula="of:=[.B716]" office:value-type="float" office:value="0.00164909356022441" calcext:value-type="float">
            <text:p>0.001649093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3]&gt;=0;(1+SIN(15+5*[.A133]/[.$B$6]))/2;[.B127]-3600)" office:value-type="float" office:value="1439229600" calcext:value-type="float">
            <text:p>1439229600</text:p>
          </table:table-cell>
          <table:table-cell/>
          <table:table-cell table:formula="of:=[.B710]" office:value-type="float" office:value="0.000937303816355206" calcext:value-type="float">
            <text:p>0.0009373038</text:p>
          </table:table-cell>
        </table:table-row>
        <table:table-row table:style-name="ro1">
          <table:table-cell table:formula="of:=[.A128]+1" office:value-type="float" office:value="21" calcext:value-type="float">
            <text:p>21</text:p>
          </table:table-cell>
          <table:table-cell table:formula="of:=IF([.A134]&gt;=0;(1+SIN(15+5*[.A134]/[.$B$6]))/2;[.B128]-3600)" office:value-type="float" office:value="0.641999973667925" calcext:value-type="float">
            <text:p>0.6419999737</text:p>
          </table:table-cell>
          <table:table-cell/>
          <table:table-cell table:formula="of:=[.B704]" office:value-type="float" office:value="0.000425132496878922" calcext:value-type="float">
            <text:p>0.0004251325</text:p>
          </table:table-cell>
        </table:table-row>
        <table:table-row table:style-name="ro1">
          <table:table-cell table:formula="of:=[.A129]+1" office:value-type="float" office:value="21" calcext:value-type="float">
            <text:p>21</text:p>
          </table:table-cell>
          <table:table-cell table:formula="of:=IF([.A135]&gt;=0;(1+SIN(15+5*[.A135]/[.$B$6]))/2;[.B129]-3600)" office:value-type="float" office:value="0.641999973667925" calcext:value-type="float">
            <text:p>0.6419999737</text:p>
          </table:table-cell>
          <table:table-cell/>
          <table:table-cell table:formula="of:=[.B698]" office:value-type="float" office:value="0.000112784463494442" calcext:value-type="float">
            <text:p>0.0001127845</text:p>
          </table:table-cell>
        </table:table-row>
        <table:table-row table:style-name="ro1">
          <table:table-cell table:formula="of:=[.A130]+1" office:value-type="float" office:value="21" calcext:value-type="float">
            <text:p>21</text:p>
          </table:table-cell>
          <table:table-cell table:formula="of:=IF([.A136]&gt;=0;(1+SIN(15+5*[.A136]/[.$B$6]))/2;[.B130]-3600)" office:value-type="float" office:value="0.641999973667925" calcext:value-type="float">
            <text:p>0.6419999737</text:p>
          </table:table-cell>
          <table:table-cell/>
          <table:table-cell table:formula="of:=[.B692]" office:value-type="float" office:value="0.000000384651250517898" calcext:value-type="float">
            <text:p>3.84651250517898E-007</text:p>
          </table:table-cell>
        </table:table-row>
        <table:table-row table:style-name="ro1">
          <table:table-cell table:formula="of:=[.A131]+1" office:value-type="float" office:value="21" calcext:value-type="float">
            <text:p>21</text:p>
          </table:table-cell>
          <table:table-cell table:formula="of:=IF([.A137]&gt;=0;(1+SIN(15+5*[.A137]/[.$B$6]))/2;[.B131]-3600)" office:value-type="float" office:value="0.641999973667925" calcext:value-type="float">
            <text:p>0.6419999737</text:p>
          </table:table-cell>
          <table:table-cell/>
          <table:table-cell table:formula="of:=[.B686]" office:value-type="float" office:value="0.0000879780185735202" calcext:value-type="float">
            <text:p>0.000087978</text:p>
          </table:table-cell>
        </table:table-row>
        <table:table-row table:style-name="ro1">
          <table:table-cell table:formula="of:=[.A132]+1" office:value-type="float" office:value="21" calcext:value-type="float">
            <text:p>21</text:p>
          </table:table-cell>
          <table:table-cell table:formula="of:=IF([.A138]&gt;=0;(1+SIN(15+5*[.A138]/[.$B$6]))/2;[.B132]-3600)" office:value-type="float" office:value="0.641999973667925" calcext:value-type="float">
            <text:p>0.6419999737</text:p>
          </table:table-cell>
          <table:table-cell/>
          <table:table-cell table:formula="of:=[.B680]" office:value-type="float" office:value="0.000375529529284269" calcext:value-type="float">
            <text:p>0.000375529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9]&gt;=0;(1+SIN(15+5*[.A139]/[.$B$6]))/2;[.B133]-3600)" office:value-type="float" office:value="1439226000" calcext:value-type="float">
            <text:p>1439226000</text:p>
          </table:table-cell>
          <table:table-cell/>
          <table:table-cell table:formula="of:=[.B674]" office:value-type="float" office:value="0.0008629241666126" calcext:value-type="float">
            <text:p>0.0008629242</text:p>
          </table:table-cell>
        </table:table-row>
        <table:table-row table:style-name="ro1">
          <table:table-cell table:formula="of:=[.A134]+1" office:value-type="float" office:value="22" calcext:value-type="float">
            <text:p>22</text:p>
          </table:table-cell>
          <table:table-cell table:formula="of:=IF([.A140]&gt;=0;(1+SIN(15+5*[.A140]/[.$B$6]))/2;[.B134]-3600)" office:value-type="float" office:value="0.632383970866839" calcext:value-type="float">
            <text:p>0.6323839709</text:p>
          </table:table-cell>
          <table:table-cell/>
          <table:table-cell table:formula="of:=[.B668]" office:value-type="float" office:value="0.00154996697920196" calcext:value-type="float">
            <text:p>0.001549967</text:p>
          </table:table-cell>
        </table:table-row>
        <table:table-row table:style-name="ro1">
          <table:table-cell table:formula="of:=[.A135]+1" office:value-type="float" office:value="22" calcext:value-type="float">
            <text:p>22</text:p>
          </table:table-cell>
          <table:table-cell table:formula="of:=IF([.A141]&gt;=0;(1+SIN(15+5*[.A141]/[.$B$6]))/2;[.B135]-3600)" office:value-type="float" office:value="0.632383970866839" calcext:value-type="float">
            <text:p>0.6323839709</text:p>
          </table:table-cell>
          <table:table-cell/>
          <table:table-cell table:formula="of:=[.B662]" office:value-type="float" office:value="0.00243638315908778" calcext:value-type="float">
            <text:p>0.0024363832</text:p>
          </table:table-cell>
        </table:table-row>
        <table:table-row table:style-name="ro1">
          <table:table-cell table:formula="of:=[.A136]+1" office:value-type="float" office:value="22" calcext:value-type="float">
            <text:p>22</text:p>
          </table:table-cell>
          <table:table-cell table:formula="of:=IF([.A142]&gt;=0;(1+SIN(15+5*[.A142]/[.$B$6]))/2;[.B136]-3600)" office:value-type="float" office:value="0.632383970866839" calcext:value-type="float">
            <text:p>0.6323839709</text:p>
          </table:table-cell>
          <table:table-cell/>
          <table:table-cell table:formula="of:=[.B656]" office:value-type="float" office:value="0.0035218181516169" calcext:value-type="float">
            <text:p>0.0035218182</text:p>
          </table:table-cell>
        </table:table-row>
        <table:table-row table:style-name="ro1">
          <table:table-cell table:formula="of:=[.A137]+1" office:value-type="float" office:value="22" calcext:value-type="float">
            <text:p>22</text:p>
          </table:table-cell>
          <table:table-cell table:formula="of:=IF([.A143]&gt;=0;(1+SIN(15+5*[.A143]/[.$B$6]))/2;[.B137]-3600)" office:value-type="float" office:value="0.632383970866839" calcext:value-type="float">
            <text:p>0.6323839709</text:p>
          </table:table-cell>
          <table:table-cell/>
          <table:table-cell table:formula="of:=[.B650]" office:value-type="float" office:value="0.00480583779726451" calcext:value-type="float">
            <text:p>0.0048058378</text:p>
          </table:table-cell>
        </table:table-row>
        <table:table-row table:style-name="ro1">
          <table:table-cell table:formula="of:=[.A138]+1" office:value-type="float" office:value="22" calcext:value-type="float">
            <text:p>22</text:p>
          </table:table-cell>
          <table:table-cell table:formula="of:=IF([.A144]&gt;=0;(1+SIN(15+5*[.A144]/[.$B$6]))/2;[.B138]-3600)" office:value-type="float" office:value="0.632383970866839" calcext:value-type="float">
            <text:p>0.6323839709</text:p>
          </table:table-cell>
          <table:table-cell/>
          <table:table-cell table:formula="of:=[.B644]" office:value-type="float" office:value="0.00628792850529236" calcext:value-type="float">
            <text:p>0.00628792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5]&gt;=0;(1+SIN(15+5*[.A145]/[.$B$6]))/2;[.B139]-3600)" office:value-type="float" office:value="1439222400" calcext:value-type="float">
            <text:p>1439222400</text:p>
          </table:table-cell>
          <table:table-cell/>
          <table:table-cell table:formula="of:=[.B638]" office:value-type="float" office:value="0.0079674974591783" calcext:value-type="float">
            <text:p>0.0079674975</text:p>
          </table:table-cell>
        </table:table-row>
        <table:table-row table:style-name="ro1">
          <table:table-cell table:formula="of:=[.A140]+1" office:value-type="float" office:value="23" calcext:value-type="float">
            <text:p>23</text:p>
          </table:table-cell>
          <table:table-cell table:formula="of:=IF([.A146]&gt;=0;(1+SIN(15+5*[.A146]/[.$B$6]))/2;[.B140]-3600)" office:value-type="float" office:value="0.622715016242502" calcext:value-type="float">
            <text:p>0.6227150162</text:p>
          </table:table-cell>
          <table:table-cell/>
          <table:table-cell table:formula="of:=[.B632]" office:value-type="float" office:value="0.009843872853735" calcext:value-type="float">
            <text:p>0.0098438729</text:p>
          </table:table-cell>
        </table:table-row>
        <table:table-row table:style-name="ro1">
          <table:table-cell table:formula="of:=[.A141]+1" office:value-type="float" office:value="23" calcext:value-type="float">
            <text:p>23</text:p>
          </table:table-cell>
          <table:table-cell table:formula="of:=IF([.A147]&gt;=0;(1+SIN(15+5*[.A147]/[.$B$6]))/2;[.B141]-3600)" office:value-type="float" office:value="0.622715016242502" calcext:value-type="float">
            <text:p>0.6227150162</text:p>
          </table:table-cell>
          <table:table-cell/>
          <table:table-cell table:formula="of:=[.B626]" office:value-type="float" office:value="0.011916304163822" calcext:value-type="float">
            <text:p>0.0119163042</text:p>
          </table:table-cell>
        </table:table-row>
        <table:table-row table:style-name="ro1">
          <table:table-cell table:formula="of:=[.A142]+1" office:value-type="float" office:value="23" calcext:value-type="float">
            <text:p>23</text:p>
          </table:table-cell>
          <table:table-cell table:formula="of:=IF([.A148]&gt;=0;(1+SIN(15+5*[.A148]/[.$B$6]))/2;[.B142]-3600)" office:value-type="float" office:value="0.622715016242502" calcext:value-type="float">
            <text:p>0.6227150162</text:p>
          </table:table-cell>
          <table:table-cell/>
          <table:table-cell table:formula="of:=[.B620]" office:value-type="float" office:value="0.0141839624445476" calcext:value-type="float">
            <text:p>0.0141839624</text:p>
          </table:table-cell>
        </table:table-row>
        <table:table-row table:style-name="ro1">
          <table:table-cell table:formula="of:=[.A143]+1" office:value-type="float" office:value="23" calcext:value-type="float">
            <text:p>23</text:p>
          </table:table-cell>
          <table:table-cell table:formula="of:=IF([.A149]&gt;=0;(1+SIN(15+5*[.A149]/[.$B$6]))/2;[.B143]-3600)" office:value-type="float" office:value="0.622715016242502" calcext:value-type="float">
            <text:p>0.6227150162</text:p>
          </table:table-cell>
          <table:table-cell/>
          <table:table-cell table:formula="of:=[.B614]" office:value-type="float" office:value="0.0166459406628346" calcext:value-type="float">
            <text:p>0.0166459407</text:p>
          </table:table-cell>
        </table:table-row>
        <table:table-row table:style-name="ro1">
          <table:table-cell table:formula="of:=[.A144]+1" office:value-type="float" office:value="23" calcext:value-type="float">
            <text:p>23</text:p>
          </table:table-cell>
          <table:table-cell table:formula="of:=IF([.A150]&gt;=0;(1+SIN(15+5*[.A150]/[.$B$6]))/2;[.B144]-3600)" office:value-type="float" office:value="0.622715016242502" calcext:value-type="float">
            <text:p>0.6227150162</text:p>
          </table:table-cell>
          <table:table-cell/>
          <table:table-cell table:formula="of:=[.B608]" office:value-type="float" office:value="0.0193012540602216" calcext:value-type="float">
            <text:p>0.019301254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51]&gt;=0;(1+SIN(15+5*[.A151]/[.$B$6]))/2;[.B145]-3600)" office:value-type="float" office:value="1439218800" calcext:value-type="float">
            <text:p>1439218800</text:p>
          </table:table-cell>
          <table:table-cell/>
          <table:table-cell table:formula="of:=[.B602]" office:value-type="float" office:value="0.0221488405467533" calcext:value-type="float">
            <text:p>0.0221488405</text:p>
          </table:table-cell>
        </table:table-row>
        <table:table-row table:style-name="ro1">
          <table:table-cell table:formula="of:=[.A146]+1" office:value-type="float" office:value="24" calcext:value-type="float">
            <text:p>24</text:p>
          </table:table-cell>
          <table:table-cell table:formula="of:=IF([.A152]&gt;=0;(1+SIN(15+5*[.A152]/[.$B$6]))/2;[.B146]-3600)" office:value-type="float" office:value="0.612996977247846" calcext:value-type="float">
            <text:p>0.6129969772</text:p>
          </table:table-cell>
          <table:table-cell/>
          <table:table-cell table:formula="of:=[.B596]" office:value-type="float" office:value="0.0251875611258024" calcext:value-type="float">
            <text:p>0.0251875611</text:p>
          </table:table-cell>
        </table:table-row>
        <table:table-row table:style-name="ro1">
          <table:table-cell table:formula="of:=[.A147]+1" office:value-type="float" office:value="24" calcext:value-type="float">
            <text:p>24</text:p>
          </table:table-cell>
          <table:table-cell table:formula="of:=IF([.A153]&gt;=0;(1+SIN(15+5*[.A153]/[.$B$6]))/2;[.B147]-3600)" office:value-type="float" office:value="0.612996977247846" calcext:value-type="float">
            <text:p>0.6129969772</text:p>
          </table:table-cell>
          <table:table-cell/>
          <table:table-cell table:formula="of:=[.B590]" office:value-type="float" office:value="0.0284162003496532" calcext:value-type="float">
            <text:p>0.0284162003</text:p>
          </table:table-cell>
        </table:table-row>
        <table:table-row table:style-name="ro1">
          <table:table-cell table:formula="of:=[.A148]+1" office:value-type="float" office:value="24" calcext:value-type="float">
            <text:p>24</text:p>
          </table:table-cell>
          <table:table-cell table:formula="of:=IF([.A154]&gt;=0;(1+SIN(15+5*[.A154]/[.$B$6]))/2;[.B148]-3600)" office:value-type="float" office:value="0.612996977247846" calcext:value-type="float">
            <text:p>0.6129969772</text:p>
          </table:table-cell>
          <table:table-cell/>
          <table:table-cell table:formula="of:=[.B584]" office:value-type="float" office:value="0.0318334668056639" calcext:value-type="float">
            <text:p>0.0318334668</text:p>
          </table:table-cell>
        </table:table-row>
        <table:table-row table:style-name="ro1">
          <table:table-cell table:formula="of:=[.A149]+1" office:value-type="float" office:value="24" calcext:value-type="float">
            <text:p>24</text:p>
          </table:table-cell>
          <table:table-cell table:formula="of:=IF([.A155]&gt;=0;(1+SIN(15+5*[.A155]/[.$B$6]))/2;[.B149]-3600)" office:value-type="float" office:value="0.612996977247846" calcext:value-type="float">
            <text:p>0.6129969772</text:p>
          </table:table-cell>
          <table:table-cell/>
          <table:table-cell table:formula="of:=[.B578]" office:value-type="float" office:value="0.0354379936328158" calcext:value-type="float">
            <text:p>0.0354379936</text:p>
          </table:table-cell>
        </table:table-row>
        <table:table-row table:style-name="ro1">
          <table:table-cell table:formula="of:=[.A150]+1" office:value-type="float" office:value="24" calcext:value-type="float">
            <text:p>24</text:p>
          </table:table-cell>
          <table:table-cell table:formula="of:=IF([.A156]&gt;=0;(1+SIN(15+5*[.A156]/[.$B$6]))/2;[.B150]-3600)" office:value-type="float" office:value="0.612996977247846" calcext:value-type="float">
            <text:p>0.6129969772</text:p>
          </table:table-cell>
          <table:table-cell/>
          <table:table-cell table:formula="of:=[.B572]" office:value-type="float" office:value="0.0392283390684364" calcext:value-type="float">
            <text:p>0.039228339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57]&gt;=0;(1+SIN(15+5*[.A157]/[.$B$6]))/2;[.B151]-3600)" office:value-type="float" office:value="1439215200" calcext:value-type="float">
            <text:p>1439215200</text:p>
          </table:table-cell>
          <table:table-cell/>
          <table:table-cell table:formula="of:=[.B566]" office:value-type="float" office:value="0.0432029870248894" calcext:value-type="float">
            <text:p>0.043202987</text:p>
          </table:table-cell>
        </table:table-row>
        <table:table-row table:style-name="ro1">
          <table:table-cell table:formula="of:=[.A152]+1" office:value-type="float" office:value="25" calcext:value-type="float">
            <text:p>25</text:p>
          </table:table-cell>
          <table:table-cell table:formula="of:=IF([.A158]&gt;=0;(1+SIN(15+5*[.A158]/[.$B$6]))/2;[.B152]-3600)" office:value-type="float" office:value="0.603233740968898" calcext:value-type="float">
            <text:p>0.603233741</text:p>
          </table:table-cell>
          <table:table-cell/>
          <table:table-cell table:formula="of:=[.B560]" office:value-type="float" office:value="0.0473603476959868" calcext:value-type="float">
            <text:p>0.0473603477</text:p>
          </table:table-cell>
        </table:table-row>
        <table:table-row table:style-name="ro1">
          <table:table-cell table:formula="of:=[.A153]+1" office:value-type="float" office:value="25" calcext:value-type="float">
            <text:p>25</text:p>
          </table:table-cell>
          <table:table-cell table:formula="of:=IF([.A159]&gt;=0;(1+SIN(15+5*[.A159]/[.$B$6]))/2;[.B153]-3600)" office:value-type="float" office:value="0.603233740968898" calcext:value-type="float">
            <text:p>0.603233741</text:p>
          </table:table-cell>
          <table:table-cell/>
          <table:table-cell table:formula="of:=[.B554]" office:value-type="float" office:value="0.0516987581928909" calcext:value-type="float">
            <text:p>0.0516987582</text:p>
          </table:table-cell>
        </table:table-row>
        <table:table-row table:style-name="ro1">
          <table:table-cell table:formula="of:=[.A154]+1" office:value-type="float" office:value="25" calcext:value-type="float">
            <text:p>25</text:p>
          </table:table-cell>
          <table:table-cell table:formula="of:=IF([.A160]&gt;=0;(1+SIN(15+5*[.A160]/[.$B$6]))/2;[.B154]-3600)" office:value-type="float" office:value="0.603233740968898" calcext:value-type="float">
            <text:p>0.603233741</text:p>
          </table:table-cell>
          <table:table-cell/>
          <table:table-cell table:formula="of:=[.B548]" office:value-type="float" office:value="0.0562164832092477" calcext:value-type="float">
            <text:p>0.0562164832</text:p>
          </table:table-cell>
        </table:table-row>
        <table:table-row table:style-name="ro1">
          <table:table-cell table:formula="of:=[.A155]+1" office:value-type="float" office:value="25" calcext:value-type="float">
            <text:p>25</text:p>
          </table:table-cell>
          <table:table-cell table:formula="of:=IF([.A161]&gt;=0;(1+SIN(15+5*[.A161]/[.$B$6]))/2;[.B155]-3600)" office:value-type="float" office:value="0.603233740968898" calcext:value-type="float">
            <text:p>0.603233741</text:p>
          </table:table-cell>
          <table:table-cell/>
          <table:table-cell table:formula="of:=[.B542]" office:value-type="float" office:value="0.0609117157152861" calcext:value-type="float">
            <text:p>0.0609117157</text:p>
          </table:table-cell>
        </table:table-row>
        <table:table-row table:style-name="ro1">
          <table:table-cell table:formula="of:=[.A156]+1" office:value-type="float" office:value="25" calcext:value-type="float">
            <text:p>25</text:p>
          </table:table-cell>
          <table:table-cell table:formula="of:=IF([.A162]&gt;=0;(1+SIN(15+5*[.A162]/[.$B$6]))/2;[.B156]-3600)" office:value-type="float" office:value="0.603233740968898" calcext:value-type="float">
            <text:p>0.603233741</text:p>
          </table:table-cell>
          <table:table-cell/>
          <table:table-cell table:formula="of:=[.B536]" office:value-type="float" office:value="0.065782577680606" calcext:value-type="float">
            <text:p>0.065782577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63]&gt;=0;(1+SIN(15+5*[.A163]/[.$B$6]))/2;[.B157]-3600)" office:value-type="float" office:value="1439211600" calcext:value-type="float">
            <text:p>1439211600</text:p>
          </table:table-cell>
          <table:table-cell/>
          <table:table-cell table:formula="of:=[.B530]" office:value-type="float" office:value="0.0708271208253661" calcext:value-type="float">
            <text:p>0.0708271208</text:p>
          </table:table-cell>
        </table:table-row>
        <table:table-row table:style-name="ro1">
          <table:table-cell table:formula="of:=[.A158]+1" office:value-type="float" office:value="26" calcext:value-type="float">
            <text:p>26</text:p>
          </table:table-cell>
          <table:table-cell table:formula="of:=IF([.A164]&gt;=0;(1+SIN(15+5*[.A164]/[.$B$6]))/2;[.B158]-3600)" office:value-type="float" office:value="0.593429212569994" calcext:value-type="float">
            <text:p>0.5934292126</text:p>
          </table:table-cell>
          <table:table-cell/>
          <table:table-cell table:formula="of:=[.B524]" office:value-type="float" office:value="0.0760433273995664" calcext:value-type="float">
            <text:p>0.0760433274</text:p>
          </table:table-cell>
        </table:table-row>
        <table:table-row table:style-name="ro1">
          <table:table-cell table:formula="of:=[.A159]+1" office:value-type="float" office:value="26" calcext:value-type="float">
            <text:p>26</text:p>
          </table:table-cell>
          <table:table-cell table:formula="of:=IF([.A165]&gt;=0;(1+SIN(15+5*[.A165]/[.$B$6]))/2;[.B159]-3600)" office:value-type="float" office:value="0.593429212569994" calcext:value-type="float">
            <text:p>0.5934292126</text:p>
          </table:table-cell>
          <table:table-cell/>
          <table:table-cell table:formula="of:=[.B518]" office:value-type="float" office:value="0.0814291109901266" calcext:value-type="float">
            <text:p>0.081429111</text:p>
          </table:table-cell>
        </table:table-row>
        <table:table-row table:style-name="ro1">
          <table:table-cell table:formula="of:=[.A160]+1" office:value-type="float" office:value="26" calcext:value-type="float">
            <text:p>26</text:p>
          </table:table-cell>
          <table:table-cell table:formula="of:=IF([.A166]&gt;=0;(1+SIN(15+5*[.A166]/[.$B$6]))/2;[.B160]-3600)" office:value-type="float" office:value="0.593429212569994" calcext:value-type="float">
            <text:p>0.5934292126</text:p>
          </table:table-cell>
          <table:table-cell/>
          <table:table-cell table:formula="of:=[.B512]" office:value-type="float" office:value="0.08698231735542" calcext:value-type="float">
            <text:p>0.0869823174</text:p>
          </table:table-cell>
        </table:table-row>
        <table:table-row table:style-name="ro1">
          <table:table-cell table:formula="of:=[.A161]+1" office:value-type="float" office:value="26" calcext:value-type="float">
            <text:p>26</text:p>
          </table:table-cell>
          <table:table-cell table:formula="of:=IF([.A167]&gt;=0;(1+SIN(15+5*[.A167]/[.$B$6]))/2;[.B161]-3600)" office:value-type="float" office:value="0.593429212569994" calcext:value-type="float">
            <text:p>0.5934292126</text:p>
          </table:table-cell>
          <table:table-cell/>
          <table:table-cell table:formula="of:=[.B506]" office:value-type="float" office:value="0.0927007252869422" calcext:value-type="float">
            <text:p>0.0927007253</text:p>
          </table:table-cell>
        </table:table-row>
        <table:table-row table:style-name="ro1">
          <table:table-cell table:formula="of:=[.A162]+1" office:value-type="float" office:value="26" calcext:value-type="float">
            <text:p>26</text:p>
          </table:table-cell>
          <table:table-cell table:formula="of:=IF([.A168]&gt;=0;(1+SIN(15+5*[.A168]/[.$B$6]))/2;[.B162]-3600)" office:value-type="float" office:value="0.593429212569994" calcext:value-type="float">
            <text:p>0.5934292126</text:p>
          </table:table-cell>
          <table:table-cell/>
          <table:table-cell table:formula="of:=[.B500]" office:value-type="float" office:value="0.0985820474977649" calcext:value-type="float">
            <text:p>0.098582047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69]&gt;=0;(1+SIN(15+5*[.A169]/[.$B$6]))/2;[.B163]-3600)" office:value-type="float" office:value="1439208000" calcext:value-type="float">
            <text:p>1439208000</text:p>
          </table:table-cell>
          <table:table-cell/>
          <table:table-cell table:formula="of:=[.B494]" office:value-type="float" office:value="0.104623931537421" calcext:value-type="float">
            <text:p>0.1046239315</text:p>
          </table:table-cell>
        </table:table-row>
        <table:table-row table:style-name="ro1">
          <table:table-cell table:formula="of:=[.A164]+1" office:value-type="float" office:value="27" calcext:value-type="float">
            <text:p>27</text:p>
          </table:table-cell>
          <table:table-cell table:formula="of:=IF([.A170]&gt;=0;(1+SIN(15+5*[.A170]/[.$B$6]))/2;[.B164]-3600)" office:value-type="float" office:value="0.583587313731768" calcext:value-type="float">
            <text:p>0.5835873137</text:p>
          </table:table-cell>
          <table:table-cell/>
          <table:table-cell table:formula="of:=[.B488]" office:value-type="float" office:value="0.110823960732851" calcext:value-type="float">
            <text:p>0.1108239607</text:p>
          </table:table-cell>
        </table:table-row>
        <table:table-row table:style-name="ro1">
          <table:table-cell table:formula="of:=[.A165]+1" office:value-type="float" office:value="27" calcext:value-type="float">
            <text:p>27</text:p>
          </table:table-cell>
          <table:table-cell table:formula="of:=IF([.A171]&gt;=0;(1+SIN(15+5*[.A171]/[.$B$6]))/2;[.B165]-3600)" office:value-type="float" office:value="0.583587313731768" calcext:value-type="float">
            <text:p>0.5835873137</text:p>
          </table:table-cell>
          <table:table-cell/>
          <table:table-cell table:formula="of:=[.B482]" office:value-type="float" office:value="0.117179655155044" calcext:value-type="float">
            <text:p>0.1171796552</text:p>
          </table:table-cell>
        </table:table-row>
        <table:table-row table:style-name="ro1">
          <table:table-cell table:formula="of:=[.A166]+1" office:value-type="float" office:value="27" calcext:value-type="float">
            <text:p>27</text:p>
          </table:table-cell>
          <table:table-cell table:formula="of:=IF([.A172]&gt;=0;(1+SIN(15+5*[.A172]/[.$B$6]))/2;[.B166]-3600)" office:value-type="float" office:value="0.583587313731768" calcext:value-type="float">
            <text:p>0.5835873137</text:p>
          </table:table-cell>
          <table:table-cell/>
          <table:table-cell table:formula="of:=[.B476]" office:value-type="float" office:value="0.123688472610971" calcext:value-type="float">
            <text:p>0.1236884726</text:p>
          </table:table-cell>
        </table:table-row>
        <table:table-row table:style-name="ro1">
          <table:table-cell table:formula="of:=[.A167]+1" office:value-type="float" office:value="27" calcext:value-type="float">
            <text:p>27</text:p>
          </table:table-cell>
          <table:table-cell table:formula="of:=IF([.A173]&gt;=0;(1+SIN(15+5*[.A173]/[.$B$6]))/2;[.B167]-3600)" office:value-type="float" office:value="0.583587313731768" calcext:value-type="float">
            <text:p>0.5835873137</text:p>
          </table:table-cell>
          <table:table-cell/>
          <table:table-cell table:formula="of:=[.B470]" office:value-type="float" office:value="0.130347809660434" calcext:value-type="float">
            <text:p>0.1303478097</text:p>
          </table:table-cell>
        </table:table-row>
        <table:table-row table:style-name="ro1">
          <table:table-cell table:formula="of:=[.A168]+1" office:value-type="float" office:value="27" calcext:value-type="float">
            <text:p>27</text:p>
          </table:table-cell>
          <table:table-cell table:formula="of:=IF([.A174]&gt;=0;(1+SIN(15+5*[.A174]/[.$B$6]))/2;[.B168]-3600)" office:value-type="float" office:value="0.583587313731768" calcext:value-type="float">
            <text:p>0.5835873137</text:p>
          </table:table-cell>
          <table:table-cell/>
          <table:table-cell table:formula="of:=[.B464]" office:value-type="float" office:value="0.137155002657402" calcext:value-type="float">
            <text:p>0.137155002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75]&gt;=0;(1+SIN(15+5*[.A175]/[.$B$6]))/2;[.B169]-3600)" office:value-type="float" office:value="1439204400" calcext:value-type="float">
            <text:p>1439204400</text:p>
          </table:table-cell>
          <table:table-cell/>
          <table:table-cell table:formula="of:=[.B458]" office:value-type="float" office:value="0.144107328815438" calcext:value-type="float">
            <text:p>0.1441073288</text:p>
          </table:table-cell>
        </table:table-row>
        <table:table-row table:style-name="ro1">
          <table:table-cell table:formula="of:=[.A170]+1" office:value-type="float" office:value="28" calcext:value-type="float">
            <text:p>28</text:p>
          </table:table-cell>
          <table:table-cell table:formula="of:=IF([.A176]&gt;=0;(1+SIN(15+5*[.A176]/[.$B$6]))/2;[.B170]-3600)" office:value-type="float" office:value="0.573711981082532" calcext:value-type="float">
            <text:p>0.5737119811</text:p>
          </table:table-cell>
          <table:table-cell/>
          <table:table-cell table:formula="of:=[.B452]" office:value-type="float" office:value="0.151202007296776" calcext:value-type="float">
            <text:p>0.1512020073</text:p>
          </table:table-cell>
        </table:table-row>
        <table:table-row table:style-name="ro1">
          <table:table-cell table:formula="of:=[.A171]+1" office:value-type="float" office:value="28" calcext:value-type="float">
            <text:p>28</text:p>
          </table:table-cell>
          <table:table-cell table:formula="of:=IF([.A177]&gt;=0;(1+SIN(15+5*[.A177]/[.$B$6]))/2;[.B171]-3600)" office:value-type="float" office:value="0.573711981082532" calcext:value-type="float">
            <text:p>0.5737119811</text:p>
          </table:table-cell>
          <table:table-cell/>
          <table:table-cell table:formula="of:=[.B446]" office:value-type="float" office:value="0.158436200324618" calcext:value-type="float">
            <text:p>0.1584362003</text:p>
          </table:table-cell>
        </table:table-row>
        <table:table-row table:style-name="ro1">
          <table:table-cell table:formula="of:=[.A172]+1" office:value-type="float" office:value="28" calcext:value-type="float">
            <text:p>28</text:p>
          </table:table-cell>
          <table:table-cell table:formula="of:=IF([.A178]&gt;=0;(1+SIN(15+5*[.A178]/[.$B$6]))/2;[.B172]-3600)" office:value-type="float" office:value="0.573711981082532" calcext:value-type="float">
            <text:p>0.5737119811</text:p>
          </table:table-cell>
          <table:table-cell/>
          <table:table-cell table:formula="of:=[.B440]" office:value-type="float" office:value="0.165807014318206" calcext:value-type="float">
            <text:p>0.1658070143</text:p>
          </table:table-cell>
        </table:table-row>
        <table:table-row table:style-name="ro1">
          <table:table-cell table:formula="of:=[.A173]+1" office:value-type="float" office:value="28" calcext:value-type="float">
            <text:p>28</text:p>
          </table:table-cell>
          <table:table-cell table:formula="of:=IF([.A179]&gt;=0;(1+SIN(15+5*[.A179]/[.$B$6]))/2;[.B173]-3600)" office:value-type="float" office:value="0.573711981082532" calcext:value-type="float">
            <text:p>0.5737119811</text:p>
          </table:table-cell>
          <table:table-cell/>
          <table:table-cell table:formula="of:=[.B434]" office:value-type="float" office:value="0.17331150105022" calcext:value-type="float">
            <text:p>0.1733115011</text:p>
          </table:table-cell>
        </table:table-row>
        <table:table-row table:style-name="ro1">
          <table:table-cell table:formula="of:=[.A174]+1" office:value-type="float" office:value="28" calcext:value-type="float">
            <text:p>28</text:p>
          </table:table-cell>
          <table:table-cell table:formula="of:=IF([.A180]&gt;=0;(1+SIN(15+5*[.A180]/[.$B$6]))/2;[.B174]-3600)" office:value-type="float" office:value="0.573711981082532" calcext:value-type="float">
            <text:p>0.5737119811</text:p>
          </table:table-cell>
          <table:table-cell/>
          <table:table-cell table:formula="of:=[.B428]" office:value-type="float" office:value="0.180946658826026" calcext:value-type="float">
            <text:p>0.18094665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81]&gt;=0;(1+SIN(15+5*[.A181]/[.$B$6]))/2;[.B175]-3600)" office:value-type="float" office:value="1439200800" calcext:value-type="float">
            <text:p>1439200800</text:p>
          </table:table-cell>
          <table:table-cell/>
          <table:table-cell table:formula="of:=[.B422]" office:value-type="float" office:value="0.188709433684313" calcext:value-type="float">
            <text:p>0.1887094337</text:p>
          </table:table-cell>
        </table:table-row>
        <table:table-row table:style-name="ro1">
          <table:table-cell table:formula="of:=[.A176]+1" office:value-type="float" office:value="29" calcext:value-type="float">
            <text:p>29</text:p>
          </table:table-cell>
          <table:table-cell table:formula="of:=IF([.A182]&gt;=0;(1+SIN(15+5*[.A182]/[.$B$6]))/2;[.B176]-3600)" office:value-type="float" office:value="0.563807164623676" calcext:value-type="float">
            <text:p>0.5638071646</text:p>
          </table:table-cell>
          <table:table-cell/>
          <table:table-cell table:formula="of:=[.B416]" office:value-type="float" office:value="0.196596720618641" calcext:value-type="float">
            <text:p>0.1965967206</text:p>
          </table:table-cell>
        </table:table-row>
        <table:table-row table:style-name="ro1">
          <table:table-cell table:formula="of:=[.A177]+1" office:value-type="float" office:value="29" calcext:value-type="float">
            <text:p>29</text:p>
          </table:table-cell>
          <table:table-cell table:formula="of:=IF([.A183]&gt;=0;(1+SIN(15+5*[.A183]/[.$B$6]))/2;[.B177]-3600)" office:value-type="float" office:value="0.563807164623676" calcext:value-type="float">
            <text:p>0.5638071646</text:p>
          </table:table-cell>
          <table:table-cell/>
          <table:table-cell table:formula="of:=[.B410]" office:value-type="float" office:value="0.204605364819398" calcext:value-type="float">
            <text:p>0.2046053648</text:p>
          </table:table-cell>
        </table:table-row>
        <table:table-row table:style-name="ro1">
          <table:table-cell table:formula="of:=[.A178]+1" office:value-type="float" office:value="29" calcext:value-type="float">
            <text:p>29</text:p>
          </table:table-cell>
          <table:table-cell table:formula="of:=IF([.A184]&gt;=0;(1+SIN(15+5*[.A184]/[.$B$6]))/2;[.B178]-3600)" office:value-type="float" office:value="0.563807164623676" calcext:value-type="float">
            <text:p>0.5638071646</text:p>
          </table:table-cell>
          <table:table-cell/>
          <table:table-cell table:formula="of:=[.B404]" office:value-type="float" office:value="0.212732162935685" calcext:value-type="float">
            <text:p>0.2127321629</text:p>
          </table:table-cell>
        </table:table-row>
        <table:table-row table:style-name="ro1">
          <table:table-cell table:formula="of:=[.A179]+1" office:value-type="float" office:value="29" calcext:value-type="float">
            <text:p>29</text:p>
          </table:table-cell>
          <table:table-cell table:formula="of:=IF([.A185]&gt;=0;(1+SIN(15+5*[.A185]/[.$B$6]))/2;[.B179]-3600)" office:value-type="float" office:value="0.563807164623676" calcext:value-type="float">
            <text:p>0.5638071646</text:p>
          </table:table-cell>
          <table:table-cell/>
          <table:table-cell table:formula="of:=[.B398]" office:value-type="float" office:value="0.22097386435661" calcext:value-type="float">
            <text:p>0.2209738644</text:p>
          </table:table-cell>
        </table:table-row>
        <table:table-row table:style-name="ro1">
          <table:table-cell table:formula="of:=[.A180]+1" office:value-type="float" office:value="29" calcext:value-type="float">
            <text:p>29</text:p>
          </table:table-cell>
          <table:table-cell table:formula="of:=IF([.A186]&gt;=0;(1+SIN(15+5*[.A186]/[.$B$6]))/2;[.B180]-3600)" office:value-type="float" office:value="0.563807164623676" calcext:value-type="float">
            <text:p>0.5638071646</text:p>
          </table:table-cell>
          <table:table-cell/>
          <table:table-cell table:formula="of:=[.B392]" office:value-type="float" office:value="0.229327172511494" calcext:value-type="float">
            <text:p>0.229327172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87]&gt;=0;(1+SIN(15+5*[.A187]/[.$B$6]))/2;[.B181]-3600)" office:value-type="float" office:value="1439197200" calcext:value-type="float">
            <text:p>1439197200</text:p>
          </table:table-cell>
          <table:table-cell/>
          <table:table-cell table:formula="of:=[.B386]" office:value-type="float" office:value="0.237788746188451" calcext:value-type="float">
            <text:p>0.2377887462</text:p>
          </table:table-cell>
        </table:table-row>
        <table:table-row table:style-name="ro1">
          <table:table-cell table:formula="of:=[.A182]+1" office:value-type="float" office:value="30" calcext:value-type="float">
            <text:p>30</text:p>
          </table:table-cell>
          <table:table-cell table:formula="of:=IF([.A188]&gt;=0;(1+SIN(15+5*[.A188]/[.$B$6]))/2;[.B182]-3600)" office:value-type="float" office:value="0.553876826149722" calcext:value-type="float">
            <text:p>0.5538768261</text:p>
          </table:table-cell>
          <table:table-cell/>
          <table:table-cell table:formula="of:=[.B380]" office:value-type="float" office:value="0.24635520087083" calcext:value-type="float">
            <text:p>0.2463552009</text:p>
          </table:table-cell>
        </table:table-row>
        <table:table-row table:style-name="ro1">
          <table:table-cell table:formula="of:=[.A183]+1" office:value-type="float" office:value="30" calcext:value-type="float">
            <text:p>30</text:p>
          </table:table-cell>
          <table:table-cell table:formula="of:=IF([.A189]&gt;=0;(1+SIN(15+5*[.A189]/[.$B$6]))/2;[.B183]-3600)" office:value-type="float" office:value="0.553876826149722" calcext:value-type="float">
            <text:p>0.5538768261</text:p>
          </table:table-cell>
          <table:table-cell/>
          <table:table-cell table:formula="of:=[.B374]" office:value-type="float" office:value="0.255023110090974" calcext:value-type="float">
            <text:p>0.2550231101</text:p>
          </table:table-cell>
        </table:table-row>
        <table:table-row table:style-name="ro1">
          <table:table-cell table:formula="of:=[.A184]+1" office:value-type="float" office:value="30" calcext:value-type="float">
            <text:p>30</text:p>
          </table:table-cell>
          <table:table-cell table:formula="of:=IF([.A190]&gt;=0;(1+SIN(15+5*[.A190]/[.$B$6]))/2;[.B184]-3600)" office:value-type="float" office:value="0.553876826149722" calcext:value-type="float">
            <text:p>0.5538768261</text:p>
          </table:table-cell>
          <table:table-cell/>
          <table:table-cell table:formula="of:=[.B368]" office:value-type="float" office:value="0.263789006800767" calcext:value-type="float">
            <text:p>0.2637890068</text:p>
          </table:table-cell>
        </table:table-row>
        <table:table-row table:style-name="ro1">
          <table:table-cell table:formula="of:=[.A185]+1" office:value-type="float" office:value="30" calcext:value-type="float">
            <text:p>30</text:p>
          </table:table-cell>
          <table:table-cell table:formula="of:=IF([.A191]&gt;=0;(1+SIN(15+5*[.A191]/[.$B$6]))/2;[.B185]-3600)" office:value-type="float" office:value="0.553876826149722" calcext:value-type="float">
            <text:p>0.5538768261</text:p>
          </table:table-cell>
          <table:table-cell/>
          <table:table-cell table:formula="of:=[.B362]" office:value-type="float" office:value="0.272649384758401" calcext:value-type="float">
            <text:p>0.2726493848</text:p>
          </table:table-cell>
        </table:table-row>
        <table:table-row table:style-name="ro1">
          <table:table-cell table:formula="of:=[.A186]+1" office:value-type="float" office:value="30" calcext:value-type="float">
            <text:p>30</text:p>
          </table:table-cell>
          <table:table-cell table:formula="of:=IF([.A192]&gt;=0;(1+SIN(15+5*[.A192]/[.$B$6]))/2;[.B186]-3600)" office:value-type="float" office:value="0.553876826149722" calcext:value-type="float">
            <text:p>0.5538768261</text:p>
          </table:table-cell>
          <table:table-cell/>
          <table:table-cell table:formula="of:=[.B356]" office:value-type="float" office:value="0.281600699930831" calcext:value-type="float">
            <text:p>0.281600699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93]&gt;=0;(1+SIN(15+5*[.A193]/[.$B$6]))/2;[.B187]-3600)" office:value-type="float" office:value="1439193600" calcext:value-type="float">
            <text:p>1439193600</text:p>
          </table:table-cell>
          <table:table-cell/>
          <table:table-cell table:formula="of:=[.B350]" office:value-type="float" office:value="0.290639371911337" calcext:value-type="float">
            <text:p>0.2906393719</text:p>
          </table:table-cell>
        </table:table-row>
        <table:table-row table:style-name="ro1">
          <table:table-cell table:formula="of:=[.A188]+1" office:value-type="float" office:value="31" calcext:value-type="float">
            <text:p>31</text:p>
          </table:table-cell>
          <table:table-cell table:formula="of:=IF([.A194]&gt;=0;(1+SIN(15+5*[.A194]/[.$B$6]))/2;[.B188]-3600)" office:value-type="float" office:value="0.543924937663656" calcext:value-type="float">
            <text:p>0.5439249377</text:p>
          </table:table-cell>
          <table:table-cell/>
          <table:table-cell table:formula="of:=[.B344]" office:value-type="float" office:value="0.29976178535164" calcext:value-type="float">
            <text:p>0.2997617854</text:p>
          </table:table-cell>
        </table:table-row>
        <table:table-row table:style-name="ro1">
          <table:table-cell table:formula="of:=[.A189]+1" office:value-type="float" office:value="31" calcext:value-type="float">
            <text:p>31</text:p>
          </table:table-cell>
          <table:table-cell table:formula="of:=IF([.A195]&gt;=0;(1+SIN(15+5*[.A195]/[.$B$6]))/2;[.B189]-3600)" office:value-type="float" office:value="0.543924937663656" calcext:value-type="float">
            <text:p>0.5439249377</text:p>
          </table:table-cell>
          <table:table-cell/>
          <table:table-cell table:formula="of:=[.B338]" office:value-type="float" office:value="0.308964291407995" calcext:value-type="float">
            <text:p>0.3089642914</text:p>
          </table:table-cell>
        </table:table-row>
        <table:table-row table:style-name="ro1">
          <table:table-cell table:formula="of:=[.A190]+1" office:value-type="float" office:value="31" calcext:value-type="float">
            <text:p>31</text:p>
          </table:table-cell>
          <table:table-cell table:formula="of:=IF([.A196]&gt;=0;(1+SIN(15+5*[.A196]/[.$B$6]))/2;[.B190]-3600)" office:value-type="float" office:value="0.543924937663656" calcext:value-type="float">
            <text:p>0.5439249377</text:p>
          </table:table-cell>
          <table:table-cell/>
          <table:table-cell table:formula="of:=[.B332]" office:value-type="float" office:value="0.31824320920068" calcext:value-type="float">
            <text:p>0.3182432092</text:p>
          </table:table-cell>
        </table:table-row>
        <table:table-row table:style-name="ro1">
          <table:table-cell table:formula="of:=[.A191]+1" office:value-type="float" office:value="31" calcext:value-type="float">
            <text:p>31</text:p>
          </table:table-cell>
          <table:table-cell table:formula="of:=IF([.A197]&gt;=0;(1+SIN(15+5*[.A197]/[.$B$6]))/2;[.B191]-3600)" office:value-type="float" office:value="0.543924937663656" calcext:value-type="float">
            <text:p>0.5439249377</text:p>
          </table:table-cell>
          <table:table-cell/>
          <table:table-cell table:formula="of:=[.B326]" office:value-type="float" office:value="0.327594827286292" calcext:value-type="float">
            <text:p>0.3275948273</text:p>
          </table:table-cell>
        </table:table-row>
        <table:table-row table:style-name="ro1">
          <table:table-cell table:formula="of:=[.A192]+1" office:value-type="float" office:value="31" calcext:value-type="float">
            <text:p>31</text:p>
          </table:table-cell>
          <table:table-cell table:formula="of:=IF([.A198]&gt;=0;(1+SIN(15+5*[.A198]/[.$B$6]))/2;[.B192]-3600)" office:value-type="float" office:value="0.543924937663656" calcext:value-type="float">
            <text:p>0.5439249377</text:p>
          </table:table-cell>
          <table:table-cell/>
          <table:table-cell table:formula="of:=[.B320]" office:value-type="float" office:value="0.337015405142284" calcext:value-type="float">
            <text:p>0.33701540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99]&gt;=0;(1+SIN(15+5*[.A199]/[.$B$6]))/2;[.B193]-3600)" office:value-type="float" office:value="1439190000" calcext:value-type="float">
            <text:p>1439190000</text:p>
          </table:table-cell>
          <table:table-cell/>
          <table:table-cell table:formula="of:=[.B314]" office:value-type="float" office:value="0.34650117466312" calcext:value-type="float">
            <text:p>0.3465011747</text:p>
          </table:table-cell>
        </table:table-row>
        <table:table-row table:style-name="ro1">
          <table:table-cell table:formula="of:=[.A194]+1" office:value-type="float" office:value="32" calcext:value-type="float">
            <text:p>32</text:p>
          </table:table-cell>
          <table:table-cell table:formula="of:=IF([.A200]&gt;=0;(1+SIN(15+5*[.A200]/[.$B$6]))/2;[.B194]-3600)" office:value-type="float" office:value="0.533955479788182" calcext:value-type="float">
            <text:p>0.5339554798</text:p>
          </table:table-cell>
          <table:table-cell/>
          <table:table-cell table:formula="of:=[.B308]" office:value-type="float" office:value="0.356048341667467" calcext:value-type="float">
            <text:p>0.3560483417</text:p>
          </table:table-cell>
        </table:table-row>
        <table:table-row table:style-name="ro1">
          <table:table-cell table:formula="of:=[.A195]+1" office:value-type="float" office:value="32" calcext:value-type="float">
            <text:p>32</text:p>
          </table:table-cell>
          <table:table-cell table:formula="of:=IF([.A201]&gt;=0;(1+SIN(15+5*[.A201]/[.$B$6]))/2;[.B195]-3600)" office:value-type="float" office:value="0.533955479788182" calcext:value-type="float">
            <text:p>0.5339554798</text:p>
          </table:table-cell>
          <table:table-cell/>
          <table:table-cell table:formula="of:=[.B302]" office:value-type="float" office:value="0.365653087415818" calcext:value-type="float">
            <text:p>0.3656530874</text:p>
          </table:table-cell>
        </table:table-row>
        <table:table-row table:style-name="ro1">
          <table:table-cell table:formula="of:=[.A196]+1" office:value-type="float" office:value="32" calcext:value-type="float">
            <text:p>32</text:p>
          </table:table-cell>
          <table:table-cell table:formula="of:=IF([.A202]&gt;=0;(1+SIN(15+5*[.A202]/[.$B$6]))/2;[.B196]-3600)" office:value-type="float" office:value="0.533955479788182" calcext:value-type="float">
            <text:p>0.5339554798</text:p>
          </table:table-cell>
          <table:table-cell/>
          <table:table-cell table:formula="of:=[.B296]" office:value-type="float" office:value="0.375311570137933" calcext:value-type="float">
            <text:p>0.3753115701</text:p>
          </table:table-cell>
        </table:table-row>
        <table:table-row table:style-name="ro1">
          <table:table-cell table:formula="of:=[.A197]+1" office:value-type="float" office:value="32" calcext:value-type="float">
            <text:p>32</text:p>
          </table:table-cell>
          <table:table-cell table:formula="of:=IF([.A203]&gt;=0;(1+SIN(15+5*[.A203]/[.$B$6]))/2;[.B197]-3600)" office:value-type="float" office:value="0.533955479788182" calcext:value-type="float">
            <text:p>0.5339554798</text:p>
          </table:table-cell>
          <table:table-cell/>
          <table:table-cell table:formula="of:=[.B290]" office:value-type="float" office:value="0.385019926569505" calcext:value-type="float">
            <text:p>0.3850199266</text:p>
          </table:table-cell>
        </table:table-row>
        <table:table-row table:style-name="ro1">
          <table:table-cell table:formula="of:=[.A198]+1" office:value-type="float" office:value="32" calcext:value-type="float">
            <text:p>32</text:p>
          </table:table-cell>
          <table:table-cell table:formula="of:=IF([.A204]&gt;=0;(1+SIN(15+5*[.A204]/[.$B$6]))/2;[.B198]-3600)" office:value-type="float" office:value="0.533955479788182" calcext:value-type="float">
            <text:p>0.5339554798</text:p>
          </table:table-cell>
          <table:table-cell/>
          <table:table-cell table:formula="of:=[.B284]" office:value-type="float" office:value="0.3947742734974" calcext:value-type="float">
            <text:p>0.39477427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05]&gt;=0;(1+SIN(15+5*[.A205]/[.$B$6]))/2;[.B199]-3600)" office:value-type="float" office:value="1439186400" calcext:value-type="float">
            <text:p>1439186400</text:p>
          </table:table-cell>
          <table:table-cell/>
          <table:table-cell table:formula="of:=[.B278]" office:value-type="float" office:value="0.404570709312905" calcext:value-type="float">
            <text:p>0.4045707093</text:p>
          </table:table-cell>
        </table:table-row>
        <table:table-row table:style-name="ro1">
          <table:table-cell table:formula="of:=[.A200]+1" office:value-type="float" office:value="33" calcext:value-type="float">
            <text:p>33</text:p>
          </table:table-cell>
          <table:table-cell table:formula="of:=IF([.A206]&gt;=0;(1+SIN(15+5*[.A206]/[.$B$6]))/2;[.B200]-3600)" office:value-type="float" office:value="0.523972440173527" calcext:value-type="float">
            <text:p>0.5239724402</text:p>
          </table:table-cell>
          <table:table-cell/>
          <table:table-cell table:formula="of:=[.B272]" office:value-type="float" office:value="0.414405315572312" calcext:value-type="float">
            <text:p>0.4144053156</text:p>
          </table:table-cell>
        </table:table-row>
        <table:table-row table:style-name="ro1">
          <table:table-cell table:formula="of:=[.A201]+1" office:value-type="float" office:value="33" calcext:value-type="float">
            <text:p>33</text:p>
          </table:table-cell>
          <table:table-cell table:formula="of:=IF([.A207]&gt;=0;(1+SIN(15+5*[.A207]/[.$B$6]))/2;[.B201]-3600)" office:value-type="float" office:value="0.523972440173527" calcext:value-type="float">
            <text:p>0.5239724402</text:p>
          </table:table-cell>
          <table:table-cell/>
          <table:table-cell table:formula="of:=[.B266]" office:value-type="float" office:value="0.424274158564243" calcext:value-type="float">
            <text:p>0.4242741586</text:p>
          </table:table-cell>
        </table:table-row>
        <table:table-row table:style-name="ro1">
          <table:table-cell table:formula="of:=[.A202]+1" office:value-type="float" office:value="33" calcext:value-type="float">
            <text:p>33</text:p>
          </table:table-cell>
          <table:table-cell table:formula="of:=IF([.A208]&gt;=0;(1+SIN(15+5*[.A208]/[.$B$6]))/2;[.B202]-3600)" office:value-type="float" office:value="0.523972440173527" calcext:value-type="float">
            <text:p>0.5239724402</text:p>
          </table:table-cell>
          <table:table-cell/>
          <table:table-cell table:formula="of:=[.B260]" office:value-type="float" office:value="0.434173290883084" calcext:value-type="float">
            <text:p>0.4341732909</text:p>
          </table:table-cell>
        </table:table-row>
        <table:table-row table:style-name="ro1">
          <table:table-cell table:formula="of:=[.A203]+1" office:value-type="float" office:value="33" calcext:value-type="float">
            <text:p>33</text:p>
          </table:table-cell>
          <table:table-cell table:formula="of:=IF([.A209]&gt;=0;(1+SIN(15+5*[.A209]/[.$B$6]))/2;[.B203]-3600)" office:value-type="float" office:value="0.523972440173527" calcext:value-type="float">
            <text:p>0.5239724402</text:p>
          </table:table-cell>
          <table:table-cell/>
          <table:table-cell table:formula="of:=[.B254]" office:value-type="float" office:value="0.444098753007893" calcext:value-type="float">
            <text:p>0.444098753</text:p>
          </table:table-cell>
        </table:table-row>
        <table:table-row table:style-name="ro1">
          <table:table-cell table:formula="of:=[.A204]+1" office:value-type="float" office:value="33" calcext:value-type="float">
            <text:p>33</text:p>
          </table:table-cell>
          <table:table-cell table:formula="of:=IF([.A210]&gt;=0;(1+SIN(15+5*[.A210]/[.$B$6]))/2;[.B204]-3600)" office:value-type="float" office:value="0.523972440173527" calcext:value-type="float">
            <text:p>0.5239724402</text:p>
          </table:table-cell>
          <table:table-cell/>
          <table:table-cell table:formula="of:=[.B248]" office:value-type="float" office:value="0.454046574886159" calcext:value-type="float">
            <text:p>0.45404657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11]&gt;=0;(1+SIN(15+5*[.A211]/[.$B$6]))/2;[.B205]-3600)" office:value-type="float" office:value="1439182800" calcext:value-type="float">
            <text:p>1439182800</text:p>
          </table:table-cell>
          <table:table-cell/>
          <table:table-cell table:formula="of:=[.B242]" office:value-type="float" office:value="0.464012777521768" calcext:value-type="float">
            <text:p>0.4640127775</text:p>
          </table:table-cell>
        </table:table-row>
        <table:table-row table:style-name="ro1">
          <table:table-cell table:formula="of:=[.A206]+1" office:value-type="float" office:value="34" calcext:value-type="float">
            <text:p>34</text:p>
          </table:table-cell>
          <table:table-cell table:formula="of:=IF([.A212]&gt;=0;(1+SIN(15+5*[.A212]/[.$B$6]))/2;[.B206]-3600)" office:value-type="float" office:value="0.513979811902431" calcext:value-type="float">
            <text:p>0.5139798119</text:p>
          </table:table-cell>
          <table:table-cell/>
          <table:table-cell table:formula="of:=[.B236]" office:value-type="float" office:value="0.473993374566543" calcext:value-type="float">
            <text:p>0.4739933746</text:p>
          </table:table-cell>
        </table:table-row>
        <table:table-row table:style-name="ro1">
          <table:table-cell table:formula="of:=[.A207]+1" office:value-type="float" office:value="34" calcext:value-type="float">
            <text:p>34</text:p>
          </table:table-cell>
          <table:table-cell table:formula="of:=IF([.A213]&gt;=0;(1+SIN(15+5*[.A213]/[.$B$6]))/2;[.B207]-3600)" office:value-type="float" office:value="0.513979811902431" calcext:value-type="float">
            <text:p>0.5139798119</text:p>
          </table:table-cell>
          <table:table-cell/>
          <table:table-cell table:formula="of:=[.B230]" office:value-type="float" office:value="0.483984373914742" calcext:value-type="float">
            <text:p>0.4839843739</text:p>
          </table:table-cell>
        </table:table-row>
        <table:table-row table:style-name="ro1">
          <table:table-cell table:formula="of:=[.A208]+1" office:value-type="float" office:value="34" calcext:value-type="float">
            <text:p>34</text:p>
          </table:table-cell>
          <table:table-cell table:formula="of:=IF([.A214]&gt;=0;(1+SIN(15+5*[.A214]/[.$B$6]))/2;[.B208]-3600)" office:value-type="float" office:value="0.513979811902431" calcext:value-type="float">
            <text:p>0.5139798119</text:p>
          </table:table-cell>
          <table:table-cell/>
          <table:table-cell table:formula="of:=[.B224]" office:value-type="float" office:value="0.493981779299836" calcext:value-type="float">
            <text:p>0.4939817793</text:p>
          </table:table-cell>
        </table:table-row>
        <table:table-row table:style-name="ro1">
          <table:table-cell table:formula="of:=[.A209]+1" office:value-type="float" office:value="34" calcext:value-type="float">
            <text:p>34</text:p>
          </table:table-cell>
          <table:table-cell table:formula="of:=IF([.A215]&gt;=0;(1+SIN(15+5*[.A215]/[.$B$6]))/2;[.B209]-3600)" office:value-type="float" office:value="0.513979811902431" calcext:value-type="float">
            <text:p>0.5139798119</text:p>
          </table:table-cell>
          <table:table-cell/>
          <table:table-cell table:formula="of:=[.B218]" office:value-type="float" office:value="0.503981591892969" calcext:value-type="float">
            <text:p>0.5039815919</text:p>
          </table:table-cell>
        </table:table-row>
        <table:table-row table:style-name="ro1">
          <table:table-cell table:formula="of:=[.A210]+1" office:value-type="float" office:value="34" calcext:value-type="float">
            <text:p>34</text:p>
          </table:table-cell>
          <table:table-cell table:formula="of:=IF([.A216]&gt;=0;(1+SIN(15+5*[.A216]/[.$B$6]))/2;[.B210]-3600)" office:value-type="float" office:value="0.513979811902431" calcext:value-type="float">
            <text:p>0.5139798119</text:p>
          </table:table-cell>
          <table:table-cell/>
          <table:table-cell table:formula="of:=[.B212]" office:value-type="float" office:value="0.513979811902431" calcext:value-type="float">
            <text:p>0.513979811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17]&gt;=0;(1+SIN(15+5*[.A217]/[.$B$6]))/2;[.B211]-3600)" office:value-type="float" office:value="1439179200" calcext:value-type="float">
            <text:p>1439179200</text:p>
          </table:table-cell>
          <table:table-cell/>
          <table:table-cell table:formula="of:=[.B206]" office:value-type="float" office:value="0.523972440173527" calcext:value-type="float">
            <text:p>0.5239724402</text:p>
          </table:table-cell>
        </table:table-row>
        <table:table-row table:style-name="ro1">
          <table:table-cell table:formula="of:=[.A212]+1" office:value-type="float" office:value="35" calcext:value-type="float">
            <text:p>35</text:p>
          </table:table-cell>
          <table:table-cell table:formula="of:=IF([.A218]&gt;=0;(1+SIN(15+5*[.A218]/[.$B$6]))/2;[.B212]-3600)" office:value-type="float" office:value="0.503981591892969" calcext:value-type="float">
            <text:p>0.5039815919</text:p>
          </table:table-cell>
          <table:table-cell/>
          <table:table-cell table:formula="of:=[.B200]" office:value-type="float" office:value="0.533955479788182" calcext:value-type="float">
            <text:p>0.5339554798</text:p>
          </table:table-cell>
        </table:table-row>
        <table:table-row table:style-name="ro1">
          <table:table-cell table:formula="of:=[.A213]+1" office:value-type="float" office:value="35" calcext:value-type="float">
            <text:p>35</text:p>
          </table:table-cell>
          <table:table-cell table:formula="of:=IF([.A219]&gt;=0;(1+SIN(15+5*[.A219]/[.$B$6]))/2;[.B213]-3600)" office:value-type="float" office:value="0.503981591892969" calcext:value-type="float">
            <text:p>0.5039815919</text:p>
          </table:table-cell>
          <table:table-cell/>
          <table:table-cell table:formula="of:=[.B194]" office:value-type="float" office:value="0.543924937663656" calcext:value-type="float">
            <text:p>0.5439249377</text:p>
          </table:table-cell>
        </table:table-row>
        <table:table-row table:style-name="ro1">
          <table:table-cell table:formula="of:=[.A214]+1" office:value-type="float" office:value="35" calcext:value-type="float">
            <text:p>35</text:p>
          </table:table-cell>
          <table:table-cell table:formula="of:=IF([.A220]&gt;=0;(1+SIN(15+5*[.A220]/[.$B$6]))/2;[.B214]-3600)" office:value-type="float" office:value="0.503981591892969" calcext:value-type="float">
            <text:p>0.5039815919</text:p>
          </table:table-cell>
          <table:table-cell/>
          <table:table-cell table:formula="of:=[.B188]" office:value-type="float" office:value="0.553876826149722" calcext:value-type="float">
            <text:p>0.5538768261</text:p>
          </table:table-cell>
        </table:table-row>
        <table:table-row table:style-name="ro1">
          <table:table-cell table:formula="of:=[.A215]+1" office:value-type="float" office:value="35" calcext:value-type="float">
            <text:p>35</text:p>
          </table:table-cell>
          <table:table-cell table:formula="of:=IF([.A221]&gt;=0;(1+SIN(15+5*[.A221]/[.$B$6]))/2;[.B215]-3600)" office:value-type="float" office:value="0.503981591892969" calcext:value-type="float">
            <text:p>0.5039815919</text:p>
          </table:table-cell>
          <table:table-cell/>
          <table:table-cell table:formula="of:=[.B182]" office:value-type="float" office:value="0.563807164623676" calcext:value-type="float">
            <text:p>0.5638071646</text:p>
          </table:table-cell>
        </table:table-row>
        <table:table-row table:style-name="ro1">
          <table:table-cell table:formula="of:=[.A216]+1" office:value-type="float" office:value="35" calcext:value-type="float">
            <text:p>35</text:p>
          </table:table-cell>
          <table:table-cell table:formula="of:=IF([.A222]&gt;=0;(1+SIN(15+5*[.A222]/[.$B$6]))/2;[.B216]-3600)" office:value-type="float" office:value="0.503981591892969" calcext:value-type="float">
            <text:p>0.5039815919</text:p>
          </table:table-cell>
          <table:table-cell/>
          <table:table-cell table:formula="of:=[.B176]" office:value-type="float" office:value="0.573711981082532" calcext:value-type="float">
            <text:p>0.57371198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23]&gt;=0;(1+SIN(15+5*[.A223]/[.$B$6]))/2;[.B217]-3600)" office:value-type="float" office:value="1439175600" calcext:value-type="float">
            <text:p>1439175600</text:p>
          </table:table-cell>
          <table:table-cell/>
          <table:table-cell table:formula="of:=[.B170]" office:value-type="float" office:value="0.583587313731768" calcext:value-type="float">
            <text:p>0.5835873137</text:p>
          </table:table-cell>
        </table:table-row>
        <table:table-row table:style-name="ro1">
          <table:table-cell table:formula="of:=[.A218]+1" office:value-type="float" office:value="36" calcext:value-type="float">
            <text:p>36</text:p>
          </table:table-cell>
          <table:table-cell table:formula="of:=IF([.A224]&gt;=0;(1+SIN(15+5*[.A224]/[.$B$6]))/2;[.B218]-3600)" office:value-type="float" office:value="0.493981779299836" calcext:value-type="float">
            <text:p>0.4939817793</text:p>
          </table:table-cell>
          <table:table-cell/>
          <table:table-cell table:formula="of:=[.B164]" office:value-type="float" office:value="0.593429212569994" calcext:value-type="float">
            <text:p>0.5934292126</text:p>
          </table:table-cell>
        </table:table-row>
        <table:table-row table:style-name="ro1">
          <table:table-cell table:formula="of:=[.A219]+1" office:value-type="float" office:value="36" calcext:value-type="float">
            <text:p>36</text:p>
          </table:table-cell>
          <table:table-cell table:formula="of:=IF([.A225]&gt;=0;(1+SIN(15+5*[.A225]/[.$B$6]))/2;[.B219]-3600)" office:value-type="float" office:value="0.493981779299836" calcext:value-type="float">
            <text:p>0.4939817793</text:p>
          </table:table-cell>
          <table:table-cell/>
          <table:table-cell table:formula="of:=[.B158]" office:value-type="float" office:value="0.603233740968898" calcext:value-type="float">
            <text:p>0.603233741</text:p>
          </table:table-cell>
        </table:table-row>
        <table:table-row table:style-name="ro1">
          <table:table-cell table:formula="of:=[.A220]+1" office:value-type="float" office:value="36" calcext:value-type="float">
            <text:p>36</text:p>
          </table:table-cell>
          <table:table-cell table:formula="of:=IF([.A226]&gt;=0;(1+SIN(15+5*[.A226]/[.$B$6]))/2;[.B220]-3600)" office:value-type="float" office:value="0.493981779299836" calcext:value-type="float">
            <text:p>0.4939817793</text:p>
          </table:table-cell>
          <table:table-cell/>
          <table:table-cell table:formula="of:=[.B152]" office:value-type="float" office:value="0.612996977247846" calcext:value-type="float">
            <text:p>0.6129969772</text:p>
          </table:table-cell>
        </table:table-row>
        <table:table-row table:style-name="ro1">
          <table:table-cell table:formula="of:=[.A221]+1" office:value-type="float" office:value="36" calcext:value-type="float">
            <text:p>36</text:p>
          </table:table-cell>
          <table:table-cell table:formula="of:=IF([.A227]&gt;=0;(1+SIN(15+5*[.A227]/[.$B$6]))/2;[.B221]-3600)" office:value-type="float" office:value="0.493981779299836" calcext:value-type="float">
            <text:p>0.4939817793</text:p>
          </table:table-cell>
          <table:table-cell/>
          <table:table-cell table:formula="of:=[.B146]" office:value-type="float" office:value="0.622715016242502" calcext:value-type="float">
            <text:p>0.6227150162</text:p>
          </table:table-cell>
        </table:table-row>
        <table:table-row table:style-name="ro1">
          <table:table-cell table:formula="of:=[.A222]+1" office:value-type="float" office:value="36" calcext:value-type="float">
            <text:p>36</text:p>
          </table:table-cell>
          <table:table-cell table:formula="of:=IF([.A228]&gt;=0;(1+SIN(15+5*[.A228]/[.$B$6]))/2;[.B222]-3600)" office:value-type="float" office:value="0.493981779299836" calcext:value-type="float">
            <text:p>0.4939817793</text:p>
          </table:table-cell>
          <table:table-cell/>
          <table:table-cell table:formula="of:=[.B140]" office:value-type="float" office:value="0.632383970866839" calcext:value-type="float">
            <text:p>0.632383970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29]&gt;=0;(1+SIN(15+5*[.A229]/[.$B$6]))/2;[.B223]-3600)" office:value-type="float" office:value="1439172000" calcext:value-type="float">
            <text:p>1439172000</text:p>
          </table:table-cell>
          <table:table-cell/>
          <table:table-cell table:formula="of:=[.B134]" office:value-type="float" office:value="0.641999973667925" calcext:value-type="float">
            <text:p>0.6419999737</text:p>
          </table:table-cell>
        </table:table-row>
        <table:table-row table:style-name="ro1">
          <table:table-cell table:formula="of:=[.A224]+1" office:value-type="float" office:value="37" calcext:value-type="float">
            <text:p>37</text:p>
          </table:table-cell>
          <table:table-cell table:formula="of:=IF([.A230]&gt;=0;(1+SIN(15+5*[.A230]/[.$B$6]))/2;[.B224]-3600)" office:value-type="float" office:value="0.483984373914742" calcext:value-type="float">
            <text:p>0.4839843739</text:p>
          </table:table-cell>
          <table:table-cell/>
          <table:table-cell table:formula="of:=[.B128]" office:value-type="float" office:value="0.651559178372851" calcext:value-type="float">
            <text:p>0.6515591784</text:p>
          </table:table-cell>
        </table:table-row>
        <table:table-row table:style-name="ro1">
          <table:table-cell table:formula="of:=[.A225]+1" office:value-type="float" office:value="37" calcext:value-type="float">
            <text:p>37</text:p>
          </table:table-cell>
          <table:table-cell table:formula="of:=IF([.A231]&gt;=0;(1+SIN(15+5*[.A231]/[.$B$6]))/2;[.B225]-3600)" office:value-type="float" office:value="0.483984373914742" calcext:value-type="float">
            <text:p>0.4839843739</text:p>
          </table:table-cell>
          <table:table-cell/>
          <table:table-cell table:formula="of:=[.B122]" office:value-type="float" office:value="0.66105776142719" calcext:value-type="float">
            <text:p>0.6610577614</text:p>
          </table:table-cell>
        </table:table-row>
        <table:table-row table:style-name="ro1">
          <table:table-cell table:formula="of:=[.A226]+1" office:value-type="float" office:value="37" calcext:value-type="float">
            <text:p>37</text:p>
          </table:table-cell>
          <table:table-cell table:formula="of:=IF([.A232]&gt;=0;(1+SIN(15+5*[.A232]/[.$B$6]))/2;[.B226]-3600)" office:value-type="float" office:value="0.483984373914742" calcext:value-type="float">
            <text:p>0.4839843739</text:p>
          </table:table-cell>
          <table:table-cell/>
          <table:table-cell table:formula="of:=[.B116]" office:value-type="float" office:value="0.670491923524368" calcext:value-type="float">
            <text:p>0.6704919235</text:p>
          </table:table-cell>
        </table:table-row>
        <table:table-row table:style-name="ro1">
          <table:table-cell table:formula="of:=[.A227]+1" office:value-type="float" office:value="37" calcext:value-type="float">
            <text:p>37</text:p>
          </table:table-cell>
          <table:table-cell table:formula="of:=IF([.A233]&gt;=0;(1+SIN(15+5*[.A233]/[.$B$6]))/2;[.B227]-3600)" office:value-type="float" office:value="0.483984373914742" calcext:value-type="float">
            <text:p>0.4839843739</text:p>
          </table:table-cell>
          <table:table-cell/>
          <table:table-cell table:formula="of:=[.B110]" office:value-type="float" office:value="0.67985789112533" calcext:value-type="float">
            <text:p>0.6798578911</text:p>
          </table:table-cell>
        </table:table-row>
        <table:table-row table:style-name="ro1">
          <table:table-cell table:formula="of:=[.A228]+1" office:value-type="float" office:value="37" calcext:value-type="float">
            <text:p>37</text:p>
          </table:table-cell>
          <table:table-cell table:formula="of:=IF([.A234]&gt;=0;(1+SIN(15+5*[.A234]/[.$B$6]))/2;[.B228]-3600)" office:value-type="float" office:value="0.483984373914742" calcext:value-type="float">
            <text:p>0.4839843739</text:p>
          </table:table-cell>
          <table:table-cell/>
          <table:table-cell table:formula="of:=[.B104]" office:value-type="float" office:value="0.689151917967916" calcext:value-type="float">
            <text:p>0.6891519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35]&gt;=0;(1+SIN(15+5*[.A235]/[.$B$6]))/2;[.B229]-3600)" office:value-type="float" office:value="1439168400" calcext:value-type="float">
            <text:p>1439168400</text:p>
          </table:table-cell>
          <table:table-cell/>
          <table:table-cell table:formula="of:=[.B98]" office:value-type="float" office:value="0.698370286565306" calcext:value-type="float">
            <text:p>0.6983702866</text:p>
          </table:table-cell>
        </table:table-row>
        <table:table-row table:style-name="ro1">
          <table:table-cell table:formula="of:=[.A230]+1" office:value-type="float" office:value="38" calcext:value-type="float">
            <text:p>38</text:p>
          </table:table-cell>
          <table:table-cell table:formula="of:=IF([.A236]&gt;=0;(1+SIN(15+5*[.A236]/[.$B$6]))/2;[.B230]-3600)" office:value-type="float" office:value="0.473993374566543" calcext:value-type="float">
            <text:p>0.4739933746</text:p>
          </table:table-cell>
          <table:table-cell/>
          <table:table-cell table:formula="of:=[.B92]" office:value-type="float" office:value="0.707509309692973" calcext:value-type="float">
            <text:p>0.7075093097</text:p>
          </table:table-cell>
        </table:table-row>
        <table:table-row table:style-name="ro1">
          <table:table-cell table:formula="of:=[.A231]+1" office:value-type="float" office:value="38" calcext:value-type="float">
            <text:p>38</text:p>
          </table:table-cell>
          <table:table-cell table:formula="of:=IF([.A237]&gt;=0;(1+SIN(15+5*[.A237]/[.$B$6]))/2;[.B231]-3600)" office:value-type="float" office:value="0.473993374566543" calcext:value-type="float">
            <text:p>0.4739933746</text:p>
          </table:table-cell>
          <table:table-cell/>
          <table:table-cell table:formula="of:=[.B86]" office:value-type="float" office:value="0.716565331863515" calcext:value-type="float">
            <text:p>0.7165653319</text:p>
          </table:table-cell>
        </table:table-row>
        <table:table-row table:style-name="ro1">
          <table:table-cell table:formula="of:=[.A232]+1" office:value-type="float" office:value="38" calcext:value-type="float">
            <text:p>38</text:p>
          </table:table-cell>
          <table:table-cell table:formula="of:=IF([.A238]&gt;=0;(1+SIN(15+5*[.A238]/[.$B$6]))/2;[.B232]-3600)" office:value-type="float" office:value="0.473993374566543" calcext:value-type="float">
            <text:p>0.4739933746</text:p>
          </table:table-cell>
          <table:table-cell/>
          <table:table-cell table:formula="of:=[.B80]" office:value-type="float" office:value="0.725534730788812" calcext:value-type="float">
            <text:p>0.7255347308</text:p>
          </table:table-cell>
        </table:table-row>
        <table:table-row table:style-name="ro1">
          <table:table-cell table:formula="of:=[.A233]+1" office:value-type="float" office:value="38" calcext:value-type="float">
            <text:p>38</text:p>
          </table:table-cell>
          <table:table-cell table:formula="of:=IF([.A239]&gt;=0;(1+SIN(15+5*[.A239]/[.$B$6]))/2;[.B233]-3600)" office:value-type="float" office:value="0.473993374566543" calcext:value-type="float">
            <text:p>0.4739933746</text:p>
          </table:table-cell>
          <table:table-cell/>
          <table:table-cell table:formula="of:=[.B74]" office:value-type="float" office:value="0.734413918828883" calcext:value-type="float">
            <text:p>0.7344139188</text:p>
          </table:table-cell>
        </table:table-row>
        <table:table-row table:style-name="ro1">
          <table:table-cell table:formula="of:=[.A234]+1" office:value-type="float" office:value="38" calcext:value-type="float">
            <text:p>38</text:p>
          </table:table-cell>
          <table:table-cell table:formula="of:=IF([.A240]&gt;=0;(1+SIN(15+5*[.A240]/[.$B$6]))/2;[.B234]-3600)" office:value-type="float" office:value="0.473993374566543" calcext:value-type="float">
            <text:p>0.4739933746</text:p>
          </table:table-cell>
          <table:table-cell/>
          <table:table-cell table:formula="of:=[.B68]" office:value-type="float" office:value="0.7431993444269" calcext:value-type="float">
            <text:p>0.743199344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41]&gt;=0;(1+SIN(15+5*[.A241]/[.$B$6]))/2;[.B235]-3600)" office:value-type="float" office:value="1439164800" calcext:value-type="float">
            <text:p>1439164800</text:p>
          </table:table-cell>
          <table:table-cell/>
          <table:table-cell table:formula="of:=[.B62]" office:value-type="float" office:value="0.75188749352976" calcext:value-type="float">
            <text:p>0.7518874935</text:p>
          </table:table-cell>
        </table:table-row>
        <table:table-row table:style-name="ro1">
          <table:table-cell table:formula="of:=[.A236]+1" office:value-type="float" office:value="39" calcext:value-type="float">
            <text:p>39</text:p>
          </table:table-cell>
          <table:table-cell table:formula="of:=IF([.A242]&gt;=0;(1+SIN(15+5*[.A242]/[.$B$6]))/2;[.B236]-3600)" office:value-type="float" office:value="0.464012777521768" calcext:value-type="float">
            <text:p>0.4640127775</text:p>
          </table:table-cell>
          <table:table-cell/>
          <table:table-cell table:formula="of:=[.B56]" office:value-type="float" office:value="0.760474890993664" calcext:value-type="float">
            <text:p>0.760474891</text:p>
          </table:table-cell>
        </table:table-row>
        <table:table-row table:style-name="ro1">
          <table:table-cell table:formula="of:=[.A237]+1" office:value-type="float" office:value="39" calcext:value-type="float">
            <text:p>39</text:p>
          </table:table-cell>
          <table:table-cell table:formula="of:=IF([.A243]&gt;=0;(1+SIN(15+5*[.A243]/[.$B$6]))/2;[.B237]-3600)" office:value-type="float" office:value="0.464012777521768" calcext:value-type="float">
            <text:p>0.4640127775</text:p>
          </table:table-cell>
          <table:table-cell/>
          <table:table-cell table:formula="of:=[.B50]" office:value-type="float" office:value="0.768958101974122" calcext:value-type="float">
            <text:p>0.768958102</text:p>
          </table:table-cell>
        </table:table-row>
        <table:table-row table:style-name="ro1">
          <table:table-cell table:formula="of:=[.A238]+1" office:value-type="float" office:value="39" calcext:value-type="float">
            <text:p>39</text:p>
          </table:table-cell>
          <table:table-cell table:formula="of:=IF([.A244]&gt;=0;(1+SIN(15+5*[.A244]/[.$B$6]))/2;[.B238]-3600)" office:value-type="float" office:value="0.464012777521768" calcext:value-type="float">
            <text:p>0.4640127775</text:p>
          </table:table-cell>
          <table:table-cell/>
          <table:table-cell table:formula="of:=[.B44]" office:value-type="float" office:value="0.777333733299852" calcext:value-type="float">
            <text:p>0.7773337333</text:p>
          </table:table-cell>
        </table:table-row>
        <table:table-row table:style-name="ro1">
          <table:table-cell table:formula="of:=[.A239]+1" office:value-type="float" office:value="39" calcext:value-type="float">
            <text:p>39</text:p>
          </table:table-cell>
          <table:table-cell table:formula="of:=IF([.A245]&gt;=0;(1+SIN(15+5*[.A245]/[.$B$6]))/2;[.B239]-3600)" office:value-type="float" office:value="0.464012777521768" calcext:value-type="float">
            <text:p>0.4640127775</text:p>
          </table:table-cell>
          <table:table-cell/>
          <table:table-cell table:formula="of:=[.B38]" office:value-type="float" office:value="0.785598434829994" calcext:value-type="float">
            <text:p>0.7855984348</text:p>
          </table:table-cell>
        </table:table-row>
        <table:table-row table:style-name="ro1">
          <table:table-cell table:formula="of:=[.A240]+1" office:value-type="float" office:value="39" calcext:value-type="float">
            <text:p>39</text:p>
          </table:table-cell>
          <table:table-cell table:formula="of:=IF([.A246]&gt;=0;(1+SIN(15+5*[.A246]/[.$B$6]))/2;[.B240]-3600)" office:value-type="float" office:value="0.464012777521768" calcext:value-type="float">
            <text:p>0.4640127775</text:p>
          </table:table-cell>
          <table:table-cell/>
          <table:table-cell table:formula="of:=[.B32]" office:value-type="float" office:value="0.793748900794133" calcext:value-type="float">
            <text:p>0.79374890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47]&gt;=0;(1+SIN(15+5*[.A247]/[.$B$6]))/2;[.B241]-3600)" office:value-type="float" office:value="1439161200" calcext:value-type="float">
            <text:p>1439161200</text:p>
          </table:table-cell>
          <table:table-cell/>
          <table:table-cell table:formula="of:=[.B26]" office:value-type="float" office:value="0.801781871114555" calcext:value-type="float">
            <text:p>0.8017818711</text:p>
          </table:table-cell>
        </table:table-row>
        <table:table-row table:style-name="ro1">
          <table:table-cell table:formula="of:=[.A242]+1" office:value-type="float" office:value="40" calcext:value-type="float">
            <text:p>40</text:p>
          </table:table-cell>
          <table:table-cell table:formula="of:=IF([.A248]&gt;=0;(1+SIN(15+5*[.A248]/[.$B$6]))/2;[.B242]-3600)" office:value-type="float" office:value="0.454046574886159" calcext:value-type="float">
            <text:p>0.4540465749</text:p>
          </table:table-cell>
          <table:table-cell/>
          <table:table-cell table:formula="of:=[.B20]" office:value-type="float" office:value="0.809694132710235" calcext:value-type="float">
            <text:p>0.8096941327</text:p>
          </table:table-cell>
        </table:table-row>
        <table:table-row table:style-name="ro1">
          <table:table-cell table:formula="of:=[.A243]+1" office:value-type="float" office:value="40" calcext:value-type="float">
            <text:p>40</text:p>
          </table:table-cell>
          <table:table-cell table:formula="of:=IF([.A249]&gt;=0;(1+SIN(15+5*[.A249]/[.$B$6]))/2;[.B243]-3600)" office:value-type="float" office:value="0.454046574886159" calcext:value-type="float">
            <text:p>0.4540465749</text:p>
          </table:table-cell>
          <table:table-cell/>
          <table:table-cell table:formula="of:=[.B14]" office:value-type="float" office:value="0.817482520782031" calcext:value-type="float">
            <text:p>0.8174825208</text:p>
          </table:table-cell>
        </table:table-row>
        <table:table-row table:style-name="ro1">
          <table:table-cell table:formula="of:=[.A244]+1" office:value-type="float" office:value="40" calcext:value-type="float">
            <text:p>40</text:p>
          </table:table-cell>
          <table:table-cell table:formula="of:=IF([.A250]&gt;=0;(1+SIN(15+5*[.A250]/[.$B$6]))/2;[.B244]-3600)" office:value-type="float" office:value="0.454046574886159" calcext:value-type="float">
            <text:p>0.4540465749</text:p>
          </table:table-cell>
          <table:table-cell/>
          <table:table-cell table:formula="of:=[.B8]" office:value-type="float" office:value="0.825143920078558" calcext:value-type="float">
            <text:p>0.8251439201</text:p>
          </table:table-cell>
        </table:table-row>
        <table:table-row table:style-name="ro1">
          <table:table-cell table:formula="of:=[.A245]+1" office:value-type="float" office:value="40" calcext:value-type="float">
            <text:p>40</text:p>
          </table:table-cell>
          <table:table-cell table:formula="of:=IF([.A251]&gt;=0;(1+SIN(15+5*[.A251]/[.$B$6]))/2;[.B245]-3600)" office:value-type="float" office:value="0.454046574886159" calcext:value-type="float">
            <text:p>0.4540465749</text:p>
          </table:table-cell>
          <table:table-cell table:number-columns-repeated="2"/>
        </table:table-row>
        <table:table-row table:style-name="ro1">
          <table:table-cell table:formula="of:=[.A246]+1" office:value-type="float" office:value="40" calcext:value-type="float">
            <text:p>40</text:p>
          </table:table-cell>
          <table:table-cell table:formula="of:=IF([.A252]&gt;=0;(1+SIN(15+5*[.A252]/[.$B$6]))/2;[.B246]-3600)" office:value-type="float" office:value="0.454046574886159" calcext:value-type="float">
            <text:p>0.454046574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53]&gt;=0;(1+SIN(15+5*[.A253]/[.$B$6]))/2;[.B247]-3600)" office:value-type="float" office:value="1439157600" calcext:value-type="float">
            <text:p>1439157600</text:p>
          </table:table-cell>
          <table:table-cell table:number-columns-repeated="2"/>
        </table:table-row>
        <table:table-row table:style-name="ro1">
          <table:table-cell table:formula="of:=[.A248]+1" office:value-type="float" office:value="41" calcext:value-type="float">
            <text:p>41</text:p>
          </table:table-cell>
          <table:table-cell table:formula="of:=IF([.A254]&gt;=0;(1+SIN(15+5*[.A254]/[.$B$6]))/2;[.B248]-3600)" office:value-type="float" office:value="0.444098753007893" calcext:value-type="float">
            <text:p>0.444098753</text:p>
          </table:table-cell>
          <table:table-cell table:number-columns-repeated="2"/>
        </table:table-row>
        <table:table-row table:style-name="ro1">
          <table:table-cell table:formula="of:=[.A249]+1" office:value-type="float" office:value="41" calcext:value-type="float">
            <text:p>41</text:p>
          </table:table-cell>
          <table:table-cell table:formula="of:=IF([.A255]&gt;=0;(1+SIN(15+5*[.A255]/[.$B$6]))/2;[.B249]-3600)" office:value-type="float" office:value="0.444098753007893" calcext:value-type="float">
            <text:p>0.444098753</text:p>
          </table:table-cell>
          <table:table-cell table:number-columns-repeated="2"/>
        </table:table-row>
        <table:table-row table:style-name="ro1">
          <table:table-cell table:formula="of:=[.A250]+1" office:value-type="float" office:value="41" calcext:value-type="float">
            <text:p>41</text:p>
          </table:table-cell>
          <table:table-cell table:formula="of:=IF([.A256]&gt;=0;(1+SIN(15+5*[.A256]/[.$B$6]))/2;[.B250]-3600)" office:value-type="float" office:value="0.444098753007893" calcext:value-type="float">
            <text:p>0.444098753</text:p>
          </table:table-cell>
          <table:table-cell table:number-columns-repeated="2"/>
        </table:table-row>
        <table:table-row table:style-name="ro1">
          <table:table-cell table:formula="of:=[.A251]+1" office:value-type="float" office:value="41" calcext:value-type="float">
            <text:p>41</text:p>
          </table:table-cell>
          <table:table-cell table:formula="of:=IF([.A257]&gt;=0;(1+SIN(15+5*[.A257]/[.$B$6]))/2;[.B251]-3600)" office:value-type="float" office:value="0.444098753007893" calcext:value-type="float">
            <text:p>0.444098753</text:p>
          </table:table-cell>
          <table:table-cell table:number-columns-repeated="2"/>
        </table:table-row>
        <table:table-row table:style-name="ro1">
          <table:table-cell table:formula="of:=[.A252]+1" office:value-type="float" office:value="41" calcext:value-type="float">
            <text:p>41</text:p>
          </table:table-cell>
          <table:table-cell table:formula="of:=IF([.A258]&gt;=0;(1+SIN(15+5*[.A258]/[.$B$6]))/2;[.B252]-3600)" office:value-type="float" office:value="0.444098753007893" calcext:value-type="float">
            <text:p>0.44409875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59]&gt;=0;(1+SIN(15+5*[.A259]/[.$B$6]))/2;[.B253]-3600)" office:value-type="float" office:value="1439154000" calcext:value-type="float">
            <text:p>1439154000</text:p>
          </table:table-cell>
          <table:table-cell table:number-columns-repeated="2"/>
        </table:table-row>
        <table:table-row table:style-name="ro1">
          <table:table-cell table:formula="of:=[.A254]+1" office:value-type="float" office:value="42" calcext:value-type="float">
            <text:p>42</text:p>
          </table:table-cell>
          <table:table-cell table:formula="of:=IF([.A260]&gt;=0;(1+SIN(15+5*[.A260]/[.$B$6]))/2;[.B254]-3600)" office:value-type="float" office:value="0.434173290883084" calcext:value-type="float">
            <text:p>0.4341732909</text:p>
          </table:table-cell>
          <table:table-cell table:number-columns-repeated="2"/>
        </table:table-row>
        <table:table-row table:style-name="ro1">
          <table:table-cell table:formula="of:=[.A255]+1" office:value-type="float" office:value="42" calcext:value-type="float">
            <text:p>42</text:p>
          </table:table-cell>
          <table:table-cell table:formula="of:=IF([.A261]&gt;=0;(1+SIN(15+5*[.A261]/[.$B$6]))/2;[.B255]-3600)" office:value-type="float" office:value="0.434173290883084" calcext:value-type="float">
            <text:p>0.4341732909</text:p>
          </table:table-cell>
          <table:table-cell table:number-columns-repeated="2"/>
        </table:table-row>
        <table:table-row table:style-name="ro1">
          <table:table-cell table:formula="of:=[.A256]+1" office:value-type="float" office:value="42" calcext:value-type="float">
            <text:p>42</text:p>
          </table:table-cell>
          <table:table-cell table:formula="of:=IF([.A262]&gt;=0;(1+SIN(15+5*[.A262]/[.$B$6]))/2;[.B256]-3600)" office:value-type="float" office:value="0.434173290883084" calcext:value-type="float">
            <text:p>0.4341732909</text:p>
          </table:table-cell>
          <table:table-cell table:number-columns-repeated="2"/>
        </table:table-row>
        <table:table-row table:style-name="ro1">
          <table:table-cell table:formula="of:=[.A257]+1" office:value-type="float" office:value="42" calcext:value-type="float">
            <text:p>42</text:p>
          </table:table-cell>
          <table:table-cell table:formula="of:=IF([.A263]&gt;=0;(1+SIN(15+5*[.A263]/[.$B$6]))/2;[.B257]-3600)" office:value-type="float" office:value="0.434173290883084" calcext:value-type="float">
            <text:p>0.4341732909</text:p>
          </table:table-cell>
          <table:table-cell table:number-columns-repeated="2"/>
        </table:table-row>
        <table:table-row table:style-name="ro1">
          <table:table-cell table:formula="of:=[.A258]+1" office:value-type="float" office:value="42" calcext:value-type="float">
            <text:p>42</text:p>
          </table:table-cell>
          <table:table-cell table:formula="of:=IF([.A264]&gt;=0;(1+SIN(15+5*[.A264]/[.$B$6]))/2;[.B258]-3600)" office:value-type="float" office:value="0.434173290883084" calcext:value-type="float">
            <text:p>0.434173290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65]&gt;=0;(1+SIN(15+5*[.A265]/[.$B$6]))/2;[.B259]-3600)" office:value-type="float" office:value="1439150400" calcext:value-type="float">
            <text:p>1439150400</text:p>
          </table:table-cell>
          <table:table-cell table:number-columns-repeated="2"/>
        </table:table-row>
        <table:table-row table:style-name="ro1">
          <table:table-cell table:formula="of:=[.A260]+1" office:value-type="float" office:value="43" calcext:value-type="float">
            <text:p>43</text:p>
          </table:table-cell>
          <table:table-cell table:formula="of:=IF([.A266]&gt;=0;(1+SIN(15+5*[.A266]/[.$B$6]))/2;[.B260]-3600)" office:value-type="float" office:value="0.424274158564243" calcext:value-type="float">
            <text:p>0.4242741586</text:p>
          </table:table-cell>
          <table:table-cell table:number-columns-repeated="2"/>
        </table:table-row>
        <table:table-row table:style-name="ro1">
          <table:table-cell table:formula="of:=[.A261]+1" office:value-type="float" office:value="43" calcext:value-type="float">
            <text:p>43</text:p>
          </table:table-cell>
          <table:table-cell table:formula="of:=IF([.A267]&gt;=0;(1+SIN(15+5*[.A267]/[.$B$6]))/2;[.B261]-3600)" office:value-type="float" office:value="0.424274158564243" calcext:value-type="float">
            <text:p>0.4242741586</text:p>
          </table:table-cell>
          <table:table-cell table:number-columns-repeated="2"/>
        </table:table-row>
        <table:table-row table:style-name="ro1">
          <table:table-cell table:formula="of:=[.A262]+1" office:value-type="float" office:value="43" calcext:value-type="float">
            <text:p>43</text:p>
          </table:table-cell>
          <table:table-cell table:formula="of:=IF([.A268]&gt;=0;(1+SIN(15+5*[.A268]/[.$B$6]))/2;[.B262]-3600)" office:value-type="float" office:value="0.424274158564243" calcext:value-type="float">
            <text:p>0.4242741586</text:p>
          </table:table-cell>
          <table:table-cell table:number-columns-repeated="2"/>
        </table:table-row>
        <table:table-row table:style-name="ro1">
          <table:table-cell table:formula="of:=[.A263]+1" office:value-type="float" office:value="43" calcext:value-type="float">
            <text:p>43</text:p>
          </table:table-cell>
          <table:table-cell table:formula="of:=IF([.A269]&gt;=0;(1+SIN(15+5*[.A269]/[.$B$6]))/2;[.B263]-3600)" office:value-type="float" office:value="0.424274158564243" calcext:value-type="float">
            <text:p>0.4242741586</text:p>
          </table:table-cell>
          <table:table-cell table:number-columns-repeated="2"/>
        </table:table-row>
        <table:table-row table:style-name="ro1">
          <table:table-cell table:formula="of:=[.A264]+1" office:value-type="float" office:value="43" calcext:value-type="float">
            <text:p>43</text:p>
          </table:table-cell>
          <table:table-cell table:formula="of:=IF([.A270]&gt;=0;(1+SIN(15+5*[.A270]/[.$B$6]))/2;[.B264]-3600)" office:value-type="float" office:value="0.424274158564243" calcext:value-type="float">
            <text:p>0.424274158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71]&gt;=0;(1+SIN(15+5*[.A271]/[.$B$6]))/2;[.B265]-3600)" office:value-type="float" office:value="1439146800" calcext:value-type="float">
            <text:p>1439146800</text:p>
          </table:table-cell>
          <table:table-cell table:number-columns-repeated="2"/>
        </table:table-row>
        <table:table-row table:style-name="ro1">
          <table:table-cell table:formula="of:=[.A266]+1" office:value-type="float" office:value="44" calcext:value-type="float">
            <text:p>44</text:p>
          </table:table-cell>
          <table:table-cell table:formula="of:=IF([.A272]&gt;=0;(1+SIN(15+5*[.A272]/[.$B$6]))/2;[.B266]-3600)" office:value-type="float" office:value="0.414405315572312" calcext:value-type="float">
            <text:p>0.4144053156</text:p>
          </table:table-cell>
          <table:table-cell table:number-columns-repeated="2"/>
        </table:table-row>
        <table:table-row table:style-name="ro1">
          <table:table-cell table:formula="of:=[.A267]+1" office:value-type="float" office:value="44" calcext:value-type="float">
            <text:p>44</text:p>
          </table:table-cell>
          <table:table-cell table:formula="of:=IF([.A273]&gt;=0;(1+SIN(15+5*[.A273]/[.$B$6]))/2;[.B267]-3600)" office:value-type="float" office:value="0.414405315572312" calcext:value-type="float">
            <text:p>0.4144053156</text:p>
          </table:table-cell>
          <table:table-cell table:number-columns-repeated="2"/>
        </table:table-row>
        <table:table-row table:style-name="ro1">
          <table:table-cell table:formula="of:=[.A268]+1" office:value-type="float" office:value="44" calcext:value-type="float">
            <text:p>44</text:p>
          </table:table-cell>
          <table:table-cell table:formula="of:=IF([.A274]&gt;=0;(1+SIN(15+5*[.A274]/[.$B$6]))/2;[.B268]-3600)" office:value-type="float" office:value="0.414405315572312" calcext:value-type="float">
            <text:p>0.4144053156</text:p>
          </table:table-cell>
          <table:table-cell table:number-columns-repeated="2"/>
        </table:table-row>
        <table:table-row table:style-name="ro1">
          <table:table-cell table:formula="of:=[.A269]+1" office:value-type="float" office:value="44" calcext:value-type="float">
            <text:p>44</text:p>
          </table:table-cell>
          <table:table-cell table:formula="of:=IF([.A275]&gt;=0;(1+SIN(15+5*[.A275]/[.$B$6]))/2;[.B269]-3600)" office:value-type="float" office:value="0.414405315572312" calcext:value-type="float">
            <text:p>0.4144053156</text:p>
          </table:table-cell>
          <table:table-cell table:number-columns-repeated="2"/>
        </table:table-row>
        <table:table-row table:style-name="ro1">
          <table:table-cell table:formula="of:=[.A270]+1" office:value-type="float" office:value="44" calcext:value-type="float">
            <text:p>44</text:p>
          </table:table-cell>
          <table:table-cell table:formula="of:=IF([.A276]&gt;=0;(1+SIN(15+5*[.A276]/[.$B$6]))/2;[.B270]-3600)" office:value-type="float" office:value="0.414405315572312" calcext:value-type="float">
            <text:p>0.414405315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77]&gt;=0;(1+SIN(15+5*[.A277]/[.$B$6]))/2;[.B271]-3600)" office:value-type="float" office:value="1439143200" calcext:value-type="float">
            <text:p>1439143200</text:p>
          </table:table-cell>
          <table:table-cell table:number-columns-repeated="2"/>
        </table:table-row>
        <table:table-row table:style-name="ro1">
          <table:table-cell table:formula="of:=[.A272]+1" office:value-type="float" office:value="45" calcext:value-type="float">
            <text:p>45</text:p>
          </table:table-cell>
          <table:table-cell table:formula="of:=IF([.A278]&gt;=0;(1+SIN(15+5*[.A278]/[.$B$6]))/2;[.B272]-3600)" office:value-type="float" office:value="0.404570709312905" calcext:value-type="float">
            <text:p>0.4045707093</text:p>
          </table:table-cell>
          <table:table-cell table:number-columns-repeated="2"/>
        </table:table-row>
        <table:table-row table:style-name="ro1">
          <table:table-cell table:formula="of:=[.A273]+1" office:value-type="float" office:value="45" calcext:value-type="float">
            <text:p>45</text:p>
          </table:table-cell>
          <table:table-cell table:formula="of:=IF([.A279]&gt;=0;(1+SIN(15+5*[.A279]/[.$B$6]))/2;[.B273]-3600)" office:value-type="float" office:value="0.404570709312905" calcext:value-type="float">
            <text:p>0.4045707093</text:p>
          </table:table-cell>
          <table:table-cell table:number-columns-repeated="2"/>
        </table:table-row>
        <table:table-row table:style-name="ro1">
          <table:table-cell table:formula="of:=[.A274]+1" office:value-type="float" office:value="45" calcext:value-type="float">
            <text:p>45</text:p>
          </table:table-cell>
          <table:table-cell table:formula="of:=IF([.A280]&gt;=0;(1+SIN(15+5*[.A280]/[.$B$6]))/2;[.B274]-3600)" office:value-type="float" office:value="0.404570709312905" calcext:value-type="float">
            <text:p>0.4045707093</text:p>
          </table:table-cell>
          <table:table-cell table:number-columns-repeated="2"/>
        </table:table-row>
        <table:table-row table:style-name="ro1">
          <table:table-cell table:formula="of:=[.A275]+1" office:value-type="float" office:value="45" calcext:value-type="float">
            <text:p>45</text:p>
          </table:table-cell>
          <table:table-cell table:formula="of:=IF([.A281]&gt;=0;(1+SIN(15+5*[.A281]/[.$B$6]))/2;[.B275]-3600)" office:value-type="float" office:value="0.404570709312905" calcext:value-type="float">
            <text:p>0.4045707093</text:p>
          </table:table-cell>
          <table:table-cell table:number-columns-repeated="2"/>
        </table:table-row>
        <table:table-row table:style-name="ro1">
          <table:table-cell table:formula="of:=[.A276]+1" office:value-type="float" office:value="45" calcext:value-type="float">
            <text:p>45</text:p>
          </table:table-cell>
          <table:table-cell table:formula="of:=IF([.A282]&gt;=0;(1+SIN(15+5*[.A282]/[.$B$6]))/2;[.B276]-3600)" office:value-type="float" office:value="0.404570709312905" calcext:value-type="float">
            <text:p>0.404570709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83]&gt;=0;(1+SIN(15+5*[.A283]/[.$B$6]))/2;[.B277]-3600)" office:value-type="float" office:value="1439139600" calcext:value-type="float">
            <text:p>1439139600</text:p>
          </table:table-cell>
          <table:table-cell table:number-columns-repeated="2"/>
        </table:table-row>
        <table:table-row table:style-name="ro1">
          <table:table-cell table:formula="of:=[.A278]+1" office:value-type="float" office:value="46" calcext:value-type="float">
            <text:p>46</text:p>
          </table:table-cell>
          <table:table-cell table:formula="of:=IF([.A284]&gt;=0;(1+SIN(15+5*[.A284]/[.$B$6]))/2;[.B278]-3600)" office:value-type="float" office:value="0.3947742734974" calcext:value-type="float">
            <text:p>0.3947742735</text:p>
          </table:table-cell>
          <table:table-cell table:number-columns-repeated="2"/>
        </table:table-row>
        <table:table-row table:style-name="ro1">
          <table:table-cell table:formula="of:=[.A279]+1" office:value-type="float" office:value="46" calcext:value-type="float">
            <text:p>46</text:p>
          </table:table-cell>
          <table:table-cell table:formula="of:=IF([.A285]&gt;=0;(1+SIN(15+5*[.A285]/[.$B$6]))/2;[.B279]-3600)" office:value-type="float" office:value="0.3947742734974" calcext:value-type="float">
            <text:p>0.3947742735</text:p>
          </table:table-cell>
          <table:table-cell table:number-columns-repeated="2"/>
        </table:table-row>
        <table:table-row table:style-name="ro1">
          <table:table-cell table:formula="of:=[.A280]+1" office:value-type="float" office:value="46" calcext:value-type="float">
            <text:p>46</text:p>
          </table:table-cell>
          <table:table-cell table:formula="of:=IF([.A286]&gt;=0;(1+SIN(15+5*[.A286]/[.$B$6]))/2;[.B280]-3600)" office:value-type="float" office:value="0.3947742734974" calcext:value-type="float">
            <text:p>0.3947742735</text:p>
          </table:table-cell>
          <table:table-cell table:number-columns-repeated="2"/>
        </table:table-row>
        <table:table-row table:style-name="ro1">
          <table:table-cell table:formula="of:=[.A281]+1" office:value-type="float" office:value="46" calcext:value-type="float">
            <text:p>46</text:p>
          </table:table-cell>
          <table:table-cell table:formula="of:=IF([.A287]&gt;=0;(1+SIN(15+5*[.A287]/[.$B$6]))/2;[.B281]-3600)" office:value-type="float" office:value="0.3947742734974" calcext:value-type="float">
            <text:p>0.3947742735</text:p>
          </table:table-cell>
          <table:table-cell table:number-columns-repeated="2"/>
        </table:table-row>
        <table:table-row table:style-name="ro1">
          <table:table-cell table:formula="of:=[.A282]+1" office:value-type="float" office:value="46" calcext:value-type="float">
            <text:p>46</text:p>
          </table:table-cell>
          <table:table-cell table:formula="of:=IF([.A288]&gt;=0;(1+SIN(15+5*[.A288]/[.$B$6]))/2;[.B282]-3600)" office:value-type="float" office:value="0.3947742734974" calcext:value-type="float">
            <text:p>0.394774273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89]&gt;=0;(1+SIN(15+5*[.A289]/[.$B$6]))/2;[.B283]-3600)" office:value-type="float" office:value="1439136000" calcext:value-type="float">
            <text:p>1439136000</text:p>
          </table:table-cell>
          <table:table-cell table:number-columns-repeated="2"/>
        </table:table-row>
        <table:table-row table:style-name="ro1">
          <table:table-cell table:formula="of:=[.A284]+1" office:value-type="float" office:value="47" calcext:value-type="float">
            <text:p>47</text:p>
          </table:table-cell>
          <table:table-cell table:formula="of:=IF([.A290]&gt;=0;(1+SIN(15+5*[.A290]/[.$B$6]))/2;[.B284]-3600)" office:value-type="float" office:value="0.385019926569505" calcext:value-type="float">
            <text:p>0.3850199266</text:p>
          </table:table-cell>
          <table:table-cell table:number-columns-repeated="2"/>
        </table:table-row>
        <table:table-row table:style-name="ro1">
          <table:table-cell table:formula="of:=[.A285]+1" office:value-type="float" office:value="47" calcext:value-type="float">
            <text:p>47</text:p>
          </table:table-cell>
          <table:table-cell table:formula="of:=IF([.A291]&gt;=0;(1+SIN(15+5*[.A291]/[.$B$6]))/2;[.B285]-3600)" office:value-type="float" office:value="0.385019926569505" calcext:value-type="float">
            <text:p>0.3850199266</text:p>
          </table:table-cell>
          <table:table-cell table:number-columns-repeated="2"/>
        </table:table-row>
        <table:table-row table:style-name="ro1">
          <table:table-cell table:formula="of:=[.A286]+1" office:value-type="float" office:value="47" calcext:value-type="float">
            <text:p>47</text:p>
          </table:table-cell>
          <table:table-cell table:formula="of:=IF([.A292]&gt;=0;(1+SIN(15+5*[.A292]/[.$B$6]))/2;[.B286]-3600)" office:value-type="float" office:value="0.385019926569505" calcext:value-type="float">
            <text:p>0.3850199266</text:p>
          </table:table-cell>
          <table:table-cell table:number-columns-repeated="2"/>
        </table:table-row>
        <table:table-row table:style-name="ro1">
          <table:table-cell table:formula="of:=[.A287]+1" office:value-type="float" office:value="47" calcext:value-type="float">
            <text:p>47</text:p>
          </table:table-cell>
          <table:table-cell table:formula="of:=IF([.A293]&gt;=0;(1+SIN(15+5*[.A293]/[.$B$6]))/2;[.B287]-3600)" office:value-type="float" office:value="0.385019926569505" calcext:value-type="float">
            <text:p>0.3850199266</text:p>
          </table:table-cell>
          <table:table-cell table:number-columns-repeated="2"/>
        </table:table-row>
        <table:table-row table:style-name="ro1">
          <table:table-cell table:formula="of:=[.A288]+1" office:value-type="float" office:value="47" calcext:value-type="float">
            <text:p>47</text:p>
          </table:table-cell>
          <table:table-cell table:formula="of:=IF([.A294]&gt;=0;(1+SIN(15+5*[.A294]/[.$B$6]))/2;[.B288]-3600)" office:value-type="float" office:value="0.385019926569505" calcext:value-type="float">
            <text:p>0.385019926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295]&gt;=0;(1+SIN(15+5*[.A295]/[.$B$6]))/2;[.B289]-3600)" office:value-type="float" office:value="1439132400" calcext:value-type="float">
            <text:p>1439132400</text:p>
          </table:table-cell>
          <table:table-cell table:number-columns-repeated="2"/>
        </table:table-row>
        <table:table-row table:style-name="ro1">
          <table:table-cell table:formula="of:=[.A290]+1" office:value-type="float" office:value="48" calcext:value-type="float">
            <text:p>48</text:p>
          </table:table-cell>
          <table:table-cell table:formula="of:=IF([.A296]&gt;=0;(1+SIN(15+5*[.A296]/[.$B$6]))/2;[.B290]-3600)" office:value-type="float" office:value="0.375311570137933" calcext:value-type="float">
            <text:p>0.3753115701</text:p>
          </table:table-cell>
          <table:table-cell table:number-columns-repeated="2"/>
        </table:table-row>
        <table:table-row table:style-name="ro1">
          <table:table-cell table:formula="of:=[.A291]+1" office:value-type="float" office:value="48" calcext:value-type="float">
            <text:p>48</text:p>
          </table:table-cell>
          <table:table-cell table:formula="of:=IF([.A297]&gt;=0;(1+SIN(15+5*[.A297]/[.$B$6]))/2;[.B291]-3600)" office:value-type="float" office:value="0.375311570137933" calcext:value-type="float">
            <text:p>0.3753115701</text:p>
          </table:table-cell>
          <table:table-cell table:number-columns-repeated="2"/>
        </table:table-row>
        <table:table-row table:style-name="ro1">
          <table:table-cell table:formula="of:=[.A292]+1" office:value-type="float" office:value="48" calcext:value-type="float">
            <text:p>48</text:p>
          </table:table-cell>
          <table:table-cell table:formula="of:=IF([.A298]&gt;=0;(1+SIN(15+5*[.A298]/[.$B$6]))/2;[.B292]-3600)" office:value-type="float" office:value="0.375311570137933" calcext:value-type="float">
            <text:p>0.3753115701</text:p>
          </table:table-cell>
          <table:table-cell table:number-columns-repeated="2"/>
        </table:table-row>
        <table:table-row table:style-name="ro1">
          <table:table-cell table:formula="of:=[.A293]+1" office:value-type="float" office:value="48" calcext:value-type="float">
            <text:p>48</text:p>
          </table:table-cell>
          <table:table-cell table:formula="of:=IF([.A299]&gt;=0;(1+SIN(15+5*[.A299]/[.$B$6]))/2;[.B293]-3600)" office:value-type="float" office:value="0.375311570137933" calcext:value-type="float">
            <text:p>0.3753115701</text:p>
          </table:table-cell>
          <table:table-cell table:number-columns-repeated="2"/>
        </table:table-row>
        <table:table-row table:style-name="ro1">
          <table:table-cell table:formula="of:=[.A294]+1" office:value-type="float" office:value="48" calcext:value-type="float">
            <text:p>48</text:p>
          </table:table-cell>
          <table:table-cell table:formula="of:=IF([.A300]&gt;=0;(1+SIN(15+5*[.A300]/[.$B$6]))/2;[.B294]-3600)" office:value-type="float" office:value="0.375311570137933" calcext:value-type="float">
            <text:p>0.375311570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01]&gt;=0;(1+SIN(15+5*[.A301]/[.$B$6]))/2;[.B295]-3600)" office:value-type="float" office:value="1439128800" calcext:value-type="float">
            <text:p>1439128800</text:p>
          </table:table-cell>
          <table:table-cell table:number-columns-repeated="2"/>
        </table:table-row>
        <table:table-row table:style-name="ro1">
          <table:table-cell table:formula="of:=[.A296]+1" office:value-type="float" office:value="49" calcext:value-type="float">
            <text:p>49</text:p>
          </table:table-cell>
          <table:table-cell table:formula="of:=IF([.A302]&gt;=0;(1+SIN(15+5*[.A302]/[.$B$6]))/2;[.B296]-3600)" office:value-type="float" office:value="0.365653087415818" calcext:value-type="float">
            <text:p>0.3656530874</text:p>
          </table:table-cell>
          <table:table-cell table:number-columns-repeated="2"/>
        </table:table-row>
        <table:table-row table:style-name="ro1">
          <table:table-cell table:formula="of:=[.A297]+1" office:value-type="float" office:value="49" calcext:value-type="float">
            <text:p>49</text:p>
          </table:table-cell>
          <table:table-cell table:formula="of:=IF([.A303]&gt;=0;(1+SIN(15+5*[.A303]/[.$B$6]))/2;[.B297]-3600)" office:value-type="float" office:value="0.365653087415818" calcext:value-type="float">
            <text:p>0.3656530874</text:p>
          </table:table-cell>
          <table:table-cell table:number-columns-repeated="2"/>
        </table:table-row>
        <table:table-row table:style-name="ro1">
          <table:table-cell table:formula="of:=[.A298]+1" office:value-type="float" office:value="49" calcext:value-type="float">
            <text:p>49</text:p>
          </table:table-cell>
          <table:table-cell table:formula="of:=IF([.A304]&gt;=0;(1+SIN(15+5*[.A304]/[.$B$6]))/2;[.B298]-3600)" office:value-type="float" office:value="0.365653087415818" calcext:value-type="float">
            <text:p>0.3656530874</text:p>
          </table:table-cell>
          <table:table-cell table:number-columns-repeated="2"/>
        </table:table-row>
        <table:table-row table:style-name="ro1">
          <table:table-cell table:formula="of:=[.A299]+1" office:value-type="float" office:value="49" calcext:value-type="float">
            <text:p>49</text:p>
          </table:table-cell>
          <table:table-cell table:formula="of:=IF([.A305]&gt;=0;(1+SIN(15+5*[.A305]/[.$B$6]))/2;[.B299]-3600)" office:value-type="float" office:value="0.365653087415818" calcext:value-type="float">
            <text:p>0.3656530874</text:p>
          </table:table-cell>
          <table:table-cell table:number-columns-repeated="2"/>
        </table:table-row>
        <table:table-row table:style-name="ro1">
          <table:table-cell table:formula="of:=[.A300]+1" office:value-type="float" office:value="49" calcext:value-type="float">
            <text:p>49</text:p>
          </table:table-cell>
          <table:table-cell table:formula="of:=IF([.A306]&gt;=0;(1+SIN(15+5*[.A306]/[.$B$6]))/2;[.B300]-3600)" office:value-type="float" office:value="0.365653087415818" calcext:value-type="float">
            <text:p>0.365653087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07]&gt;=0;(1+SIN(15+5*[.A307]/[.$B$6]))/2;[.B301]-3600)" office:value-type="float" office:value="1439125200" calcext:value-type="float">
            <text:p>1439125200</text:p>
          </table:table-cell>
          <table:table-cell table:number-columns-repeated="2"/>
        </table:table-row>
        <table:table-row table:style-name="ro1">
          <table:table-cell table:formula="of:=[.A302]+1" office:value-type="float" office:value="50" calcext:value-type="float">
            <text:p>50</text:p>
          </table:table-cell>
          <table:table-cell table:formula="of:=IF([.A308]&gt;=0;(1+SIN(15+5*[.A308]/[.$B$6]))/2;[.B302]-3600)" office:value-type="float" office:value="0.356048341667467" calcext:value-type="float">
            <text:p>0.3560483417</text:p>
          </table:table-cell>
          <table:table-cell table:number-columns-repeated="2"/>
        </table:table-row>
        <table:table-row table:style-name="ro1">
          <table:table-cell table:formula="of:=[.A303]+1" office:value-type="float" office:value="50" calcext:value-type="float">
            <text:p>50</text:p>
          </table:table-cell>
          <table:table-cell table:formula="of:=IF([.A309]&gt;=0;(1+SIN(15+5*[.A309]/[.$B$6]))/2;[.B303]-3600)" office:value-type="float" office:value="0.356048341667467" calcext:value-type="float">
            <text:p>0.3560483417</text:p>
          </table:table-cell>
          <table:table-cell table:number-columns-repeated="2"/>
        </table:table-row>
        <table:table-row table:style-name="ro1">
          <table:table-cell table:formula="of:=[.A304]+1" office:value-type="float" office:value="50" calcext:value-type="float">
            <text:p>50</text:p>
          </table:table-cell>
          <table:table-cell table:formula="of:=IF([.A310]&gt;=0;(1+SIN(15+5*[.A310]/[.$B$6]))/2;[.B304]-3600)" office:value-type="float" office:value="0.356048341667467" calcext:value-type="float">
            <text:p>0.3560483417</text:p>
          </table:table-cell>
          <table:table-cell table:number-columns-repeated="2"/>
        </table:table-row>
        <table:table-row table:style-name="ro1">
          <table:table-cell table:formula="of:=[.A305]+1" office:value-type="float" office:value="50" calcext:value-type="float">
            <text:p>50</text:p>
          </table:table-cell>
          <table:table-cell table:formula="of:=IF([.A311]&gt;=0;(1+SIN(15+5*[.A311]/[.$B$6]))/2;[.B305]-3600)" office:value-type="float" office:value="0.356048341667467" calcext:value-type="float">
            <text:p>0.3560483417</text:p>
          </table:table-cell>
          <table:table-cell table:number-columns-repeated="2"/>
        </table:table-row>
        <table:table-row table:style-name="ro1">
          <table:table-cell table:formula="of:=[.A306]+1" office:value-type="float" office:value="50" calcext:value-type="float">
            <text:p>50</text:p>
          </table:table-cell>
          <table:table-cell table:formula="of:=IF([.A312]&gt;=0;(1+SIN(15+5*[.A312]/[.$B$6]))/2;[.B306]-3600)" office:value-type="float" office:value="0.356048341667467" calcext:value-type="float">
            <text:p>0.356048341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13]&gt;=0;(1+SIN(15+5*[.A313]/[.$B$6]))/2;[.B307]-3600)" office:value-type="float" office:value="1439121600" calcext:value-type="float">
            <text:p>1439121600</text:p>
          </table:table-cell>
          <table:table-cell table:number-columns-repeated="2"/>
        </table:table-row>
        <table:table-row table:style-name="ro1">
          <table:table-cell table:formula="of:=[.A308]+1" office:value-type="float" office:value="51" calcext:value-type="float">
            <text:p>51</text:p>
          </table:table-cell>
          <table:table-cell table:formula="of:=IF([.A314]&gt;=0;(1+SIN(15+5*[.A314]/[.$B$6]))/2;[.B308]-3600)" office:value-type="float" office:value="0.34650117466312" calcext:value-type="float">
            <text:p>0.3465011747</text:p>
          </table:table-cell>
          <table:table-cell table:number-columns-repeated="2"/>
        </table:table-row>
        <table:table-row table:style-name="ro1">
          <table:table-cell table:formula="of:=[.A309]+1" office:value-type="float" office:value="51" calcext:value-type="float">
            <text:p>51</text:p>
          </table:table-cell>
          <table:table-cell table:formula="of:=IF([.A315]&gt;=0;(1+SIN(15+5*[.A315]/[.$B$6]))/2;[.B309]-3600)" office:value-type="float" office:value="0.34650117466312" calcext:value-type="float">
            <text:p>0.3465011747</text:p>
          </table:table-cell>
          <table:table-cell table:number-columns-repeated="2"/>
        </table:table-row>
        <table:table-row table:style-name="ro1">
          <table:table-cell table:formula="of:=[.A310]+1" office:value-type="float" office:value="51" calcext:value-type="float">
            <text:p>51</text:p>
          </table:table-cell>
          <table:table-cell table:formula="of:=IF([.A316]&gt;=0;(1+SIN(15+5*[.A316]/[.$B$6]))/2;[.B310]-3600)" office:value-type="float" office:value="0.34650117466312" calcext:value-type="float">
            <text:p>0.3465011747</text:p>
          </table:table-cell>
          <table:table-cell table:number-columns-repeated="2"/>
        </table:table-row>
        <table:table-row table:style-name="ro1">
          <table:table-cell table:formula="of:=[.A311]+1" office:value-type="float" office:value="51" calcext:value-type="float">
            <text:p>51</text:p>
          </table:table-cell>
          <table:table-cell table:formula="of:=IF([.A317]&gt;=0;(1+SIN(15+5*[.A317]/[.$B$6]))/2;[.B311]-3600)" office:value-type="float" office:value="0.34650117466312" calcext:value-type="float">
            <text:p>0.3465011747</text:p>
          </table:table-cell>
          <table:table-cell table:number-columns-repeated="2"/>
        </table:table-row>
        <table:table-row table:style-name="ro1">
          <table:table-cell table:formula="of:=[.A312]+1" office:value-type="float" office:value="51" calcext:value-type="float">
            <text:p>51</text:p>
          </table:table-cell>
          <table:table-cell table:formula="of:=IF([.A318]&gt;=0;(1+SIN(15+5*[.A318]/[.$B$6]))/2;[.B312]-3600)" office:value-type="float" office:value="0.34650117466312" calcext:value-type="float">
            <text:p>0.346501174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19]&gt;=0;(1+SIN(15+5*[.A319]/[.$B$6]))/2;[.B313]-3600)" office:value-type="float" office:value="1439118000" calcext:value-type="float">
            <text:p>1439118000</text:p>
          </table:table-cell>
          <table:table-cell table:number-columns-repeated="2"/>
        </table:table-row>
        <table:table-row table:style-name="ro1">
          <table:table-cell table:formula="of:=[.A314]+1" office:value-type="float" office:value="52" calcext:value-type="float">
            <text:p>52</text:p>
          </table:table-cell>
          <table:table-cell table:formula="of:=IF([.A320]&gt;=0;(1+SIN(15+5*[.A320]/[.$B$6]))/2;[.B314]-3600)" office:value-type="float" office:value="0.337015405142284" calcext:value-type="float">
            <text:p>0.3370154051</text:p>
          </table:table-cell>
          <table:table-cell table:number-columns-repeated="2"/>
        </table:table-row>
        <table:table-row table:style-name="ro1">
          <table:table-cell table:formula="of:=[.A315]+1" office:value-type="float" office:value="52" calcext:value-type="float">
            <text:p>52</text:p>
          </table:table-cell>
          <table:table-cell table:formula="of:=IF([.A321]&gt;=0;(1+SIN(15+5*[.A321]/[.$B$6]))/2;[.B315]-3600)" office:value-type="float" office:value="0.337015405142284" calcext:value-type="float">
            <text:p>0.3370154051</text:p>
          </table:table-cell>
          <table:table-cell table:number-columns-repeated="2"/>
        </table:table-row>
        <table:table-row table:style-name="ro1">
          <table:table-cell table:formula="of:=[.A316]+1" office:value-type="float" office:value="52" calcext:value-type="float">
            <text:p>52</text:p>
          </table:table-cell>
          <table:table-cell table:formula="of:=IF([.A322]&gt;=0;(1+SIN(15+5*[.A322]/[.$B$6]))/2;[.B316]-3600)" office:value-type="float" office:value="0.337015405142284" calcext:value-type="float">
            <text:p>0.3370154051</text:p>
          </table:table-cell>
          <table:table-cell table:number-columns-repeated="2"/>
        </table:table-row>
        <table:table-row table:style-name="ro1">
          <table:table-cell table:formula="of:=[.A317]+1" office:value-type="float" office:value="52" calcext:value-type="float">
            <text:p>52</text:p>
          </table:table-cell>
          <table:table-cell table:formula="of:=IF([.A323]&gt;=0;(1+SIN(15+5*[.A323]/[.$B$6]))/2;[.B317]-3600)" office:value-type="float" office:value="0.337015405142284" calcext:value-type="float">
            <text:p>0.3370154051</text:p>
          </table:table-cell>
          <table:table-cell table:number-columns-repeated="2"/>
        </table:table-row>
        <table:table-row table:style-name="ro1">
          <table:table-cell table:formula="of:=[.A318]+1" office:value-type="float" office:value="52" calcext:value-type="float">
            <text:p>52</text:p>
          </table:table-cell>
          <table:table-cell table:formula="of:=IF([.A324]&gt;=0;(1+SIN(15+5*[.A324]/[.$B$6]))/2;[.B318]-3600)" office:value-type="float" office:value="0.337015405142284" calcext:value-type="float">
            <text:p>0.337015405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25]&gt;=0;(1+SIN(15+5*[.A325]/[.$B$6]))/2;[.B319]-3600)" office:value-type="float" office:value="1439114400" calcext:value-type="float">
            <text:p>1439114400</text:p>
          </table:table-cell>
          <table:table-cell table:number-columns-repeated="2"/>
        </table:table-row>
        <table:table-row table:style-name="ro1">
          <table:table-cell table:formula="of:=[.A320]+1" office:value-type="float" office:value="53" calcext:value-type="float">
            <text:p>53</text:p>
          </table:table-cell>
          <table:table-cell table:formula="of:=IF([.A326]&gt;=0;(1+SIN(15+5*[.A326]/[.$B$6]))/2;[.B320]-3600)" office:value-type="float" office:value="0.327594827286292" calcext:value-type="float">
            <text:p>0.3275948273</text:p>
          </table:table-cell>
          <table:table-cell table:number-columns-repeated="2"/>
        </table:table-row>
        <table:table-row table:style-name="ro1">
          <table:table-cell table:formula="of:=[.A321]+1" office:value-type="float" office:value="53" calcext:value-type="float">
            <text:p>53</text:p>
          </table:table-cell>
          <table:table-cell table:formula="of:=IF([.A327]&gt;=0;(1+SIN(15+5*[.A327]/[.$B$6]))/2;[.B321]-3600)" office:value-type="float" office:value="0.327594827286292" calcext:value-type="float">
            <text:p>0.3275948273</text:p>
          </table:table-cell>
          <table:table-cell table:number-columns-repeated="2"/>
        </table:table-row>
        <table:table-row table:style-name="ro1">
          <table:table-cell table:formula="of:=[.A322]+1" office:value-type="float" office:value="53" calcext:value-type="float">
            <text:p>53</text:p>
          </table:table-cell>
          <table:table-cell table:formula="of:=IF([.A328]&gt;=0;(1+SIN(15+5*[.A328]/[.$B$6]))/2;[.B322]-3600)" office:value-type="float" office:value="0.327594827286292" calcext:value-type="float">
            <text:p>0.3275948273</text:p>
          </table:table-cell>
          <table:table-cell table:number-columns-repeated="2"/>
        </table:table-row>
        <table:table-row table:style-name="ro1">
          <table:table-cell table:formula="of:=[.A323]+1" office:value-type="float" office:value="53" calcext:value-type="float">
            <text:p>53</text:p>
          </table:table-cell>
          <table:table-cell table:formula="of:=IF([.A329]&gt;=0;(1+SIN(15+5*[.A329]/[.$B$6]))/2;[.B323]-3600)" office:value-type="float" office:value="0.327594827286292" calcext:value-type="float">
            <text:p>0.3275948273</text:p>
          </table:table-cell>
          <table:table-cell table:number-columns-repeated="2"/>
        </table:table-row>
        <table:table-row table:style-name="ro1">
          <table:table-cell table:formula="of:=[.A324]+1" office:value-type="float" office:value="53" calcext:value-type="float">
            <text:p>53</text:p>
          </table:table-cell>
          <table:table-cell table:formula="of:=IF([.A330]&gt;=0;(1+SIN(15+5*[.A330]/[.$B$6]))/2;[.B324]-3600)" office:value-type="float" office:value="0.327594827286292" calcext:value-type="float">
            <text:p>0.327594827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31]&gt;=0;(1+SIN(15+5*[.A331]/[.$B$6]))/2;[.B325]-3600)" office:value-type="float" office:value="1439110800" calcext:value-type="float">
            <text:p>1439110800</text:p>
          </table:table-cell>
          <table:table-cell table:number-columns-repeated="2"/>
        </table:table-row>
        <table:table-row table:style-name="ro1">
          <table:table-cell table:formula="of:=[.A326]+1" office:value-type="float" office:value="54" calcext:value-type="float">
            <text:p>54</text:p>
          </table:table-cell>
          <table:table-cell table:formula="of:=IF([.A332]&gt;=0;(1+SIN(15+5*[.A332]/[.$B$6]))/2;[.B326]-3600)" office:value-type="float" office:value="0.31824320920068" calcext:value-type="float">
            <text:p>0.3182432092</text:p>
          </table:table-cell>
          <table:table-cell table:number-columns-repeated="2"/>
        </table:table-row>
        <table:table-row table:style-name="ro1">
          <table:table-cell table:formula="of:=[.A327]+1" office:value-type="float" office:value="54" calcext:value-type="float">
            <text:p>54</text:p>
          </table:table-cell>
          <table:table-cell table:formula="of:=IF([.A333]&gt;=0;(1+SIN(15+5*[.A333]/[.$B$6]))/2;[.B327]-3600)" office:value-type="float" office:value="0.31824320920068" calcext:value-type="float">
            <text:p>0.3182432092</text:p>
          </table:table-cell>
          <table:table-cell table:number-columns-repeated="2"/>
        </table:table-row>
        <table:table-row table:style-name="ro1">
          <table:table-cell table:formula="of:=[.A328]+1" office:value-type="float" office:value="54" calcext:value-type="float">
            <text:p>54</text:p>
          </table:table-cell>
          <table:table-cell table:formula="of:=IF([.A334]&gt;=0;(1+SIN(15+5*[.A334]/[.$B$6]))/2;[.B328]-3600)" office:value-type="float" office:value="0.31824320920068" calcext:value-type="float">
            <text:p>0.3182432092</text:p>
          </table:table-cell>
          <table:table-cell table:number-columns-repeated="2"/>
        </table:table-row>
        <table:table-row table:style-name="ro1">
          <table:table-cell table:formula="of:=[.A329]+1" office:value-type="float" office:value="54" calcext:value-type="float">
            <text:p>54</text:p>
          </table:table-cell>
          <table:table-cell table:formula="of:=IF([.A335]&gt;=0;(1+SIN(15+5*[.A335]/[.$B$6]))/2;[.B329]-3600)" office:value-type="float" office:value="0.31824320920068" calcext:value-type="float">
            <text:p>0.3182432092</text:p>
          </table:table-cell>
          <table:table-cell table:number-columns-repeated="2"/>
        </table:table-row>
        <table:table-row table:style-name="ro1">
          <table:table-cell table:formula="of:=[.A330]+1" office:value-type="float" office:value="54" calcext:value-type="float">
            <text:p>54</text:p>
          </table:table-cell>
          <table:table-cell table:formula="of:=IF([.A336]&gt;=0;(1+SIN(15+5*[.A336]/[.$B$6]))/2;[.B330]-3600)" office:value-type="float" office:value="0.31824320920068" calcext:value-type="float">
            <text:p>0.318243209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37]&gt;=0;(1+SIN(15+5*[.A337]/[.$B$6]))/2;[.B331]-3600)" office:value-type="float" office:value="1439107200" calcext:value-type="float">
            <text:p>1439107200</text:p>
          </table:table-cell>
          <table:table-cell table:number-columns-repeated="2"/>
        </table:table-row>
        <table:table-row table:style-name="ro1">
          <table:table-cell table:formula="of:=[.A332]+1" office:value-type="float" office:value="55" calcext:value-type="float">
            <text:p>55</text:p>
          </table:table-cell>
          <table:table-cell table:formula="of:=IF([.A338]&gt;=0;(1+SIN(15+5*[.A338]/[.$B$6]))/2;[.B332]-3600)" office:value-type="float" office:value="0.308964291407995" calcext:value-type="float">
            <text:p>0.3089642914</text:p>
          </table:table-cell>
          <table:table-cell table:number-columns-repeated="2"/>
        </table:table-row>
        <table:table-row table:style-name="ro1">
          <table:table-cell table:formula="of:=[.A333]+1" office:value-type="float" office:value="55" calcext:value-type="float">
            <text:p>55</text:p>
          </table:table-cell>
          <table:table-cell table:formula="of:=IF([.A339]&gt;=0;(1+SIN(15+5*[.A339]/[.$B$6]))/2;[.B333]-3600)" office:value-type="float" office:value="0.308964291407995" calcext:value-type="float">
            <text:p>0.3089642914</text:p>
          </table:table-cell>
          <table:table-cell table:number-columns-repeated="2"/>
        </table:table-row>
        <table:table-row table:style-name="ro1">
          <table:table-cell table:formula="of:=[.A334]+1" office:value-type="float" office:value="55" calcext:value-type="float">
            <text:p>55</text:p>
          </table:table-cell>
          <table:table-cell table:formula="of:=IF([.A340]&gt;=0;(1+SIN(15+5*[.A340]/[.$B$6]))/2;[.B334]-3600)" office:value-type="float" office:value="0.308964291407995" calcext:value-type="float">
            <text:p>0.3089642914</text:p>
          </table:table-cell>
          <table:table-cell table:number-columns-repeated="2"/>
        </table:table-row>
        <table:table-row table:style-name="ro1">
          <table:table-cell table:formula="of:=[.A335]+1" office:value-type="float" office:value="55" calcext:value-type="float">
            <text:p>55</text:p>
          </table:table-cell>
          <table:table-cell table:formula="of:=IF([.A341]&gt;=0;(1+SIN(15+5*[.A341]/[.$B$6]))/2;[.B335]-3600)" office:value-type="float" office:value="0.308964291407995" calcext:value-type="float">
            <text:p>0.3089642914</text:p>
          </table:table-cell>
          <table:table-cell table:number-columns-repeated="2"/>
        </table:table-row>
        <table:table-row table:style-name="ro1">
          <table:table-cell table:formula="of:=[.A336]+1" office:value-type="float" office:value="55" calcext:value-type="float">
            <text:p>55</text:p>
          </table:table-cell>
          <table:table-cell table:formula="of:=IF([.A342]&gt;=0;(1+SIN(15+5*[.A342]/[.$B$6]))/2;[.B336]-3600)" office:value-type="float" office:value="0.308964291407995" calcext:value-type="float">
            <text:p>0.308964291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43]&gt;=0;(1+SIN(15+5*[.A343]/[.$B$6]))/2;[.B337]-3600)" office:value-type="float" office:value="1439103600" calcext:value-type="float">
            <text:p>1439103600</text:p>
          </table:table-cell>
          <table:table-cell table:number-columns-repeated="2"/>
        </table:table-row>
        <table:table-row table:style-name="ro1">
          <table:table-cell table:formula="of:=[.A338]+1" office:value-type="float" office:value="56" calcext:value-type="float">
            <text:p>56</text:p>
          </table:table-cell>
          <table:table-cell table:formula="of:=IF([.A344]&gt;=0;(1+SIN(15+5*[.A344]/[.$B$6]))/2;[.B338]-3600)" office:value-type="float" office:value="0.29976178535164" calcext:value-type="float">
            <text:p>0.2997617854</text:p>
          </table:table-cell>
          <table:table-cell table:number-columns-repeated="2"/>
        </table:table-row>
        <table:table-row table:style-name="ro1">
          <table:table-cell table:formula="of:=[.A339]+1" office:value-type="float" office:value="56" calcext:value-type="float">
            <text:p>56</text:p>
          </table:table-cell>
          <table:table-cell table:formula="of:=IF([.A345]&gt;=0;(1+SIN(15+5*[.A345]/[.$B$6]))/2;[.B339]-3600)" office:value-type="float" office:value="0.29976178535164" calcext:value-type="float">
            <text:p>0.2997617854</text:p>
          </table:table-cell>
          <table:table-cell table:number-columns-repeated="2"/>
        </table:table-row>
        <table:table-row table:style-name="ro1">
          <table:table-cell table:formula="of:=[.A340]+1" office:value-type="float" office:value="56" calcext:value-type="float">
            <text:p>56</text:p>
          </table:table-cell>
          <table:table-cell table:formula="of:=IF([.A346]&gt;=0;(1+SIN(15+5*[.A346]/[.$B$6]))/2;[.B340]-3600)" office:value-type="float" office:value="0.29976178535164" calcext:value-type="float">
            <text:p>0.2997617854</text:p>
          </table:table-cell>
          <table:table-cell table:number-columns-repeated="2"/>
        </table:table-row>
        <table:table-row table:style-name="ro1">
          <table:table-cell table:formula="of:=[.A341]+1" office:value-type="float" office:value="56" calcext:value-type="float">
            <text:p>56</text:p>
          </table:table-cell>
          <table:table-cell table:formula="of:=IF([.A347]&gt;=0;(1+SIN(15+5*[.A347]/[.$B$6]))/2;[.B341]-3600)" office:value-type="float" office:value="0.29976178535164" calcext:value-type="float">
            <text:p>0.2997617854</text:p>
          </table:table-cell>
          <table:table-cell table:number-columns-repeated="2"/>
        </table:table-row>
        <table:table-row table:style-name="ro1">
          <table:table-cell table:formula="of:=[.A342]+1" office:value-type="float" office:value="56" calcext:value-type="float">
            <text:p>56</text:p>
          </table:table-cell>
          <table:table-cell table:formula="of:=IF([.A348]&gt;=0;(1+SIN(15+5*[.A348]/[.$B$6]))/2;[.B342]-3600)" office:value-type="float" office:value="0.29976178535164" calcext:value-type="float">
            <text:p>0.299761785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49]&gt;=0;(1+SIN(15+5*[.A349]/[.$B$6]))/2;[.B343]-3600)" office:value-type="float" office:value="1439100000" calcext:value-type="float">
            <text:p>1439100000</text:p>
          </table:table-cell>
          <table:table-cell table:number-columns-repeated="2"/>
        </table:table-row>
        <table:table-row table:style-name="ro1">
          <table:table-cell table:formula="of:=[.A344]+1" office:value-type="float" office:value="57" calcext:value-type="float">
            <text:p>57</text:p>
          </table:table-cell>
          <table:table-cell table:formula="of:=IF([.A350]&gt;=0;(1+SIN(15+5*[.A350]/[.$B$6]))/2;[.B344]-3600)" office:value-type="float" office:value="0.290639371911337" calcext:value-type="float">
            <text:p>0.2906393719</text:p>
          </table:table-cell>
          <table:table-cell table:number-columns-repeated="2"/>
        </table:table-row>
        <table:table-row table:style-name="ro1">
          <table:table-cell table:formula="of:=[.A345]+1" office:value-type="float" office:value="57" calcext:value-type="float">
            <text:p>57</text:p>
          </table:table-cell>
          <table:table-cell table:formula="of:=IF([.A351]&gt;=0;(1+SIN(15+5*[.A351]/[.$B$6]))/2;[.B345]-3600)" office:value-type="float" office:value="0.290639371911337" calcext:value-type="float">
            <text:p>0.2906393719</text:p>
          </table:table-cell>
          <table:table-cell table:number-columns-repeated="2"/>
        </table:table-row>
        <table:table-row table:style-name="ro1">
          <table:table-cell table:formula="of:=[.A346]+1" office:value-type="float" office:value="57" calcext:value-type="float">
            <text:p>57</text:p>
          </table:table-cell>
          <table:table-cell table:formula="of:=IF([.A352]&gt;=0;(1+SIN(15+5*[.A352]/[.$B$6]))/2;[.B346]-3600)" office:value-type="float" office:value="0.290639371911337" calcext:value-type="float">
            <text:p>0.2906393719</text:p>
          </table:table-cell>
          <table:table-cell table:number-columns-repeated="2"/>
        </table:table-row>
        <table:table-row table:style-name="ro1">
          <table:table-cell table:formula="of:=[.A347]+1" office:value-type="float" office:value="57" calcext:value-type="float">
            <text:p>57</text:p>
          </table:table-cell>
          <table:table-cell table:formula="of:=IF([.A353]&gt;=0;(1+SIN(15+5*[.A353]/[.$B$6]))/2;[.B347]-3600)" office:value-type="float" office:value="0.290639371911337" calcext:value-type="float">
            <text:p>0.2906393719</text:p>
          </table:table-cell>
          <table:table-cell table:number-columns-repeated="2"/>
        </table:table-row>
        <table:table-row table:style-name="ro1">
          <table:table-cell table:formula="of:=[.A348]+1" office:value-type="float" office:value="57" calcext:value-type="float">
            <text:p>57</text:p>
          </table:table-cell>
          <table:table-cell table:formula="of:=IF([.A354]&gt;=0;(1+SIN(15+5*[.A354]/[.$B$6]))/2;[.B348]-3600)" office:value-type="float" office:value="0.290639371911337" calcext:value-type="float">
            <text:p>0.290639371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55]&gt;=0;(1+SIN(15+5*[.A355]/[.$B$6]))/2;[.B349]-3600)" office:value-type="float" office:value="1439096400" calcext:value-type="float">
            <text:p>1439096400</text:p>
          </table:table-cell>
          <table:table-cell table:number-columns-repeated="2"/>
        </table:table-row>
        <table:table-row table:style-name="ro1">
          <table:table-cell table:formula="of:=[.A350]+1" office:value-type="float" office:value="58" calcext:value-type="float">
            <text:p>58</text:p>
          </table:table-cell>
          <table:table-cell table:formula="of:=IF([.A356]&gt;=0;(1+SIN(15+5*[.A356]/[.$B$6]))/2;[.B350]-3600)" office:value-type="float" office:value="0.281600699930831" calcext:value-type="float">
            <text:p>0.2816006999</text:p>
          </table:table-cell>
          <table:table-cell table:number-columns-repeated="2"/>
        </table:table-row>
        <table:table-row table:style-name="ro1">
          <table:table-cell table:formula="of:=[.A351]+1" office:value-type="float" office:value="58" calcext:value-type="float">
            <text:p>58</text:p>
          </table:table-cell>
          <table:table-cell table:formula="of:=IF([.A357]&gt;=0;(1+SIN(15+5*[.A357]/[.$B$6]))/2;[.B351]-3600)" office:value-type="float" office:value="0.281600699930831" calcext:value-type="float">
            <text:p>0.2816006999</text:p>
          </table:table-cell>
          <table:table-cell table:number-columns-repeated="2"/>
        </table:table-row>
        <table:table-row table:style-name="ro1">
          <table:table-cell table:formula="of:=[.A352]+1" office:value-type="float" office:value="58" calcext:value-type="float">
            <text:p>58</text:p>
          </table:table-cell>
          <table:table-cell table:formula="of:=IF([.A358]&gt;=0;(1+SIN(15+5*[.A358]/[.$B$6]))/2;[.B352]-3600)" office:value-type="float" office:value="0.281600699930831" calcext:value-type="float">
            <text:p>0.2816006999</text:p>
          </table:table-cell>
          <table:table-cell table:number-columns-repeated="2"/>
        </table:table-row>
        <table:table-row table:style-name="ro1">
          <table:table-cell table:formula="of:=[.A353]+1" office:value-type="float" office:value="58" calcext:value-type="float">
            <text:p>58</text:p>
          </table:table-cell>
          <table:table-cell table:formula="of:=IF([.A359]&gt;=0;(1+SIN(15+5*[.A359]/[.$B$6]))/2;[.B353]-3600)" office:value-type="float" office:value="0.281600699930831" calcext:value-type="float">
            <text:p>0.2816006999</text:p>
          </table:table-cell>
          <table:table-cell table:number-columns-repeated="2"/>
        </table:table-row>
        <table:table-row table:style-name="ro1">
          <table:table-cell table:formula="of:=[.A354]+1" office:value-type="float" office:value="58" calcext:value-type="float">
            <text:p>58</text:p>
          </table:table-cell>
          <table:table-cell table:formula="of:=IF([.A360]&gt;=0;(1+SIN(15+5*[.A360]/[.$B$6]))/2;[.B354]-3600)" office:value-type="float" office:value="0.281600699930831" calcext:value-type="float">
            <text:p>0.281600699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61]&gt;=0;(1+SIN(15+5*[.A361]/[.$B$6]))/2;[.B355]-3600)" office:value-type="float" office:value="1439092800" calcext:value-type="float">
            <text:p>1439092800</text:p>
          </table:table-cell>
          <table:table-cell table:number-columns-repeated="2"/>
        </table:table-row>
        <table:table-row table:style-name="ro1">
          <table:table-cell table:formula="of:=[.A356]+1" office:value-type="float" office:value="59" calcext:value-type="float">
            <text:p>59</text:p>
          </table:table-cell>
          <table:table-cell table:formula="of:=IF([.A362]&gt;=0;(1+SIN(15+5*[.A362]/[.$B$6]))/2;[.B356]-3600)" office:value-type="float" office:value="0.272649384758401" calcext:value-type="float">
            <text:p>0.2726493848</text:p>
          </table:table-cell>
          <table:table-cell table:number-columns-repeated="2"/>
        </table:table-row>
        <table:table-row table:style-name="ro1">
          <table:table-cell table:formula="of:=[.A357]+1" office:value-type="float" office:value="59" calcext:value-type="float">
            <text:p>59</text:p>
          </table:table-cell>
          <table:table-cell table:formula="of:=IF([.A363]&gt;=0;(1+SIN(15+5*[.A363]/[.$B$6]))/2;[.B357]-3600)" office:value-type="float" office:value="0.272649384758401" calcext:value-type="float">
            <text:p>0.2726493848</text:p>
          </table:table-cell>
          <table:table-cell table:number-columns-repeated="2"/>
        </table:table-row>
        <table:table-row table:style-name="ro1">
          <table:table-cell table:formula="of:=[.A358]+1" office:value-type="float" office:value="59" calcext:value-type="float">
            <text:p>59</text:p>
          </table:table-cell>
          <table:table-cell table:formula="of:=IF([.A364]&gt;=0;(1+SIN(15+5*[.A364]/[.$B$6]))/2;[.B358]-3600)" office:value-type="float" office:value="0.272649384758401" calcext:value-type="float">
            <text:p>0.2726493848</text:p>
          </table:table-cell>
          <table:table-cell table:number-columns-repeated="2"/>
        </table:table-row>
        <table:table-row table:style-name="ro1">
          <table:table-cell table:formula="of:=[.A359]+1" office:value-type="float" office:value="59" calcext:value-type="float">
            <text:p>59</text:p>
          </table:table-cell>
          <table:table-cell table:formula="of:=IF([.A365]&gt;=0;(1+SIN(15+5*[.A365]/[.$B$6]))/2;[.B359]-3600)" office:value-type="float" office:value="0.272649384758401" calcext:value-type="float">
            <text:p>0.2726493848</text:p>
          </table:table-cell>
          <table:table-cell table:number-columns-repeated="2"/>
        </table:table-row>
        <table:table-row table:style-name="ro1">
          <table:table-cell table:formula="of:=[.A360]+1" office:value-type="float" office:value="59" calcext:value-type="float">
            <text:p>59</text:p>
          </table:table-cell>
          <table:table-cell table:formula="of:=IF([.A366]&gt;=0;(1+SIN(15+5*[.A366]/[.$B$6]))/2;[.B360]-3600)" office:value-type="float" office:value="0.272649384758401" calcext:value-type="float">
            <text:p>0.272649384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67]&gt;=0;(1+SIN(15+5*[.A367]/[.$B$6]))/2;[.B361]-3600)" office:value-type="float" office:value="1439089200" calcext:value-type="float">
            <text:p>1439089200</text:p>
          </table:table-cell>
          <table:table-cell table:number-columns-repeated="2"/>
        </table:table-row>
        <table:table-row table:style-name="ro1">
          <table:table-cell table:formula="of:=[.A362]+1" office:value-type="float" office:value="60" calcext:value-type="float">
            <text:p>60</text:p>
          </table:table-cell>
          <table:table-cell table:formula="of:=IF([.A368]&gt;=0;(1+SIN(15+5*[.A368]/[.$B$6]))/2;[.B362]-3600)" office:value-type="float" office:value="0.263789006800767" calcext:value-type="float">
            <text:p>0.2637890068</text:p>
          </table:table-cell>
          <table:table-cell table:number-columns-repeated="2"/>
        </table:table-row>
        <table:table-row table:style-name="ro1">
          <table:table-cell table:formula="of:=[.A363]+1" office:value-type="float" office:value="60" calcext:value-type="float">
            <text:p>60</text:p>
          </table:table-cell>
          <table:table-cell table:formula="of:=IF([.A369]&gt;=0;(1+SIN(15+5*[.A369]/[.$B$6]))/2;[.B363]-3600)" office:value-type="float" office:value="0.263789006800767" calcext:value-type="float">
            <text:p>0.2637890068</text:p>
          </table:table-cell>
          <table:table-cell table:number-columns-repeated="2"/>
        </table:table-row>
        <table:table-row table:style-name="ro1">
          <table:table-cell table:formula="of:=[.A364]+1" office:value-type="float" office:value="60" calcext:value-type="float">
            <text:p>60</text:p>
          </table:table-cell>
          <table:table-cell table:formula="of:=IF([.A370]&gt;=0;(1+SIN(15+5*[.A370]/[.$B$6]))/2;[.B364]-3600)" office:value-type="float" office:value="0.263789006800767" calcext:value-type="float">
            <text:p>0.2637890068</text:p>
          </table:table-cell>
          <table:table-cell table:number-columns-repeated="2"/>
        </table:table-row>
        <table:table-row table:style-name="ro1">
          <table:table-cell table:formula="of:=[.A365]+1" office:value-type="float" office:value="60" calcext:value-type="float">
            <text:p>60</text:p>
          </table:table-cell>
          <table:table-cell table:formula="of:=IF([.A371]&gt;=0;(1+SIN(15+5*[.A371]/[.$B$6]))/2;[.B365]-3600)" office:value-type="float" office:value="0.263789006800767" calcext:value-type="float">
            <text:p>0.2637890068</text:p>
          </table:table-cell>
          <table:table-cell table:number-columns-repeated="2"/>
        </table:table-row>
        <table:table-row table:style-name="ro1">
          <table:table-cell table:formula="of:=[.A366]+1" office:value-type="float" office:value="60" calcext:value-type="float">
            <text:p>60</text:p>
          </table:table-cell>
          <table:table-cell table:formula="of:=IF([.A372]&gt;=0;(1+SIN(15+5*[.A372]/[.$B$6]))/2;[.B366]-3600)" office:value-type="float" office:value="0.263789006800767" calcext:value-type="float">
            <text:p>0.263789006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73]&gt;=0;(1+SIN(15+5*[.A373]/[.$B$6]))/2;[.B367]-3600)" office:value-type="float" office:value="1439085600" calcext:value-type="float">
            <text:p>1439085600</text:p>
          </table:table-cell>
          <table:table-cell table:number-columns-repeated="2"/>
        </table:table-row>
        <table:table-row table:style-name="ro1">
          <table:table-cell table:formula="of:=[.A368]+1" office:value-type="float" office:value="61" calcext:value-type="float">
            <text:p>61</text:p>
          </table:table-cell>
          <table:table-cell table:formula="of:=IF([.A374]&gt;=0;(1+SIN(15+5*[.A374]/[.$B$6]))/2;[.B368]-3600)" office:value-type="float" office:value="0.255023110090974" calcext:value-type="float">
            <text:p>0.2550231101</text:p>
          </table:table-cell>
          <table:table-cell table:number-columns-repeated="2"/>
        </table:table-row>
        <table:table-row table:style-name="ro1">
          <table:table-cell table:formula="of:=[.A369]+1" office:value-type="float" office:value="61" calcext:value-type="float">
            <text:p>61</text:p>
          </table:table-cell>
          <table:table-cell table:formula="of:=IF([.A375]&gt;=0;(1+SIN(15+5*[.A375]/[.$B$6]))/2;[.B369]-3600)" office:value-type="float" office:value="0.255023110090974" calcext:value-type="float">
            <text:p>0.2550231101</text:p>
          </table:table-cell>
          <table:table-cell table:number-columns-repeated="2"/>
        </table:table-row>
        <table:table-row table:style-name="ro1">
          <table:table-cell table:formula="of:=[.A370]+1" office:value-type="float" office:value="61" calcext:value-type="float">
            <text:p>61</text:p>
          </table:table-cell>
          <table:table-cell table:formula="of:=IF([.A376]&gt;=0;(1+SIN(15+5*[.A376]/[.$B$6]))/2;[.B370]-3600)" office:value-type="float" office:value="0.255023110090974" calcext:value-type="float">
            <text:p>0.2550231101</text:p>
          </table:table-cell>
          <table:table-cell table:number-columns-repeated="2"/>
        </table:table-row>
        <table:table-row table:style-name="ro1">
          <table:table-cell table:formula="of:=[.A371]+1" office:value-type="float" office:value="61" calcext:value-type="float">
            <text:p>61</text:p>
          </table:table-cell>
          <table:table-cell table:formula="of:=IF([.A377]&gt;=0;(1+SIN(15+5*[.A377]/[.$B$6]))/2;[.B371]-3600)" office:value-type="float" office:value="0.255023110090974" calcext:value-type="float">
            <text:p>0.2550231101</text:p>
          </table:table-cell>
          <table:table-cell table:number-columns-repeated="2"/>
        </table:table-row>
        <table:table-row table:style-name="ro1">
          <table:table-cell table:formula="of:=[.A372]+1" office:value-type="float" office:value="61" calcext:value-type="float">
            <text:p>61</text:p>
          </table:table-cell>
          <table:table-cell table:formula="of:=IF([.A378]&gt;=0;(1+SIN(15+5*[.A378]/[.$B$6]))/2;[.B372]-3600)" office:value-type="float" office:value="0.255023110090974" calcext:value-type="float">
            <text:p>0.255023110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79]&gt;=0;(1+SIN(15+5*[.A379]/[.$B$6]))/2;[.B373]-3600)" office:value-type="float" office:value="1439082000" calcext:value-type="float">
            <text:p>1439082000</text:p>
          </table:table-cell>
          <table:table-cell table:number-columns-repeated="2"/>
        </table:table-row>
        <table:table-row table:style-name="ro1">
          <table:table-cell table:formula="of:=[.A374]+1" office:value-type="float" office:value="62" calcext:value-type="float">
            <text:p>62</text:p>
          </table:table-cell>
          <table:table-cell table:formula="of:=IF([.A380]&gt;=0;(1+SIN(15+5*[.A380]/[.$B$6]))/2;[.B374]-3600)" office:value-type="float" office:value="0.24635520087083" calcext:value-type="float">
            <text:p>0.2463552009</text:p>
          </table:table-cell>
          <table:table-cell table:number-columns-repeated="2"/>
        </table:table-row>
        <table:table-row table:style-name="ro1">
          <table:table-cell table:formula="of:=[.A375]+1" office:value-type="float" office:value="62" calcext:value-type="float">
            <text:p>62</text:p>
          </table:table-cell>
          <table:table-cell table:formula="of:=IF([.A381]&gt;=0;(1+SIN(15+5*[.A381]/[.$B$6]))/2;[.B375]-3600)" office:value-type="float" office:value="0.24635520087083" calcext:value-type="float">
            <text:p>0.2463552009</text:p>
          </table:table-cell>
          <table:table-cell table:number-columns-repeated="2"/>
        </table:table-row>
        <table:table-row table:style-name="ro1">
          <table:table-cell table:formula="of:=[.A376]+1" office:value-type="float" office:value="62" calcext:value-type="float">
            <text:p>62</text:p>
          </table:table-cell>
          <table:table-cell table:formula="of:=IF([.A382]&gt;=0;(1+SIN(15+5*[.A382]/[.$B$6]))/2;[.B376]-3600)" office:value-type="float" office:value="0.24635520087083" calcext:value-type="float">
            <text:p>0.2463552009</text:p>
          </table:table-cell>
          <table:table-cell table:number-columns-repeated="2"/>
        </table:table-row>
        <table:table-row table:style-name="ro1">
          <table:table-cell table:formula="of:=[.A377]+1" office:value-type="float" office:value="62" calcext:value-type="float">
            <text:p>62</text:p>
          </table:table-cell>
          <table:table-cell table:formula="of:=IF([.A383]&gt;=0;(1+SIN(15+5*[.A383]/[.$B$6]))/2;[.B377]-3600)" office:value-type="float" office:value="0.24635520087083" calcext:value-type="float">
            <text:p>0.2463552009</text:p>
          </table:table-cell>
          <table:table-cell table:number-columns-repeated="2"/>
        </table:table-row>
        <table:table-row table:style-name="ro1">
          <table:table-cell table:formula="of:=[.A378]+1" office:value-type="float" office:value="62" calcext:value-type="float">
            <text:p>62</text:p>
          </table:table-cell>
          <table:table-cell table:formula="of:=IF([.A384]&gt;=0;(1+SIN(15+5*[.A384]/[.$B$6]))/2;[.B378]-3600)" office:value-type="float" office:value="0.24635520087083" calcext:value-type="float">
            <text:p>0.246355200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85]&gt;=0;(1+SIN(15+5*[.A385]/[.$B$6]))/2;[.B379]-3600)" office:value-type="float" office:value="1439078400" calcext:value-type="float">
            <text:p>1439078400</text:p>
          </table:table-cell>
          <table:table-cell table:number-columns-repeated="2"/>
        </table:table-row>
        <table:table-row table:style-name="ro1">
          <table:table-cell table:formula="of:=[.A380]+1" office:value-type="float" office:value="63" calcext:value-type="float">
            <text:p>63</text:p>
          </table:table-cell>
          <table:table-cell table:formula="of:=IF([.A386]&gt;=0;(1+SIN(15+5*[.A386]/[.$B$6]))/2;[.B380]-3600)" office:value-type="float" office:value="0.237788746188451" calcext:value-type="float">
            <text:p>0.2377887462</text:p>
          </table:table-cell>
          <table:table-cell table:number-columns-repeated="2"/>
        </table:table-row>
        <table:table-row table:style-name="ro1">
          <table:table-cell table:formula="of:=[.A381]+1" office:value-type="float" office:value="63" calcext:value-type="float">
            <text:p>63</text:p>
          </table:table-cell>
          <table:table-cell table:formula="of:=IF([.A387]&gt;=0;(1+SIN(15+5*[.A387]/[.$B$6]))/2;[.B381]-3600)" office:value-type="float" office:value="0.237788746188451" calcext:value-type="float">
            <text:p>0.2377887462</text:p>
          </table:table-cell>
          <table:table-cell table:number-columns-repeated="2"/>
        </table:table-row>
        <table:table-row table:style-name="ro1">
          <table:table-cell table:formula="of:=[.A382]+1" office:value-type="float" office:value="63" calcext:value-type="float">
            <text:p>63</text:p>
          </table:table-cell>
          <table:table-cell table:formula="of:=IF([.A388]&gt;=0;(1+SIN(15+5*[.A388]/[.$B$6]))/2;[.B382]-3600)" office:value-type="float" office:value="0.237788746188451" calcext:value-type="float">
            <text:p>0.2377887462</text:p>
          </table:table-cell>
          <table:table-cell table:number-columns-repeated="2"/>
        </table:table-row>
        <table:table-row table:style-name="ro1">
          <table:table-cell table:formula="of:=[.A383]+1" office:value-type="float" office:value="63" calcext:value-type="float">
            <text:p>63</text:p>
          </table:table-cell>
          <table:table-cell table:formula="of:=IF([.A389]&gt;=0;(1+SIN(15+5*[.A389]/[.$B$6]))/2;[.B383]-3600)" office:value-type="float" office:value="0.237788746188451" calcext:value-type="float">
            <text:p>0.2377887462</text:p>
          </table:table-cell>
          <table:table-cell table:number-columns-repeated="2"/>
        </table:table-row>
        <table:table-row table:style-name="ro1">
          <table:table-cell table:formula="of:=[.A384]+1" office:value-type="float" office:value="63" calcext:value-type="float">
            <text:p>63</text:p>
          </table:table-cell>
          <table:table-cell table:formula="of:=IF([.A390]&gt;=0;(1+SIN(15+5*[.A390]/[.$B$6]))/2;[.B384]-3600)" office:value-type="float" office:value="0.237788746188451" calcext:value-type="float">
            <text:p>0.237788746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91]&gt;=0;(1+SIN(15+5*[.A391]/[.$B$6]))/2;[.B385]-3600)" office:value-type="float" office:value="1439074800" calcext:value-type="float">
            <text:p>1439074800</text:p>
          </table:table-cell>
          <table:table-cell table:number-columns-repeated="2"/>
        </table:table-row>
        <table:table-row table:style-name="ro1">
          <table:table-cell table:formula="of:=[.A386]+1" office:value-type="float" office:value="64" calcext:value-type="float">
            <text:p>64</text:p>
          </table:table-cell>
          <table:table-cell table:formula="of:=IF([.A392]&gt;=0;(1+SIN(15+5*[.A392]/[.$B$6]))/2;[.B386]-3600)" office:value-type="float" office:value="0.229327172511494" calcext:value-type="float">
            <text:p>0.2293271725</text:p>
          </table:table-cell>
          <table:table-cell table:number-columns-repeated="2"/>
        </table:table-row>
        <table:table-row table:style-name="ro1">
          <table:table-cell table:formula="of:=[.A387]+1" office:value-type="float" office:value="64" calcext:value-type="float">
            <text:p>64</text:p>
          </table:table-cell>
          <table:table-cell table:formula="of:=IF([.A393]&gt;=0;(1+SIN(15+5*[.A393]/[.$B$6]))/2;[.B387]-3600)" office:value-type="float" office:value="0.229327172511494" calcext:value-type="float">
            <text:p>0.2293271725</text:p>
          </table:table-cell>
          <table:table-cell table:number-columns-repeated="2"/>
        </table:table-row>
        <table:table-row table:style-name="ro1">
          <table:table-cell table:formula="of:=[.A388]+1" office:value-type="float" office:value="64" calcext:value-type="float">
            <text:p>64</text:p>
          </table:table-cell>
          <table:table-cell table:formula="of:=IF([.A394]&gt;=0;(1+SIN(15+5*[.A394]/[.$B$6]))/2;[.B388]-3600)" office:value-type="float" office:value="0.229327172511494" calcext:value-type="float">
            <text:p>0.2293271725</text:p>
          </table:table-cell>
          <table:table-cell table:number-columns-repeated="2"/>
        </table:table-row>
        <table:table-row table:style-name="ro1">
          <table:table-cell table:formula="of:=[.A389]+1" office:value-type="float" office:value="64" calcext:value-type="float">
            <text:p>64</text:p>
          </table:table-cell>
          <table:table-cell table:formula="of:=IF([.A395]&gt;=0;(1+SIN(15+5*[.A395]/[.$B$6]))/2;[.B389]-3600)" office:value-type="float" office:value="0.229327172511494" calcext:value-type="float">
            <text:p>0.2293271725</text:p>
          </table:table-cell>
          <table:table-cell table:number-columns-repeated="2"/>
        </table:table-row>
        <table:table-row table:style-name="ro1">
          <table:table-cell table:formula="of:=[.A390]+1" office:value-type="float" office:value="64" calcext:value-type="float">
            <text:p>64</text:p>
          </table:table-cell>
          <table:table-cell table:formula="of:=IF([.A396]&gt;=0;(1+SIN(15+5*[.A396]/[.$B$6]))/2;[.B390]-3600)" office:value-type="float" office:value="0.229327172511494" calcext:value-type="float">
            <text:p>0.229327172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397]&gt;=0;(1+SIN(15+5*[.A397]/[.$B$6]))/2;[.B391]-3600)" office:value-type="float" office:value="1439071200" calcext:value-type="float">
            <text:p>1439071200</text:p>
          </table:table-cell>
          <table:table-cell table:number-columns-repeated="2"/>
        </table:table-row>
        <table:table-row table:style-name="ro1">
          <table:table-cell table:formula="of:=[.A392]+1" office:value-type="float" office:value="65" calcext:value-type="float">
            <text:p>65</text:p>
          </table:table-cell>
          <table:table-cell table:formula="of:=IF([.A398]&gt;=0;(1+SIN(15+5*[.A398]/[.$B$6]))/2;[.B392]-3600)" office:value-type="float" office:value="0.22097386435661" calcext:value-type="float">
            <text:p>0.2209738644</text:p>
          </table:table-cell>
          <table:table-cell table:number-columns-repeated="2"/>
        </table:table-row>
        <table:table-row table:style-name="ro1">
          <table:table-cell table:formula="of:=[.A393]+1" office:value-type="float" office:value="65" calcext:value-type="float">
            <text:p>65</text:p>
          </table:table-cell>
          <table:table-cell table:formula="of:=IF([.A399]&gt;=0;(1+SIN(15+5*[.A399]/[.$B$6]))/2;[.B393]-3600)" office:value-type="float" office:value="0.22097386435661" calcext:value-type="float">
            <text:p>0.2209738644</text:p>
          </table:table-cell>
          <table:table-cell table:number-columns-repeated="2"/>
        </table:table-row>
        <table:table-row table:style-name="ro1">
          <table:table-cell table:formula="of:=[.A394]+1" office:value-type="float" office:value="65" calcext:value-type="float">
            <text:p>65</text:p>
          </table:table-cell>
          <table:table-cell table:formula="of:=IF([.A400]&gt;=0;(1+SIN(15+5*[.A400]/[.$B$6]))/2;[.B394]-3600)" office:value-type="float" office:value="0.22097386435661" calcext:value-type="float">
            <text:p>0.2209738644</text:p>
          </table:table-cell>
          <table:table-cell table:number-columns-repeated="2"/>
        </table:table-row>
        <table:table-row table:style-name="ro1">
          <table:table-cell table:formula="of:=[.A395]+1" office:value-type="float" office:value="65" calcext:value-type="float">
            <text:p>65</text:p>
          </table:table-cell>
          <table:table-cell table:formula="of:=IF([.A401]&gt;=0;(1+SIN(15+5*[.A401]/[.$B$6]))/2;[.B395]-3600)" office:value-type="float" office:value="0.22097386435661" calcext:value-type="float">
            <text:p>0.2209738644</text:p>
          </table:table-cell>
          <table:table-cell table:number-columns-repeated="2"/>
        </table:table-row>
        <table:table-row table:style-name="ro1">
          <table:table-cell table:formula="of:=[.A396]+1" office:value-type="float" office:value="65" calcext:value-type="float">
            <text:p>65</text:p>
          </table:table-cell>
          <table:table-cell table:formula="of:=IF([.A402]&gt;=0;(1+SIN(15+5*[.A402]/[.$B$6]))/2;[.B396]-3600)" office:value-type="float" office:value="0.22097386435661" calcext:value-type="float">
            <text:p>0.220973864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03]&gt;=0;(1+SIN(15+5*[.A403]/[.$B$6]))/2;[.B397]-3600)" office:value-type="float" office:value="1439067600" calcext:value-type="float">
            <text:p>1439067600</text:p>
          </table:table-cell>
          <table:table-cell table:number-columns-repeated="2"/>
        </table:table-row>
        <table:table-row table:style-name="ro1">
          <table:table-cell table:formula="of:=[.A398]+1" office:value-type="float" office:value="66" calcext:value-type="float">
            <text:p>66</text:p>
          </table:table-cell>
          <table:table-cell table:formula="of:=IF([.A404]&gt;=0;(1+SIN(15+5*[.A404]/[.$B$6]))/2;[.B398]-3600)" office:value-type="float" office:value="0.212732162935685" calcext:value-type="float">
            <text:p>0.2127321629</text:p>
          </table:table-cell>
          <table:table-cell table:number-columns-repeated="2"/>
        </table:table-row>
        <table:table-row table:style-name="ro1">
          <table:table-cell table:formula="of:=[.A399]+1" office:value-type="float" office:value="66" calcext:value-type="float">
            <text:p>66</text:p>
          </table:table-cell>
          <table:table-cell table:formula="of:=IF([.A405]&gt;=0;(1+SIN(15+5*[.A405]/[.$B$6]))/2;[.B399]-3600)" office:value-type="float" office:value="0.212732162935685" calcext:value-type="float">
            <text:p>0.2127321629</text:p>
          </table:table-cell>
          <table:table-cell table:number-columns-repeated="2"/>
        </table:table-row>
        <table:table-row table:style-name="ro1">
          <table:table-cell table:formula="of:=[.A400]+1" office:value-type="float" office:value="66" calcext:value-type="float">
            <text:p>66</text:p>
          </table:table-cell>
          <table:table-cell table:formula="of:=IF([.A406]&gt;=0;(1+SIN(15+5*[.A406]/[.$B$6]))/2;[.B400]-3600)" office:value-type="float" office:value="0.212732162935685" calcext:value-type="float">
            <text:p>0.2127321629</text:p>
          </table:table-cell>
          <table:table-cell table:number-columns-repeated="2"/>
        </table:table-row>
        <table:table-row table:style-name="ro1">
          <table:table-cell table:formula="of:=[.A401]+1" office:value-type="float" office:value="66" calcext:value-type="float">
            <text:p>66</text:p>
          </table:table-cell>
          <table:table-cell table:formula="of:=IF([.A407]&gt;=0;(1+SIN(15+5*[.A407]/[.$B$6]))/2;[.B401]-3600)" office:value-type="float" office:value="0.212732162935685" calcext:value-type="float">
            <text:p>0.2127321629</text:p>
          </table:table-cell>
          <table:table-cell table:number-columns-repeated="2"/>
        </table:table-row>
        <table:table-row table:style-name="ro1">
          <table:table-cell table:formula="of:=[.A402]+1" office:value-type="float" office:value="66" calcext:value-type="float">
            <text:p>66</text:p>
          </table:table-cell>
          <table:table-cell table:formula="of:=IF([.A408]&gt;=0;(1+SIN(15+5*[.A408]/[.$B$6]))/2;[.B402]-3600)" office:value-type="float" office:value="0.212732162935685" calcext:value-type="float">
            <text:p>0.212732162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09]&gt;=0;(1+SIN(15+5*[.A409]/[.$B$6]))/2;[.B403]-3600)" office:value-type="float" office:value="1439064000" calcext:value-type="float">
            <text:p>1439064000</text:p>
          </table:table-cell>
          <table:table-cell table:number-columns-repeated="2"/>
        </table:table-row>
        <table:table-row table:style-name="ro1">
          <table:table-cell table:formula="of:=[.A404]+1" office:value-type="float" office:value="67" calcext:value-type="float">
            <text:p>67</text:p>
          </table:table-cell>
          <table:table-cell table:formula="of:=IF([.A410]&gt;=0;(1+SIN(15+5*[.A410]/[.$B$6]))/2;[.B404]-3600)" office:value-type="float" office:value="0.204605364819398" calcext:value-type="float">
            <text:p>0.2046053648</text:p>
          </table:table-cell>
          <table:table-cell table:number-columns-repeated="2"/>
        </table:table-row>
        <table:table-row table:style-name="ro1">
          <table:table-cell table:formula="of:=[.A405]+1" office:value-type="float" office:value="67" calcext:value-type="float">
            <text:p>67</text:p>
          </table:table-cell>
          <table:table-cell table:formula="of:=IF([.A411]&gt;=0;(1+SIN(15+5*[.A411]/[.$B$6]))/2;[.B405]-3600)" office:value-type="float" office:value="0.204605364819398" calcext:value-type="float">
            <text:p>0.2046053648</text:p>
          </table:table-cell>
          <table:table-cell table:number-columns-repeated="2"/>
        </table:table-row>
        <table:table-row table:style-name="ro1">
          <table:table-cell table:formula="of:=[.A406]+1" office:value-type="float" office:value="67" calcext:value-type="float">
            <text:p>67</text:p>
          </table:table-cell>
          <table:table-cell table:formula="of:=IF([.A412]&gt;=0;(1+SIN(15+5*[.A412]/[.$B$6]))/2;[.B406]-3600)" office:value-type="float" office:value="0.204605364819398" calcext:value-type="float">
            <text:p>0.2046053648</text:p>
          </table:table-cell>
          <table:table-cell table:number-columns-repeated="2"/>
        </table:table-row>
        <table:table-row table:style-name="ro1">
          <table:table-cell table:formula="of:=[.A407]+1" office:value-type="float" office:value="67" calcext:value-type="float">
            <text:p>67</text:p>
          </table:table-cell>
          <table:table-cell table:formula="of:=IF([.A413]&gt;=0;(1+SIN(15+5*[.A413]/[.$B$6]))/2;[.B407]-3600)" office:value-type="float" office:value="0.204605364819398" calcext:value-type="float">
            <text:p>0.2046053648</text:p>
          </table:table-cell>
          <table:table-cell table:number-columns-repeated="2"/>
        </table:table-row>
        <table:table-row table:style-name="ro1">
          <table:table-cell table:formula="of:=[.A408]+1" office:value-type="float" office:value="67" calcext:value-type="float">
            <text:p>67</text:p>
          </table:table-cell>
          <table:table-cell table:formula="of:=IF([.A414]&gt;=0;(1+SIN(15+5*[.A414]/[.$B$6]))/2;[.B408]-3600)" office:value-type="float" office:value="0.204605364819398" calcext:value-type="float">
            <text:p>0.204605364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15]&gt;=0;(1+SIN(15+5*[.A415]/[.$B$6]))/2;[.B409]-3600)" office:value-type="float" office:value="1439060400" calcext:value-type="float">
            <text:p>1439060400</text:p>
          </table:table-cell>
          <table:table-cell table:number-columns-repeated="2"/>
        </table:table-row>
        <table:table-row table:style-name="ro1">
          <table:table-cell table:formula="of:=[.A410]+1" office:value-type="float" office:value="68" calcext:value-type="float">
            <text:p>68</text:p>
          </table:table-cell>
          <table:table-cell table:formula="of:=IF([.A416]&gt;=0;(1+SIN(15+5*[.A416]/[.$B$6]))/2;[.B410]-3600)" office:value-type="float" office:value="0.196596720618641" calcext:value-type="float">
            <text:p>0.1965967206</text:p>
          </table:table-cell>
          <table:table-cell table:number-columns-repeated="2"/>
        </table:table-row>
        <table:table-row table:style-name="ro1">
          <table:table-cell table:formula="of:=[.A411]+1" office:value-type="float" office:value="68" calcext:value-type="float">
            <text:p>68</text:p>
          </table:table-cell>
          <table:table-cell table:formula="of:=IF([.A417]&gt;=0;(1+SIN(15+5*[.A417]/[.$B$6]))/2;[.B411]-3600)" office:value-type="float" office:value="0.196596720618641" calcext:value-type="float">
            <text:p>0.1965967206</text:p>
          </table:table-cell>
          <table:table-cell table:number-columns-repeated="2"/>
        </table:table-row>
        <table:table-row table:style-name="ro1">
          <table:table-cell table:formula="of:=[.A412]+1" office:value-type="float" office:value="68" calcext:value-type="float">
            <text:p>68</text:p>
          </table:table-cell>
          <table:table-cell table:formula="of:=IF([.A418]&gt;=0;(1+SIN(15+5*[.A418]/[.$B$6]))/2;[.B412]-3600)" office:value-type="float" office:value="0.196596720618641" calcext:value-type="float">
            <text:p>0.1965967206</text:p>
          </table:table-cell>
          <table:table-cell table:number-columns-repeated="2"/>
        </table:table-row>
        <table:table-row table:style-name="ro1">
          <table:table-cell table:formula="of:=[.A413]+1" office:value-type="float" office:value="68" calcext:value-type="float">
            <text:p>68</text:p>
          </table:table-cell>
          <table:table-cell table:formula="of:=IF([.A419]&gt;=0;(1+SIN(15+5*[.A419]/[.$B$6]))/2;[.B413]-3600)" office:value-type="float" office:value="0.196596720618641" calcext:value-type="float">
            <text:p>0.1965967206</text:p>
          </table:table-cell>
          <table:table-cell table:number-columns-repeated="2"/>
        </table:table-row>
        <table:table-row table:style-name="ro1">
          <table:table-cell table:formula="of:=[.A414]+1" office:value-type="float" office:value="68" calcext:value-type="float">
            <text:p>68</text:p>
          </table:table-cell>
          <table:table-cell table:formula="of:=IF([.A420]&gt;=0;(1+SIN(15+5*[.A420]/[.$B$6]))/2;[.B414]-3600)" office:value-type="float" office:value="0.196596720618641" calcext:value-type="float">
            <text:p>0.196596720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21]&gt;=0;(1+SIN(15+5*[.A421]/[.$B$6]))/2;[.B415]-3600)" office:value-type="float" office:value="1439056800" calcext:value-type="float">
            <text:p>1439056800</text:p>
          </table:table-cell>
          <table:table-cell table:number-columns-repeated="2"/>
        </table:table-row>
        <table:table-row table:style-name="ro1">
          <table:table-cell table:formula="of:=[.A416]+1" office:value-type="float" office:value="69" calcext:value-type="float">
            <text:p>69</text:p>
          </table:table-cell>
          <table:table-cell table:formula="of:=IF([.A422]&gt;=0;(1+SIN(15+5*[.A422]/[.$B$6]))/2;[.B416]-3600)" office:value-type="float" office:value="0.188709433684313" calcext:value-type="float">
            <text:p>0.1887094337</text:p>
          </table:table-cell>
          <table:table-cell table:number-columns-repeated="2"/>
        </table:table-row>
        <table:table-row table:style-name="ro1">
          <table:table-cell table:formula="of:=[.A417]+1" office:value-type="float" office:value="69" calcext:value-type="float">
            <text:p>69</text:p>
          </table:table-cell>
          <table:table-cell table:formula="of:=IF([.A423]&gt;=0;(1+SIN(15+5*[.A423]/[.$B$6]))/2;[.B417]-3600)" office:value-type="float" office:value="0.188709433684313" calcext:value-type="float">
            <text:p>0.1887094337</text:p>
          </table:table-cell>
          <table:table-cell table:number-columns-repeated="2"/>
        </table:table-row>
        <table:table-row table:style-name="ro1">
          <table:table-cell table:formula="of:=[.A418]+1" office:value-type="float" office:value="69" calcext:value-type="float">
            <text:p>69</text:p>
          </table:table-cell>
          <table:table-cell table:formula="of:=IF([.A424]&gt;=0;(1+SIN(15+5*[.A424]/[.$B$6]))/2;[.B418]-3600)" office:value-type="float" office:value="0.188709433684313" calcext:value-type="float">
            <text:p>0.1887094337</text:p>
          </table:table-cell>
          <table:table-cell table:number-columns-repeated="2"/>
        </table:table-row>
        <table:table-row table:style-name="ro1">
          <table:table-cell table:formula="of:=[.A419]+1" office:value-type="float" office:value="69" calcext:value-type="float">
            <text:p>69</text:p>
          </table:table-cell>
          <table:table-cell table:formula="of:=IF([.A425]&gt;=0;(1+SIN(15+5*[.A425]/[.$B$6]))/2;[.B419]-3600)" office:value-type="float" office:value="0.188709433684313" calcext:value-type="float">
            <text:p>0.1887094337</text:p>
          </table:table-cell>
          <table:table-cell table:number-columns-repeated="2"/>
        </table:table-row>
        <table:table-row table:style-name="ro1">
          <table:table-cell table:formula="of:=[.A420]+1" office:value-type="float" office:value="69" calcext:value-type="float">
            <text:p>69</text:p>
          </table:table-cell>
          <table:table-cell table:formula="of:=IF([.A426]&gt;=0;(1+SIN(15+5*[.A426]/[.$B$6]))/2;[.B420]-3600)" office:value-type="float" office:value="0.188709433684313" calcext:value-type="float">
            <text:p>0.188709433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27]&gt;=0;(1+SIN(15+5*[.A427]/[.$B$6]))/2;[.B421]-3600)" office:value-type="float" office:value="1439053200" calcext:value-type="float">
            <text:p>1439053200</text:p>
          </table:table-cell>
          <table:table-cell table:number-columns-repeated="2"/>
        </table:table-row>
        <table:table-row table:style-name="ro1">
          <table:table-cell table:formula="of:=[.A422]+1" office:value-type="float" office:value="70" calcext:value-type="float">
            <text:p>70</text:p>
          </table:table-cell>
          <table:table-cell table:formula="of:=IF([.A428]&gt;=0;(1+SIN(15+5*[.A428]/[.$B$6]))/2;[.B422]-3600)" office:value-type="float" office:value="0.180946658826026" calcext:value-type="float">
            <text:p>0.1809466588</text:p>
          </table:table-cell>
          <table:table-cell table:number-columns-repeated="2"/>
        </table:table-row>
        <table:table-row table:style-name="ro1">
          <table:table-cell table:formula="of:=[.A423]+1" office:value-type="float" office:value="70" calcext:value-type="float">
            <text:p>70</text:p>
          </table:table-cell>
          <table:table-cell table:formula="of:=IF([.A429]&gt;=0;(1+SIN(15+5*[.A429]/[.$B$6]))/2;[.B423]-3600)" office:value-type="float" office:value="0.180946658826026" calcext:value-type="float">
            <text:p>0.1809466588</text:p>
          </table:table-cell>
          <table:table-cell table:number-columns-repeated="2"/>
        </table:table-row>
        <table:table-row table:style-name="ro1">
          <table:table-cell table:formula="of:=[.A424]+1" office:value-type="float" office:value="70" calcext:value-type="float">
            <text:p>70</text:p>
          </table:table-cell>
          <table:table-cell table:formula="of:=IF([.A430]&gt;=0;(1+SIN(15+5*[.A430]/[.$B$6]))/2;[.B424]-3600)" office:value-type="float" office:value="0.180946658826026" calcext:value-type="float">
            <text:p>0.1809466588</text:p>
          </table:table-cell>
          <table:table-cell table:number-columns-repeated="2"/>
        </table:table-row>
        <table:table-row table:style-name="ro1">
          <table:table-cell table:formula="of:=[.A425]+1" office:value-type="float" office:value="70" calcext:value-type="float">
            <text:p>70</text:p>
          </table:table-cell>
          <table:table-cell table:formula="of:=IF([.A431]&gt;=0;(1+SIN(15+5*[.A431]/[.$B$6]))/2;[.B425]-3600)" office:value-type="float" office:value="0.180946658826026" calcext:value-type="float">
            <text:p>0.1809466588</text:p>
          </table:table-cell>
          <table:table-cell table:number-columns-repeated="2"/>
        </table:table-row>
        <table:table-row table:style-name="ro1">
          <table:table-cell table:formula="of:=[.A426]+1" office:value-type="float" office:value="70" calcext:value-type="float">
            <text:p>70</text:p>
          </table:table-cell>
          <table:table-cell table:formula="of:=IF([.A432]&gt;=0;(1+SIN(15+5*[.A432]/[.$B$6]))/2;[.B426]-3600)" office:value-type="float" office:value="0.180946658826026" calcext:value-type="float">
            <text:p>0.180946658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33]&gt;=0;(1+SIN(15+5*[.A433]/[.$B$6]))/2;[.B427]-3600)" office:value-type="float" office:value="1439049600" calcext:value-type="float">
            <text:p>1439049600</text:p>
          </table:table-cell>
          <table:table-cell table:number-columns-repeated="2"/>
        </table:table-row>
        <table:table-row table:style-name="ro1">
          <table:table-cell table:formula="of:=[.A428]+1" office:value-type="float" office:value="71" calcext:value-type="float">
            <text:p>71</text:p>
          </table:table-cell>
          <table:table-cell table:formula="of:=IF([.A434]&gt;=0;(1+SIN(15+5*[.A434]/[.$B$6]))/2;[.B428]-3600)" office:value-type="float" office:value="0.17331150105022" calcext:value-type="float">
            <text:p>0.1733115011</text:p>
          </table:table-cell>
          <table:table-cell table:number-columns-repeated="2"/>
        </table:table-row>
        <table:table-row table:style-name="ro1">
          <table:table-cell table:formula="of:=[.A429]+1" office:value-type="float" office:value="71" calcext:value-type="float">
            <text:p>71</text:p>
          </table:table-cell>
          <table:table-cell table:formula="of:=IF([.A435]&gt;=0;(1+SIN(15+5*[.A435]/[.$B$6]))/2;[.B429]-3600)" office:value-type="float" office:value="0.17331150105022" calcext:value-type="float">
            <text:p>0.1733115011</text:p>
          </table:table-cell>
          <table:table-cell table:number-columns-repeated="2"/>
        </table:table-row>
        <table:table-row table:style-name="ro1">
          <table:table-cell table:formula="of:=[.A430]+1" office:value-type="float" office:value="71" calcext:value-type="float">
            <text:p>71</text:p>
          </table:table-cell>
          <table:table-cell table:formula="of:=IF([.A436]&gt;=0;(1+SIN(15+5*[.A436]/[.$B$6]))/2;[.B430]-3600)" office:value-type="float" office:value="0.17331150105022" calcext:value-type="float">
            <text:p>0.1733115011</text:p>
          </table:table-cell>
          <table:table-cell table:number-columns-repeated="2"/>
        </table:table-row>
        <table:table-row table:style-name="ro1">
          <table:table-cell table:formula="of:=[.A431]+1" office:value-type="float" office:value="71" calcext:value-type="float">
            <text:p>71</text:p>
          </table:table-cell>
          <table:table-cell table:formula="of:=IF([.A437]&gt;=0;(1+SIN(15+5*[.A437]/[.$B$6]))/2;[.B431]-3600)" office:value-type="float" office:value="0.17331150105022" calcext:value-type="float">
            <text:p>0.1733115011</text:p>
          </table:table-cell>
          <table:table-cell table:number-columns-repeated="2"/>
        </table:table-row>
        <table:table-row table:style-name="ro1">
          <table:table-cell table:formula="of:=[.A432]+1" office:value-type="float" office:value="71" calcext:value-type="float">
            <text:p>71</text:p>
          </table:table-cell>
          <table:table-cell table:formula="of:=IF([.A438]&gt;=0;(1+SIN(15+5*[.A438]/[.$B$6]))/2;[.B432]-3600)" office:value-type="float" office:value="0.17331150105022" calcext:value-type="float">
            <text:p>0.17331150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39]&gt;=0;(1+SIN(15+5*[.A439]/[.$B$6]))/2;[.B433]-3600)" office:value-type="float" office:value="1439046000" calcext:value-type="float">
            <text:p>1439046000</text:p>
          </table:table-cell>
          <table:table-cell table:number-columns-repeated="2"/>
        </table:table-row>
        <table:table-row table:style-name="ro1">
          <table:table-cell table:formula="of:=[.A434]+1" office:value-type="float" office:value="72" calcext:value-type="float">
            <text:p>72</text:p>
          </table:table-cell>
          <table:table-cell table:formula="of:=IF([.A440]&gt;=0;(1+SIN(15+5*[.A440]/[.$B$6]))/2;[.B434]-3600)" office:value-type="float" office:value="0.165807014318206" calcext:value-type="float">
            <text:p>0.1658070143</text:p>
          </table:table-cell>
          <table:table-cell table:number-columns-repeated="2"/>
        </table:table-row>
        <table:table-row table:style-name="ro1">
          <table:table-cell table:formula="of:=[.A435]+1" office:value-type="float" office:value="72" calcext:value-type="float">
            <text:p>72</text:p>
          </table:table-cell>
          <table:table-cell table:formula="of:=IF([.A441]&gt;=0;(1+SIN(15+5*[.A441]/[.$B$6]))/2;[.B435]-3600)" office:value-type="float" office:value="0.165807014318206" calcext:value-type="float">
            <text:p>0.1658070143</text:p>
          </table:table-cell>
          <table:table-cell table:number-columns-repeated="2"/>
        </table:table-row>
        <table:table-row table:style-name="ro1">
          <table:table-cell table:formula="of:=[.A436]+1" office:value-type="float" office:value="72" calcext:value-type="float">
            <text:p>72</text:p>
          </table:table-cell>
          <table:table-cell table:formula="of:=IF([.A442]&gt;=0;(1+SIN(15+5*[.A442]/[.$B$6]))/2;[.B436]-3600)" office:value-type="float" office:value="0.165807014318206" calcext:value-type="float">
            <text:p>0.1658070143</text:p>
          </table:table-cell>
          <table:table-cell table:number-columns-repeated="2"/>
        </table:table-row>
        <table:table-row table:style-name="ro1">
          <table:table-cell table:formula="of:=[.A437]+1" office:value-type="float" office:value="72" calcext:value-type="float">
            <text:p>72</text:p>
          </table:table-cell>
          <table:table-cell table:formula="of:=IF([.A443]&gt;=0;(1+SIN(15+5*[.A443]/[.$B$6]))/2;[.B437]-3600)" office:value-type="float" office:value="0.165807014318206" calcext:value-type="float">
            <text:p>0.1658070143</text:p>
          </table:table-cell>
          <table:table-cell table:number-columns-repeated="2"/>
        </table:table-row>
        <table:table-row table:style-name="ro1">
          <table:table-cell table:formula="of:=[.A438]+1" office:value-type="float" office:value="72" calcext:value-type="float">
            <text:p>72</text:p>
          </table:table-cell>
          <table:table-cell table:formula="of:=IF([.A444]&gt;=0;(1+SIN(15+5*[.A444]/[.$B$6]))/2;[.B438]-3600)" office:value-type="float" office:value="0.165807014318206" calcext:value-type="float">
            <text:p>0.165807014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45]&gt;=0;(1+SIN(15+5*[.A445]/[.$B$6]))/2;[.B439]-3600)" office:value-type="float" office:value="1439042400" calcext:value-type="float">
            <text:p>1439042400</text:p>
          </table:table-cell>
          <table:table-cell table:number-columns-repeated="2"/>
        </table:table-row>
        <table:table-row table:style-name="ro1">
          <table:table-cell table:formula="of:=[.A440]+1" office:value-type="float" office:value="73" calcext:value-type="float">
            <text:p>73</text:p>
          </table:table-cell>
          <table:table-cell table:formula="of:=IF([.A446]&gt;=0;(1+SIN(15+5*[.A446]/[.$B$6]))/2;[.B440]-3600)" office:value-type="float" office:value="0.158436200324618" calcext:value-type="float">
            <text:p>0.1584362003</text:p>
          </table:table-cell>
          <table:table-cell table:number-columns-repeated="2"/>
        </table:table-row>
        <table:table-row table:style-name="ro1">
          <table:table-cell table:formula="of:=[.A441]+1" office:value-type="float" office:value="73" calcext:value-type="float">
            <text:p>73</text:p>
          </table:table-cell>
          <table:table-cell table:formula="of:=IF([.A447]&gt;=0;(1+SIN(15+5*[.A447]/[.$B$6]))/2;[.B441]-3600)" office:value-type="float" office:value="0.158436200324618" calcext:value-type="float">
            <text:p>0.1584362003</text:p>
          </table:table-cell>
          <table:table-cell table:number-columns-repeated="2"/>
        </table:table-row>
        <table:table-row table:style-name="ro1">
          <table:table-cell table:formula="of:=[.A442]+1" office:value-type="float" office:value="73" calcext:value-type="float">
            <text:p>73</text:p>
          </table:table-cell>
          <table:table-cell table:formula="of:=IF([.A448]&gt;=0;(1+SIN(15+5*[.A448]/[.$B$6]))/2;[.B442]-3600)" office:value-type="float" office:value="0.158436200324618" calcext:value-type="float">
            <text:p>0.1584362003</text:p>
          </table:table-cell>
          <table:table-cell table:number-columns-repeated="2"/>
        </table:table-row>
        <table:table-row table:style-name="ro1">
          <table:table-cell table:formula="of:=[.A443]+1" office:value-type="float" office:value="73" calcext:value-type="float">
            <text:p>73</text:p>
          </table:table-cell>
          <table:table-cell table:formula="of:=IF([.A449]&gt;=0;(1+SIN(15+5*[.A449]/[.$B$6]))/2;[.B443]-3600)" office:value-type="float" office:value="0.158436200324618" calcext:value-type="float">
            <text:p>0.1584362003</text:p>
          </table:table-cell>
          <table:table-cell table:number-columns-repeated="2"/>
        </table:table-row>
        <table:table-row table:style-name="ro1">
          <table:table-cell table:formula="of:=[.A444]+1" office:value-type="float" office:value="73" calcext:value-type="float">
            <text:p>73</text:p>
          </table:table-cell>
          <table:table-cell table:formula="of:=IF([.A450]&gt;=0;(1+SIN(15+5*[.A450]/[.$B$6]))/2;[.B444]-3600)" office:value-type="float" office:value="0.158436200324618" calcext:value-type="float">
            <text:p>0.158436200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51]&gt;=0;(1+SIN(15+5*[.A451]/[.$B$6]))/2;[.B445]-3600)" office:value-type="float" office:value="1439038800" calcext:value-type="float">
            <text:p>1439038800</text:p>
          </table:table-cell>
          <table:table-cell table:number-columns-repeated="2"/>
        </table:table-row>
        <table:table-row table:style-name="ro1">
          <table:table-cell table:formula="of:=[.A446]+1" office:value-type="float" office:value="74" calcext:value-type="float">
            <text:p>74</text:p>
          </table:table-cell>
          <table:table-cell table:formula="of:=IF([.A452]&gt;=0;(1+SIN(15+5*[.A452]/[.$B$6]))/2;[.B446]-3600)" office:value-type="float" office:value="0.151202007296776" calcext:value-type="float">
            <text:p>0.1512020073</text:p>
          </table:table-cell>
          <table:table-cell table:number-columns-repeated="2"/>
        </table:table-row>
        <table:table-row table:style-name="ro1">
          <table:table-cell table:formula="of:=[.A447]+1" office:value-type="float" office:value="74" calcext:value-type="float">
            <text:p>74</text:p>
          </table:table-cell>
          <table:table-cell table:formula="of:=IF([.A453]&gt;=0;(1+SIN(15+5*[.A453]/[.$B$6]))/2;[.B447]-3600)" office:value-type="float" office:value="0.151202007296776" calcext:value-type="float">
            <text:p>0.1512020073</text:p>
          </table:table-cell>
          <table:table-cell table:number-columns-repeated="2"/>
        </table:table-row>
        <table:table-row table:style-name="ro1">
          <table:table-cell table:formula="of:=[.A448]+1" office:value-type="float" office:value="74" calcext:value-type="float">
            <text:p>74</text:p>
          </table:table-cell>
          <table:table-cell table:formula="of:=IF([.A454]&gt;=0;(1+SIN(15+5*[.A454]/[.$B$6]))/2;[.B448]-3600)" office:value-type="float" office:value="0.151202007296776" calcext:value-type="float">
            <text:p>0.1512020073</text:p>
          </table:table-cell>
          <table:table-cell table:number-columns-repeated="2"/>
        </table:table-row>
        <table:table-row table:style-name="ro1">
          <table:table-cell table:formula="of:=[.A449]+1" office:value-type="float" office:value="74" calcext:value-type="float">
            <text:p>74</text:p>
          </table:table-cell>
          <table:table-cell table:formula="of:=IF([.A455]&gt;=0;(1+SIN(15+5*[.A455]/[.$B$6]))/2;[.B449]-3600)" office:value-type="float" office:value="0.151202007296776" calcext:value-type="float">
            <text:p>0.1512020073</text:p>
          </table:table-cell>
          <table:table-cell table:number-columns-repeated="2"/>
        </table:table-row>
        <table:table-row table:style-name="ro1">
          <table:table-cell table:formula="of:=[.A450]+1" office:value-type="float" office:value="74" calcext:value-type="float">
            <text:p>74</text:p>
          </table:table-cell>
          <table:table-cell table:formula="of:=IF([.A456]&gt;=0;(1+SIN(15+5*[.A456]/[.$B$6]))/2;[.B450]-3600)" office:value-type="float" office:value="0.151202007296776" calcext:value-type="float">
            <text:p>0.151202007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57]&gt;=0;(1+SIN(15+5*[.A457]/[.$B$6]))/2;[.B451]-3600)" office:value-type="float" office:value="1439035200" calcext:value-type="float">
            <text:p>1439035200</text:p>
          </table:table-cell>
          <table:table-cell table:number-columns-repeated="2"/>
        </table:table-row>
        <table:table-row table:style-name="ro1">
          <table:table-cell table:formula="of:=[.A452]+1" office:value-type="float" office:value="75" calcext:value-type="float">
            <text:p>75</text:p>
          </table:table-cell>
          <table:table-cell table:formula="of:=IF([.A458]&gt;=0;(1+SIN(15+5*[.A458]/[.$B$6]))/2;[.B452]-3600)" office:value-type="float" office:value="0.144107328815438" calcext:value-type="float">
            <text:p>0.1441073288</text:p>
          </table:table-cell>
          <table:table-cell table:number-columns-repeated="2"/>
        </table:table-row>
        <table:table-row table:style-name="ro1">
          <table:table-cell table:formula="of:=[.A453]+1" office:value-type="float" office:value="75" calcext:value-type="float">
            <text:p>75</text:p>
          </table:table-cell>
          <table:table-cell table:formula="of:=IF([.A459]&gt;=0;(1+SIN(15+5*[.A459]/[.$B$6]))/2;[.B453]-3600)" office:value-type="float" office:value="0.144107328815438" calcext:value-type="float">
            <text:p>0.1441073288</text:p>
          </table:table-cell>
          <table:table-cell table:number-columns-repeated="2"/>
        </table:table-row>
        <table:table-row table:style-name="ro1">
          <table:table-cell table:formula="of:=[.A454]+1" office:value-type="float" office:value="75" calcext:value-type="float">
            <text:p>75</text:p>
          </table:table-cell>
          <table:table-cell table:formula="of:=IF([.A460]&gt;=0;(1+SIN(15+5*[.A460]/[.$B$6]))/2;[.B454]-3600)" office:value-type="float" office:value="0.144107328815438" calcext:value-type="float">
            <text:p>0.1441073288</text:p>
          </table:table-cell>
          <table:table-cell table:number-columns-repeated="2"/>
        </table:table-row>
        <table:table-row table:style-name="ro1">
          <table:table-cell table:formula="of:=[.A455]+1" office:value-type="float" office:value="75" calcext:value-type="float">
            <text:p>75</text:p>
          </table:table-cell>
          <table:table-cell table:formula="of:=IF([.A461]&gt;=0;(1+SIN(15+5*[.A461]/[.$B$6]))/2;[.B455]-3600)" office:value-type="float" office:value="0.144107328815438" calcext:value-type="float">
            <text:p>0.1441073288</text:p>
          </table:table-cell>
          <table:table-cell table:number-columns-repeated="2"/>
        </table:table-row>
        <table:table-row table:style-name="ro1">
          <table:table-cell table:formula="of:=[.A456]+1" office:value-type="float" office:value="75" calcext:value-type="float">
            <text:p>75</text:p>
          </table:table-cell>
          <table:table-cell table:formula="of:=IF([.A462]&gt;=0;(1+SIN(15+5*[.A462]/[.$B$6]))/2;[.B456]-3600)" office:value-type="float" office:value="0.144107328815438" calcext:value-type="float">
            <text:p>0.144107328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63]&gt;=0;(1+SIN(15+5*[.A463]/[.$B$6]))/2;[.B457]-3600)" office:value-type="float" office:value="1439031600" calcext:value-type="float">
            <text:p>1439031600</text:p>
          </table:table-cell>
          <table:table-cell table:number-columns-repeated="2"/>
        </table:table-row>
        <table:table-row table:style-name="ro1">
          <table:table-cell table:formula="of:=[.A458]+1" office:value-type="float" office:value="76" calcext:value-type="float">
            <text:p>76</text:p>
          </table:table-cell>
          <table:table-cell table:formula="of:=IF([.A464]&gt;=0;(1+SIN(15+5*[.A464]/[.$B$6]))/2;[.B458]-3600)" office:value-type="float" office:value="0.137155002657402" calcext:value-type="float">
            <text:p>0.1371550027</text:p>
          </table:table-cell>
          <table:table-cell table:number-columns-repeated="2"/>
        </table:table-row>
        <table:table-row table:style-name="ro1">
          <table:table-cell table:formula="of:=[.A459]+1" office:value-type="float" office:value="76" calcext:value-type="float">
            <text:p>76</text:p>
          </table:table-cell>
          <table:table-cell table:formula="of:=IF([.A465]&gt;=0;(1+SIN(15+5*[.A465]/[.$B$6]))/2;[.B459]-3600)" office:value-type="float" office:value="0.137155002657402" calcext:value-type="float">
            <text:p>0.1371550027</text:p>
          </table:table-cell>
          <table:table-cell table:number-columns-repeated="2"/>
        </table:table-row>
        <table:table-row table:style-name="ro1">
          <table:table-cell table:formula="of:=[.A460]+1" office:value-type="float" office:value="76" calcext:value-type="float">
            <text:p>76</text:p>
          </table:table-cell>
          <table:table-cell table:formula="of:=IF([.A466]&gt;=0;(1+SIN(15+5*[.A466]/[.$B$6]))/2;[.B460]-3600)" office:value-type="float" office:value="0.137155002657402" calcext:value-type="float">
            <text:p>0.1371550027</text:p>
          </table:table-cell>
          <table:table-cell table:number-columns-repeated="2"/>
        </table:table-row>
        <table:table-row table:style-name="ro1">
          <table:table-cell table:formula="of:=[.A461]+1" office:value-type="float" office:value="76" calcext:value-type="float">
            <text:p>76</text:p>
          </table:table-cell>
          <table:table-cell table:formula="of:=IF([.A467]&gt;=0;(1+SIN(15+5*[.A467]/[.$B$6]))/2;[.B461]-3600)" office:value-type="float" office:value="0.137155002657402" calcext:value-type="float">
            <text:p>0.1371550027</text:p>
          </table:table-cell>
          <table:table-cell table:number-columns-repeated="2"/>
        </table:table-row>
        <table:table-row table:style-name="ro1">
          <table:table-cell table:formula="of:=[.A462]+1" office:value-type="float" office:value="76" calcext:value-type="float">
            <text:p>76</text:p>
          </table:table-cell>
          <table:table-cell table:formula="of:=IF([.A468]&gt;=0;(1+SIN(15+5*[.A468]/[.$B$6]))/2;[.B462]-3600)" office:value-type="float" office:value="0.137155002657402" calcext:value-type="float">
            <text:p>0.137155002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69]&gt;=0;(1+SIN(15+5*[.A469]/[.$B$6]))/2;[.B463]-3600)" office:value-type="float" office:value="1439028000" calcext:value-type="float">
            <text:p>1439028000</text:p>
          </table:table-cell>
          <table:table-cell table:number-columns-repeated="2"/>
        </table:table-row>
        <table:table-row table:style-name="ro1">
          <table:table-cell table:formula="of:=[.A464]+1" office:value-type="float" office:value="77" calcext:value-type="float">
            <text:p>77</text:p>
          </table:table-cell>
          <table:table-cell table:formula="of:=IF([.A470]&gt;=0;(1+SIN(15+5*[.A470]/[.$B$6]))/2;[.B464]-3600)" office:value-type="float" office:value="0.130347809660434" calcext:value-type="float">
            <text:p>0.1303478097</text:p>
          </table:table-cell>
          <table:table-cell table:number-columns-repeated="2"/>
        </table:table-row>
        <table:table-row table:style-name="ro1">
          <table:table-cell table:formula="of:=[.A465]+1" office:value-type="float" office:value="77" calcext:value-type="float">
            <text:p>77</text:p>
          </table:table-cell>
          <table:table-cell table:formula="of:=IF([.A471]&gt;=0;(1+SIN(15+5*[.A471]/[.$B$6]))/2;[.B465]-3600)" office:value-type="float" office:value="0.130347809660434" calcext:value-type="float">
            <text:p>0.1303478097</text:p>
          </table:table-cell>
          <table:table-cell table:number-columns-repeated="2"/>
        </table:table-row>
        <table:table-row table:style-name="ro1">
          <table:table-cell table:formula="of:=[.A466]+1" office:value-type="float" office:value="77" calcext:value-type="float">
            <text:p>77</text:p>
          </table:table-cell>
          <table:table-cell table:formula="of:=IF([.A472]&gt;=0;(1+SIN(15+5*[.A472]/[.$B$6]))/2;[.B466]-3600)" office:value-type="float" office:value="0.130347809660434" calcext:value-type="float">
            <text:p>0.1303478097</text:p>
          </table:table-cell>
          <table:table-cell table:number-columns-repeated="2"/>
        </table:table-row>
        <table:table-row table:style-name="ro1">
          <table:table-cell table:formula="of:=[.A467]+1" office:value-type="float" office:value="77" calcext:value-type="float">
            <text:p>77</text:p>
          </table:table-cell>
          <table:table-cell table:formula="of:=IF([.A473]&gt;=0;(1+SIN(15+5*[.A473]/[.$B$6]))/2;[.B467]-3600)" office:value-type="float" office:value="0.130347809660434" calcext:value-type="float">
            <text:p>0.1303478097</text:p>
          </table:table-cell>
          <table:table-cell table:number-columns-repeated="2"/>
        </table:table-row>
        <table:table-row table:style-name="ro1">
          <table:table-cell table:formula="of:=[.A468]+1" office:value-type="float" office:value="77" calcext:value-type="float">
            <text:p>77</text:p>
          </table:table-cell>
          <table:table-cell table:formula="of:=IF([.A474]&gt;=0;(1+SIN(15+5*[.A474]/[.$B$6]))/2;[.B468]-3600)" office:value-type="float" office:value="0.130347809660434" calcext:value-type="float">
            <text:p>0.130347809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75]&gt;=0;(1+SIN(15+5*[.A475]/[.$B$6]))/2;[.B469]-3600)" office:value-type="float" office:value="1439024400" calcext:value-type="float">
            <text:p>1439024400</text:p>
          </table:table-cell>
          <table:table-cell table:number-columns-repeated="2"/>
        </table:table-row>
        <table:table-row table:style-name="ro1">
          <table:table-cell table:formula="of:=[.A470]+1" office:value-type="float" office:value="78" calcext:value-type="float">
            <text:p>78</text:p>
          </table:table-cell>
          <table:table-cell table:formula="of:=IF([.A476]&gt;=0;(1+SIN(15+5*[.A476]/[.$B$6]))/2;[.B470]-3600)" office:value-type="float" office:value="0.123688472610971" calcext:value-type="float">
            <text:p>0.1236884726</text:p>
          </table:table-cell>
          <table:table-cell table:number-columns-repeated="2"/>
        </table:table-row>
        <table:table-row table:style-name="ro1">
          <table:table-cell table:formula="of:=[.A471]+1" office:value-type="float" office:value="78" calcext:value-type="float">
            <text:p>78</text:p>
          </table:table-cell>
          <table:table-cell table:formula="of:=IF([.A477]&gt;=0;(1+SIN(15+5*[.A477]/[.$B$6]))/2;[.B471]-3600)" office:value-type="float" office:value="0.123688472610971" calcext:value-type="float">
            <text:p>0.1236884726</text:p>
          </table:table-cell>
          <table:table-cell table:number-columns-repeated="2"/>
        </table:table-row>
        <table:table-row table:style-name="ro1">
          <table:table-cell table:formula="of:=[.A472]+1" office:value-type="float" office:value="78" calcext:value-type="float">
            <text:p>78</text:p>
          </table:table-cell>
          <table:table-cell table:formula="of:=IF([.A478]&gt;=0;(1+SIN(15+5*[.A478]/[.$B$6]))/2;[.B472]-3600)" office:value-type="float" office:value="0.123688472610971" calcext:value-type="float">
            <text:p>0.1236884726</text:p>
          </table:table-cell>
          <table:table-cell table:number-columns-repeated="2"/>
        </table:table-row>
        <table:table-row table:style-name="ro1">
          <table:table-cell table:formula="of:=[.A473]+1" office:value-type="float" office:value="78" calcext:value-type="float">
            <text:p>78</text:p>
          </table:table-cell>
          <table:table-cell table:formula="of:=IF([.A479]&gt;=0;(1+SIN(15+5*[.A479]/[.$B$6]))/2;[.B473]-3600)" office:value-type="float" office:value="0.123688472610971" calcext:value-type="float">
            <text:p>0.1236884726</text:p>
          </table:table-cell>
          <table:table-cell table:number-columns-repeated="2"/>
        </table:table-row>
        <table:table-row table:style-name="ro1">
          <table:table-cell table:formula="of:=[.A474]+1" office:value-type="float" office:value="78" calcext:value-type="float">
            <text:p>78</text:p>
          </table:table-cell>
          <table:table-cell table:formula="of:=IF([.A480]&gt;=0;(1+SIN(15+5*[.A480]/[.$B$6]))/2;[.B474]-3600)" office:value-type="float" office:value="0.123688472610971" calcext:value-type="float">
            <text:p>0.123688472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81]&gt;=0;(1+SIN(15+5*[.A481]/[.$B$6]))/2;[.B475]-3600)" office:value-type="float" office:value="1439020800" calcext:value-type="float">
            <text:p>1439020800</text:p>
          </table:table-cell>
          <table:table-cell table:number-columns-repeated="2"/>
        </table:table-row>
        <table:table-row table:style-name="ro1">
          <table:table-cell table:formula="of:=[.A476]+1" office:value-type="float" office:value="79" calcext:value-type="float">
            <text:p>79</text:p>
          </table:table-cell>
          <table:table-cell table:formula="of:=IF([.A482]&gt;=0;(1+SIN(15+5*[.A482]/[.$B$6]))/2;[.B476]-3600)" office:value-type="float" office:value="0.117179655155044" calcext:value-type="float">
            <text:p>0.1171796552</text:p>
          </table:table-cell>
          <table:table-cell table:number-columns-repeated="2"/>
        </table:table-row>
        <table:table-row table:style-name="ro1">
          <table:table-cell table:formula="of:=[.A477]+1" office:value-type="float" office:value="79" calcext:value-type="float">
            <text:p>79</text:p>
          </table:table-cell>
          <table:table-cell table:formula="of:=IF([.A483]&gt;=0;(1+SIN(15+5*[.A483]/[.$B$6]))/2;[.B477]-3600)" office:value-type="float" office:value="0.117179655155044" calcext:value-type="float">
            <text:p>0.1171796552</text:p>
          </table:table-cell>
          <table:table-cell table:number-columns-repeated="2"/>
        </table:table-row>
        <table:table-row table:style-name="ro1">
          <table:table-cell table:formula="of:=[.A478]+1" office:value-type="float" office:value="79" calcext:value-type="float">
            <text:p>79</text:p>
          </table:table-cell>
          <table:table-cell table:formula="of:=IF([.A484]&gt;=0;(1+SIN(15+5*[.A484]/[.$B$6]))/2;[.B478]-3600)" office:value-type="float" office:value="0.117179655155044" calcext:value-type="float">
            <text:p>0.1171796552</text:p>
          </table:table-cell>
          <table:table-cell table:number-columns-repeated="2"/>
        </table:table-row>
        <table:table-row table:style-name="ro1">
          <table:table-cell table:formula="of:=[.A479]+1" office:value-type="float" office:value="79" calcext:value-type="float">
            <text:p>79</text:p>
          </table:table-cell>
          <table:table-cell table:formula="of:=IF([.A485]&gt;=0;(1+SIN(15+5*[.A485]/[.$B$6]))/2;[.B479]-3600)" office:value-type="float" office:value="0.117179655155044" calcext:value-type="float">
            <text:p>0.1171796552</text:p>
          </table:table-cell>
          <table:table-cell table:number-columns-repeated="2"/>
        </table:table-row>
        <table:table-row table:style-name="ro1">
          <table:table-cell table:formula="of:=[.A480]+1" office:value-type="float" office:value="79" calcext:value-type="float">
            <text:p>79</text:p>
          </table:table-cell>
          <table:table-cell table:formula="of:=IF([.A486]&gt;=0;(1+SIN(15+5*[.A486]/[.$B$6]))/2;[.B480]-3600)" office:value-type="float" office:value="0.117179655155044" calcext:value-type="float">
            <text:p>0.117179655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87]&gt;=0;(1+SIN(15+5*[.A487]/[.$B$6]))/2;[.B481]-3600)" office:value-type="float" office:value="1439017200" calcext:value-type="float">
            <text:p>1439017200</text:p>
          </table:table-cell>
          <table:table-cell table:number-columns-repeated="2"/>
        </table:table-row>
        <table:table-row table:style-name="ro1">
          <table:table-cell table:formula="of:=[.A482]+1" office:value-type="float" office:value="80" calcext:value-type="float">
            <text:p>80</text:p>
          </table:table-cell>
          <table:table-cell table:formula="of:=IF([.A488]&gt;=0;(1+SIN(15+5*[.A488]/[.$B$6]))/2;[.B482]-3600)" office:value-type="float" office:value="0.110823960732851" calcext:value-type="float">
            <text:p>0.1108239607</text:p>
          </table:table-cell>
          <table:table-cell table:number-columns-repeated="2"/>
        </table:table-row>
        <table:table-row table:style-name="ro1">
          <table:table-cell table:formula="of:=[.A483]+1" office:value-type="float" office:value="80" calcext:value-type="float">
            <text:p>80</text:p>
          </table:table-cell>
          <table:table-cell table:formula="of:=IF([.A489]&gt;=0;(1+SIN(15+5*[.A489]/[.$B$6]))/2;[.B483]-3600)" office:value-type="float" office:value="0.110823960732851" calcext:value-type="float">
            <text:p>0.1108239607</text:p>
          </table:table-cell>
          <table:table-cell table:number-columns-repeated="2"/>
        </table:table-row>
        <table:table-row table:style-name="ro1">
          <table:table-cell table:formula="of:=[.A484]+1" office:value-type="float" office:value="80" calcext:value-type="float">
            <text:p>80</text:p>
          </table:table-cell>
          <table:table-cell table:formula="of:=IF([.A490]&gt;=0;(1+SIN(15+5*[.A490]/[.$B$6]))/2;[.B484]-3600)" office:value-type="float" office:value="0.110823960732851" calcext:value-type="float">
            <text:p>0.1108239607</text:p>
          </table:table-cell>
          <table:table-cell table:number-columns-repeated="2"/>
        </table:table-row>
        <table:table-row table:style-name="ro1">
          <table:table-cell table:formula="of:=[.A485]+1" office:value-type="float" office:value="80" calcext:value-type="float">
            <text:p>80</text:p>
          </table:table-cell>
          <table:table-cell table:formula="of:=IF([.A491]&gt;=0;(1+SIN(15+5*[.A491]/[.$B$6]))/2;[.B485]-3600)" office:value-type="float" office:value="0.110823960732851" calcext:value-type="float">
            <text:p>0.1108239607</text:p>
          </table:table-cell>
          <table:table-cell table:number-columns-repeated="2"/>
        </table:table-row>
        <table:table-row table:style-name="ro1">
          <table:table-cell table:formula="of:=[.A486]+1" office:value-type="float" office:value="80" calcext:value-type="float">
            <text:p>80</text:p>
          </table:table-cell>
          <table:table-cell table:formula="of:=IF([.A492]&gt;=0;(1+SIN(15+5*[.A492]/[.$B$6]))/2;[.B486]-3600)" office:value-type="float" office:value="0.110823960732851" calcext:value-type="float">
            <text:p>0.110823960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93]&gt;=0;(1+SIN(15+5*[.A493]/[.$B$6]))/2;[.B487]-3600)" office:value-type="float" office:value="1439013600" calcext:value-type="float">
            <text:p>1439013600</text:p>
          </table:table-cell>
          <table:table-cell table:number-columns-repeated="2"/>
        </table:table-row>
        <table:table-row table:style-name="ro1">
          <table:table-cell table:formula="of:=[.A488]+1" office:value-type="float" office:value="81" calcext:value-type="float">
            <text:p>81</text:p>
          </table:table-cell>
          <table:table-cell table:formula="of:=IF([.A494]&gt;=0;(1+SIN(15+5*[.A494]/[.$B$6]))/2;[.B488]-3600)" office:value-type="float" office:value="0.104623931537421" calcext:value-type="float">
            <text:p>0.1046239315</text:p>
          </table:table-cell>
          <table:table-cell table:number-columns-repeated="2"/>
        </table:table-row>
        <table:table-row table:style-name="ro1">
          <table:table-cell table:formula="of:=[.A489]+1" office:value-type="float" office:value="81" calcext:value-type="float">
            <text:p>81</text:p>
          </table:table-cell>
          <table:table-cell table:formula="of:=IF([.A495]&gt;=0;(1+SIN(15+5*[.A495]/[.$B$6]))/2;[.B489]-3600)" office:value-type="float" office:value="0.104623931537421" calcext:value-type="float">
            <text:p>0.1046239315</text:p>
          </table:table-cell>
          <table:table-cell table:number-columns-repeated="2"/>
        </table:table-row>
        <table:table-row table:style-name="ro1">
          <table:table-cell table:formula="of:=[.A490]+1" office:value-type="float" office:value="81" calcext:value-type="float">
            <text:p>81</text:p>
          </table:table-cell>
          <table:table-cell table:formula="of:=IF([.A496]&gt;=0;(1+SIN(15+5*[.A496]/[.$B$6]))/2;[.B490]-3600)" office:value-type="float" office:value="0.104623931537421" calcext:value-type="float">
            <text:p>0.1046239315</text:p>
          </table:table-cell>
          <table:table-cell table:number-columns-repeated="2"/>
        </table:table-row>
        <table:table-row table:style-name="ro1">
          <table:table-cell table:formula="of:=[.A491]+1" office:value-type="float" office:value="81" calcext:value-type="float">
            <text:p>81</text:p>
          </table:table-cell>
          <table:table-cell table:formula="of:=IF([.A497]&gt;=0;(1+SIN(15+5*[.A497]/[.$B$6]))/2;[.B491]-3600)" office:value-type="float" office:value="0.104623931537421" calcext:value-type="float">
            <text:p>0.1046239315</text:p>
          </table:table-cell>
          <table:table-cell table:number-columns-repeated="2"/>
        </table:table-row>
        <table:table-row table:style-name="ro1">
          <table:table-cell table:formula="of:=[.A492]+1" office:value-type="float" office:value="81" calcext:value-type="float">
            <text:p>81</text:p>
          </table:table-cell>
          <table:table-cell table:formula="of:=IF([.A498]&gt;=0;(1+SIN(15+5*[.A498]/[.$B$6]))/2;[.B492]-3600)" office:value-type="float" office:value="0.104623931537421" calcext:value-type="float">
            <text:p>0.104623931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499]&gt;=0;(1+SIN(15+5*[.A499]/[.$B$6]))/2;[.B493]-3600)" office:value-type="float" office:value="1439010000" calcext:value-type="float">
            <text:p>1439010000</text:p>
          </table:table-cell>
          <table:table-cell table:number-columns-repeated="2"/>
        </table:table-row>
        <table:table-row table:style-name="ro1">
          <table:table-cell table:formula="of:=[.A494]+1" office:value-type="float" office:value="82" calcext:value-type="float">
            <text:p>82</text:p>
          </table:table-cell>
          <table:table-cell table:formula="of:=IF([.A500]&gt;=0;(1+SIN(15+5*[.A500]/[.$B$6]))/2;[.B494]-3600)" office:value-type="float" office:value="0.0985820474977649" calcext:value-type="float">
            <text:p>0.0985820475</text:p>
          </table:table-cell>
          <table:table-cell table:number-columns-repeated="2"/>
        </table:table-row>
        <table:table-row table:style-name="ro1">
          <table:table-cell table:formula="of:=[.A495]+1" office:value-type="float" office:value="82" calcext:value-type="float">
            <text:p>82</text:p>
          </table:table-cell>
          <table:table-cell table:formula="of:=IF([.A501]&gt;=0;(1+SIN(15+5*[.A501]/[.$B$6]))/2;[.B495]-3600)" office:value-type="float" office:value="0.0985820474977649" calcext:value-type="float">
            <text:p>0.0985820475</text:p>
          </table:table-cell>
          <table:table-cell table:number-columns-repeated="2"/>
        </table:table-row>
        <table:table-row table:style-name="ro1">
          <table:table-cell table:formula="of:=[.A496]+1" office:value-type="float" office:value="82" calcext:value-type="float">
            <text:p>82</text:p>
          </table:table-cell>
          <table:table-cell table:formula="of:=IF([.A502]&gt;=0;(1+SIN(15+5*[.A502]/[.$B$6]))/2;[.B496]-3600)" office:value-type="float" office:value="0.0985820474977649" calcext:value-type="float">
            <text:p>0.0985820475</text:p>
          </table:table-cell>
          <table:table-cell table:number-columns-repeated="2"/>
        </table:table-row>
        <table:table-row table:style-name="ro1">
          <table:table-cell table:formula="of:=[.A497]+1" office:value-type="float" office:value="82" calcext:value-type="float">
            <text:p>82</text:p>
          </table:table-cell>
          <table:table-cell table:formula="of:=IF([.A503]&gt;=0;(1+SIN(15+5*[.A503]/[.$B$6]))/2;[.B497]-3600)" office:value-type="float" office:value="0.0985820474977649" calcext:value-type="float">
            <text:p>0.0985820475</text:p>
          </table:table-cell>
          <table:table-cell table:number-columns-repeated="2"/>
        </table:table-row>
        <table:table-row table:style-name="ro1">
          <table:table-cell table:formula="of:=[.A498]+1" office:value-type="float" office:value="82" calcext:value-type="float">
            <text:p>82</text:p>
          </table:table-cell>
          <table:table-cell table:formula="of:=IF([.A504]&gt;=0;(1+SIN(15+5*[.A504]/[.$B$6]))/2;[.B498]-3600)" office:value-type="float" office:value="0.0985820474977649" calcext:value-type="float">
            <text:p>0.098582047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05]&gt;=0;(1+SIN(15+5*[.A505]/[.$B$6]))/2;[.B499]-3600)" office:value-type="float" office:value="1439006400" calcext:value-type="float">
            <text:p>1439006400</text:p>
          </table:table-cell>
          <table:table-cell table:number-columns-repeated="2"/>
        </table:table-row>
        <table:table-row table:style-name="ro1">
          <table:table-cell table:formula="of:=[.A500]+1" office:value-type="float" office:value="83" calcext:value-type="float">
            <text:p>83</text:p>
          </table:table-cell>
          <table:table-cell table:formula="of:=IF([.A506]&gt;=0;(1+SIN(15+5*[.A506]/[.$B$6]))/2;[.B500]-3600)" office:value-type="float" office:value="0.0927007252869422" calcext:value-type="float">
            <text:p>0.0927007253</text:p>
          </table:table-cell>
          <table:table-cell table:number-columns-repeated="2"/>
        </table:table-row>
        <table:table-row table:style-name="ro1">
          <table:table-cell table:formula="of:=[.A501]+1" office:value-type="float" office:value="83" calcext:value-type="float">
            <text:p>83</text:p>
          </table:table-cell>
          <table:table-cell table:formula="of:=IF([.A507]&gt;=0;(1+SIN(15+5*[.A507]/[.$B$6]))/2;[.B501]-3600)" office:value-type="float" office:value="0.0927007252869422" calcext:value-type="float">
            <text:p>0.0927007253</text:p>
          </table:table-cell>
          <table:table-cell table:number-columns-repeated="2"/>
        </table:table-row>
        <table:table-row table:style-name="ro1">
          <table:table-cell table:formula="of:=[.A502]+1" office:value-type="float" office:value="83" calcext:value-type="float">
            <text:p>83</text:p>
          </table:table-cell>
          <table:table-cell table:formula="of:=IF([.A508]&gt;=0;(1+SIN(15+5*[.A508]/[.$B$6]))/2;[.B502]-3600)" office:value-type="float" office:value="0.0927007252869422" calcext:value-type="float">
            <text:p>0.0927007253</text:p>
          </table:table-cell>
          <table:table-cell table:number-columns-repeated="2"/>
        </table:table-row>
        <table:table-row table:style-name="ro1">
          <table:table-cell table:formula="of:=[.A503]+1" office:value-type="float" office:value="83" calcext:value-type="float">
            <text:p>83</text:p>
          </table:table-cell>
          <table:table-cell table:formula="of:=IF([.A509]&gt;=0;(1+SIN(15+5*[.A509]/[.$B$6]))/2;[.B503]-3600)" office:value-type="float" office:value="0.0927007252869422" calcext:value-type="float">
            <text:p>0.0927007253</text:p>
          </table:table-cell>
          <table:table-cell table:number-columns-repeated="2"/>
        </table:table-row>
        <table:table-row table:style-name="ro1">
          <table:table-cell table:formula="of:=[.A504]+1" office:value-type="float" office:value="83" calcext:value-type="float">
            <text:p>83</text:p>
          </table:table-cell>
          <table:table-cell table:formula="of:=IF([.A510]&gt;=0;(1+SIN(15+5*[.A510]/[.$B$6]))/2;[.B504]-3600)" office:value-type="float" office:value="0.0927007252869422" calcext:value-type="float">
            <text:p>0.092700725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11]&gt;=0;(1+SIN(15+5*[.A511]/[.$B$6]))/2;[.B505]-3600)" office:value-type="float" office:value="1439002800" calcext:value-type="float">
            <text:p>1439002800</text:p>
          </table:table-cell>
          <table:table-cell table:number-columns-repeated="2"/>
        </table:table-row>
        <table:table-row table:style-name="ro1">
          <table:table-cell table:formula="of:=[.A506]+1" office:value-type="float" office:value="84" calcext:value-type="float">
            <text:p>84</text:p>
          </table:table-cell>
          <table:table-cell table:formula="of:=IF([.A512]&gt;=0;(1+SIN(15+5*[.A512]/[.$B$6]))/2;[.B506]-3600)" office:value-type="float" office:value="0.08698231735542" calcext:value-type="float">
            <text:p>0.0869823174</text:p>
          </table:table-cell>
          <table:table-cell table:number-columns-repeated="2"/>
        </table:table-row>
        <table:table-row table:style-name="ro1">
          <table:table-cell table:formula="of:=[.A507]+1" office:value-type="float" office:value="84" calcext:value-type="float">
            <text:p>84</text:p>
          </table:table-cell>
          <table:table-cell table:formula="of:=IF([.A513]&gt;=0;(1+SIN(15+5*[.A513]/[.$B$6]))/2;[.B507]-3600)" office:value-type="float" office:value="0.08698231735542" calcext:value-type="float">
            <text:p>0.0869823174</text:p>
          </table:table-cell>
          <table:table-cell table:number-columns-repeated="2"/>
        </table:table-row>
        <table:table-row table:style-name="ro1">
          <table:table-cell table:formula="of:=[.A508]+1" office:value-type="float" office:value="84" calcext:value-type="float">
            <text:p>84</text:p>
          </table:table-cell>
          <table:table-cell table:formula="of:=IF([.A514]&gt;=0;(1+SIN(15+5*[.A514]/[.$B$6]))/2;[.B508]-3600)" office:value-type="float" office:value="0.08698231735542" calcext:value-type="float">
            <text:p>0.0869823174</text:p>
          </table:table-cell>
          <table:table-cell table:number-columns-repeated="2"/>
        </table:table-row>
        <table:table-row table:style-name="ro1">
          <table:table-cell table:formula="of:=[.A509]+1" office:value-type="float" office:value="84" calcext:value-type="float">
            <text:p>84</text:p>
          </table:table-cell>
          <table:table-cell table:formula="of:=IF([.A515]&gt;=0;(1+SIN(15+5*[.A515]/[.$B$6]))/2;[.B509]-3600)" office:value-type="float" office:value="0.08698231735542" calcext:value-type="float">
            <text:p>0.0869823174</text:p>
          </table:table-cell>
          <table:table-cell table:number-columns-repeated="2"/>
        </table:table-row>
        <table:table-row table:style-name="ro1">
          <table:table-cell table:formula="of:=[.A510]+1" office:value-type="float" office:value="84" calcext:value-type="float">
            <text:p>84</text:p>
          </table:table-cell>
          <table:table-cell table:formula="of:=IF([.A516]&gt;=0;(1+SIN(15+5*[.A516]/[.$B$6]))/2;[.B510]-3600)" office:value-type="float" office:value="0.08698231735542" calcext:value-type="float">
            <text:p>0.086982317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17]&gt;=0;(1+SIN(15+5*[.A517]/[.$B$6]))/2;[.B511]-3600)" office:value-type="float" office:value="1438999200" calcext:value-type="float">
            <text:p>1438999200</text:p>
          </table:table-cell>
          <table:table-cell table:number-columns-repeated="2"/>
        </table:table-row>
        <table:table-row table:style-name="ro1">
          <table:table-cell table:formula="of:=[.A512]+1" office:value-type="float" office:value="85" calcext:value-type="float">
            <text:p>85</text:p>
          </table:table-cell>
          <table:table-cell table:formula="of:=IF([.A518]&gt;=0;(1+SIN(15+5*[.A518]/[.$B$6]))/2;[.B512]-3600)" office:value-type="float" office:value="0.0814291109901266" calcext:value-type="float">
            <text:p>0.081429111</text:p>
          </table:table-cell>
          <table:table-cell table:number-columns-repeated="2"/>
        </table:table-row>
        <table:table-row table:style-name="ro1">
          <table:table-cell table:formula="of:=[.A513]+1" office:value-type="float" office:value="85" calcext:value-type="float">
            <text:p>85</text:p>
          </table:table-cell>
          <table:table-cell table:formula="of:=IF([.A519]&gt;=0;(1+SIN(15+5*[.A519]/[.$B$6]))/2;[.B513]-3600)" office:value-type="float" office:value="0.0814291109901266" calcext:value-type="float">
            <text:p>0.081429111</text:p>
          </table:table-cell>
          <table:table-cell table:number-columns-repeated="2"/>
        </table:table-row>
        <table:table-row table:style-name="ro1">
          <table:table-cell table:formula="of:=[.A514]+1" office:value-type="float" office:value="85" calcext:value-type="float">
            <text:p>85</text:p>
          </table:table-cell>
          <table:table-cell table:formula="of:=IF([.A520]&gt;=0;(1+SIN(15+5*[.A520]/[.$B$6]))/2;[.B514]-3600)" office:value-type="float" office:value="0.0814291109901266" calcext:value-type="float">
            <text:p>0.081429111</text:p>
          </table:table-cell>
          <table:table-cell table:number-columns-repeated="2"/>
        </table:table-row>
        <table:table-row table:style-name="ro1">
          <table:table-cell table:formula="of:=[.A515]+1" office:value-type="float" office:value="85" calcext:value-type="float">
            <text:p>85</text:p>
          </table:table-cell>
          <table:table-cell table:formula="of:=IF([.A521]&gt;=0;(1+SIN(15+5*[.A521]/[.$B$6]))/2;[.B515]-3600)" office:value-type="float" office:value="0.0814291109901266" calcext:value-type="float">
            <text:p>0.081429111</text:p>
          </table:table-cell>
          <table:table-cell table:number-columns-repeated="2"/>
        </table:table-row>
        <table:table-row table:style-name="ro1">
          <table:table-cell table:formula="of:=[.A516]+1" office:value-type="float" office:value="85" calcext:value-type="float">
            <text:p>85</text:p>
          </table:table-cell>
          <table:table-cell table:formula="of:=IF([.A522]&gt;=0;(1+SIN(15+5*[.A522]/[.$B$6]))/2;[.B516]-3600)" office:value-type="float" office:value="0.0814291109901266" calcext:value-type="float">
            <text:p>0.0814291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23]&gt;=0;(1+SIN(15+5*[.A523]/[.$B$6]))/2;[.B517]-3600)" office:value-type="float" office:value="1438995600" calcext:value-type="float">
            <text:p>1438995600</text:p>
          </table:table-cell>
          <table:table-cell table:number-columns-repeated="2"/>
        </table:table-row>
        <table:table-row table:style-name="ro1">
          <table:table-cell table:formula="of:=[.A518]+1" office:value-type="float" office:value="86" calcext:value-type="float">
            <text:p>86</text:p>
          </table:table-cell>
          <table:table-cell table:formula="of:=IF([.A524]&gt;=0;(1+SIN(15+5*[.A524]/[.$B$6]))/2;[.B518]-3600)" office:value-type="float" office:value="0.0760433273995664" calcext:value-type="float">
            <text:p>0.0760433274</text:p>
          </table:table-cell>
          <table:table-cell table:number-columns-repeated="2"/>
        </table:table-row>
        <table:table-row table:style-name="ro1">
          <table:table-cell table:formula="of:=[.A519]+1" office:value-type="float" office:value="86" calcext:value-type="float">
            <text:p>86</text:p>
          </table:table-cell>
          <table:table-cell table:formula="of:=IF([.A525]&gt;=0;(1+SIN(15+5*[.A525]/[.$B$6]))/2;[.B519]-3600)" office:value-type="float" office:value="0.0760433273995664" calcext:value-type="float">
            <text:p>0.0760433274</text:p>
          </table:table-cell>
          <table:table-cell table:number-columns-repeated="2"/>
        </table:table-row>
        <table:table-row table:style-name="ro1">
          <table:table-cell table:formula="of:=[.A520]+1" office:value-type="float" office:value="86" calcext:value-type="float">
            <text:p>86</text:p>
          </table:table-cell>
          <table:table-cell table:formula="of:=IF([.A526]&gt;=0;(1+SIN(15+5*[.A526]/[.$B$6]))/2;[.B520]-3600)" office:value-type="float" office:value="0.0760433273995664" calcext:value-type="float">
            <text:p>0.0760433274</text:p>
          </table:table-cell>
          <table:table-cell table:number-columns-repeated="2"/>
        </table:table-row>
        <table:table-row table:style-name="ro1">
          <table:table-cell table:formula="of:=[.A521]+1" office:value-type="float" office:value="86" calcext:value-type="float">
            <text:p>86</text:p>
          </table:table-cell>
          <table:table-cell table:formula="of:=IF([.A527]&gt;=0;(1+SIN(15+5*[.A527]/[.$B$6]))/2;[.B521]-3600)" office:value-type="float" office:value="0.0760433273995664" calcext:value-type="float">
            <text:p>0.0760433274</text:p>
          </table:table-cell>
          <table:table-cell table:number-columns-repeated="2"/>
        </table:table-row>
        <table:table-row table:style-name="ro1">
          <table:table-cell table:formula="of:=[.A522]+1" office:value-type="float" office:value="86" calcext:value-type="float">
            <text:p>86</text:p>
          </table:table-cell>
          <table:table-cell table:formula="of:=IF([.A528]&gt;=0;(1+SIN(15+5*[.A528]/[.$B$6]))/2;[.B522]-3600)" office:value-type="float" office:value="0.0760433273995664" calcext:value-type="float">
            <text:p>0.076043327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29]&gt;=0;(1+SIN(15+5*[.A529]/[.$B$6]))/2;[.B523]-3600)" office:value-type="float" office:value="1438992000" calcext:value-type="float">
            <text:p>1438992000</text:p>
          </table:table-cell>
          <table:table-cell table:number-columns-repeated="2"/>
        </table:table-row>
        <table:table-row table:style-name="ro1">
          <table:table-cell table:formula="of:=[.A524]+1" office:value-type="float" office:value="87" calcext:value-type="float">
            <text:p>87</text:p>
          </table:table-cell>
          <table:table-cell table:formula="of:=IF([.A530]&gt;=0;(1+SIN(15+5*[.A530]/[.$B$6]))/2;[.B524]-3600)" office:value-type="float" office:value="0.0708271208253661" calcext:value-type="float">
            <text:p>0.0708271208</text:p>
          </table:table-cell>
          <table:table-cell table:number-columns-repeated="2"/>
        </table:table-row>
        <table:table-row table:style-name="ro1">
          <table:table-cell table:formula="of:=[.A525]+1" office:value-type="float" office:value="87" calcext:value-type="float">
            <text:p>87</text:p>
          </table:table-cell>
          <table:table-cell table:formula="of:=IF([.A531]&gt;=0;(1+SIN(15+5*[.A531]/[.$B$6]))/2;[.B525]-3600)" office:value-type="float" office:value="0.0708271208253661" calcext:value-type="float">
            <text:p>0.0708271208</text:p>
          </table:table-cell>
          <table:table-cell table:number-columns-repeated="2"/>
        </table:table-row>
        <table:table-row table:style-name="ro1">
          <table:table-cell table:formula="of:=[.A526]+1" office:value-type="float" office:value="87" calcext:value-type="float">
            <text:p>87</text:p>
          </table:table-cell>
          <table:table-cell table:formula="of:=IF([.A532]&gt;=0;(1+SIN(15+5*[.A532]/[.$B$6]))/2;[.B526]-3600)" office:value-type="float" office:value="0.0708271208253661" calcext:value-type="float">
            <text:p>0.0708271208</text:p>
          </table:table-cell>
          <table:table-cell table:number-columns-repeated="2"/>
        </table:table-row>
        <table:table-row table:style-name="ro1">
          <table:table-cell table:formula="of:=[.A527]+1" office:value-type="float" office:value="87" calcext:value-type="float">
            <text:p>87</text:p>
          </table:table-cell>
          <table:table-cell table:formula="of:=IF([.A533]&gt;=0;(1+SIN(15+5*[.A533]/[.$B$6]))/2;[.B527]-3600)" office:value-type="float" office:value="0.0708271208253661" calcext:value-type="float">
            <text:p>0.0708271208</text:p>
          </table:table-cell>
          <table:table-cell table:number-columns-repeated="2"/>
        </table:table-row>
        <table:table-row table:style-name="ro1">
          <table:table-cell table:formula="of:=[.A528]+1" office:value-type="float" office:value="87" calcext:value-type="float">
            <text:p>87</text:p>
          </table:table-cell>
          <table:table-cell table:formula="of:=IF([.A534]&gt;=0;(1+SIN(15+5*[.A534]/[.$B$6]))/2;[.B528]-3600)" office:value-type="float" office:value="0.0708271208253661" calcext:value-type="float">
            <text:p>0.070827120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35]&gt;=0;(1+SIN(15+5*[.A535]/[.$B$6]))/2;[.B529]-3600)" office:value-type="float" office:value="1438988400" calcext:value-type="float">
            <text:p>1438988400</text:p>
          </table:table-cell>
          <table:table-cell table:number-columns-repeated="2"/>
        </table:table-row>
        <table:table-row table:style-name="ro1">
          <table:table-cell table:formula="of:=[.A530]+1" office:value-type="float" office:value="88" calcext:value-type="float">
            <text:p>88</text:p>
          </table:table-cell>
          <table:table-cell table:formula="of:=IF([.A536]&gt;=0;(1+SIN(15+5*[.A536]/[.$B$6]))/2;[.B530]-3600)" office:value-type="float" office:value="0.065782577680606" calcext:value-type="float">
            <text:p>0.0657825777</text:p>
          </table:table-cell>
          <table:table-cell table:number-columns-repeated="2"/>
        </table:table-row>
        <table:table-row table:style-name="ro1">
          <table:table-cell table:formula="of:=[.A531]+1" office:value-type="float" office:value="88" calcext:value-type="float">
            <text:p>88</text:p>
          </table:table-cell>
          <table:table-cell table:formula="of:=IF([.A537]&gt;=0;(1+SIN(15+5*[.A537]/[.$B$6]))/2;[.B531]-3600)" office:value-type="float" office:value="0.065782577680606" calcext:value-type="float">
            <text:p>0.0657825777</text:p>
          </table:table-cell>
          <table:table-cell table:number-columns-repeated="2"/>
        </table:table-row>
        <table:table-row table:style-name="ro1">
          <table:table-cell table:formula="of:=[.A532]+1" office:value-type="float" office:value="88" calcext:value-type="float">
            <text:p>88</text:p>
          </table:table-cell>
          <table:table-cell table:formula="of:=IF([.A538]&gt;=0;(1+SIN(15+5*[.A538]/[.$B$6]))/2;[.B532]-3600)" office:value-type="float" office:value="0.065782577680606" calcext:value-type="float">
            <text:p>0.0657825777</text:p>
          </table:table-cell>
          <table:table-cell table:number-columns-repeated="2"/>
        </table:table-row>
        <table:table-row table:style-name="ro1">
          <table:table-cell table:formula="of:=[.A533]+1" office:value-type="float" office:value="88" calcext:value-type="float">
            <text:p>88</text:p>
          </table:table-cell>
          <table:table-cell table:formula="of:=IF([.A539]&gt;=0;(1+SIN(15+5*[.A539]/[.$B$6]))/2;[.B533]-3600)" office:value-type="float" office:value="0.065782577680606" calcext:value-type="float">
            <text:p>0.0657825777</text:p>
          </table:table-cell>
          <table:table-cell table:number-columns-repeated="2"/>
        </table:table-row>
        <table:table-row table:style-name="ro1">
          <table:table-cell table:formula="of:=[.A534]+1" office:value-type="float" office:value="88" calcext:value-type="float">
            <text:p>88</text:p>
          </table:table-cell>
          <table:table-cell table:formula="of:=IF([.A540]&gt;=0;(1+SIN(15+5*[.A540]/[.$B$6]))/2;[.B534]-3600)" office:value-type="float" office:value="0.065782577680606" calcext:value-type="float">
            <text:p>0.065782577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41]&gt;=0;(1+SIN(15+5*[.A541]/[.$B$6]))/2;[.B535]-3600)" office:value-type="float" office:value="1438984800" calcext:value-type="float">
            <text:p>1438984800</text:p>
          </table:table-cell>
          <table:table-cell table:number-columns-repeated="2"/>
        </table:table-row>
        <table:table-row table:style-name="ro1">
          <table:table-cell table:formula="of:=[.A536]+1" office:value-type="float" office:value="89" calcext:value-type="float">
            <text:p>89</text:p>
          </table:table-cell>
          <table:table-cell table:formula="of:=IF([.A542]&gt;=0;(1+SIN(15+5*[.A542]/[.$B$6]))/2;[.B536]-3600)" office:value-type="float" office:value="0.0609117157152861" calcext:value-type="float">
            <text:p>0.0609117157</text:p>
          </table:table-cell>
          <table:table-cell table:number-columns-repeated="2"/>
        </table:table-row>
        <table:table-row table:style-name="ro1">
          <table:table-cell table:formula="of:=[.A537]+1" office:value-type="float" office:value="89" calcext:value-type="float">
            <text:p>89</text:p>
          </table:table-cell>
          <table:table-cell table:formula="of:=IF([.A543]&gt;=0;(1+SIN(15+5*[.A543]/[.$B$6]))/2;[.B537]-3600)" office:value-type="float" office:value="0.0609117157152861" calcext:value-type="float">
            <text:p>0.0609117157</text:p>
          </table:table-cell>
          <table:table-cell table:number-columns-repeated="2"/>
        </table:table-row>
        <table:table-row table:style-name="ro1">
          <table:table-cell table:formula="of:=[.A538]+1" office:value-type="float" office:value="89" calcext:value-type="float">
            <text:p>89</text:p>
          </table:table-cell>
          <table:table-cell table:formula="of:=IF([.A544]&gt;=0;(1+SIN(15+5*[.A544]/[.$B$6]))/2;[.B538]-3600)" office:value-type="float" office:value="0.0609117157152861" calcext:value-type="float">
            <text:p>0.0609117157</text:p>
          </table:table-cell>
          <table:table-cell table:number-columns-repeated="2"/>
        </table:table-row>
        <table:table-row table:style-name="ro1">
          <table:table-cell table:formula="of:=[.A539]+1" office:value-type="float" office:value="89" calcext:value-type="float">
            <text:p>89</text:p>
          </table:table-cell>
          <table:table-cell table:formula="of:=IF([.A545]&gt;=0;(1+SIN(15+5*[.A545]/[.$B$6]))/2;[.B539]-3600)" office:value-type="float" office:value="0.0609117157152861" calcext:value-type="float">
            <text:p>0.0609117157</text:p>
          </table:table-cell>
          <table:table-cell table:number-columns-repeated="2"/>
        </table:table-row>
        <table:table-row table:style-name="ro1">
          <table:table-cell table:formula="of:=[.A540]+1" office:value-type="float" office:value="89" calcext:value-type="float">
            <text:p>89</text:p>
          </table:table-cell>
          <table:table-cell table:formula="of:=IF([.A546]&gt;=0;(1+SIN(15+5*[.A546]/[.$B$6]))/2;[.B540]-3600)" office:value-type="float" office:value="0.0609117157152861" calcext:value-type="float">
            <text:p>0.060911715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47]&gt;=0;(1+SIN(15+5*[.A547]/[.$B$6]))/2;[.B541]-3600)" office:value-type="float" office:value="1438981200" calcext:value-type="float">
            <text:p>1438981200</text:p>
          </table:table-cell>
          <table:table-cell table:number-columns-repeated="2"/>
        </table:table-row>
        <table:table-row table:style-name="ro1">
          <table:table-cell table:formula="of:=[.A542]+1" office:value-type="float" office:value="90" calcext:value-type="float">
            <text:p>90</text:p>
          </table:table-cell>
          <table:table-cell table:formula="of:=IF([.A548]&gt;=0;(1+SIN(15+5*[.A548]/[.$B$6]))/2;[.B542]-3600)" office:value-type="float" office:value="0.0562164832092477" calcext:value-type="float">
            <text:p>0.0562164832</text:p>
          </table:table-cell>
          <table:table-cell table:number-columns-repeated="2"/>
        </table:table-row>
        <table:table-row table:style-name="ro1">
          <table:table-cell table:formula="of:=[.A543]+1" office:value-type="float" office:value="90" calcext:value-type="float">
            <text:p>90</text:p>
          </table:table-cell>
          <table:table-cell table:formula="of:=IF([.A549]&gt;=0;(1+SIN(15+5*[.A549]/[.$B$6]))/2;[.B543]-3600)" office:value-type="float" office:value="0.0562164832092477" calcext:value-type="float">
            <text:p>0.0562164832</text:p>
          </table:table-cell>
          <table:table-cell table:number-columns-repeated="2"/>
        </table:table-row>
        <table:table-row table:style-name="ro1">
          <table:table-cell table:formula="of:=[.A544]+1" office:value-type="float" office:value="90" calcext:value-type="float">
            <text:p>90</text:p>
          </table:table-cell>
          <table:table-cell table:formula="of:=IF([.A550]&gt;=0;(1+SIN(15+5*[.A550]/[.$B$6]))/2;[.B544]-3600)" office:value-type="float" office:value="0.0562164832092477" calcext:value-type="float">
            <text:p>0.0562164832</text:p>
          </table:table-cell>
          <table:table-cell table:number-columns-repeated="2"/>
        </table:table-row>
        <table:table-row table:style-name="ro1">
          <table:table-cell table:formula="of:=[.A545]+1" office:value-type="float" office:value="90" calcext:value-type="float">
            <text:p>90</text:p>
          </table:table-cell>
          <table:table-cell table:formula="of:=IF([.A551]&gt;=0;(1+SIN(15+5*[.A551]/[.$B$6]))/2;[.B545]-3600)" office:value-type="float" office:value="0.0562164832092477" calcext:value-type="float">
            <text:p>0.0562164832</text:p>
          </table:table-cell>
          <table:table-cell table:number-columns-repeated="2"/>
        </table:table-row>
        <table:table-row table:style-name="ro1">
          <table:table-cell table:formula="of:=[.A546]+1" office:value-type="float" office:value="90" calcext:value-type="float">
            <text:p>90</text:p>
          </table:table-cell>
          <table:table-cell table:formula="of:=IF([.A552]&gt;=0;(1+SIN(15+5*[.A552]/[.$B$6]))/2;[.B546]-3600)" office:value-type="float" office:value="0.0562164832092477" calcext:value-type="float">
            <text:p>0.056216483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53]&gt;=0;(1+SIN(15+5*[.A553]/[.$B$6]))/2;[.B547]-3600)" office:value-type="float" office:value="1438977600" calcext:value-type="float">
            <text:p>1438977600</text:p>
          </table:table-cell>
          <table:table-cell table:number-columns-repeated="2"/>
        </table:table-row>
        <table:table-row table:style-name="ro1">
          <table:table-cell table:formula="of:=[.A548]+1" office:value-type="float" office:value="91" calcext:value-type="float">
            <text:p>91</text:p>
          </table:table-cell>
          <table:table-cell table:formula="of:=IF([.A554]&gt;=0;(1+SIN(15+5*[.A554]/[.$B$6]))/2;[.B548]-3600)" office:value-type="float" office:value="0.0516987581928909" calcext:value-type="float">
            <text:p>0.0516987582</text:p>
          </table:table-cell>
          <table:table-cell table:number-columns-repeated="2"/>
        </table:table-row>
        <table:table-row table:style-name="ro1">
          <table:table-cell table:formula="of:=[.A549]+1" office:value-type="float" office:value="91" calcext:value-type="float">
            <text:p>91</text:p>
          </table:table-cell>
          <table:table-cell table:formula="of:=IF([.A555]&gt;=0;(1+SIN(15+5*[.A555]/[.$B$6]))/2;[.B549]-3600)" office:value-type="float" office:value="0.0516987581928909" calcext:value-type="float">
            <text:p>0.0516987582</text:p>
          </table:table-cell>
          <table:table-cell table:number-columns-repeated="2"/>
        </table:table-row>
        <table:table-row table:style-name="ro1">
          <table:table-cell table:formula="of:=[.A550]+1" office:value-type="float" office:value="91" calcext:value-type="float">
            <text:p>91</text:p>
          </table:table-cell>
          <table:table-cell table:formula="of:=IF([.A556]&gt;=0;(1+SIN(15+5*[.A556]/[.$B$6]))/2;[.B550]-3600)" office:value-type="float" office:value="0.0516987581928909" calcext:value-type="float">
            <text:p>0.0516987582</text:p>
          </table:table-cell>
          <table:table-cell table:number-columns-repeated="2"/>
        </table:table-row>
        <table:table-row table:style-name="ro1">
          <table:table-cell table:formula="of:=[.A551]+1" office:value-type="float" office:value="91" calcext:value-type="float">
            <text:p>91</text:p>
          </table:table-cell>
          <table:table-cell table:formula="of:=IF([.A557]&gt;=0;(1+SIN(15+5*[.A557]/[.$B$6]))/2;[.B551]-3600)" office:value-type="float" office:value="0.0516987581928909" calcext:value-type="float">
            <text:p>0.0516987582</text:p>
          </table:table-cell>
          <table:table-cell table:number-columns-repeated="2"/>
        </table:table-row>
        <table:table-row table:style-name="ro1">
          <table:table-cell table:formula="of:=[.A552]+1" office:value-type="float" office:value="91" calcext:value-type="float">
            <text:p>91</text:p>
          </table:table-cell>
          <table:table-cell table:formula="of:=IF([.A558]&gt;=0;(1+SIN(15+5*[.A558]/[.$B$6]))/2;[.B552]-3600)" office:value-type="float" office:value="0.0516987581928909" calcext:value-type="float">
            <text:p>0.051698758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59]&gt;=0;(1+SIN(15+5*[.A559]/[.$B$6]))/2;[.B553]-3600)" office:value-type="float" office:value="1438974000" calcext:value-type="float">
            <text:p>1438974000</text:p>
          </table:table-cell>
          <table:table-cell table:number-columns-repeated="2"/>
        </table:table-row>
        <table:table-row table:style-name="ro1">
          <table:table-cell table:formula="of:=[.A554]+1" office:value-type="float" office:value="92" calcext:value-type="float">
            <text:p>92</text:p>
          </table:table-cell>
          <table:table-cell table:formula="of:=IF([.A560]&gt;=0;(1+SIN(15+5*[.A560]/[.$B$6]))/2;[.B554]-3600)" office:value-type="float" office:value="0.0473603476959868" calcext:value-type="float">
            <text:p>0.0473603477</text:p>
          </table:table-cell>
          <table:table-cell table:number-columns-repeated="2"/>
        </table:table-row>
        <table:table-row table:style-name="ro1">
          <table:table-cell table:formula="of:=[.A555]+1" office:value-type="float" office:value="92" calcext:value-type="float">
            <text:p>92</text:p>
          </table:table-cell>
          <table:table-cell table:formula="of:=IF([.A561]&gt;=0;(1+SIN(15+5*[.A561]/[.$B$6]))/2;[.B555]-3600)" office:value-type="float" office:value="0.0473603476959868" calcext:value-type="float">
            <text:p>0.0473603477</text:p>
          </table:table-cell>
          <table:table-cell table:number-columns-repeated="2"/>
        </table:table-row>
        <table:table-row table:style-name="ro1">
          <table:table-cell table:formula="of:=[.A556]+1" office:value-type="float" office:value="92" calcext:value-type="float">
            <text:p>92</text:p>
          </table:table-cell>
          <table:table-cell table:formula="of:=IF([.A562]&gt;=0;(1+SIN(15+5*[.A562]/[.$B$6]))/2;[.B556]-3600)" office:value-type="float" office:value="0.0473603476959868" calcext:value-type="float">
            <text:p>0.0473603477</text:p>
          </table:table-cell>
          <table:table-cell table:number-columns-repeated="2"/>
        </table:table-row>
        <table:table-row table:style-name="ro1">
          <table:table-cell table:formula="of:=[.A557]+1" office:value-type="float" office:value="92" calcext:value-type="float">
            <text:p>92</text:p>
          </table:table-cell>
          <table:table-cell table:formula="of:=IF([.A563]&gt;=0;(1+SIN(15+5*[.A563]/[.$B$6]))/2;[.B557]-3600)" office:value-type="float" office:value="0.0473603476959868" calcext:value-type="float">
            <text:p>0.0473603477</text:p>
          </table:table-cell>
          <table:table-cell table:number-columns-repeated="2"/>
        </table:table-row>
        <table:table-row table:style-name="ro1">
          <table:table-cell table:formula="of:=[.A558]+1" office:value-type="float" office:value="92" calcext:value-type="float">
            <text:p>92</text:p>
          </table:table-cell>
          <table:table-cell table:formula="of:=IF([.A564]&gt;=0;(1+SIN(15+5*[.A564]/[.$B$6]))/2;[.B558]-3600)" office:value-type="float" office:value="0.0473603476959868" calcext:value-type="float">
            <text:p>0.047360347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65]&gt;=0;(1+SIN(15+5*[.A565]/[.$B$6]))/2;[.B559]-3600)" office:value-type="float" office:value="1438970400" calcext:value-type="float">
            <text:p>1438970400</text:p>
          </table:table-cell>
          <table:table-cell table:number-columns-repeated="2"/>
        </table:table-row>
        <table:table-row table:style-name="ro1">
          <table:table-cell table:formula="of:=[.A560]+1" office:value-type="float" office:value="93" calcext:value-type="float">
            <text:p>93</text:p>
          </table:table-cell>
          <table:table-cell table:formula="of:=IF([.A566]&gt;=0;(1+SIN(15+5*[.A566]/[.$B$6]))/2;[.B560]-3600)" office:value-type="float" office:value="0.0432029870248894" calcext:value-type="float">
            <text:p>0.043202987</text:p>
          </table:table-cell>
          <table:table-cell table:number-columns-repeated="2"/>
        </table:table-row>
        <table:table-row table:style-name="ro1">
          <table:table-cell table:formula="of:=[.A561]+1" office:value-type="float" office:value="93" calcext:value-type="float">
            <text:p>93</text:p>
          </table:table-cell>
          <table:table-cell table:formula="of:=IF([.A567]&gt;=0;(1+SIN(15+5*[.A567]/[.$B$6]))/2;[.B561]-3600)" office:value-type="float" office:value="0.0432029870248894" calcext:value-type="float">
            <text:p>0.043202987</text:p>
          </table:table-cell>
          <table:table-cell table:number-columns-repeated="2"/>
        </table:table-row>
        <table:table-row table:style-name="ro1">
          <table:table-cell table:formula="of:=[.A562]+1" office:value-type="float" office:value="93" calcext:value-type="float">
            <text:p>93</text:p>
          </table:table-cell>
          <table:table-cell table:formula="of:=IF([.A568]&gt;=0;(1+SIN(15+5*[.A568]/[.$B$6]))/2;[.B562]-3600)" office:value-type="float" office:value="0.0432029870248894" calcext:value-type="float">
            <text:p>0.043202987</text:p>
          </table:table-cell>
          <table:table-cell table:number-columns-repeated="2"/>
        </table:table-row>
        <table:table-row table:style-name="ro1">
          <table:table-cell table:formula="of:=[.A563]+1" office:value-type="float" office:value="93" calcext:value-type="float">
            <text:p>93</text:p>
          </table:table-cell>
          <table:table-cell table:formula="of:=IF([.A569]&gt;=0;(1+SIN(15+5*[.A569]/[.$B$6]))/2;[.B563]-3600)" office:value-type="float" office:value="0.0432029870248894" calcext:value-type="float">
            <text:p>0.043202987</text:p>
          </table:table-cell>
          <table:table-cell table:number-columns-repeated="2"/>
        </table:table-row>
        <table:table-row table:style-name="ro1">
          <table:table-cell table:formula="of:=[.A564]+1" office:value-type="float" office:value="93" calcext:value-type="float">
            <text:p>93</text:p>
          </table:table-cell>
          <table:table-cell table:formula="of:=IF([.A570]&gt;=0;(1+SIN(15+5*[.A570]/[.$B$6]))/2;[.B564]-3600)" office:value-type="float" office:value="0.0432029870248894" calcext:value-type="float">
            <text:p>0.04320298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71]&gt;=0;(1+SIN(15+5*[.A571]/[.$B$6]))/2;[.B565]-3600)" office:value-type="float" office:value="1438966800" calcext:value-type="float">
            <text:p>1438966800</text:p>
          </table:table-cell>
          <table:table-cell table:number-columns-repeated="2"/>
        </table:table-row>
        <table:table-row table:style-name="ro1">
          <table:table-cell table:formula="of:=[.A566]+1" office:value-type="float" office:value="94" calcext:value-type="float">
            <text:p>94</text:p>
          </table:table-cell>
          <table:table-cell table:formula="of:=IF([.A572]&gt;=0;(1+SIN(15+5*[.A572]/[.$B$6]))/2;[.B566]-3600)" office:value-type="float" office:value="0.0392283390684364" calcext:value-type="float">
            <text:p>0.0392283391</text:p>
          </table:table-cell>
          <table:table-cell table:number-columns-repeated="2"/>
        </table:table-row>
        <table:table-row table:style-name="ro1">
          <table:table-cell table:formula="of:=[.A567]+1" office:value-type="float" office:value="94" calcext:value-type="float">
            <text:p>94</text:p>
          </table:table-cell>
          <table:table-cell table:formula="of:=IF([.A573]&gt;=0;(1+SIN(15+5*[.A573]/[.$B$6]))/2;[.B567]-3600)" office:value-type="float" office:value="0.0392283390684364" calcext:value-type="float">
            <text:p>0.0392283391</text:p>
          </table:table-cell>
          <table:table-cell table:number-columns-repeated="2"/>
        </table:table-row>
        <table:table-row table:style-name="ro1">
          <table:table-cell table:formula="of:=[.A568]+1" office:value-type="float" office:value="94" calcext:value-type="float">
            <text:p>94</text:p>
          </table:table-cell>
          <table:table-cell table:formula="of:=IF([.A574]&gt;=0;(1+SIN(15+5*[.A574]/[.$B$6]))/2;[.B568]-3600)" office:value-type="float" office:value="0.0392283390684364" calcext:value-type="float">
            <text:p>0.0392283391</text:p>
          </table:table-cell>
          <table:table-cell table:number-columns-repeated="2"/>
        </table:table-row>
        <table:table-row table:style-name="ro1">
          <table:table-cell table:formula="of:=[.A569]+1" office:value-type="float" office:value="94" calcext:value-type="float">
            <text:p>94</text:p>
          </table:table-cell>
          <table:table-cell table:formula="of:=IF([.A575]&gt;=0;(1+SIN(15+5*[.A575]/[.$B$6]))/2;[.B569]-3600)" office:value-type="float" office:value="0.0392283390684364" calcext:value-type="float">
            <text:p>0.0392283391</text:p>
          </table:table-cell>
          <table:table-cell table:number-columns-repeated="2"/>
        </table:table-row>
        <table:table-row table:style-name="ro1">
          <table:table-cell table:formula="of:=[.A570]+1" office:value-type="float" office:value="94" calcext:value-type="float">
            <text:p>94</text:p>
          </table:table-cell>
          <table:table-cell table:formula="of:=IF([.A576]&gt;=0;(1+SIN(15+5*[.A576]/[.$B$6]))/2;[.B570]-3600)" office:value-type="float" office:value="0.0392283390684364" calcext:value-type="float">
            <text:p>0.039228339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77]&gt;=0;(1+SIN(15+5*[.A577]/[.$B$6]))/2;[.B571]-3600)" office:value-type="float" office:value="1438963200" calcext:value-type="float">
            <text:p>1438963200</text:p>
          </table:table-cell>
          <table:table-cell table:number-columns-repeated="2"/>
        </table:table-row>
        <table:table-row table:style-name="ro1">
          <table:table-cell table:formula="of:=[.A572]+1" office:value-type="float" office:value="95" calcext:value-type="float">
            <text:p>95</text:p>
          </table:table-cell>
          <table:table-cell table:formula="of:=IF([.A578]&gt;=0;(1+SIN(15+5*[.A578]/[.$B$6]))/2;[.B572]-3600)" office:value-type="float" office:value="0.0354379936328158" calcext:value-type="float">
            <text:p>0.0354379936</text:p>
          </table:table-cell>
          <table:table-cell table:number-columns-repeated="2"/>
        </table:table-row>
        <table:table-row table:style-name="ro1">
          <table:table-cell table:formula="of:=[.A573]+1" office:value-type="float" office:value="95" calcext:value-type="float">
            <text:p>95</text:p>
          </table:table-cell>
          <table:table-cell table:formula="of:=IF([.A579]&gt;=0;(1+SIN(15+5*[.A579]/[.$B$6]))/2;[.B573]-3600)" office:value-type="float" office:value="0.0354379936328158" calcext:value-type="float">
            <text:p>0.0354379936</text:p>
          </table:table-cell>
          <table:table-cell table:number-columns-repeated="2"/>
        </table:table-row>
        <table:table-row table:style-name="ro1">
          <table:table-cell table:formula="of:=[.A574]+1" office:value-type="float" office:value="95" calcext:value-type="float">
            <text:p>95</text:p>
          </table:table-cell>
          <table:table-cell table:formula="of:=IF([.A580]&gt;=0;(1+SIN(15+5*[.A580]/[.$B$6]))/2;[.B574]-3600)" office:value-type="float" office:value="0.0354379936328158" calcext:value-type="float">
            <text:p>0.0354379936</text:p>
          </table:table-cell>
          <table:table-cell table:number-columns-repeated="2"/>
        </table:table-row>
        <table:table-row table:style-name="ro1">
          <table:table-cell table:formula="of:=[.A575]+1" office:value-type="float" office:value="95" calcext:value-type="float">
            <text:p>95</text:p>
          </table:table-cell>
          <table:table-cell table:formula="of:=IF([.A581]&gt;=0;(1+SIN(15+5*[.A581]/[.$B$6]))/2;[.B575]-3600)" office:value-type="float" office:value="0.0354379936328158" calcext:value-type="float">
            <text:p>0.0354379936</text:p>
          </table:table-cell>
          <table:table-cell table:number-columns-repeated="2"/>
        </table:table-row>
        <table:table-row table:style-name="ro1">
          <table:table-cell table:formula="of:=[.A576]+1" office:value-type="float" office:value="95" calcext:value-type="float">
            <text:p>95</text:p>
          </table:table-cell>
          <table:table-cell table:formula="of:=IF([.A582]&gt;=0;(1+SIN(15+5*[.A582]/[.$B$6]))/2;[.B576]-3600)" office:value-type="float" office:value="0.0354379936328158" calcext:value-type="float">
            <text:p>0.035437993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83]&gt;=0;(1+SIN(15+5*[.A583]/[.$B$6]))/2;[.B577]-3600)" office:value-type="float" office:value="1438959600" calcext:value-type="float">
            <text:p>1438959600</text:p>
          </table:table-cell>
          <table:table-cell table:number-columns-repeated="2"/>
        </table:table-row>
        <table:table-row table:style-name="ro1">
          <table:table-cell table:formula="of:=[.A578]+1" office:value-type="float" office:value="96" calcext:value-type="float">
            <text:p>96</text:p>
          </table:table-cell>
          <table:table-cell table:formula="of:=IF([.A584]&gt;=0;(1+SIN(15+5*[.A584]/[.$B$6]))/2;[.B578]-3600)" office:value-type="float" office:value="0.0318334668056639" calcext:value-type="float">
            <text:p>0.0318334668</text:p>
          </table:table-cell>
          <table:table-cell table:number-columns-repeated="2"/>
        </table:table-row>
        <table:table-row table:style-name="ro1">
          <table:table-cell table:formula="of:=[.A579]+1" office:value-type="float" office:value="96" calcext:value-type="float">
            <text:p>96</text:p>
          </table:table-cell>
          <table:table-cell table:formula="of:=IF([.A585]&gt;=0;(1+SIN(15+5*[.A585]/[.$B$6]))/2;[.B579]-3600)" office:value-type="float" office:value="0.0318334668056639" calcext:value-type="float">
            <text:p>0.0318334668</text:p>
          </table:table-cell>
          <table:table-cell table:number-columns-repeated="2"/>
        </table:table-row>
        <table:table-row table:style-name="ro1">
          <table:table-cell table:formula="of:=[.A580]+1" office:value-type="float" office:value="96" calcext:value-type="float">
            <text:p>96</text:p>
          </table:table-cell>
          <table:table-cell table:formula="of:=IF([.A586]&gt;=0;(1+SIN(15+5*[.A586]/[.$B$6]))/2;[.B580]-3600)" office:value-type="float" office:value="0.0318334668056639" calcext:value-type="float">
            <text:p>0.0318334668</text:p>
          </table:table-cell>
          <table:table-cell table:number-columns-repeated="2"/>
        </table:table-row>
        <table:table-row table:style-name="ro1">
          <table:table-cell table:formula="of:=[.A581]+1" office:value-type="float" office:value="96" calcext:value-type="float">
            <text:p>96</text:p>
          </table:table-cell>
          <table:table-cell table:formula="of:=IF([.A587]&gt;=0;(1+SIN(15+5*[.A587]/[.$B$6]))/2;[.B581]-3600)" office:value-type="float" office:value="0.0318334668056639" calcext:value-type="float">
            <text:p>0.0318334668</text:p>
          </table:table-cell>
          <table:table-cell table:number-columns-repeated="2"/>
        </table:table-row>
        <table:table-row table:style-name="ro1">
          <table:table-cell table:formula="of:=[.A582]+1" office:value-type="float" office:value="96" calcext:value-type="float">
            <text:p>96</text:p>
          </table:table-cell>
          <table:table-cell table:formula="of:=IF([.A588]&gt;=0;(1+SIN(15+5*[.A588]/[.$B$6]))/2;[.B582]-3600)" office:value-type="float" office:value="0.0318334668056639" calcext:value-type="float">
            <text:p>0.031833466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89]&gt;=0;(1+SIN(15+5*[.A589]/[.$B$6]))/2;[.B583]-3600)" office:value-type="float" office:value="1438956000" calcext:value-type="float">
            <text:p>1438956000</text:p>
          </table:table-cell>
          <table:table-cell table:number-columns-repeated="2"/>
        </table:table-row>
        <table:table-row table:style-name="ro1">
          <table:table-cell table:formula="of:=[.A584]+1" office:value-type="float" office:value="97" calcext:value-type="float">
            <text:p>97</text:p>
          </table:table-cell>
          <table:table-cell table:formula="of:=IF([.A590]&gt;=0;(1+SIN(15+5*[.A590]/[.$B$6]))/2;[.B584]-3600)" office:value-type="float" office:value="0.0284162003496532" calcext:value-type="float">
            <text:p>0.0284162003</text:p>
          </table:table-cell>
          <table:table-cell table:number-columns-repeated="2"/>
        </table:table-row>
        <table:table-row table:style-name="ro1">
          <table:table-cell table:formula="of:=[.A585]+1" office:value-type="float" office:value="97" calcext:value-type="float">
            <text:p>97</text:p>
          </table:table-cell>
          <table:table-cell table:formula="of:=IF([.A591]&gt;=0;(1+SIN(15+5*[.A591]/[.$B$6]))/2;[.B585]-3600)" office:value-type="float" office:value="0.0284162003496532" calcext:value-type="float">
            <text:p>0.0284162003</text:p>
          </table:table-cell>
          <table:table-cell table:number-columns-repeated="2"/>
        </table:table-row>
        <table:table-row table:style-name="ro1">
          <table:table-cell table:formula="of:=[.A586]+1" office:value-type="float" office:value="97" calcext:value-type="float">
            <text:p>97</text:p>
          </table:table-cell>
          <table:table-cell table:formula="of:=IF([.A592]&gt;=0;(1+SIN(15+5*[.A592]/[.$B$6]))/2;[.B586]-3600)" office:value-type="float" office:value="0.0284162003496532" calcext:value-type="float">
            <text:p>0.0284162003</text:p>
          </table:table-cell>
          <table:table-cell table:number-columns-repeated="2"/>
        </table:table-row>
        <table:table-row table:style-name="ro1">
          <table:table-cell table:formula="of:=[.A587]+1" office:value-type="float" office:value="97" calcext:value-type="float">
            <text:p>97</text:p>
          </table:table-cell>
          <table:table-cell table:formula="of:=IF([.A593]&gt;=0;(1+SIN(15+5*[.A593]/[.$B$6]))/2;[.B587]-3600)" office:value-type="float" office:value="0.0284162003496532" calcext:value-type="float">
            <text:p>0.0284162003</text:p>
          </table:table-cell>
          <table:table-cell table:number-columns-repeated="2"/>
        </table:table-row>
        <table:table-row table:style-name="ro1">
          <table:table-cell table:formula="of:=[.A588]+1" office:value-type="float" office:value="97" calcext:value-type="float">
            <text:p>97</text:p>
          </table:table-cell>
          <table:table-cell table:formula="of:=IF([.A594]&gt;=0;(1+SIN(15+5*[.A594]/[.$B$6]))/2;[.B588]-3600)" office:value-type="float" office:value="0.0284162003496532" calcext:value-type="float">
            <text:p>0.028416200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95]&gt;=0;(1+SIN(15+5*[.A595]/[.$B$6]))/2;[.B589]-3600)" office:value-type="float" office:value="1438952400" calcext:value-type="float">
            <text:p>1438952400</text:p>
          </table:table-cell>
          <table:table-cell table:number-columns-repeated="2"/>
        </table:table-row>
        <table:table-row table:style-name="ro1">
          <table:table-cell table:formula="of:=[.A590]+1" office:value-type="float" office:value="98" calcext:value-type="float">
            <text:p>98</text:p>
          </table:table-cell>
          <table:table-cell table:formula="of:=IF([.A596]&gt;=0;(1+SIN(15+5*[.A596]/[.$B$6]))/2;[.B590]-3600)" office:value-type="float" office:value="0.0251875611258024" calcext:value-type="float">
            <text:p>0.0251875611</text:p>
          </table:table-cell>
          <table:table-cell table:number-columns-repeated="2"/>
        </table:table-row>
        <table:table-row table:style-name="ro1">
          <table:table-cell table:formula="of:=[.A591]+1" office:value-type="float" office:value="98" calcext:value-type="float">
            <text:p>98</text:p>
          </table:table-cell>
          <table:table-cell table:formula="of:=IF([.A597]&gt;=0;(1+SIN(15+5*[.A597]/[.$B$6]))/2;[.B591]-3600)" office:value-type="float" office:value="0.0251875611258024" calcext:value-type="float">
            <text:p>0.0251875611</text:p>
          </table:table-cell>
          <table:table-cell table:number-columns-repeated="2"/>
        </table:table-row>
        <table:table-row table:style-name="ro1">
          <table:table-cell table:formula="of:=[.A592]+1" office:value-type="float" office:value="98" calcext:value-type="float">
            <text:p>98</text:p>
          </table:table-cell>
          <table:table-cell table:formula="of:=IF([.A598]&gt;=0;(1+SIN(15+5*[.A598]/[.$B$6]))/2;[.B592]-3600)" office:value-type="float" office:value="0.0251875611258024" calcext:value-type="float">
            <text:p>0.0251875611</text:p>
          </table:table-cell>
          <table:table-cell table:number-columns-repeated="2"/>
        </table:table-row>
        <table:table-row table:style-name="ro1">
          <table:table-cell table:formula="of:=[.A593]+1" office:value-type="float" office:value="98" calcext:value-type="float">
            <text:p>98</text:p>
          </table:table-cell>
          <table:table-cell table:formula="of:=IF([.A599]&gt;=0;(1+SIN(15+5*[.A599]/[.$B$6]))/2;[.B593]-3600)" office:value-type="float" office:value="0.0251875611258024" calcext:value-type="float">
            <text:p>0.0251875611</text:p>
          </table:table-cell>
          <table:table-cell table:number-columns-repeated="2"/>
        </table:table-row>
        <table:table-row table:style-name="ro1">
          <table:table-cell table:formula="of:=[.A594]+1" office:value-type="float" office:value="98" calcext:value-type="float">
            <text:p>98</text:p>
          </table:table-cell>
          <table:table-cell table:formula="of:=IF([.A600]&gt;=0;(1+SIN(15+5*[.A600]/[.$B$6]))/2;[.B594]-3600)" office:value-type="float" office:value="0.0251875611258024" calcext:value-type="float">
            <text:p>0.02518756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01]&gt;=0;(1+SIN(15+5*[.A601]/[.$B$6]))/2;[.B595]-3600)" office:value-type="float" office:value="1438948800" calcext:value-type="float">
            <text:p>1438948800</text:p>
          </table:table-cell>
          <table:table-cell table:number-columns-repeated="2"/>
        </table:table-row>
        <table:table-row table:style-name="ro1">
          <table:table-cell table:formula="of:=[.A596]+1" office:value-type="float" office:value="99" calcext:value-type="float">
            <text:p>99</text:p>
          </table:table-cell>
          <table:table-cell table:formula="of:=IF([.A602]&gt;=0;(1+SIN(15+5*[.A602]/[.$B$6]))/2;[.B596]-3600)" office:value-type="float" office:value="0.0221488405467533" calcext:value-type="float">
            <text:p>0.0221488405</text:p>
          </table:table-cell>
          <table:table-cell table:number-columns-repeated="2"/>
        </table:table-row>
        <table:table-row table:style-name="ro1">
          <table:table-cell table:formula="of:=[.A597]+1" office:value-type="float" office:value="99" calcext:value-type="float">
            <text:p>99</text:p>
          </table:table-cell>
          <table:table-cell table:formula="of:=IF([.A603]&gt;=0;(1+SIN(15+5*[.A603]/[.$B$6]))/2;[.B597]-3600)" office:value-type="float" office:value="0.0221488405467533" calcext:value-type="float">
            <text:p>0.0221488405</text:p>
          </table:table-cell>
          <table:table-cell table:number-columns-repeated="2"/>
        </table:table-row>
        <table:table-row table:style-name="ro1">
          <table:table-cell table:formula="of:=[.A598]+1" office:value-type="float" office:value="99" calcext:value-type="float">
            <text:p>99</text:p>
          </table:table-cell>
          <table:table-cell table:formula="of:=IF([.A604]&gt;=0;(1+SIN(15+5*[.A604]/[.$B$6]))/2;[.B598]-3600)" office:value-type="float" office:value="0.0221488405467533" calcext:value-type="float">
            <text:p>0.0221488405</text:p>
          </table:table-cell>
          <table:table-cell table:number-columns-repeated="2"/>
        </table:table-row>
        <table:table-row table:style-name="ro1">
          <table:table-cell table:formula="of:=[.A599]+1" office:value-type="float" office:value="99" calcext:value-type="float">
            <text:p>99</text:p>
          </table:table-cell>
          <table:table-cell table:formula="of:=IF([.A605]&gt;=0;(1+SIN(15+5*[.A605]/[.$B$6]))/2;[.B599]-3600)" office:value-type="float" office:value="0.0221488405467533" calcext:value-type="float">
            <text:p>0.0221488405</text:p>
          </table:table-cell>
          <table:table-cell table:number-columns-repeated="2"/>
        </table:table-row>
        <table:table-row table:style-name="ro1">
          <table:table-cell table:formula="of:=[.A600]+1" office:value-type="float" office:value="99" calcext:value-type="float">
            <text:p>99</text:p>
          </table:table-cell>
          <table:table-cell table:formula="of:=IF([.A606]&gt;=0;(1+SIN(15+5*[.A606]/[.$B$6]))/2;[.B600]-3600)" office:value-type="float" office:value="0.0221488405467533" calcext:value-type="float">
            <text:p>0.022148840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07]&gt;=0;(1+SIN(15+5*[.A607]/[.$B$6]))/2;[.B601]-3600)" office:value-type="float" office:value="1438945200" calcext:value-type="float">
            <text:p>1438945200</text:p>
          </table:table-cell>
          <table:table-cell table:number-columns-repeated="2"/>
        </table:table-row>
        <table:table-row table:style-name="ro1">
          <table:table-cell table:formula="of:=[.A602]+1" office:value-type="float" office:value="100" calcext:value-type="float">
            <text:p>100</text:p>
          </table:table-cell>
          <table:table-cell table:formula="of:=IF([.A608]&gt;=0;(1+SIN(15+5*[.A608]/[.$B$6]))/2;[.B602]-3600)" office:value-type="float" office:value="0.0193012540602216" calcext:value-type="float">
            <text:p>0.0193012541</text:p>
          </table:table-cell>
          <table:table-cell table:number-columns-repeated="2"/>
        </table:table-row>
        <table:table-row table:style-name="ro1">
          <table:table-cell table:formula="of:=[.A603]+1" office:value-type="float" office:value="100" calcext:value-type="float">
            <text:p>100</text:p>
          </table:table-cell>
          <table:table-cell table:formula="of:=IF([.A609]&gt;=0;(1+SIN(15+5*[.A609]/[.$B$6]))/2;[.B603]-3600)" office:value-type="float" office:value="0.0193012540602216" calcext:value-type="float">
            <text:p>0.0193012541</text:p>
          </table:table-cell>
          <table:table-cell table:number-columns-repeated="2"/>
        </table:table-row>
        <table:table-row table:style-name="ro1">
          <table:table-cell table:formula="of:=[.A604]+1" office:value-type="float" office:value="100" calcext:value-type="float">
            <text:p>100</text:p>
          </table:table-cell>
          <table:table-cell table:formula="of:=IF([.A610]&gt;=0;(1+SIN(15+5*[.A610]/[.$B$6]))/2;[.B604]-3600)" office:value-type="float" office:value="0.0193012540602216" calcext:value-type="float">
            <text:p>0.0193012541</text:p>
          </table:table-cell>
          <table:table-cell table:number-columns-repeated="2"/>
        </table:table-row>
        <table:table-row table:style-name="ro1">
          <table:table-cell table:formula="of:=[.A605]+1" office:value-type="float" office:value="100" calcext:value-type="float">
            <text:p>100</text:p>
          </table:table-cell>
          <table:table-cell table:formula="of:=IF([.A611]&gt;=0;(1+SIN(15+5*[.A611]/[.$B$6]))/2;[.B605]-3600)" office:value-type="float" office:value="0.0193012540602216" calcext:value-type="float">
            <text:p>0.0193012541</text:p>
          </table:table-cell>
          <table:table-cell table:number-columns-repeated="2"/>
        </table:table-row>
        <table:table-row table:style-name="ro1">
          <table:table-cell table:formula="of:=[.A606]+1" office:value-type="float" office:value="100" calcext:value-type="float">
            <text:p>100</text:p>
          </table:table-cell>
          <table:table-cell table:formula="of:=IF([.A612]&gt;=0;(1+SIN(15+5*[.A612]/[.$B$6]))/2;[.B606]-3600)" office:value-type="float" office:value="0.0193012540602216" calcext:value-type="float">
            <text:p>0.019301254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13]&gt;=0;(1+SIN(15+5*[.A613]/[.$B$6]))/2;[.B607]-3600)" office:value-type="float" office:value="1438941600" calcext:value-type="float">
            <text:p>1438941600</text:p>
          </table:table-cell>
          <table:table-cell table:number-columns-repeated="2"/>
        </table:table-row>
        <table:table-row table:style-name="ro1">
          <table:table-cell table:formula="of:=[.A608]+1" office:value-type="float" office:value="101" calcext:value-type="float">
            <text:p>101</text:p>
          </table:table-cell>
          <table:table-cell table:formula="of:=IF([.A614]&gt;=0;(1+SIN(15+5*[.A614]/[.$B$6]))/2;[.B608]-3600)" office:value-type="float" office:value="0.0166459406628346" calcext:value-type="float">
            <text:p>0.0166459407</text:p>
          </table:table-cell>
          <table:table-cell table:number-columns-repeated="2"/>
        </table:table-row>
        <table:table-row table:style-name="ro1">
          <table:table-cell table:formula="of:=[.A609]+1" office:value-type="float" office:value="101" calcext:value-type="float">
            <text:p>101</text:p>
          </table:table-cell>
          <table:table-cell table:formula="of:=IF([.A615]&gt;=0;(1+SIN(15+5*[.A615]/[.$B$6]))/2;[.B609]-3600)" office:value-type="float" office:value="0.0166459406628346" calcext:value-type="float">
            <text:p>0.0166459407</text:p>
          </table:table-cell>
          <table:table-cell table:number-columns-repeated="2"/>
        </table:table-row>
        <table:table-row table:style-name="ro1">
          <table:table-cell table:formula="of:=[.A610]+1" office:value-type="float" office:value="101" calcext:value-type="float">
            <text:p>101</text:p>
          </table:table-cell>
          <table:table-cell table:formula="of:=IF([.A616]&gt;=0;(1+SIN(15+5*[.A616]/[.$B$6]))/2;[.B610]-3600)" office:value-type="float" office:value="0.0166459406628346" calcext:value-type="float">
            <text:p>0.0166459407</text:p>
          </table:table-cell>
          <table:table-cell table:number-columns-repeated="2"/>
        </table:table-row>
        <table:table-row table:style-name="ro1">
          <table:table-cell table:formula="of:=[.A611]+1" office:value-type="float" office:value="101" calcext:value-type="float">
            <text:p>101</text:p>
          </table:table-cell>
          <table:table-cell table:formula="of:=IF([.A617]&gt;=0;(1+SIN(15+5*[.A617]/[.$B$6]))/2;[.B611]-3600)" office:value-type="float" office:value="0.0166459406628346" calcext:value-type="float">
            <text:p>0.0166459407</text:p>
          </table:table-cell>
          <table:table-cell table:number-columns-repeated="2"/>
        </table:table-row>
        <table:table-row table:style-name="ro1">
          <table:table-cell table:formula="of:=[.A612]+1" office:value-type="float" office:value="101" calcext:value-type="float">
            <text:p>101</text:p>
          </table:table-cell>
          <table:table-cell table:formula="of:=IF([.A618]&gt;=0;(1+SIN(15+5*[.A618]/[.$B$6]))/2;[.B612]-3600)" office:value-type="float" office:value="0.0166459406628346" calcext:value-type="float">
            <text:p>0.016645940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19]&gt;=0;(1+SIN(15+5*[.A619]/[.$B$6]))/2;[.B613]-3600)" office:value-type="float" office:value="1438938000" calcext:value-type="float">
            <text:p>1438938000</text:p>
          </table:table-cell>
          <table:table-cell table:number-columns-repeated="2"/>
        </table:table-row>
        <table:table-row table:style-name="ro1">
          <table:table-cell table:formula="of:=[.A614]+1" office:value-type="float" office:value="102" calcext:value-type="float">
            <text:p>102</text:p>
          </table:table-cell>
          <table:table-cell table:formula="of:=IF([.A620]&gt;=0;(1+SIN(15+5*[.A620]/[.$B$6]))/2;[.B614]-3600)" office:value-type="float" office:value="0.0141839624445476" calcext:value-type="float">
            <text:p>0.0141839624</text:p>
          </table:table-cell>
          <table:table-cell table:number-columns-repeated="2"/>
        </table:table-row>
        <table:table-row table:style-name="ro1">
          <table:table-cell table:formula="of:=[.A615]+1" office:value-type="float" office:value="102" calcext:value-type="float">
            <text:p>102</text:p>
          </table:table-cell>
          <table:table-cell table:formula="of:=IF([.A621]&gt;=0;(1+SIN(15+5*[.A621]/[.$B$6]))/2;[.B615]-3600)" office:value-type="float" office:value="0.0141839624445476" calcext:value-type="float">
            <text:p>0.0141839624</text:p>
          </table:table-cell>
          <table:table-cell table:number-columns-repeated="2"/>
        </table:table-row>
        <table:table-row table:style-name="ro1">
          <table:table-cell table:formula="of:=[.A616]+1" office:value-type="float" office:value="102" calcext:value-type="float">
            <text:p>102</text:p>
          </table:table-cell>
          <table:table-cell table:formula="of:=IF([.A622]&gt;=0;(1+SIN(15+5*[.A622]/[.$B$6]))/2;[.B616]-3600)" office:value-type="float" office:value="0.0141839624445476" calcext:value-type="float">
            <text:p>0.0141839624</text:p>
          </table:table-cell>
          <table:table-cell table:number-columns-repeated="2"/>
        </table:table-row>
        <table:table-row table:style-name="ro1">
          <table:table-cell table:formula="of:=[.A617]+1" office:value-type="float" office:value="102" calcext:value-type="float">
            <text:p>102</text:p>
          </table:table-cell>
          <table:table-cell table:formula="of:=IF([.A623]&gt;=0;(1+SIN(15+5*[.A623]/[.$B$6]))/2;[.B617]-3600)" office:value-type="float" office:value="0.0141839624445476" calcext:value-type="float">
            <text:p>0.0141839624</text:p>
          </table:table-cell>
          <table:table-cell table:number-columns-repeated="2"/>
        </table:table-row>
        <table:table-row table:style-name="ro1">
          <table:table-cell table:formula="of:=[.A618]+1" office:value-type="float" office:value="102" calcext:value-type="float">
            <text:p>102</text:p>
          </table:table-cell>
          <table:table-cell table:formula="of:=IF([.A624]&gt;=0;(1+SIN(15+5*[.A624]/[.$B$6]))/2;[.B618]-3600)" office:value-type="float" office:value="0.0141839624445476" calcext:value-type="float">
            <text:p>0.014183962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25]&gt;=0;(1+SIN(15+5*[.A625]/[.$B$6]))/2;[.B619]-3600)" office:value-type="float" office:value="1438934400" calcext:value-type="float">
            <text:p>1438934400</text:p>
          </table:table-cell>
          <table:table-cell table:number-columns-repeated="2"/>
        </table:table-row>
        <table:table-row table:style-name="ro1">
          <table:table-cell table:formula="of:=[.A620]+1" office:value-type="float" office:value="103" calcext:value-type="float">
            <text:p>103</text:p>
          </table:table-cell>
          <table:table-cell table:formula="of:=IF([.A626]&gt;=0;(1+SIN(15+5*[.A626]/[.$B$6]))/2;[.B620]-3600)" office:value-type="float" office:value="0.011916304163822" calcext:value-type="float">
            <text:p>0.0119163042</text:p>
          </table:table-cell>
          <table:table-cell table:number-columns-repeated="2"/>
        </table:table-row>
        <table:table-row table:style-name="ro1">
          <table:table-cell table:formula="of:=[.A621]+1" office:value-type="float" office:value="103" calcext:value-type="float">
            <text:p>103</text:p>
          </table:table-cell>
          <table:table-cell table:formula="of:=IF([.A627]&gt;=0;(1+SIN(15+5*[.A627]/[.$B$6]))/2;[.B621]-3600)" office:value-type="float" office:value="0.011916304163822" calcext:value-type="float">
            <text:p>0.0119163042</text:p>
          </table:table-cell>
          <table:table-cell table:number-columns-repeated="2"/>
        </table:table-row>
        <table:table-row table:style-name="ro1">
          <table:table-cell table:formula="of:=[.A622]+1" office:value-type="float" office:value="103" calcext:value-type="float">
            <text:p>103</text:p>
          </table:table-cell>
          <table:table-cell table:formula="of:=IF([.A628]&gt;=0;(1+SIN(15+5*[.A628]/[.$B$6]))/2;[.B622]-3600)" office:value-type="float" office:value="0.011916304163822" calcext:value-type="float">
            <text:p>0.0119163042</text:p>
          </table:table-cell>
          <table:table-cell table:number-columns-repeated="2"/>
        </table:table-row>
        <table:table-row table:style-name="ro1">
          <table:table-cell table:formula="of:=[.A623]+1" office:value-type="float" office:value="103" calcext:value-type="float">
            <text:p>103</text:p>
          </table:table-cell>
          <table:table-cell table:formula="of:=IF([.A629]&gt;=0;(1+SIN(15+5*[.A629]/[.$B$6]))/2;[.B623]-3600)" office:value-type="float" office:value="0.011916304163822" calcext:value-type="float">
            <text:p>0.0119163042</text:p>
          </table:table-cell>
          <table:table-cell table:number-columns-repeated="2"/>
        </table:table-row>
        <table:table-row table:style-name="ro1">
          <table:table-cell table:formula="of:=[.A624]+1" office:value-type="float" office:value="103" calcext:value-type="float">
            <text:p>103</text:p>
          </table:table-cell>
          <table:table-cell table:formula="of:=IF([.A630]&gt;=0;(1+SIN(15+5*[.A630]/[.$B$6]))/2;[.B624]-3600)" office:value-type="float" office:value="0.011916304163822" calcext:value-type="float">
            <text:p>0.011916304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31]&gt;=0;(1+SIN(15+5*[.A631]/[.$B$6]))/2;[.B625]-3600)" office:value-type="float" office:value="1438930800" calcext:value-type="float">
            <text:p>1438930800</text:p>
          </table:table-cell>
          <table:table-cell table:number-columns-repeated="2"/>
        </table:table-row>
        <table:table-row table:style-name="ro1">
          <table:table-cell table:formula="of:=[.A626]+1" office:value-type="float" office:value="104" calcext:value-type="float">
            <text:p>104</text:p>
          </table:table-cell>
          <table:table-cell table:formula="of:=IF([.A632]&gt;=0;(1+SIN(15+5*[.A632]/[.$B$6]))/2;[.B626]-3600)" office:value-type="float" office:value="0.009843872853735" calcext:value-type="float">
            <text:p>0.0098438729</text:p>
          </table:table-cell>
          <table:table-cell table:number-columns-repeated="2"/>
        </table:table-row>
        <table:table-row table:style-name="ro1">
          <table:table-cell table:formula="of:=[.A627]+1" office:value-type="float" office:value="104" calcext:value-type="float">
            <text:p>104</text:p>
          </table:table-cell>
          <table:table-cell table:formula="of:=IF([.A633]&gt;=0;(1+SIN(15+5*[.A633]/[.$B$6]))/2;[.B627]-3600)" office:value-type="float" office:value="0.009843872853735" calcext:value-type="float">
            <text:p>0.0098438729</text:p>
          </table:table-cell>
          <table:table-cell table:number-columns-repeated="2"/>
        </table:table-row>
        <table:table-row table:style-name="ro1">
          <table:table-cell table:formula="of:=[.A628]+1" office:value-type="float" office:value="104" calcext:value-type="float">
            <text:p>104</text:p>
          </table:table-cell>
          <table:table-cell table:formula="of:=IF([.A634]&gt;=0;(1+SIN(15+5*[.A634]/[.$B$6]))/2;[.B628]-3600)" office:value-type="float" office:value="0.009843872853735" calcext:value-type="float">
            <text:p>0.0098438729</text:p>
          </table:table-cell>
          <table:table-cell table:number-columns-repeated="2"/>
        </table:table-row>
        <table:table-row table:style-name="ro1">
          <table:table-cell table:formula="of:=[.A629]+1" office:value-type="float" office:value="104" calcext:value-type="float">
            <text:p>104</text:p>
          </table:table-cell>
          <table:table-cell table:formula="of:=IF([.A635]&gt;=0;(1+SIN(15+5*[.A635]/[.$B$6]))/2;[.B629]-3600)" office:value-type="float" office:value="0.009843872853735" calcext:value-type="float">
            <text:p>0.0098438729</text:p>
          </table:table-cell>
          <table:table-cell table:number-columns-repeated="2"/>
        </table:table-row>
        <table:table-row table:style-name="ro1">
          <table:table-cell table:formula="of:=[.A630]+1" office:value-type="float" office:value="104" calcext:value-type="float">
            <text:p>104</text:p>
          </table:table-cell>
          <table:table-cell table:formula="of:=IF([.A636]&gt;=0;(1+SIN(15+5*[.A636]/[.$B$6]))/2;[.B630]-3600)" office:value-type="float" office:value="0.009843872853735" calcext:value-type="float">
            <text:p>0.009843872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37]&gt;=0;(1+SIN(15+5*[.A637]/[.$B$6]))/2;[.B631]-3600)" office:value-type="float" office:value="1438927200" calcext:value-type="float">
            <text:p>1438927200</text:p>
          </table:table-cell>
          <table:table-cell table:number-columns-repeated="2"/>
        </table:table-row>
        <table:table-row table:style-name="ro1">
          <table:table-cell table:formula="of:=[.A632]+1" office:value-type="float" office:value="105" calcext:value-type="float">
            <text:p>105</text:p>
          </table:table-cell>
          <table:table-cell table:formula="of:=IF([.A638]&gt;=0;(1+SIN(15+5*[.A638]/[.$B$6]))/2;[.B632]-3600)" office:value-type="float" office:value="0.0079674974591783" calcext:value-type="float">
            <text:p>0.0079674975</text:p>
          </table:table-cell>
          <table:table-cell table:number-columns-repeated="2"/>
        </table:table-row>
        <table:table-row table:style-name="ro1">
          <table:table-cell table:formula="of:=[.A633]+1" office:value-type="float" office:value="105" calcext:value-type="float">
            <text:p>105</text:p>
          </table:table-cell>
          <table:table-cell table:formula="of:=IF([.A639]&gt;=0;(1+SIN(15+5*[.A639]/[.$B$6]))/2;[.B633]-3600)" office:value-type="float" office:value="0.0079674974591783" calcext:value-type="float">
            <text:p>0.0079674975</text:p>
          </table:table-cell>
          <table:table-cell table:number-columns-repeated="2"/>
        </table:table-row>
        <table:table-row table:style-name="ro1">
          <table:table-cell table:formula="of:=[.A634]+1" office:value-type="float" office:value="105" calcext:value-type="float">
            <text:p>105</text:p>
          </table:table-cell>
          <table:table-cell table:formula="of:=IF([.A640]&gt;=0;(1+SIN(15+5*[.A640]/[.$B$6]))/2;[.B634]-3600)" office:value-type="float" office:value="0.0079674974591783" calcext:value-type="float">
            <text:p>0.0079674975</text:p>
          </table:table-cell>
          <table:table-cell table:number-columns-repeated="2"/>
        </table:table-row>
        <table:table-row table:style-name="ro1">
          <table:table-cell table:formula="of:=[.A635]+1" office:value-type="float" office:value="105" calcext:value-type="float">
            <text:p>105</text:p>
          </table:table-cell>
          <table:table-cell table:formula="of:=IF([.A641]&gt;=0;(1+SIN(15+5*[.A641]/[.$B$6]))/2;[.B635]-3600)" office:value-type="float" office:value="0.0079674974591783" calcext:value-type="float">
            <text:p>0.0079674975</text:p>
          </table:table-cell>
          <table:table-cell table:number-columns-repeated="2"/>
        </table:table-row>
        <table:table-row table:style-name="ro1">
          <table:table-cell table:formula="of:=[.A636]+1" office:value-type="float" office:value="105" calcext:value-type="float">
            <text:p>105</text:p>
          </table:table-cell>
          <table:table-cell table:formula="of:=IF([.A642]&gt;=0;(1+SIN(15+5*[.A642]/[.$B$6]))/2;[.B636]-3600)" office:value-type="float" office:value="0.0079674974591783" calcext:value-type="float">
            <text:p>0.007967497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43]&gt;=0;(1+SIN(15+5*[.A643]/[.$B$6]))/2;[.B637]-3600)" office:value-type="float" office:value="1438923600" calcext:value-type="float">
            <text:p>1438923600</text:p>
          </table:table-cell>
          <table:table-cell table:number-columns-repeated="2"/>
        </table:table-row>
        <table:table-row table:style-name="ro1">
          <table:table-cell table:formula="of:=[.A638]+1" office:value-type="float" office:value="106" calcext:value-type="float">
            <text:p>106</text:p>
          </table:table-cell>
          <table:table-cell table:formula="of:=IF([.A644]&gt;=0;(1+SIN(15+5*[.A644]/[.$B$6]))/2;[.B638]-3600)" office:value-type="float" office:value="0.00628792850529236" calcext:value-type="float">
            <text:p>0.0062879285</text:p>
          </table:table-cell>
          <table:table-cell table:number-columns-repeated="2"/>
        </table:table-row>
        <table:table-row table:style-name="ro1">
          <table:table-cell table:formula="of:=[.A639]+1" office:value-type="float" office:value="106" calcext:value-type="float">
            <text:p>106</text:p>
          </table:table-cell>
          <table:table-cell table:formula="of:=IF([.A645]&gt;=0;(1+SIN(15+5*[.A645]/[.$B$6]))/2;[.B639]-3600)" office:value-type="float" office:value="0.00628792850529236" calcext:value-type="float">
            <text:p>0.0062879285</text:p>
          </table:table-cell>
          <table:table-cell table:number-columns-repeated="2"/>
        </table:table-row>
        <table:table-row table:style-name="ro1">
          <table:table-cell table:formula="of:=[.A640]+1" office:value-type="float" office:value="106" calcext:value-type="float">
            <text:p>106</text:p>
          </table:table-cell>
          <table:table-cell table:formula="of:=IF([.A646]&gt;=0;(1+SIN(15+5*[.A646]/[.$B$6]))/2;[.B640]-3600)" office:value-type="float" office:value="0.00628792850529236" calcext:value-type="float">
            <text:p>0.0062879285</text:p>
          </table:table-cell>
          <table:table-cell table:number-columns-repeated="2"/>
        </table:table-row>
        <table:table-row table:style-name="ro1">
          <table:table-cell table:formula="of:=[.A641]+1" office:value-type="float" office:value="106" calcext:value-type="float">
            <text:p>106</text:p>
          </table:table-cell>
          <table:table-cell table:formula="of:=IF([.A647]&gt;=0;(1+SIN(15+5*[.A647]/[.$B$6]))/2;[.B641]-3600)" office:value-type="float" office:value="0.00628792850529236" calcext:value-type="float">
            <text:p>0.0062879285</text:p>
          </table:table-cell>
          <table:table-cell table:number-columns-repeated="2"/>
        </table:table-row>
        <table:table-row table:style-name="ro1">
          <table:table-cell table:formula="of:=[.A642]+1" office:value-type="float" office:value="106" calcext:value-type="float">
            <text:p>106</text:p>
          </table:table-cell>
          <table:table-cell table:formula="of:=IF([.A648]&gt;=0;(1+SIN(15+5*[.A648]/[.$B$6]))/2;[.B642]-3600)" office:value-type="float" office:value="0.00628792850529236" calcext:value-type="float">
            <text:p>0.006287928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49]&gt;=0;(1+SIN(15+5*[.A649]/[.$B$6]))/2;[.B643]-3600)" office:value-type="float" office:value="1438920000" calcext:value-type="float">
            <text:p>1438920000</text:p>
          </table:table-cell>
          <table:table-cell table:number-columns-repeated="2"/>
        </table:table-row>
        <table:table-row table:style-name="ro1">
          <table:table-cell table:formula="of:=[.A644]+1" office:value-type="float" office:value="107" calcext:value-type="float">
            <text:p>107</text:p>
          </table:table-cell>
          <table:table-cell table:formula="of:=IF([.A650]&gt;=0;(1+SIN(15+5*[.A650]/[.$B$6]))/2;[.B644]-3600)" office:value-type="float" office:value="0.00480583779726451" calcext:value-type="float">
            <text:p>0.0048058378</text:p>
          </table:table-cell>
          <table:table-cell table:number-columns-repeated="2"/>
        </table:table-row>
        <table:table-row table:style-name="ro1">
          <table:table-cell table:formula="of:=[.A645]+1" office:value-type="float" office:value="107" calcext:value-type="float">
            <text:p>107</text:p>
          </table:table-cell>
          <table:table-cell table:formula="of:=IF([.A651]&gt;=0;(1+SIN(15+5*[.A651]/[.$B$6]))/2;[.B645]-3600)" office:value-type="float" office:value="0.00480583779726451" calcext:value-type="float">
            <text:p>0.0048058378</text:p>
          </table:table-cell>
          <table:table-cell table:number-columns-repeated="2"/>
        </table:table-row>
        <table:table-row table:style-name="ro1">
          <table:table-cell table:formula="of:=[.A646]+1" office:value-type="float" office:value="107" calcext:value-type="float">
            <text:p>107</text:p>
          </table:table-cell>
          <table:table-cell table:formula="of:=IF([.A652]&gt;=0;(1+SIN(15+5*[.A652]/[.$B$6]))/2;[.B646]-3600)" office:value-type="float" office:value="0.00480583779726451" calcext:value-type="float">
            <text:p>0.0048058378</text:p>
          </table:table-cell>
          <table:table-cell table:number-columns-repeated="2"/>
        </table:table-row>
        <table:table-row table:style-name="ro1">
          <table:table-cell table:formula="of:=[.A647]+1" office:value-type="float" office:value="107" calcext:value-type="float">
            <text:p>107</text:p>
          </table:table-cell>
          <table:table-cell table:formula="of:=IF([.A653]&gt;=0;(1+SIN(15+5*[.A653]/[.$B$6]))/2;[.B647]-3600)" office:value-type="float" office:value="0.00480583779726451" calcext:value-type="float">
            <text:p>0.0048058378</text:p>
          </table:table-cell>
          <table:table-cell table:number-columns-repeated="2"/>
        </table:table-row>
        <table:table-row table:style-name="ro1">
          <table:table-cell table:formula="of:=[.A648]+1" office:value-type="float" office:value="107" calcext:value-type="float">
            <text:p>107</text:p>
          </table:table-cell>
          <table:table-cell table:formula="of:=IF([.A654]&gt;=0;(1+SIN(15+5*[.A654]/[.$B$6]))/2;[.B648]-3600)" office:value-type="float" office:value="0.00480583779726451" calcext:value-type="float">
            <text:p>0.004805837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55]&gt;=0;(1+SIN(15+5*[.A655]/[.$B$6]))/2;[.B649]-3600)" office:value-type="float" office:value="1438916400" calcext:value-type="float">
            <text:p>1438916400</text:p>
          </table:table-cell>
          <table:table-cell table:number-columns-repeated="2"/>
        </table:table-row>
        <table:table-row table:style-name="ro1">
          <table:table-cell table:formula="of:=[.A650]+1" office:value-type="float" office:value="108" calcext:value-type="float">
            <text:p>108</text:p>
          </table:table-cell>
          <table:table-cell table:formula="of:=IF([.A656]&gt;=0;(1+SIN(15+5*[.A656]/[.$B$6]))/2;[.B650]-3600)" office:value-type="float" office:value="0.0035218181516169" calcext:value-type="float">
            <text:p>0.0035218182</text:p>
          </table:table-cell>
          <table:table-cell table:number-columns-repeated="2"/>
        </table:table-row>
        <table:table-row table:style-name="ro1">
          <table:table-cell table:formula="of:=[.A651]+1" office:value-type="float" office:value="108" calcext:value-type="float">
            <text:p>108</text:p>
          </table:table-cell>
          <table:table-cell table:formula="of:=IF([.A657]&gt;=0;(1+SIN(15+5*[.A657]/[.$B$6]))/2;[.B651]-3600)" office:value-type="float" office:value="0.0035218181516169" calcext:value-type="float">
            <text:p>0.0035218182</text:p>
          </table:table-cell>
          <table:table-cell table:number-columns-repeated="2"/>
        </table:table-row>
        <table:table-row table:style-name="ro1">
          <table:table-cell table:formula="of:=[.A652]+1" office:value-type="float" office:value="108" calcext:value-type="float">
            <text:p>108</text:p>
          </table:table-cell>
          <table:table-cell table:formula="of:=IF([.A658]&gt;=0;(1+SIN(15+5*[.A658]/[.$B$6]))/2;[.B652]-3600)" office:value-type="float" office:value="0.0035218181516169" calcext:value-type="float">
            <text:p>0.0035218182</text:p>
          </table:table-cell>
          <table:table-cell table:number-columns-repeated="2"/>
        </table:table-row>
        <table:table-row table:style-name="ro1">
          <table:table-cell table:formula="of:=[.A653]+1" office:value-type="float" office:value="108" calcext:value-type="float">
            <text:p>108</text:p>
          </table:table-cell>
          <table:table-cell table:formula="of:=IF([.A659]&gt;=0;(1+SIN(15+5*[.A659]/[.$B$6]))/2;[.B653]-3600)" office:value-type="float" office:value="0.0035218181516169" calcext:value-type="float">
            <text:p>0.0035218182</text:p>
          </table:table-cell>
          <table:table-cell table:number-columns-repeated="2"/>
        </table:table-row>
        <table:table-row table:style-name="ro1">
          <table:table-cell table:formula="of:=[.A654]+1" office:value-type="float" office:value="108" calcext:value-type="float">
            <text:p>108</text:p>
          </table:table-cell>
          <table:table-cell table:formula="of:=IF([.A660]&gt;=0;(1+SIN(15+5*[.A660]/[.$B$6]))/2;[.B654]-3600)" office:value-type="float" office:value="0.0035218181516169" calcext:value-type="float">
            <text:p>0.003521818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61]&gt;=0;(1+SIN(15+5*[.A661]/[.$B$6]))/2;[.B655]-3600)" office:value-type="float" office:value="1438912800" calcext:value-type="float">
            <text:p>1438912800</text:p>
          </table:table-cell>
          <table:table-cell table:number-columns-repeated="2"/>
        </table:table-row>
        <table:table-row table:style-name="ro1">
          <table:table-cell table:formula="of:=[.A656]+1" office:value-type="float" office:value="109" calcext:value-type="float">
            <text:p>109</text:p>
          </table:table-cell>
          <table:table-cell table:formula="of:=IF([.A662]&gt;=0;(1+SIN(15+5*[.A662]/[.$B$6]))/2;[.B656]-3600)" office:value-type="float" office:value="0.00243638315908778" calcext:value-type="float">
            <text:p>0.0024363832</text:p>
          </table:table-cell>
          <table:table-cell table:number-columns-repeated="2"/>
        </table:table-row>
        <table:table-row table:style-name="ro1">
          <table:table-cell table:formula="of:=[.A657]+1" office:value-type="float" office:value="109" calcext:value-type="float">
            <text:p>109</text:p>
          </table:table-cell>
          <table:table-cell table:formula="of:=IF([.A663]&gt;=0;(1+SIN(15+5*[.A663]/[.$B$6]))/2;[.B657]-3600)" office:value-type="float" office:value="0.00243638315908778" calcext:value-type="float">
            <text:p>0.0024363832</text:p>
          </table:table-cell>
          <table:table-cell table:number-columns-repeated="2"/>
        </table:table-row>
        <table:table-row table:style-name="ro1">
          <table:table-cell table:formula="of:=[.A658]+1" office:value-type="float" office:value="109" calcext:value-type="float">
            <text:p>109</text:p>
          </table:table-cell>
          <table:table-cell table:formula="of:=IF([.A664]&gt;=0;(1+SIN(15+5*[.A664]/[.$B$6]))/2;[.B658]-3600)" office:value-type="float" office:value="0.00243638315908778" calcext:value-type="float">
            <text:p>0.0024363832</text:p>
          </table:table-cell>
          <table:table-cell table:number-columns-repeated="2"/>
        </table:table-row>
        <table:table-row table:style-name="ro1">
          <table:table-cell table:formula="of:=[.A659]+1" office:value-type="float" office:value="109" calcext:value-type="float">
            <text:p>109</text:p>
          </table:table-cell>
          <table:table-cell table:formula="of:=IF([.A665]&gt;=0;(1+SIN(15+5*[.A665]/[.$B$6]))/2;[.B659]-3600)" office:value-type="float" office:value="0.00243638315908778" calcext:value-type="float">
            <text:p>0.0024363832</text:p>
          </table:table-cell>
          <table:table-cell table:number-columns-repeated="2"/>
        </table:table-row>
        <table:table-row table:style-name="ro1">
          <table:table-cell table:formula="of:=[.A660]+1" office:value-type="float" office:value="109" calcext:value-type="float">
            <text:p>109</text:p>
          </table:table-cell>
          <table:table-cell table:formula="of:=IF([.A666]&gt;=0;(1+SIN(15+5*[.A666]/[.$B$6]))/2;[.B660]-3600)" office:value-type="float" office:value="0.00243638315908778" calcext:value-type="float">
            <text:p>0.002436383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67]&gt;=0;(1+SIN(15+5*[.A667]/[.$B$6]))/2;[.B661]-3600)" office:value-type="float" office:value="1438909200" calcext:value-type="float">
            <text:p>1438909200</text:p>
          </table:table-cell>
          <table:table-cell table:number-columns-repeated="2"/>
        </table:table-row>
        <table:table-row table:style-name="ro1">
          <table:table-cell table:formula="of:=[.A662]+1" office:value-type="float" office:value="110" calcext:value-type="float">
            <text:p>110</text:p>
          </table:table-cell>
          <table:table-cell table:formula="of:=IF([.A668]&gt;=0;(1+SIN(15+5*[.A668]/[.$B$6]))/2;[.B662]-3600)" office:value-type="float" office:value="0.00154996697920196" calcext:value-type="float">
            <text:p>0.001549967</text:p>
          </table:table-cell>
          <table:table-cell table:number-columns-repeated="2"/>
        </table:table-row>
        <table:table-row table:style-name="ro1">
          <table:table-cell table:formula="of:=[.A663]+1" office:value-type="float" office:value="110" calcext:value-type="float">
            <text:p>110</text:p>
          </table:table-cell>
          <table:table-cell table:formula="of:=IF([.A669]&gt;=0;(1+SIN(15+5*[.A669]/[.$B$6]))/2;[.B663]-3600)" office:value-type="float" office:value="0.00154996697920196" calcext:value-type="float">
            <text:p>0.001549967</text:p>
          </table:table-cell>
          <table:table-cell table:number-columns-repeated="2"/>
        </table:table-row>
        <table:table-row table:style-name="ro1">
          <table:table-cell table:formula="of:=[.A664]+1" office:value-type="float" office:value="110" calcext:value-type="float">
            <text:p>110</text:p>
          </table:table-cell>
          <table:table-cell table:formula="of:=IF([.A670]&gt;=0;(1+SIN(15+5*[.A670]/[.$B$6]))/2;[.B664]-3600)" office:value-type="float" office:value="0.00154996697920196" calcext:value-type="float">
            <text:p>0.001549967</text:p>
          </table:table-cell>
          <table:table-cell table:number-columns-repeated="2"/>
        </table:table-row>
        <table:table-row table:style-name="ro1">
          <table:table-cell table:formula="of:=[.A665]+1" office:value-type="float" office:value="110" calcext:value-type="float">
            <text:p>110</text:p>
          </table:table-cell>
          <table:table-cell table:formula="of:=IF([.A671]&gt;=0;(1+SIN(15+5*[.A671]/[.$B$6]))/2;[.B665]-3600)" office:value-type="float" office:value="0.00154996697920196" calcext:value-type="float">
            <text:p>0.001549967</text:p>
          </table:table-cell>
          <table:table-cell table:number-columns-repeated="2"/>
        </table:table-row>
        <table:table-row table:style-name="ro1">
          <table:table-cell table:formula="of:=[.A666]+1" office:value-type="float" office:value="110" calcext:value-type="float">
            <text:p>110</text:p>
          </table:table-cell>
          <table:table-cell table:formula="of:=IF([.A672]&gt;=0;(1+SIN(15+5*[.A672]/[.$B$6]))/2;[.B666]-3600)" office:value-type="float" office:value="0.00154996697920196" calcext:value-type="float">
            <text:p>0.00154996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73]&gt;=0;(1+SIN(15+5*[.A673]/[.$B$6]))/2;[.B667]-3600)" office:value-type="float" office:value="1438905600" calcext:value-type="float">
            <text:p>1438905600</text:p>
          </table:table-cell>
          <table:table-cell table:number-columns-repeated="2"/>
        </table:table-row>
        <table:table-row table:style-name="ro1">
          <table:table-cell table:formula="of:=[.A668]+1" office:value-type="float" office:value="111" calcext:value-type="float">
            <text:p>111</text:p>
          </table:table-cell>
          <table:table-cell table:formula="of:=IF([.A674]&gt;=0;(1+SIN(15+5*[.A674]/[.$B$6]))/2;[.B668]-3600)" office:value-type="float" office:value="0.0008629241666126" calcext:value-type="float">
            <text:p>0.0008629242</text:p>
          </table:table-cell>
          <table:table-cell table:number-columns-repeated="2"/>
        </table:table-row>
        <table:table-row table:style-name="ro1">
          <table:table-cell table:formula="of:=[.A669]+1" office:value-type="float" office:value="111" calcext:value-type="float">
            <text:p>111</text:p>
          </table:table-cell>
          <table:table-cell table:formula="of:=IF([.A675]&gt;=0;(1+SIN(15+5*[.A675]/[.$B$6]))/2;[.B669]-3600)" office:value-type="float" office:value="0.0008629241666126" calcext:value-type="float">
            <text:p>0.0008629242</text:p>
          </table:table-cell>
          <table:table-cell table:number-columns-repeated="2"/>
        </table:table-row>
        <table:table-row table:style-name="ro1">
          <table:table-cell table:formula="of:=[.A670]+1" office:value-type="float" office:value="111" calcext:value-type="float">
            <text:p>111</text:p>
          </table:table-cell>
          <table:table-cell table:formula="of:=IF([.A676]&gt;=0;(1+SIN(15+5*[.A676]/[.$B$6]))/2;[.B670]-3600)" office:value-type="float" office:value="0.0008629241666126" calcext:value-type="float">
            <text:p>0.0008629242</text:p>
          </table:table-cell>
          <table:table-cell table:number-columns-repeated="2"/>
        </table:table-row>
        <table:table-row table:style-name="ro1">
          <table:table-cell table:formula="of:=[.A671]+1" office:value-type="float" office:value="111" calcext:value-type="float">
            <text:p>111</text:p>
          </table:table-cell>
          <table:table-cell table:formula="of:=IF([.A677]&gt;=0;(1+SIN(15+5*[.A677]/[.$B$6]))/2;[.B671]-3600)" office:value-type="float" office:value="0.0008629241666126" calcext:value-type="float">
            <text:p>0.0008629242</text:p>
          </table:table-cell>
          <table:table-cell table:number-columns-repeated="2"/>
        </table:table-row>
        <table:table-row table:style-name="ro1">
          <table:table-cell table:formula="of:=[.A672]+1" office:value-type="float" office:value="111" calcext:value-type="float">
            <text:p>111</text:p>
          </table:table-cell>
          <table:table-cell table:formula="of:=IF([.A678]&gt;=0;(1+SIN(15+5*[.A678]/[.$B$6]))/2;[.B672]-3600)" office:value-type="float" office:value="0.0008629241666126" calcext:value-type="float">
            <text:p>0.000862924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79]&gt;=0;(1+SIN(15+5*[.A679]/[.$B$6]))/2;[.B673]-3600)" office:value-type="float" office:value="1438902000" calcext:value-type="float">
            <text:p>1438902000</text:p>
          </table:table-cell>
          <table:table-cell table:number-columns-repeated="2"/>
        </table:table-row>
        <table:table-row table:style-name="ro1">
          <table:table-cell table:formula="of:=[.A674]+1" office:value-type="float" office:value="112" calcext:value-type="float">
            <text:p>112</text:p>
          </table:table-cell>
          <table:table-cell table:formula="of:=IF([.A680]&gt;=0;(1+SIN(15+5*[.A680]/[.$B$6]))/2;[.B674]-3600)" office:value-type="float" office:value="0.000375529529284269" calcext:value-type="float">
            <text:p>0.0003755295</text:p>
          </table:table-cell>
          <table:table-cell table:number-columns-repeated="2"/>
        </table:table-row>
        <table:table-row table:style-name="ro1">
          <table:table-cell table:formula="of:=[.A675]+1" office:value-type="float" office:value="112" calcext:value-type="float">
            <text:p>112</text:p>
          </table:table-cell>
          <table:table-cell table:formula="of:=IF([.A681]&gt;=0;(1+SIN(15+5*[.A681]/[.$B$6]))/2;[.B675]-3600)" office:value-type="float" office:value="0.000375529529284269" calcext:value-type="float">
            <text:p>0.0003755295</text:p>
          </table:table-cell>
          <table:table-cell table:number-columns-repeated="2"/>
        </table:table-row>
        <table:table-row table:style-name="ro1">
          <table:table-cell table:formula="of:=[.A676]+1" office:value-type="float" office:value="112" calcext:value-type="float">
            <text:p>112</text:p>
          </table:table-cell>
          <table:table-cell table:formula="of:=IF([.A682]&gt;=0;(1+SIN(15+5*[.A682]/[.$B$6]))/2;[.B676]-3600)" office:value-type="float" office:value="0.000375529529284269" calcext:value-type="float">
            <text:p>0.0003755295</text:p>
          </table:table-cell>
          <table:table-cell table:number-columns-repeated="2"/>
        </table:table-row>
        <table:table-row table:style-name="ro1">
          <table:table-cell table:formula="of:=[.A677]+1" office:value-type="float" office:value="112" calcext:value-type="float">
            <text:p>112</text:p>
          </table:table-cell>
          <table:table-cell table:formula="of:=IF([.A683]&gt;=0;(1+SIN(15+5*[.A683]/[.$B$6]))/2;[.B677]-3600)" office:value-type="float" office:value="0.000375529529284269" calcext:value-type="float">
            <text:p>0.0003755295</text:p>
          </table:table-cell>
          <table:table-cell table:number-columns-repeated="2"/>
        </table:table-row>
        <table:table-row table:style-name="ro1">
          <table:table-cell table:formula="of:=[.A678]+1" office:value-type="float" office:value="112" calcext:value-type="float">
            <text:p>112</text:p>
          </table:table-cell>
          <table:table-cell table:formula="of:=IF([.A684]&gt;=0;(1+SIN(15+5*[.A684]/[.$B$6]))/2;[.B678]-3600)" office:value-type="float" office:value="0.000375529529284269" calcext:value-type="float">
            <text:p>0.000375529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85]&gt;=0;(1+SIN(15+5*[.A685]/[.$B$6]))/2;[.B679]-3600)" office:value-type="float" office:value="1438898400" calcext:value-type="float">
            <text:p>1438898400</text:p>
          </table:table-cell>
          <table:table-cell table:number-columns-repeated="2"/>
        </table:table-row>
        <table:table-row table:style-name="ro1">
          <table:table-cell table:formula="of:=[.A680]+1" office:value-type="float" office:value="113" calcext:value-type="float">
            <text:p>113</text:p>
          </table:table-cell>
          <table:table-cell table:formula="of:=IF([.A686]&gt;=0;(1+SIN(15+5*[.A686]/[.$B$6]))/2;[.B680]-3600)" office:value-type="float" office:value="0.0000879780185735202" calcext:value-type="float">
            <text:p>0.000087978</text:p>
          </table:table-cell>
          <table:table-cell table:number-columns-repeated="2"/>
        </table:table-row>
        <table:table-row table:style-name="ro1">
          <table:table-cell table:formula="of:=[.A681]+1" office:value-type="float" office:value="113" calcext:value-type="float">
            <text:p>113</text:p>
          </table:table-cell>
          <table:table-cell table:formula="of:=IF([.A687]&gt;=0;(1+SIN(15+5*[.A687]/[.$B$6]))/2;[.B681]-3600)" office:value-type="float" office:value="0.0000879780185735202" calcext:value-type="float">
            <text:p>0.000087978</text:p>
          </table:table-cell>
          <table:table-cell table:number-columns-repeated="2"/>
        </table:table-row>
        <table:table-row table:style-name="ro1">
          <table:table-cell table:formula="of:=[.A682]+1" office:value-type="float" office:value="113" calcext:value-type="float">
            <text:p>113</text:p>
          </table:table-cell>
          <table:table-cell table:formula="of:=IF([.A688]&gt;=0;(1+SIN(15+5*[.A688]/[.$B$6]))/2;[.B682]-3600)" office:value-type="float" office:value="0.0000879780185735202" calcext:value-type="float">
            <text:p>0.000087978</text:p>
          </table:table-cell>
          <table:table-cell table:number-columns-repeated="2"/>
        </table:table-row>
        <table:table-row table:style-name="ro1">
          <table:table-cell table:formula="of:=[.A683]+1" office:value-type="float" office:value="113" calcext:value-type="float">
            <text:p>113</text:p>
          </table:table-cell>
          <table:table-cell table:formula="of:=IF([.A689]&gt;=0;(1+SIN(15+5*[.A689]/[.$B$6]))/2;[.B683]-3600)" office:value-type="float" office:value="0.0000879780185735202" calcext:value-type="float">
            <text:p>0.000087978</text:p>
          </table:table-cell>
          <table:table-cell table:number-columns-repeated="2"/>
        </table:table-row>
        <table:table-row table:style-name="ro1">
          <table:table-cell table:formula="of:=[.A684]+1" office:value-type="float" office:value="113" calcext:value-type="float">
            <text:p>113</text:p>
          </table:table-cell>
          <table:table-cell table:formula="of:=IF([.A690]&gt;=0;(1+SIN(15+5*[.A690]/[.$B$6]))/2;[.B684]-3600)" office:value-type="float" office:value="0.0000879780185735202" calcext:value-type="float">
            <text:p>0.00008797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91]&gt;=0;(1+SIN(15+5*[.A691]/[.$B$6]))/2;[.B685]-3600)" office:value-type="float" office:value="1438894800" calcext:value-type="float">
            <text:p>1438894800</text:p>
          </table:table-cell>
          <table:table-cell table:number-columns-repeated="2"/>
        </table:table-row>
        <table:table-row table:style-name="ro1">
          <table:table-cell table:formula="of:=[.A686]+1" office:value-type="float" office:value="114" calcext:value-type="float">
            <text:p>114</text:p>
          </table:table-cell>
          <table:table-cell table:formula="of:=IF([.A692]&gt;=0;(1+SIN(15+5*[.A692]/[.$B$6]))/2;[.B686]-3600)" office:value-type="float" office:value="0.000000384651250517898" calcext:value-type="float">
            <text:p>3.84651250517898E-007</text:p>
          </table:table-cell>
          <table:table-cell table:number-columns-repeated="2"/>
        </table:table-row>
        <table:table-row table:style-name="ro1">
          <table:table-cell table:formula="of:=[.A687]+1" office:value-type="float" office:value="114" calcext:value-type="float">
            <text:p>114</text:p>
          </table:table-cell>
          <table:table-cell table:formula="of:=IF([.A693]&gt;=0;(1+SIN(15+5*[.A693]/[.$B$6]))/2;[.B687]-3600)" office:value-type="float" office:value="0.000000384651250517898" calcext:value-type="float">
            <text:p>3.84651250517898E-007</text:p>
          </table:table-cell>
          <table:table-cell table:number-columns-repeated="2"/>
        </table:table-row>
        <table:table-row table:style-name="ro1">
          <table:table-cell table:formula="of:=[.A688]+1" office:value-type="float" office:value="114" calcext:value-type="float">
            <text:p>114</text:p>
          </table:table-cell>
          <table:table-cell table:formula="of:=IF([.A694]&gt;=0;(1+SIN(15+5*[.A694]/[.$B$6]))/2;[.B688]-3600)" office:value-type="float" office:value="0.000000384651250517898" calcext:value-type="float">
            <text:p>3.84651250517898E-007</text:p>
          </table:table-cell>
          <table:table-cell table:number-columns-repeated="2"/>
        </table:table-row>
        <table:table-row table:style-name="ro1">
          <table:table-cell table:formula="of:=[.A689]+1" office:value-type="float" office:value="114" calcext:value-type="float">
            <text:p>114</text:p>
          </table:table-cell>
          <table:table-cell table:formula="of:=IF([.A695]&gt;=0;(1+SIN(15+5*[.A695]/[.$B$6]))/2;[.B689]-3600)" office:value-type="float" office:value="0.000000384651250517898" calcext:value-type="float">
            <text:p>3.84651250517898E-007</text:p>
          </table:table-cell>
          <table:table-cell table:number-columns-repeated="2"/>
        </table:table-row>
        <table:table-row table:style-name="ro1">
          <table:table-cell table:formula="of:=[.A690]+1" office:value-type="float" office:value="114" calcext:value-type="float">
            <text:p>114</text:p>
          </table:table-cell>
          <table:table-cell table:formula="of:=IF([.A696]&gt;=0;(1+SIN(15+5*[.A696]/[.$B$6]))/2;[.B690]-3600)" office:value-type="float" office:value="0.000000384651250517898" calcext:value-type="float">
            <text:p>3.84651250517898E-00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697]&gt;=0;(1+SIN(15+5*[.A697]/[.$B$6]))/2;[.B691]-3600)" office:value-type="float" office:value="1438891200" calcext:value-type="float">
            <text:p>1438891200</text:p>
          </table:table-cell>
          <table:table-cell table:number-columns-repeated="2"/>
        </table:table-row>
        <table:table-row table:style-name="ro1">
          <table:table-cell table:formula="of:=[.A692]+1" office:value-type="float" office:value="115" calcext:value-type="float">
            <text:p>115</text:p>
          </table:table-cell>
          <table:table-cell table:formula="of:=IF([.A698]&gt;=0;(1+SIN(15+5*[.A698]/[.$B$6]))/2;[.B692]-3600)" office:value-type="float" office:value="0.000112784463494442" calcext:value-type="float">
            <text:p>0.0001127845</text:p>
          </table:table-cell>
          <table:table-cell table:number-columns-repeated="2"/>
        </table:table-row>
        <table:table-row table:style-name="ro1">
          <table:table-cell table:formula="of:=[.A693]+1" office:value-type="float" office:value="115" calcext:value-type="float">
            <text:p>115</text:p>
          </table:table-cell>
          <table:table-cell table:formula="of:=IF([.A699]&gt;=0;(1+SIN(15+5*[.A699]/[.$B$6]))/2;[.B693]-3600)" office:value-type="float" office:value="0.000112784463494442" calcext:value-type="float">
            <text:p>0.0001127845</text:p>
          </table:table-cell>
          <table:table-cell table:number-columns-repeated="2"/>
        </table:table-row>
        <table:table-row table:style-name="ro1">
          <table:table-cell table:formula="of:=[.A694]+1" office:value-type="float" office:value="115" calcext:value-type="float">
            <text:p>115</text:p>
          </table:table-cell>
          <table:table-cell table:formula="of:=IF([.A700]&gt;=0;(1+SIN(15+5*[.A700]/[.$B$6]))/2;[.B694]-3600)" office:value-type="float" office:value="0.000112784463494442" calcext:value-type="float">
            <text:p>0.0001127845</text:p>
          </table:table-cell>
          <table:table-cell table:number-columns-repeated="2"/>
        </table:table-row>
        <table:table-row table:style-name="ro1">
          <table:table-cell table:formula="of:=[.A695]+1" office:value-type="float" office:value="115" calcext:value-type="float">
            <text:p>115</text:p>
          </table:table-cell>
          <table:table-cell table:formula="of:=IF([.A701]&gt;=0;(1+SIN(15+5*[.A701]/[.$B$6]))/2;[.B695]-3600)" office:value-type="float" office:value="0.000112784463494442" calcext:value-type="float">
            <text:p>0.0001127845</text:p>
          </table:table-cell>
          <table:table-cell table:number-columns-repeated="2"/>
        </table:table-row>
        <table:table-row table:style-name="ro1">
          <table:table-cell table:formula="of:=[.A696]+1" office:value-type="float" office:value="115" calcext:value-type="float">
            <text:p>115</text:p>
          </table:table-cell>
          <table:table-cell table:formula="of:=IF([.A702]&gt;=0;(1+SIN(15+5*[.A702]/[.$B$6]))/2;[.B696]-3600)" office:value-type="float" office:value="0.000112784463494442" calcext:value-type="float">
            <text:p>0.000112784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03]&gt;=0;(1+SIN(15+5*[.A703]/[.$B$6]))/2;[.B697]-3600)" office:value-type="float" office:value="1438887600" calcext:value-type="float">
            <text:p>1438887600</text:p>
          </table:table-cell>
          <table:table-cell table:number-columns-repeated="2"/>
        </table:table-row>
        <table:table-row table:style-name="ro1">
          <table:table-cell table:formula="of:=[.A698]+1" office:value-type="float" office:value="116" calcext:value-type="float">
            <text:p>116</text:p>
          </table:table-cell>
          <table:table-cell table:formula="of:=IF([.A704]&gt;=0;(1+SIN(15+5*[.A704]/[.$B$6]))/2;[.B698]-3600)" office:value-type="float" office:value="0.000425132496878922" calcext:value-type="float">
            <text:p>0.0004251325</text:p>
          </table:table-cell>
          <table:table-cell table:number-columns-repeated="2"/>
        </table:table-row>
        <table:table-row table:style-name="ro1">
          <table:table-cell table:formula="of:=[.A699]+1" office:value-type="float" office:value="116" calcext:value-type="float">
            <text:p>116</text:p>
          </table:table-cell>
          <table:table-cell table:formula="of:=IF([.A705]&gt;=0;(1+SIN(15+5*[.A705]/[.$B$6]))/2;[.B699]-3600)" office:value-type="float" office:value="0.000425132496878922" calcext:value-type="float">
            <text:p>0.0004251325</text:p>
          </table:table-cell>
          <table:table-cell table:number-columns-repeated="2"/>
        </table:table-row>
        <table:table-row table:style-name="ro1">
          <table:table-cell table:formula="of:=[.A700]+1" office:value-type="float" office:value="116" calcext:value-type="float">
            <text:p>116</text:p>
          </table:table-cell>
          <table:table-cell table:formula="of:=IF([.A706]&gt;=0;(1+SIN(15+5*[.A706]/[.$B$6]))/2;[.B700]-3600)" office:value-type="float" office:value="0.000425132496878922" calcext:value-type="float">
            <text:p>0.0004251325</text:p>
          </table:table-cell>
          <table:table-cell table:number-columns-repeated="2"/>
        </table:table-row>
        <table:table-row table:style-name="ro1">
          <table:table-cell table:formula="of:=[.A701]+1" office:value-type="float" office:value="116" calcext:value-type="float">
            <text:p>116</text:p>
          </table:table-cell>
          <table:table-cell table:formula="of:=IF([.A707]&gt;=0;(1+SIN(15+5*[.A707]/[.$B$6]))/2;[.B701]-3600)" office:value-type="float" office:value="0.000425132496878922" calcext:value-type="float">
            <text:p>0.0004251325</text:p>
          </table:table-cell>
          <table:table-cell table:number-columns-repeated="2"/>
        </table:table-row>
        <table:table-row table:style-name="ro1">
          <table:table-cell table:formula="of:=[.A702]+1" office:value-type="float" office:value="116" calcext:value-type="float">
            <text:p>116</text:p>
          </table:table-cell>
          <table:table-cell table:formula="of:=IF([.A708]&gt;=0;(1+SIN(15+5*[.A708]/[.$B$6]))/2;[.B702]-3600)" office:value-type="float" office:value="0.000425132496878922" calcext:value-type="float">
            <text:p>0.000425132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09]&gt;=0;(1+SIN(15+5*[.A709]/[.$B$6]))/2;[.B703]-3600)" office:value-type="float" office:value="1438884000" calcext:value-type="float">
            <text:p>1438884000</text:p>
          </table:table-cell>
          <table:table-cell table:number-columns-repeated="2"/>
        </table:table-row>
        <table:table-row table:style-name="ro1">
          <table:table-cell table:formula="of:=[.A704]+1" office:value-type="float" office:value="117" calcext:value-type="float">
            <text:p>117</text:p>
          </table:table-cell>
          <table:table-cell table:formula="of:=IF([.A710]&gt;=0;(1+SIN(15+5*[.A710]/[.$B$6]))/2;[.B704]-3600)" office:value-type="float" office:value="0.000937303816355206" calcext:value-type="float">
            <text:p>0.0009373038</text:p>
          </table:table-cell>
          <table:table-cell table:number-columns-repeated="2"/>
        </table:table-row>
        <table:table-row table:style-name="ro1">
          <table:table-cell table:formula="of:=[.A705]+1" office:value-type="float" office:value="117" calcext:value-type="float">
            <text:p>117</text:p>
          </table:table-cell>
          <table:table-cell table:formula="of:=IF([.A711]&gt;=0;(1+SIN(15+5*[.A711]/[.$B$6]))/2;[.B705]-3600)" office:value-type="float" office:value="0.000937303816355206" calcext:value-type="float">
            <text:p>0.0009373038</text:p>
          </table:table-cell>
          <table:table-cell table:number-columns-repeated="2"/>
        </table:table-row>
        <table:table-row table:style-name="ro1">
          <table:table-cell table:formula="of:=[.A706]+1" office:value-type="float" office:value="117" calcext:value-type="float">
            <text:p>117</text:p>
          </table:table-cell>
          <table:table-cell table:formula="of:=IF([.A712]&gt;=0;(1+SIN(15+5*[.A712]/[.$B$6]))/2;[.B706]-3600)" office:value-type="float" office:value="0.000937303816355206" calcext:value-type="float">
            <text:p>0.0009373038</text:p>
          </table:table-cell>
          <table:table-cell table:number-columns-repeated="2"/>
        </table:table-row>
        <table:table-row table:style-name="ro1">
          <table:table-cell table:formula="of:=[.A707]+1" office:value-type="float" office:value="117" calcext:value-type="float">
            <text:p>117</text:p>
          </table:table-cell>
          <table:table-cell table:formula="of:=IF([.A713]&gt;=0;(1+SIN(15+5*[.A713]/[.$B$6]))/2;[.B707]-3600)" office:value-type="float" office:value="0.000937303816355206" calcext:value-type="float">
            <text:p>0.0009373038</text:p>
          </table:table-cell>
          <table:table-cell table:number-columns-repeated="2"/>
        </table:table-row>
        <table:table-row table:style-name="ro1">
          <table:table-cell table:formula="of:=[.A708]+1" office:value-type="float" office:value="117" calcext:value-type="float">
            <text:p>117</text:p>
          </table:table-cell>
          <table:table-cell table:formula="of:=IF([.A714]&gt;=0;(1+SIN(15+5*[.A714]/[.$B$6]))/2;[.B708]-3600)" office:value-type="float" office:value="0.000937303816355206" calcext:value-type="float">
            <text:p>0.000937303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15]&gt;=0;(1+SIN(15+5*[.A715]/[.$B$6]))/2;[.B709]-3600)" office:value-type="float" office:value="1438880400" calcext:value-type="float">
            <text:p>1438880400</text:p>
          </table:table-cell>
          <table:table-cell table:number-columns-repeated="2"/>
        </table:table-row>
        <table:table-row table:style-name="ro1">
          <table:table-cell table:formula="of:=[.A710]+1" office:value-type="float" office:value="118" calcext:value-type="float">
            <text:p>118</text:p>
          </table:table-cell>
          <table:table-cell table:formula="of:=IF([.A716]&gt;=0;(1+SIN(15+5*[.A716]/[.$B$6]))/2;[.B710]-3600)" office:value-type="float" office:value="0.00164909356022441" calcext:value-type="float">
            <text:p>0.0016490936</text:p>
          </table:table-cell>
          <table:table-cell table:number-columns-repeated="2"/>
        </table:table-row>
        <table:table-row table:style-name="ro1">
          <table:table-cell table:formula="of:=[.A711]+1" office:value-type="float" office:value="118" calcext:value-type="float">
            <text:p>118</text:p>
          </table:table-cell>
          <table:table-cell table:formula="of:=IF([.A717]&gt;=0;(1+SIN(15+5*[.A717]/[.$B$6]))/2;[.B711]-3600)" office:value-type="float" office:value="0.00164909356022441" calcext:value-type="float">
            <text:p>0.0016490936</text:p>
          </table:table-cell>
          <table:table-cell table:number-columns-repeated="2"/>
        </table:table-row>
        <table:table-row table:style-name="ro1">
          <table:table-cell table:formula="of:=[.A712]+1" office:value-type="float" office:value="118" calcext:value-type="float">
            <text:p>118</text:p>
          </table:table-cell>
          <table:table-cell table:formula="of:=IF([.A718]&gt;=0;(1+SIN(15+5*[.A718]/[.$B$6]))/2;[.B712]-3600)" office:value-type="float" office:value="0.00164909356022441" calcext:value-type="float">
            <text:p>0.0016490936</text:p>
          </table:table-cell>
          <table:table-cell table:number-columns-repeated="2"/>
        </table:table-row>
        <table:table-row table:style-name="ro1">
          <table:table-cell table:formula="of:=[.A713]+1" office:value-type="float" office:value="118" calcext:value-type="float">
            <text:p>118</text:p>
          </table:table-cell>
          <table:table-cell table:formula="of:=IF([.A719]&gt;=0;(1+SIN(15+5*[.A719]/[.$B$6]))/2;[.B713]-3600)" office:value-type="float" office:value="0.00164909356022441" calcext:value-type="float">
            <text:p>0.0016490936</text:p>
          </table:table-cell>
          <table:table-cell table:number-columns-repeated="2"/>
        </table:table-row>
        <table:table-row table:style-name="ro1">
          <table:table-cell table:formula="of:=[.A714]+1" office:value-type="float" office:value="118" calcext:value-type="float">
            <text:p>118</text:p>
          </table:table-cell>
          <table:table-cell table:formula="of:=IF([.A720]&gt;=0;(1+SIN(15+5*[.A720]/[.$B$6]))/2;[.B714]-3600)" office:value-type="float" office:value="0.00164909356022441" calcext:value-type="float">
            <text:p>0.001649093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21]&gt;=0;(1+SIN(15+5*[.A721]/[.$B$6]))/2;[.B715]-3600)" office:value-type="float" office:value="1438876800" calcext:value-type="float">
            <text:p>1438876800</text:p>
          </table:table-cell>
          <table:table-cell table:number-columns-repeated="2"/>
        </table:table-row>
        <table:table-row table:style-name="ro1">
          <table:table-cell table:formula="of:=[.A716]+1" office:value-type="float" office:value="119" calcext:value-type="float">
            <text:p>119</text:p>
          </table:table-cell>
          <table:table-cell table:formula="of:=IF([.A722]&gt;=0;(1+SIN(15+5*[.A722]/[.$B$6]))/2;[.B716]-3600)" office:value-type="float" office:value="0.00256021702207937" calcext:value-type="float">
            <text:p>0.002560217</text:p>
          </table:table-cell>
          <table:table-cell table:number-columns-repeated="2"/>
        </table:table-row>
        <table:table-row table:style-name="ro1">
          <table:table-cell table:formula="of:=[.A717]+1" office:value-type="float" office:value="119" calcext:value-type="float">
            <text:p>119</text:p>
          </table:table-cell>
          <table:table-cell table:formula="of:=IF([.A723]&gt;=0;(1+SIN(15+5*[.A723]/[.$B$6]))/2;[.B717]-3600)" office:value-type="float" office:value="0.00256021702207937" calcext:value-type="float">
            <text:p>0.002560217</text:p>
          </table:table-cell>
          <table:table-cell table:number-columns-repeated="2"/>
        </table:table-row>
        <table:table-row table:style-name="ro1">
          <table:table-cell table:formula="of:=[.A718]+1" office:value-type="float" office:value="119" calcext:value-type="float">
            <text:p>119</text:p>
          </table:table-cell>
          <table:table-cell table:formula="of:=IF([.A724]&gt;=0;(1+SIN(15+5*[.A724]/[.$B$6]))/2;[.B718]-3600)" office:value-type="float" office:value="0.00256021702207937" calcext:value-type="float">
            <text:p>0.002560217</text:p>
          </table:table-cell>
          <table:table-cell table:number-columns-repeated="2"/>
        </table:table-row>
        <table:table-row table:style-name="ro1">
          <table:table-cell table:formula="of:=[.A719]+1" office:value-type="float" office:value="119" calcext:value-type="float">
            <text:p>119</text:p>
          </table:table-cell>
          <table:table-cell table:formula="of:=IF([.A725]&gt;=0;(1+SIN(15+5*[.A725]/[.$B$6]))/2;[.B719]-3600)" office:value-type="float" office:value="0.00256021702207937" calcext:value-type="float">
            <text:p>0.002560217</text:p>
          </table:table-cell>
          <table:table-cell table:number-columns-repeated="2"/>
        </table:table-row>
        <table:table-row table:style-name="ro1">
          <table:table-cell table:formula="of:=[.A720]+1" office:value-type="float" office:value="119" calcext:value-type="float">
            <text:p>119</text:p>
          </table:table-cell>
          <table:table-cell table:formula="of:=IF([.A726]&gt;=0;(1+SIN(15+5*[.A726]/[.$B$6]))/2;[.B720]-3600)" office:value-type="float" office:value="0.00256021702207937" calcext:value-type="float">
            <text:p>0.00256021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27]&gt;=0;(1+SIN(15+5*[.A727]/[.$B$6]))/2;[.B721]-3600)" office:value-type="float" office:value="1438873200" calcext:value-type="float">
            <text:p>1438873200</text:p>
          </table:table-cell>
          <table:table-cell table:number-columns-repeated="2"/>
        </table:table-row>
        <table:table-row table:style-name="ro1">
          <table:table-cell table:formula="of:=[.A722]+1" office:value-type="float" office:value="120" calcext:value-type="float">
            <text:p>120</text:p>
          </table:table-cell>
          <table:table-cell table:formula="of:=IF([.A728]&gt;=0;(1+SIN(15+5*[.A728]/[.$B$6]))/2;[.B722]-3600)" office:value-type="float" office:value="0.00367030976468341" calcext:value-type="float">
            <text:p>0.0036703098</text:p>
          </table:table-cell>
          <table:table-cell table:number-columns-repeated="2"/>
        </table:table-row>
        <table:table-row table:style-name="ro1">
          <table:table-cell table:formula="of:=[.A723]+1" office:value-type="float" office:value="120" calcext:value-type="float">
            <text:p>120</text:p>
          </table:table-cell>
          <table:table-cell table:formula="of:=IF([.A729]&gt;=0;(1+SIN(15+5*[.A729]/[.$B$6]))/2;[.B723]-3600)" office:value-type="float" office:value="0.00367030976468341" calcext:value-type="float">
            <text:p>0.0036703098</text:p>
          </table:table-cell>
          <table:table-cell table:number-columns-repeated="2"/>
        </table:table-row>
        <table:table-row table:style-name="ro1">
          <table:table-cell table:formula="of:=[.A724]+1" office:value-type="float" office:value="120" calcext:value-type="float">
            <text:p>120</text:p>
          </table:table-cell>
          <table:table-cell table:formula="of:=IF([.A730]&gt;=0;(1+SIN(15+5*[.A730]/[.$B$6]))/2;[.B724]-3600)" office:value-type="float" office:value="0.00367030976468341" calcext:value-type="float">
            <text:p>0.0036703098</text:p>
          </table:table-cell>
          <table:table-cell table:number-columns-repeated="2"/>
        </table:table-row>
        <table:table-row table:style-name="ro1">
          <table:table-cell table:formula="of:=[.A725]+1" office:value-type="float" office:value="120" calcext:value-type="float">
            <text:p>120</text:p>
          </table:table-cell>
          <table:table-cell table:formula="of:=IF([.A731]&gt;=0;(1+SIN(15+5*[.A731]/[.$B$6]))/2;[.B725]-3600)" office:value-type="float" office:value="0.00367030976468341" calcext:value-type="float">
            <text:p>0.0036703098</text:p>
          </table:table-cell>
          <table:table-cell table:number-columns-repeated="2"/>
        </table:table-row>
        <table:table-row table:style-name="ro1">
          <table:table-cell table:formula="of:=[.A726]+1" office:value-type="float" office:value="120" calcext:value-type="float">
            <text:p>120</text:p>
          </table:table-cell>
          <table:table-cell table:formula="of:=IF([.A732]&gt;=0;(1+SIN(15+5*[.A732]/[.$B$6]))/2;[.B726]-3600)" office:value-type="float" office:value="0.00367030976468341" calcext:value-type="float">
            <text:p>0.003670309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33]&gt;=0;(1+SIN(15+5*[.A733]/[.$B$6]))/2;[.B727]-3600)" office:value-type="float" office:value="1438869600" calcext:value-type="float">
            <text:p>1438869600</text:p>
          </table:table-cell>
          <table:table-cell table:number-columns-repeated="2"/>
        </table:table-row>
        <table:table-row table:style-name="ro1">
          <table:table-cell table:formula="of:=[.A728]+1" office:value-type="float" office:value="121" calcext:value-type="float">
            <text:p>121</text:p>
          </table:table-cell>
          <table:table-cell table:formula="of:=IF([.A734]&gt;=0;(1+SIN(15+5*[.A734]/[.$B$6]))/2;[.B728]-3600)" office:value-type="float" office:value="0.00497892776574094" calcext:value-type="float">
            <text:p>0.0049789278</text:p>
          </table:table-cell>
          <table:table-cell table:number-columns-repeated="2"/>
        </table:table-row>
        <table:table-row table:style-name="ro1">
          <table:table-cell table:formula="of:=[.A729]+1" office:value-type="float" office:value="121" calcext:value-type="float">
            <text:p>121</text:p>
          </table:table-cell>
          <table:table-cell table:formula="of:=IF([.A735]&gt;=0;(1+SIN(15+5*[.A735]/[.$B$6]))/2;[.B729]-3600)" office:value-type="float" office:value="0.00497892776574094" calcext:value-type="float">
            <text:p>0.0049789278</text:p>
          </table:table-cell>
          <table:table-cell table:number-columns-repeated="2"/>
        </table:table-row>
        <table:table-row table:style-name="ro1">
          <table:table-cell table:formula="of:=[.A730]+1" office:value-type="float" office:value="121" calcext:value-type="float">
            <text:p>121</text:p>
          </table:table-cell>
          <table:table-cell table:formula="of:=IF([.A736]&gt;=0;(1+SIN(15+5*[.A736]/[.$B$6]))/2;[.B730]-3600)" office:value-type="float" office:value="0.00497892776574094" calcext:value-type="float">
            <text:p>0.0049789278</text:p>
          </table:table-cell>
          <table:table-cell table:number-columns-repeated="2"/>
        </table:table-row>
        <table:table-row table:style-name="ro1">
          <table:table-cell table:formula="of:=[.A731]+1" office:value-type="float" office:value="121" calcext:value-type="float">
            <text:p>121</text:p>
          </table:table-cell>
          <table:table-cell table:formula="of:=IF([.A737]&gt;=0;(1+SIN(15+5*[.A737]/[.$B$6]))/2;[.B731]-3600)" office:value-type="float" office:value="0.00497892776574094" calcext:value-type="float">
            <text:p>0.0049789278</text:p>
          </table:table-cell>
          <table:table-cell table:number-columns-repeated="2"/>
        </table:table-row>
        <table:table-row table:style-name="ro1">
          <table:table-cell table:formula="of:=[.A732]+1" office:value-type="float" office:value="121" calcext:value-type="float">
            <text:p>121</text:p>
          </table:table-cell>
          <table:table-cell table:formula="of:=IF([.A738]&gt;=0;(1+SIN(15+5*[.A738]/[.$B$6]))/2;[.B732]-3600)" office:value-type="float" office:value="0.00497892776574094" calcext:value-type="float">
            <text:p>0.004978927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39]&gt;=0;(1+SIN(15+5*[.A739]/[.$B$6]))/2;[.B733]-3600)" office:value-type="float" office:value="1438866000" calcext:value-type="float">
            <text:p>1438866000</text:p>
          </table:table-cell>
          <table:table-cell table:number-columns-repeated="2"/>
        </table:table-row>
        <table:table-row table:style-name="ro1">
          <table:table-cell table:formula="of:=[.A734]+1" office:value-type="float" office:value="122" calcext:value-type="float">
            <text:p>122</text:p>
          </table:table-cell>
          <table:table-cell table:formula="of:=IF([.A740]&gt;=0;(1+SIN(15+5*[.A740]/[.$B$6]))/2;[.B734]-3600)" office:value-type="float" office:value="0.00648554759549891" calcext:value-type="float">
            <text:p>0.0064855476</text:p>
          </table:table-cell>
          <table:table-cell table:number-columns-repeated="2"/>
        </table:table-row>
        <table:table-row table:style-name="ro1">
          <table:table-cell table:formula="of:=[.A735]+1" office:value-type="float" office:value="122" calcext:value-type="float">
            <text:p>122</text:p>
          </table:table-cell>
          <table:table-cell table:formula="of:=IF([.A741]&gt;=0;(1+SIN(15+5*[.A741]/[.$B$6]))/2;[.B735]-3600)" office:value-type="float" office:value="0.00648554759549891" calcext:value-type="float">
            <text:p>0.0064855476</text:p>
          </table:table-cell>
          <table:table-cell table:number-columns-repeated="2"/>
        </table:table-row>
        <table:table-row table:style-name="ro1">
          <table:table-cell table:formula="of:=[.A736]+1" office:value-type="float" office:value="122" calcext:value-type="float">
            <text:p>122</text:p>
          </table:table-cell>
          <table:table-cell table:formula="of:=IF([.A742]&gt;=0;(1+SIN(15+5*[.A742]/[.$B$6]))/2;[.B736]-3600)" office:value-type="float" office:value="0.00648554759549891" calcext:value-type="float">
            <text:p>0.0064855476</text:p>
          </table:table-cell>
          <table:table-cell table:number-columns-repeated="2"/>
        </table:table-row>
        <table:table-row table:style-name="ro1">
          <table:table-cell table:formula="of:=[.A737]+1" office:value-type="float" office:value="122" calcext:value-type="float">
            <text:p>122</text:p>
          </table:table-cell>
          <table:table-cell table:formula="of:=IF([.A743]&gt;=0;(1+SIN(15+5*[.A743]/[.$B$6]))/2;[.B737]-3600)" office:value-type="float" office:value="0.00648554759549891" calcext:value-type="float">
            <text:p>0.0064855476</text:p>
          </table:table-cell>
          <table:table-cell table:number-columns-repeated="2"/>
        </table:table-row>
        <table:table-row table:style-name="ro1">
          <table:table-cell table:formula="of:=[.A738]+1" office:value-type="float" office:value="122" calcext:value-type="float">
            <text:p>122</text:p>
          </table:table-cell>
          <table:table-cell table:formula="of:=IF([.A744]&gt;=0;(1+SIN(15+5*[.A744]/[.$B$6]))/2;[.B738]-3600)" office:value-type="float" office:value="0.00648554759549891" calcext:value-type="float">
            <text:p>0.006485547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45]&gt;=0;(1+SIN(15+5*[.A745]/[.$B$6]))/2;[.B739]-3600)" office:value-type="float" office:value="1438862400" calcext:value-type="float">
            <text:p>1438862400</text:p>
          </table:table-cell>
          <table:table-cell table:number-columns-repeated="2"/>
        </table:table-row>
        <table:table-row table:style-name="ro1">
          <table:table-cell table:formula="of:=[.A740]+1" office:value-type="float" office:value="123" calcext:value-type="float">
            <text:p>123</text:p>
          </table:table-cell>
          <table:table-cell table:formula="of:=IF([.A746]&gt;=0;(1+SIN(15+5*[.A746]/[.$B$6]))/2;[.B740]-3600)" office:value-type="float" office:value="0.00818956662611375" calcext:value-type="float">
            <text:p>0.0081895666</text:p>
          </table:table-cell>
          <table:table-cell table:number-columns-repeated="2"/>
        </table:table-row>
        <table:table-row table:style-name="ro1">
          <table:table-cell table:formula="of:=[.A741]+1" office:value-type="float" office:value="123" calcext:value-type="float">
            <text:p>123</text:p>
          </table:table-cell>
          <table:table-cell table:formula="of:=IF([.A747]&gt;=0;(1+SIN(15+5*[.A747]/[.$B$6]))/2;[.B741]-3600)" office:value-type="float" office:value="0.00818956662611375" calcext:value-type="float">
            <text:p>0.0081895666</text:p>
          </table:table-cell>
          <table:table-cell table:number-columns-repeated="2"/>
        </table:table-row>
        <table:table-row table:style-name="ro1">
          <table:table-cell table:formula="of:=[.A742]+1" office:value-type="float" office:value="123" calcext:value-type="float">
            <text:p>123</text:p>
          </table:table-cell>
          <table:table-cell table:formula="of:=IF([.A748]&gt;=0;(1+SIN(15+5*[.A748]/[.$B$6]))/2;[.B742]-3600)" office:value-type="float" office:value="0.00818956662611375" calcext:value-type="float">
            <text:p>0.0081895666</text:p>
          </table:table-cell>
          <table:table-cell table:number-columns-repeated="2"/>
        </table:table-row>
        <table:table-row table:style-name="ro1">
          <table:table-cell table:formula="of:=[.A743]+1" office:value-type="float" office:value="123" calcext:value-type="float">
            <text:p>123</text:p>
          </table:table-cell>
          <table:table-cell table:formula="of:=IF([.A749]&gt;=0;(1+SIN(15+5*[.A749]/[.$B$6]))/2;[.B743]-3600)" office:value-type="float" office:value="0.00818956662611375" calcext:value-type="float">
            <text:p>0.0081895666</text:p>
          </table:table-cell>
          <table:table-cell table:number-columns-repeated="2"/>
        </table:table-row>
        <table:table-row table:style-name="ro1">
          <table:table-cell table:formula="of:=[.A744]+1" office:value-type="float" office:value="123" calcext:value-type="float">
            <text:p>123</text:p>
          </table:table-cell>
          <table:table-cell table:formula="of:=IF([.A750]&gt;=0;(1+SIN(15+5*[.A750]/[.$B$6]))/2;[.B744]-3600)" office:value-type="float" office:value="0.00818956662611375" calcext:value-type="float">
            <text:p>0.008189566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51]&gt;=0;(1+SIN(15+5*[.A751]/[.$B$6]))/2;[.B745]-3600)" office:value-type="float" office:value="1438858800" calcext:value-type="float">
            <text:p>1438858800</text:p>
          </table:table-cell>
          <table:table-cell table:number-columns-repeated="2"/>
        </table:table-row>
        <table:table-row table:style-name="ro1">
          <table:table-cell table:formula="of:=[.A746]+1" office:value-type="float" office:value="124" calcext:value-type="float">
            <text:p>124</text:p>
          </table:table-cell>
          <table:table-cell table:formula="of:=IF([.A752]&gt;=0;(1+SIN(15+5*[.A752]/[.$B$6]))/2;[.B746]-3600)" office:value-type="float" office:value="0.0100903032726931" calcext:value-type="float">
            <text:p>0.0100903033</text:p>
          </table:table-cell>
          <table:table-cell table:number-columns-repeated="2"/>
        </table:table-row>
        <table:table-row table:style-name="ro1">
          <table:table-cell table:formula="of:=[.A747]+1" office:value-type="float" office:value="124" calcext:value-type="float">
            <text:p>124</text:p>
          </table:table-cell>
          <table:table-cell table:formula="of:=IF([.A753]&gt;=0;(1+SIN(15+5*[.A753]/[.$B$6]))/2;[.B747]-3600)" office:value-type="float" office:value="0.0100903032726931" calcext:value-type="float">
            <text:p>0.0100903033</text:p>
          </table:table-cell>
          <table:table-cell table:number-columns-repeated="2"/>
        </table:table-row>
        <table:table-row table:style-name="ro1">
          <table:table-cell table:formula="of:=[.A748]+1" office:value-type="float" office:value="124" calcext:value-type="float">
            <text:p>124</text:p>
          </table:table-cell>
          <table:table-cell table:formula="of:=IF([.A754]&gt;=0;(1+SIN(15+5*[.A754]/[.$B$6]))/2;[.B748]-3600)" office:value-type="float" office:value="0.0100903032726931" calcext:value-type="float">
            <text:p>0.0100903033</text:p>
          </table:table-cell>
          <table:table-cell table:number-columns-repeated="2"/>
        </table:table-row>
        <table:table-row table:style-name="ro1">
          <table:table-cell table:formula="of:=[.A749]+1" office:value-type="float" office:value="124" calcext:value-type="float">
            <text:p>124</text:p>
          </table:table-cell>
          <table:table-cell table:formula="of:=IF([.A755]&gt;=0;(1+SIN(15+5*[.A755]/[.$B$6]))/2;[.B749]-3600)" office:value-type="float" office:value="0.0100903032726931" calcext:value-type="float">
            <text:p>0.0100903033</text:p>
          </table:table-cell>
          <table:table-cell table:number-columns-repeated="2"/>
        </table:table-row>
        <table:table-row table:style-name="ro1">
          <table:table-cell table:formula="of:=[.A750]+1" office:value-type="float" office:value="124" calcext:value-type="float">
            <text:p>124</text:p>
          </table:table-cell>
          <table:table-cell table:formula="of:=IF([.A756]&gt;=0;(1+SIN(15+5*[.A756]/[.$B$6]))/2;[.B750]-3600)" office:value-type="float" office:value="0.0100903032726931" calcext:value-type="float">
            <text:p>0.010090303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57]&gt;=0;(1+SIN(15+5*[.A757]/[.$B$6]))/2;[.B751]-3600)" office:value-type="float" office:value="1438855200" calcext:value-type="float">
            <text:p>1438855200</text:p>
          </table:table-cell>
          <table:table-cell table:number-columns-repeated="2"/>
        </table:table-row>
        <table:table-row table:style-name="ro1">
          <table:table-cell table:formula="of:=[.A752]+1" office:value-type="float" office:value="125" calcext:value-type="float">
            <text:p>125</text:p>
          </table:table-cell>
          <table:table-cell table:formula="of:=IF([.A758]&gt;=0;(1+SIN(15+5*[.A758]/[.$B$6]))/2;[.B752]-3600)" office:value-type="float" office:value="0.0121869972659212" calcext:value-type="float">
            <text:p>0.0121869973</text:p>
          </table:table-cell>
          <table:table-cell table:number-columns-repeated="2"/>
        </table:table-row>
        <table:table-row table:style-name="ro1">
          <table:table-cell table:formula="of:=[.A753]+1" office:value-type="float" office:value="125" calcext:value-type="float">
            <text:p>125</text:p>
          </table:table-cell>
          <table:table-cell table:formula="of:=IF([.A759]&gt;=0;(1+SIN(15+5*[.A759]/[.$B$6]))/2;[.B753]-3600)" office:value-type="float" office:value="0.0121869972659212" calcext:value-type="float">
            <text:p>0.0121869973</text:p>
          </table:table-cell>
          <table:table-cell table:number-columns-repeated="2"/>
        </table:table-row>
        <table:table-row table:style-name="ro1">
          <table:table-cell table:formula="of:=[.A754]+1" office:value-type="float" office:value="125" calcext:value-type="float">
            <text:p>125</text:p>
          </table:table-cell>
          <table:table-cell table:formula="of:=IF([.A760]&gt;=0;(1+SIN(15+5*[.A760]/[.$B$6]))/2;[.B754]-3600)" office:value-type="float" office:value="0.0121869972659212" calcext:value-type="float">
            <text:p>0.0121869973</text:p>
          </table:table-cell>
          <table:table-cell table:number-columns-repeated="2"/>
        </table:table-row>
        <table:table-row table:style-name="ro1">
          <table:table-cell table:formula="of:=[.A755]+1" office:value-type="float" office:value="125" calcext:value-type="float">
            <text:p>125</text:p>
          </table:table-cell>
          <table:table-cell table:formula="of:=IF([.A761]&gt;=0;(1+SIN(15+5*[.A761]/[.$B$6]))/2;[.B755]-3600)" office:value-type="float" office:value="0.0121869972659212" calcext:value-type="float">
            <text:p>0.0121869973</text:p>
          </table:table-cell>
          <table:table-cell table:number-columns-repeated="2"/>
        </table:table-row>
        <table:table-row table:style-name="ro1">
          <table:table-cell table:formula="of:=[.A756]+1" office:value-type="float" office:value="125" calcext:value-type="float">
            <text:p>125</text:p>
          </table:table-cell>
          <table:table-cell table:formula="of:=IF([.A762]&gt;=0;(1+SIN(15+5*[.A762]/[.$B$6]))/2;[.B756]-3600)" office:value-type="float" office:value="0.0121869972659212" calcext:value-type="float">
            <text:p>0.012186997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63]&gt;=0;(1+SIN(15+5*[.A763]/[.$B$6]))/2;[.B757]-3600)" office:value-type="float" office:value="1438851600" calcext:value-type="float">
            <text:p>1438851600</text:p>
          </table:table-cell>
          <table:table-cell table:number-columns-repeated="2"/>
        </table:table-row>
        <table:table-row table:style-name="ro1">
          <table:table-cell table:formula="of:=[.A758]+1" office:value-type="float" office:value="126" calcext:value-type="float">
            <text:p>126</text:p>
          </table:table-cell>
          <table:table-cell table:formula="of:=IF([.A764]&gt;=0;(1+SIN(15+5*[.A764]/[.$B$6]))/2;[.B758]-3600)" office:value-type="float" office:value="0.0144788099561563" calcext:value-type="float">
            <text:p>0.01447881</text:p>
          </table:table-cell>
          <table:table-cell table:number-columns-repeated="2"/>
        </table:table-row>
        <table:table-row table:style-name="ro1">
          <table:table-cell table:formula="of:=[.A759]+1" office:value-type="float" office:value="126" calcext:value-type="float">
            <text:p>126</text:p>
          </table:table-cell>
          <table:table-cell table:formula="of:=IF([.A765]&gt;=0;(1+SIN(15+5*[.A765]/[.$B$6]))/2;[.B759]-3600)" office:value-type="float" office:value="0.0144788099561563" calcext:value-type="float">
            <text:p>0.01447881</text:p>
          </table:table-cell>
          <table:table-cell table:number-columns-repeated="2"/>
        </table:table-row>
        <table:table-row table:style-name="ro1">
          <table:table-cell table:formula="of:=[.A760]+1" office:value-type="float" office:value="126" calcext:value-type="float">
            <text:p>126</text:p>
          </table:table-cell>
          <table:table-cell table:formula="of:=IF([.A766]&gt;=0;(1+SIN(15+5*[.A766]/[.$B$6]))/2;[.B760]-3600)" office:value-type="float" office:value="0.0144788099561563" calcext:value-type="float">
            <text:p>0.01447881</text:p>
          </table:table-cell>
          <table:table-cell table:number-columns-repeated="2"/>
        </table:table-row>
        <table:table-row table:style-name="ro1">
          <table:table-cell table:formula="of:=[.A761]+1" office:value-type="float" office:value="126" calcext:value-type="float">
            <text:p>126</text:p>
          </table:table-cell>
          <table:table-cell table:formula="of:=IF([.A767]&gt;=0;(1+SIN(15+5*[.A767]/[.$B$6]))/2;[.B761]-3600)" office:value-type="float" office:value="0.0144788099561563" calcext:value-type="float">
            <text:p>0.01447881</text:p>
          </table:table-cell>
          <table:table-cell table:number-columns-repeated="2"/>
        </table:table-row>
        <table:table-row table:style-name="ro1">
          <table:table-cell table:formula="of:=[.A762]+1" office:value-type="float" office:value="126" calcext:value-type="float">
            <text:p>126</text:p>
          </table:table-cell>
          <table:table-cell table:formula="of:=IF([.A768]&gt;=0;(1+SIN(15+5*[.A768]/[.$B$6]))/2;[.B762]-3600)" office:value-type="float" office:value="0.0144788099561563" calcext:value-type="float">
            <text:p>0.0144788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69]&gt;=0;(1+SIN(15+5*[.A769]/[.$B$6]))/2;[.B763]-3600)" office:value-type="float" office:value="1438848000" calcext:value-type="float">
            <text:p>1438848000</text:p>
          </table:table-cell>
          <table:table-cell table:number-columns-repeated="2"/>
        </table:table-row>
        <table:table-row table:style-name="ro1">
          <table:table-cell table:formula="of:=[.A764]+1" office:value-type="float" office:value="127" calcext:value-type="float">
            <text:p>127</text:p>
          </table:table-cell>
          <table:table-cell table:formula="of:=IF([.A770]&gt;=0;(1+SIN(15+5*[.A770]/[.$B$6]))/2;[.B764]-3600)" office:value-type="float" office:value="0.0169648246488793" calcext:value-type="float">
            <text:p>0.0169648246</text:p>
          </table:table-cell>
          <table:table-cell table:number-columns-repeated="2"/>
        </table:table-row>
        <table:table-row table:style-name="ro1">
          <table:table-cell table:formula="of:=[.A765]+1" office:value-type="float" office:value="127" calcext:value-type="float">
            <text:p>127</text:p>
          </table:table-cell>
          <table:table-cell table:formula="of:=IF([.A771]&gt;=0;(1+SIN(15+5*[.A771]/[.$B$6]))/2;[.B765]-3600)" office:value-type="float" office:value="0.0169648246488793" calcext:value-type="float">
            <text:p>0.0169648246</text:p>
          </table:table-cell>
          <table:table-cell table:number-columns-repeated="2"/>
        </table:table-row>
        <table:table-row table:style-name="ro1">
          <table:table-cell table:formula="of:=[.A766]+1" office:value-type="float" office:value="127" calcext:value-type="float">
            <text:p>127</text:p>
          </table:table-cell>
          <table:table-cell table:formula="of:=IF([.A772]&gt;=0;(1+SIN(15+5*[.A772]/[.$B$6]))/2;[.B766]-3600)" office:value-type="float" office:value="0.0169648246488793" calcext:value-type="float">
            <text:p>0.0169648246</text:p>
          </table:table-cell>
          <table:table-cell table:number-columns-repeated="2"/>
        </table:table-row>
        <table:table-row table:style-name="ro1">
          <table:table-cell table:formula="of:=[.A767]+1" office:value-type="float" office:value="127" calcext:value-type="float">
            <text:p>127</text:p>
          </table:table-cell>
          <table:table-cell table:formula="of:=IF([.A773]&gt;=0;(1+SIN(15+5*[.A773]/[.$B$6]))/2;[.B767]-3600)" office:value-type="float" office:value="0.0169648246488793" calcext:value-type="float">
            <text:p>0.0169648246</text:p>
          </table:table-cell>
          <table:table-cell table:number-columns-repeated="2"/>
        </table:table-row>
        <table:table-row table:style-name="ro1">
          <table:table-cell table:formula="of:=[.A768]+1" office:value-type="float" office:value="127" calcext:value-type="float">
            <text:p>127</text:p>
          </table:table-cell>
          <table:table-cell table:formula="of:=IF([.A774]&gt;=0;(1+SIN(15+5*[.A774]/[.$B$6]))/2;[.B768]-3600)" office:value-type="float" office:value="0.0169648246488793" calcext:value-type="float">
            <text:p>0.016964824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75]&gt;=0;(1+SIN(15+5*[.A775]/[.$B$6]))/2;[.B769]-3600)" office:value-type="float" office:value="1438844400" calcext:value-type="float">
            <text:p>1438844400</text:p>
          </table:table-cell>
          <table:table-cell table:number-columns-repeated="2"/>
        </table:table-row>
        <table:table-row table:style-name="ro1">
          <table:table-cell table:formula="of:=[.A770]+1" office:value-type="float" office:value="128" calcext:value-type="float">
            <text:p>128</text:p>
          </table:table-cell>
          <table:table-cell table:formula="of:=IF([.A776]&gt;=0;(1+SIN(15+5*[.A776]/[.$B$6]))/2;[.B770]-3600)" office:value-type="float" office:value="0.0196440469713597" calcext:value-type="float">
            <text:p>0.019644047</text:p>
          </table:table-cell>
          <table:table-cell table:number-columns-repeated="2"/>
        </table:table-row>
        <table:table-row table:style-name="ro1">
          <table:table-cell table:formula="of:=[.A771]+1" office:value-type="float" office:value="128" calcext:value-type="float">
            <text:p>128</text:p>
          </table:table-cell>
          <table:table-cell table:formula="of:=IF([.A777]&gt;=0;(1+SIN(15+5*[.A777]/[.$B$6]))/2;[.B771]-3600)" office:value-type="float" office:value="0.0196440469713597" calcext:value-type="float">
            <text:p>0.019644047</text:p>
          </table:table-cell>
          <table:table-cell table:number-columns-repeated="2"/>
        </table:table-row>
        <table:table-row table:style-name="ro1">
          <table:table-cell table:formula="of:=[.A772]+1" office:value-type="float" office:value="128" calcext:value-type="float">
            <text:p>128</text:p>
          </table:table-cell>
          <table:table-cell table:formula="of:=IF([.A778]&gt;=0;(1+SIN(15+5*[.A778]/[.$B$6]))/2;[.B772]-3600)" office:value-type="float" office:value="0.0196440469713597" calcext:value-type="float">
            <text:p>0.019644047</text:p>
          </table:table-cell>
          <table:table-cell table:number-columns-repeated="2"/>
        </table:table-row>
        <table:table-row table:style-name="ro1">
          <table:table-cell table:formula="of:=[.A773]+1" office:value-type="float" office:value="128" calcext:value-type="float">
            <text:p>128</text:p>
          </table:table-cell>
          <table:table-cell table:formula="of:=IF([.A779]&gt;=0;(1+SIN(15+5*[.A779]/[.$B$6]))/2;[.B773]-3600)" office:value-type="float" office:value="0.0196440469713597" calcext:value-type="float">
            <text:p>0.019644047</text:p>
          </table:table-cell>
          <table:table-cell table:number-columns-repeated="2"/>
        </table:table-row>
        <table:table-row table:style-name="ro1">
          <table:table-cell table:formula="of:=[.A774]+1" office:value-type="float" office:value="128" calcext:value-type="float">
            <text:p>128</text:p>
          </table:table-cell>
          <table:table-cell table:formula="of:=IF([.A780]&gt;=0;(1+SIN(15+5*[.A780]/[.$B$6]))/2;[.B774]-3600)" office:value-type="float" office:value="0.0196440469713597" calcext:value-type="float">
            <text:p>0.01964404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81]&gt;=0;(1+SIN(15+5*[.A781]/[.$B$6]))/2;[.B775]-3600)" office:value-type="float" office:value="1438840800" calcext:value-type="float">
            <text:p>1438840800</text:p>
          </table:table-cell>
          <table:table-cell table:number-columns-repeated="2"/>
        </table:table-row>
        <table:table-row table:style-name="ro1">
          <table:table-cell table:formula="of:=[.A776]+1" office:value-type="float" office:value="129" calcext:value-type="float">
            <text:p>129</text:p>
          </table:table-cell>
          <table:table-cell table:formula="of:=IF([.A782]&gt;=0;(1+SIN(15+5*[.A782]/[.$B$6]))/2;[.B776]-3600)" office:value-type="float" office:value="0.0225154052703909" calcext:value-type="float">
            <text:p>0.0225154053</text:p>
          </table:table-cell>
          <table:table-cell table:number-columns-repeated="2"/>
        </table:table-row>
        <table:table-row table:style-name="ro1">
          <table:table-cell table:formula="of:=[.A777]+1" office:value-type="float" office:value="129" calcext:value-type="float">
            <text:p>129</text:p>
          </table:table-cell>
          <table:table-cell table:formula="of:=IF([.A783]&gt;=0;(1+SIN(15+5*[.A783]/[.$B$6]))/2;[.B777]-3600)" office:value-type="float" office:value="0.0225154052703909" calcext:value-type="float">
            <text:p>0.0225154053</text:p>
          </table:table-cell>
          <table:table-cell table:number-columns-repeated="2"/>
        </table:table-row>
        <table:table-row table:style-name="ro1">
          <table:table-cell table:formula="of:=[.A778]+1" office:value-type="float" office:value="129" calcext:value-type="float">
            <text:p>129</text:p>
          </table:table-cell>
          <table:table-cell table:formula="of:=IF([.A784]&gt;=0;(1+SIN(15+5*[.A784]/[.$B$6]))/2;[.B778]-3600)" office:value-type="float" office:value="0.0225154052703909" calcext:value-type="float">
            <text:p>0.0225154053</text:p>
          </table:table-cell>
          <table:table-cell table:number-columns-repeated="2"/>
        </table:table-row>
        <table:table-row table:style-name="ro1">
          <table:table-cell table:formula="of:=[.A779]+1" office:value-type="float" office:value="129" calcext:value-type="float">
            <text:p>129</text:p>
          </table:table-cell>
          <table:table-cell table:formula="of:=IF([.A785]&gt;=0;(1+SIN(15+5*[.A785]/[.$B$6]))/2;[.B779]-3600)" office:value-type="float" office:value="0.0225154052703909" calcext:value-type="float">
            <text:p>0.0225154053</text:p>
          </table:table-cell>
          <table:table-cell table:number-columns-repeated="2"/>
        </table:table-row>
        <table:table-row table:style-name="ro1">
          <table:table-cell table:formula="of:=[.A780]+1" office:value-type="float" office:value="129" calcext:value-type="float">
            <text:p>129</text:p>
          </table:table-cell>
          <table:table-cell table:formula="of:=IF([.A786]&gt;=0;(1+SIN(15+5*[.A786]/[.$B$6]))/2;[.B780]-3600)" office:value-type="float" office:value="0.0225154052703909" calcext:value-type="float">
            <text:p>0.022515405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87]&gt;=0;(1+SIN(15+5*[.A787]/[.$B$6]))/2;[.B781]-3600)" office:value-type="float" office:value="1438837200" calcext:value-type="float">
            <text:p>1438837200</text:p>
          </table:table-cell>
          <table:table-cell table:number-columns-repeated="2"/>
        </table:table-row>
        <table:table-row table:style-name="ro1">
          <table:table-cell table:formula="of:=[.A782]+1" office:value-type="float" office:value="130" calcext:value-type="float">
            <text:p>130</text:p>
          </table:table-cell>
          <table:table-cell table:formula="of:=IF([.A788]&gt;=0;(1+SIN(15+5*[.A788]/[.$B$6]))/2;[.B782]-3600)" office:value-type="float" office:value="0.025577751040938" calcext:value-type="float">
            <text:p>0.025577751</text:p>
          </table:table-cell>
          <table:table-cell table:number-columns-repeated="2"/>
        </table:table-row>
        <table:table-row table:style-name="ro1">
          <table:table-cell table:formula="of:=[.A783]+1" office:value-type="float" office:value="130" calcext:value-type="float">
            <text:p>130</text:p>
          </table:table-cell>
          <table:table-cell table:formula="of:=IF([.A789]&gt;=0;(1+SIN(15+5*[.A789]/[.$B$6]))/2;[.B783]-3600)" office:value-type="float" office:value="0.025577751040938" calcext:value-type="float">
            <text:p>0.025577751</text:p>
          </table:table-cell>
          <table:table-cell table:number-columns-repeated="2"/>
        </table:table-row>
        <table:table-row table:style-name="ro1">
          <table:table-cell table:formula="of:=[.A784]+1" office:value-type="float" office:value="130" calcext:value-type="float">
            <text:p>130</text:p>
          </table:table-cell>
          <table:table-cell table:formula="of:=IF([.A790]&gt;=0;(1+SIN(15+5*[.A790]/[.$B$6]))/2;[.B784]-3600)" office:value-type="float" office:value="0.025577751040938" calcext:value-type="float">
            <text:p>0.025577751</text:p>
          </table:table-cell>
          <table:table-cell table:number-columns-repeated="2"/>
        </table:table-row>
        <table:table-row table:style-name="ro1">
          <table:table-cell table:formula="of:=[.A785]+1" office:value-type="float" office:value="130" calcext:value-type="float">
            <text:p>130</text:p>
          </table:table-cell>
          <table:table-cell table:formula="of:=IF([.A791]&gt;=0;(1+SIN(15+5*[.A791]/[.$B$6]))/2;[.B785]-3600)" office:value-type="float" office:value="0.025577751040938" calcext:value-type="float">
            <text:p>0.025577751</text:p>
          </table:table-cell>
          <table:table-cell table:number-columns-repeated="2"/>
        </table:table-row>
        <table:table-row table:style-name="ro1">
          <table:table-cell table:formula="of:=[.A786]+1" office:value-type="float" office:value="130" calcext:value-type="float">
            <text:p>130</text:p>
          </table:table-cell>
          <table:table-cell table:formula="of:=IF([.A792]&gt;=0;(1+SIN(15+5*[.A792]/[.$B$6]))/2;[.B786]-3600)" office:value-type="float" office:value="0.025577751040938" calcext:value-type="float">
            <text:p>0.02557775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93]&gt;=0;(1+SIN(15+5*[.A793]/[.$B$6]))/2;[.B787]-3600)" office:value-type="float" office:value="1438833600" calcext:value-type="float">
            <text:p>1438833600</text:p>
          </table:table-cell>
          <table:table-cell table:number-columns-repeated="2"/>
        </table:table-row>
        <table:table-row table:style-name="ro1">
          <table:table-cell table:formula="of:=[.A788]+1" office:value-type="float" office:value="131" calcext:value-type="float">
            <text:p>131</text:p>
          </table:table-cell>
          <table:table-cell table:formula="of:=IF([.A794]&gt;=0;(1+SIN(15+5*[.A794]/[.$B$6]))/2;[.B788]-3600)" office:value-type="float" office:value="0.0288298593855226" calcext:value-type="float">
            <text:p>0.0288298594</text:p>
          </table:table-cell>
          <table:table-cell table:number-columns-repeated="2"/>
        </table:table-row>
        <table:table-row table:style-name="ro1">
          <table:table-cell table:formula="of:=[.A789]+1" office:value-type="float" office:value="131" calcext:value-type="float">
            <text:p>131</text:p>
          </table:table-cell>
          <table:table-cell table:formula="of:=IF([.A795]&gt;=0;(1+SIN(15+5*[.A795]/[.$B$6]))/2;[.B789]-3600)" office:value-type="float" office:value="0.0288298593855226" calcext:value-type="float">
            <text:p>0.0288298594</text:p>
          </table:table-cell>
          <table:table-cell table:number-columns-repeated="2"/>
        </table:table-row>
        <table:table-row table:style-name="ro1">
          <table:table-cell table:formula="of:=[.A790]+1" office:value-type="float" office:value="131" calcext:value-type="float">
            <text:p>131</text:p>
          </table:table-cell>
          <table:table-cell table:formula="of:=IF([.A796]&gt;=0;(1+SIN(15+5*[.A796]/[.$B$6]))/2;[.B790]-3600)" office:value-type="float" office:value="0.0288298593855226" calcext:value-type="float">
            <text:p>0.0288298594</text:p>
          </table:table-cell>
          <table:table-cell table:number-columns-repeated="2"/>
        </table:table-row>
        <table:table-row table:style-name="ro1">
          <table:table-cell table:formula="of:=[.A791]+1" office:value-type="float" office:value="131" calcext:value-type="float">
            <text:p>131</text:p>
          </table:table-cell>
          <table:table-cell table:formula="of:=IF([.A797]&gt;=0;(1+SIN(15+5*[.A797]/[.$B$6]))/2;[.B791]-3600)" office:value-type="float" office:value="0.0288298593855226" calcext:value-type="float">
            <text:p>0.0288298594</text:p>
          </table:table-cell>
          <table:table-cell table:number-columns-repeated="2"/>
        </table:table-row>
        <table:table-row table:style-name="ro1">
          <table:table-cell table:formula="of:=[.A792]+1" office:value-type="float" office:value="131" calcext:value-type="float">
            <text:p>131</text:p>
          </table:table-cell>
          <table:table-cell table:formula="of:=IF([.A798]&gt;=0;(1+SIN(15+5*[.A798]/[.$B$6]))/2;[.B792]-3600)" office:value-type="float" office:value="0.0288298593855226" calcext:value-type="float">
            <text:p>0.028829859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799]&gt;=0;(1+SIN(15+5*[.A799]/[.$B$6]))/2;[.B793]-3600)" office:value-type="float" office:value="1438830000" calcext:value-type="float">
            <text:p>1438830000</text:p>
          </table:table-cell>
          <table:table-cell table:number-columns-repeated="2"/>
        </table:table-row>
        <table:table-row table:style-name="ro1">
          <table:table-cell table:formula="of:=[.A794]+1" office:value-type="float" office:value="132" calcext:value-type="float">
            <text:p>132</text:p>
          </table:table-cell>
          <table:table-cell table:formula="of:=IF([.A800]&gt;=0;(1+SIN(15+5*[.A800]/[.$B$6]))/2;[.B794]-3600)" office:value-type="float" office:value="0.0322704295041683" calcext:value-type="float">
            <text:p>0.0322704295</text:p>
          </table:table-cell>
          <table:table-cell table:number-columns-repeated="2"/>
        </table:table-row>
        <table:table-row table:style-name="ro1">
          <table:table-cell table:formula="of:=[.A795]+1" office:value-type="float" office:value="132" calcext:value-type="float">
            <text:p>132</text:p>
          </table:table-cell>
          <table:table-cell table:formula="of:=IF([.A801]&gt;=0;(1+SIN(15+5*[.A801]/[.$B$6]))/2;[.B795]-3600)" office:value-type="float" office:value="0.0322704295041683" calcext:value-type="float">
            <text:p>0.0322704295</text:p>
          </table:table-cell>
          <table:table-cell table:number-columns-repeated="2"/>
        </table:table-row>
        <table:table-row table:style-name="ro1">
          <table:table-cell table:formula="of:=[.A796]+1" office:value-type="float" office:value="132" calcext:value-type="float">
            <text:p>132</text:p>
          </table:table-cell>
          <table:table-cell table:formula="of:=IF([.A802]&gt;=0;(1+SIN(15+5*[.A802]/[.$B$6]))/2;[.B796]-3600)" office:value-type="float" office:value="0.0322704295041683" calcext:value-type="float">
            <text:p>0.0322704295</text:p>
          </table:table-cell>
          <table:table-cell table:number-columns-repeated="2"/>
        </table:table-row>
        <table:table-row table:style-name="ro1">
          <table:table-cell table:formula="of:=[.A797]+1" office:value-type="float" office:value="132" calcext:value-type="float">
            <text:p>132</text:p>
          </table:table-cell>
          <table:table-cell table:formula="of:=IF([.A803]&gt;=0;(1+SIN(15+5*[.A803]/[.$B$6]))/2;[.B797]-3600)" office:value-type="float" office:value="0.0322704295041683" calcext:value-type="float">
            <text:p>0.0322704295</text:p>
          </table:table-cell>
          <table:table-cell table:number-columns-repeated="2"/>
        </table:table-row>
        <table:table-row table:style-name="ro1">
          <table:table-cell table:formula="of:=[.A798]+1" office:value-type="float" office:value="132" calcext:value-type="float">
            <text:p>132</text:p>
          </table:table-cell>
          <table:table-cell table:formula="of:=IF([.A804]&gt;=0;(1+SIN(15+5*[.A804]/[.$B$6]))/2;[.B798]-3600)" office:value-type="float" office:value="0.0322704295041683" calcext:value-type="float">
            <text:p>0.032270429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05]&gt;=0;(1+SIN(15+5*[.A805]/[.$B$6]))/2;[.B799]-3600)" office:value-type="float" office:value="1438826400" calcext:value-type="float">
            <text:p>1438826400</text:p>
          </table:table-cell>
          <table:table-cell table:number-columns-repeated="2"/>
        </table:table-row>
        <table:table-row table:style-name="ro1">
          <table:table-cell table:formula="of:=[.A800]+1" office:value-type="float" office:value="133" calcext:value-type="float">
            <text:p>133</text:p>
          </table:table-cell>
          <table:table-cell table:formula="of:=IF([.A806]&gt;=0;(1+SIN(15+5*[.A806]/[.$B$6]))/2;[.B800]-3600)" office:value-type="float" office:value="0.0358980852147011" calcext:value-type="float">
            <text:p>0.0358980852</text:p>
          </table:table-cell>
          <table:table-cell table:number-columns-repeated="2"/>
        </table:table-row>
        <table:table-row table:style-name="ro1">
          <table:table-cell table:formula="of:=[.A801]+1" office:value-type="float" office:value="133" calcext:value-type="float">
            <text:p>133</text:p>
          </table:table-cell>
          <table:table-cell table:formula="of:=IF([.A807]&gt;=0;(1+SIN(15+5*[.A807]/[.$B$6]))/2;[.B801]-3600)" office:value-type="float" office:value="0.0358980852147011" calcext:value-type="float">
            <text:p>0.0358980852</text:p>
          </table:table-cell>
          <table:table-cell table:number-columns-repeated="2"/>
        </table:table-row>
        <table:table-row table:style-name="ro1">
          <table:table-cell table:formula="of:=[.A802]+1" office:value-type="float" office:value="133" calcext:value-type="float">
            <text:p>133</text:p>
          </table:table-cell>
          <table:table-cell table:formula="of:=IF([.A808]&gt;=0;(1+SIN(15+5*[.A808]/[.$B$6]))/2;[.B802]-3600)" office:value-type="float" office:value="0.0358980852147011" calcext:value-type="float">
            <text:p>0.0358980852</text:p>
          </table:table-cell>
          <table:table-cell table:number-columns-repeated="2"/>
        </table:table-row>
        <table:table-row table:style-name="ro1">
          <table:table-cell table:formula="of:=[.A803]+1" office:value-type="float" office:value="133" calcext:value-type="float">
            <text:p>133</text:p>
          </table:table-cell>
          <table:table-cell table:formula="of:=IF([.A809]&gt;=0;(1+SIN(15+5*[.A809]/[.$B$6]))/2;[.B803]-3600)" office:value-type="float" office:value="0.0358980852147011" calcext:value-type="float">
            <text:p>0.0358980852</text:p>
          </table:table-cell>
          <table:table-cell table:number-columns-repeated="2"/>
        </table:table-row>
        <table:table-row table:style-name="ro1">
          <table:table-cell table:formula="of:=[.A804]+1" office:value-type="float" office:value="133" calcext:value-type="float">
            <text:p>133</text:p>
          </table:table-cell>
          <table:table-cell table:formula="of:=IF([.A810]&gt;=0;(1+SIN(15+5*[.A810]/[.$B$6]))/2;[.B804]-3600)" office:value-type="float" office:value="0.0358980852147011" calcext:value-type="float">
            <text:p>0.035898085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11]&gt;=0;(1+SIN(15+5*[.A811]/[.$B$6]))/2;[.B805]-3600)" office:value-type="float" office:value="1438822800" calcext:value-type="float">
            <text:p>1438822800</text:p>
          </table:table-cell>
          <table:table-cell table:number-columns-repeated="2"/>
        </table:table-row>
        <table:table-row table:style-name="ro1">
          <table:table-cell table:formula="of:=[.A806]+1" office:value-type="float" office:value="134" calcext:value-type="float">
            <text:p>134</text:p>
          </table:table-cell>
          <table:table-cell table:formula="of:=IF([.A812]&gt;=0;(1+SIN(15+5*[.A812]/[.$B$6]))/2;[.B806]-3600)" office:value-type="float" office:value="0.039711375503205" calcext:value-type="float">
            <text:p>0.0397113755</text:p>
          </table:table-cell>
          <table:table-cell table:number-columns-repeated="2"/>
        </table:table-row>
        <table:table-row table:style-name="ro1">
          <table:table-cell table:formula="of:=[.A807]+1" office:value-type="float" office:value="134" calcext:value-type="float">
            <text:p>134</text:p>
          </table:table-cell>
          <table:table-cell table:formula="of:=IF([.A813]&gt;=0;(1+SIN(15+5*[.A813]/[.$B$6]))/2;[.B807]-3600)" office:value-type="float" office:value="0.039711375503205" calcext:value-type="float">
            <text:p>0.0397113755</text:p>
          </table:table-cell>
          <table:table-cell table:number-columns-repeated="2"/>
        </table:table-row>
        <table:table-row table:style-name="ro1">
          <table:table-cell table:formula="of:=[.A808]+1" office:value-type="float" office:value="134" calcext:value-type="float">
            <text:p>134</text:p>
          </table:table-cell>
          <table:table-cell table:formula="of:=IF([.A814]&gt;=0;(1+SIN(15+5*[.A814]/[.$B$6]))/2;[.B808]-3600)" office:value-type="float" office:value="0.039711375503205" calcext:value-type="float">
            <text:p>0.0397113755</text:p>
          </table:table-cell>
          <table:table-cell table:number-columns-repeated="2"/>
        </table:table-row>
        <table:table-row table:style-name="ro1">
          <table:table-cell table:formula="of:=[.A809]+1" office:value-type="float" office:value="134" calcext:value-type="float">
            <text:p>134</text:p>
          </table:table-cell>
          <table:table-cell table:formula="of:=IF([.A815]&gt;=0;(1+SIN(15+5*[.A815]/[.$B$6]))/2;[.B809]-3600)" office:value-type="float" office:value="0.039711375503205" calcext:value-type="float">
            <text:p>0.0397113755</text:p>
          </table:table-cell>
          <table:table-cell table:number-columns-repeated="2"/>
        </table:table-row>
        <table:table-row table:style-name="ro1">
          <table:table-cell table:formula="of:=[.A810]+1" office:value-type="float" office:value="134" calcext:value-type="float">
            <text:p>134</text:p>
          </table:table-cell>
          <table:table-cell table:formula="of:=IF([.A816]&gt;=0;(1+SIN(15+5*[.A816]/[.$B$6]))/2;[.B810]-3600)" office:value-type="float" office:value="0.039711375503205" calcext:value-type="float">
            <text:p>0.039711375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17]&gt;=0;(1+SIN(15+5*[.A817]/[.$B$6]))/2;[.B811]-3600)" office:value-type="float" office:value="1438819200" calcext:value-type="float">
            <text:p>1438819200</text:p>
          </table:table-cell>
          <table:table-cell table:number-columns-repeated="2"/>
        </table:table-row>
        <table:table-row table:style-name="ro1">
          <table:table-cell table:formula="of:=[.A812]+1" office:value-type="float" office:value="135" calcext:value-type="float">
            <text:p>135</text:p>
          </table:table-cell>
          <table:table-cell table:formula="of:=IF([.A818]&gt;=0;(1+SIN(15+5*[.A818]/[.$B$6]))/2;[.B812]-3600)" office:value-type="float" office:value="0.0437087751044077" calcext:value-type="float">
            <text:p>0.0437087751</text:p>
          </table:table-cell>
          <table:table-cell table:number-columns-repeated="2"/>
        </table:table-row>
        <table:table-row table:style-name="ro1">
          <table:table-cell table:formula="of:=[.A813]+1" office:value-type="float" office:value="135" calcext:value-type="float">
            <text:p>135</text:p>
          </table:table-cell>
          <table:table-cell table:formula="of:=IF([.A819]&gt;=0;(1+SIN(15+5*[.A819]/[.$B$6]))/2;[.B813]-3600)" office:value-type="float" office:value="0.0437087751044077" calcext:value-type="float">
            <text:p>0.0437087751</text:p>
          </table:table-cell>
          <table:table-cell table:number-columns-repeated="2"/>
        </table:table-row>
        <table:table-row table:style-name="ro1">
          <table:table-cell table:formula="of:=[.A814]+1" office:value-type="float" office:value="135" calcext:value-type="float">
            <text:p>135</text:p>
          </table:table-cell>
          <table:table-cell table:formula="of:=IF([.A820]&gt;=0;(1+SIN(15+5*[.A820]/[.$B$6]))/2;[.B814]-3600)" office:value-type="float" office:value="0.0437087751044077" calcext:value-type="float">
            <text:p>0.0437087751</text:p>
          </table:table-cell>
          <table:table-cell table:number-columns-repeated="2"/>
        </table:table-row>
        <table:table-row table:style-name="ro1">
          <table:table-cell table:formula="of:=[.A815]+1" office:value-type="float" office:value="135" calcext:value-type="float">
            <text:p>135</text:p>
          </table:table-cell>
          <table:table-cell table:formula="of:=IF([.A821]&gt;=0;(1+SIN(15+5*[.A821]/[.$B$6]))/2;[.B815]-3600)" office:value-type="float" office:value="0.0437087751044077" calcext:value-type="float">
            <text:p>0.0437087751</text:p>
          </table:table-cell>
          <table:table-cell table:number-columns-repeated="2"/>
        </table:table-row>
        <table:table-row table:style-name="ro1">
          <table:table-cell table:formula="of:=[.A816]+1" office:value-type="float" office:value="135" calcext:value-type="float">
            <text:p>135</text:p>
          </table:table-cell>
          <table:table-cell table:formula="of:=IF([.A822]&gt;=0;(1+SIN(15+5*[.A822]/[.$B$6]))/2;[.B816]-3600)" office:value-type="float" office:value="0.0437087751044077" calcext:value-type="float">
            <text:p>0.043708775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23]&gt;=0;(1+SIN(15+5*[.A823]/[.$B$6]))/2;[.B817]-3600)" office:value-type="float" office:value="1438815600" calcext:value-type="float">
            <text:p>1438815600</text:p>
          </table:table-cell>
          <table:table-cell table:number-columns-repeated="2"/>
        </table:table-row>
        <table:table-row table:style-name="ro1">
          <table:table-cell table:formula="of:=[.A818]+1" office:value-type="float" office:value="136" calcext:value-type="float">
            <text:p>136</text:p>
          </table:table-cell>
          <table:table-cell table:formula="of:=IF([.A824]&gt;=0;(1+SIN(15+5*[.A824]/[.$B$6]))/2;[.B818]-3600)" office:value-type="float" office:value="0.0478886851117669" calcext:value-type="float">
            <text:p>0.0478886851</text:p>
          </table:table-cell>
          <table:table-cell table:number-columns-repeated="2"/>
        </table:table-row>
        <table:table-row table:style-name="ro1">
          <table:table-cell table:formula="of:=[.A819]+1" office:value-type="float" office:value="136" calcext:value-type="float">
            <text:p>136</text:p>
          </table:table-cell>
          <table:table-cell table:formula="of:=IF([.A825]&gt;=0;(1+SIN(15+5*[.A825]/[.$B$6]))/2;[.B819]-3600)" office:value-type="float" office:value="0.0478886851117669" calcext:value-type="float">
            <text:p>0.0478886851</text:p>
          </table:table-cell>
          <table:table-cell table:number-columns-repeated="2"/>
        </table:table-row>
        <table:table-row table:style-name="ro1">
          <table:table-cell table:formula="of:=[.A820]+1" office:value-type="float" office:value="136" calcext:value-type="float">
            <text:p>136</text:p>
          </table:table-cell>
          <table:table-cell table:formula="of:=IF([.A826]&gt;=0;(1+SIN(15+5*[.A826]/[.$B$6]))/2;[.B820]-3600)" office:value-type="float" office:value="0.0478886851117669" calcext:value-type="float">
            <text:p>0.0478886851</text:p>
          </table:table-cell>
          <table:table-cell table:number-columns-repeated="2"/>
        </table:table-row>
        <table:table-row table:style-name="ro1">
          <table:table-cell table:formula="of:=[.A821]+1" office:value-type="float" office:value="136" calcext:value-type="float">
            <text:p>136</text:p>
          </table:table-cell>
          <table:table-cell table:formula="of:=IF([.A827]&gt;=0;(1+SIN(15+5*[.A827]/[.$B$6]))/2;[.B821]-3600)" office:value-type="float" office:value="0.0478886851117669" calcext:value-type="float">
            <text:p>0.0478886851</text:p>
          </table:table-cell>
          <table:table-cell table:number-columns-repeated="2"/>
        </table:table-row>
        <table:table-row table:style-name="ro1">
          <table:table-cell table:formula="of:=[.A822]+1" office:value-type="float" office:value="136" calcext:value-type="float">
            <text:p>136</text:p>
          </table:table-cell>
          <table:table-cell table:formula="of:=IF([.A828]&gt;=0;(1+SIN(15+5*[.A828]/[.$B$6]))/2;[.B822]-3600)" office:value-type="float" office:value="0.0478886851117669" calcext:value-type="float">
            <text:p>0.047888685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29]&gt;=0;(1+SIN(15+5*[.A829]/[.$B$6]))/2;[.B823]-3600)" office:value-type="float" office:value="1438812000" calcext:value-type="float">
            <text:p>1438812000</text:p>
          </table:table-cell>
          <table:table-cell table:number-columns-repeated="2"/>
        </table:table-row>
        <table:table-row table:style-name="ro1">
          <table:table-cell table:formula="of:=[.A824]+1" office:value-type="float" office:value="137" calcext:value-type="float">
            <text:p>137</text:p>
          </table:table-cell>
          <table:table-cell table:formula="of:=IF([.A830]&gt;=0;(1+SIN(15+5*[.A830]/[.$B$6]))/2;[.B824]-3600)" office:value-type="float" office:value="0.0522494336170116" calcext:value-type="float">
            <text:p>0.0522494336</text:p>
          </table:table-cell>
          <table:table-cell table:number-columns-repeated="2"/>
        </table:table-row>
        <table:table-row table:style-name="ro1">
          <table:table-cell table:formula="of:=[.A825]+1" office:value-type="float" office:value="137" calcext:value-type="float">
            <text:p>137</text:p>
          </table:table-cell>
          <table:table-cell table:formula="of:=IF([.A831]&gt;=0;(1+SIN(15+5*[.A831]/[.$B$6]))/2;[.B825]-3600)" office:value-type="float" office:value="0.0522494336170116" calcext:value-type="float">
            <text:p>0.0522494336</text:p>
          </table:table-cell>
          <table:table-cell table:number-columns-repeated="2"/>
        </table:table-row>
        <table:table-row table:style-name="ro1">
          <table:table-cell table:formula="of:=[.A826]+1" office:value-type="float" office:value="137" calcext:value-type="float">
            <text:p>137</text:p>
          </table:table-cell>
          <table:table-cell table:formula="of:=IF([.A832]&gt;=0;(1+SIN(15+5*[.A832]/[.$B$6]))/2;[.B826]-3600)" office:value-type="float" office:value="0.0522494336170116" calcext:value-type="float">
            <text:p>0.0522494336</text:p>
          </table:table-cell>
          <table:table-cell table:number-columns-repeated="2"/>
        </table:table-row>
        <table:table-row table:style-name="ro1">
          <table:table-cell table:formula="of:=[.A827]+1" office:value-type="float" office:value="137" calcext:value-type="float">
            <text:p>137</text:p>
          </table:table-cell>
          <table:table-cell table:formula="of:=IF([.A833]&gt;=0;(1+SIN(15+5*[.A833]/[.$B$6]))/2;[.B827]-3600)" office:value-type="float" office:value="0.0522494336170116" calcext:value-type="float">
            <text:p>0.0522494336</text:p>
          </table:table-cell>
          <table:table-cell table:number-columns-repeated="2"/>
        </table:table-row>
        <table:table-row table:style-name="ro1">
          <table:table-cell table:formula="of:=[.A828]+1" office:value-type="float" office:value="137" calcext:value-type="float">
            <text:p>137</text:p>
          </table:table-cell>
          <table:table-cell table:formula="of:=IF([.A834]&gt;=0;(1+SIN(15+5*[.A834]/[.$B$6]))/2;[.B828]-3600)" office:value-type="float" office:value="0.0522494336170116" calcext:value-type="float">
            <text:p>0.052249433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35]&gt;=0;(1+SIN(15+5*[.A835]/[.$B$6]))/2;[.B829]-3600)" office:value-type="float" office:value="1438808400" calcext:value-type="float">
            <text:p>1438808400</text:p>
          </table:table-cell>
          <table:table-cell table:number-columns-repeated="2"/>
        </table:table-row>
        <table:table-row table:style-name="ro1">
          <table:table-cell table:formula="of:=[.A830]+1" office:value-type="float" office:value="138" calcext:value-type="float">
            <text:p>138</text:p>
          </table:table-cell>
          <table:table-cell table:formula="of:=IF([.A836]&gt;=0;(1+SIN(15+5*[.A836]/[.$B$6]))/2;[.B830]-3600)" office:value-type="float" office:value="0.05678927637888" calcext:value-type="float">
            <text:p>0.0567892764</text:p>
          </table:table-cell>
          <table:table-cell table:number-columns-repeated="2"/>
        </table:table-row>
        <table:table-row table:style-name="ro1">
          <table:table-cell table:formula="of:=[.A831]+1" office:value-type="float" office:value="138" calcext:value-type="float">
            <text:p>138</text:p>
          </table:table-cell>
          <table:table-cell table:formula="of:=IF([.A837]&gt;=0;(1+SIN(15+5*[.A837]/[.$B$6]))/2;[.B831]-3600)" office:value-type="float" office:value="0.05678927637888" calcext:value-type="float">
            <text:p>0.0567892764</text:p>
          </table:table-cell>
          <table:table-cell table:number-columns-repeated="2"/>
        </table:table-row>
        <table:table-row table:style-name="ro1">
          <table:table-cell table:formula="of:=[.A832]+1" office:value-type="float" office:value="138" calcext:value-type="float">
            <text:p>138</text:p>
          </table:table-cell>
          <table:table-cell table:formula="of:=IF([.A838]&gt;=0;(1+SIN(15+5*[.A838]/[.$B$6]))/2;[.B832]-3600)" office:value-type="float" office:value="0.05678927637888" calcext:value-type="float">
            <text:p>0.0567892764</text:p>
          </table:table-cell>
          <table:table-cell table:number-columns-repeated="2"/>
        </table:table-row>
        <table:table-row table:style-name="ro1">
          <table:table-cell table:formula="of:=[.A833]+1" office:value-type="float" office:value="138" calcext:value-type="float">
            <text:p>138</text:p>
          </table:table-cell>
          <table:table-cell table:formula="of:=IF([.A839]&gt;=0;(1+SIN(15+5*[.A839]/[.$B$6]))/2;[.B833]-3600)" office:value-type="float" office:value="0.05678927637888" calcext:value-type="float">
            <text:p>0.0567892764</text:p>
          </table:table-cell>
          <table:table-cell table:number-columns-repeated="2"/>
        </table:table-row>
        <table:table-row table:style-name="ro1">
          <table:table-cell table:formula="of:=[.A834]+1" office:value-type="float" office:value="138" calcext:value-type="float">
            <text:p>138</text:p>
          </table:table-cell>
          <table:table-cell table:formula="of:=IF([.A840]&gt;=0;(1+SIN(15+5*[.A840]/[.$B$6]))/2;[.B834]-3600)" office:value-type="float" office:value="0.05678927637888" calcext:value-type="float">
            <text:p>0.056789276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41]&gt;=0;(1+SIN(15+5*[.A841]/[.$B$6]))/2;[.B835]-3600)" office:value-type="float" office:value="1438804800" calcext:value-type="float">
            <text:p>1438804800</text:p>
          </table:table-cell>
          <table:table-cell table:number-columns-repeated="2"/>
        </table:table-row>
        <table:table-row table:style-name="ro1">
          <table:table-cell table:formula="of:=[.A836]+1" office:value-type="float" office:value="139" calcext:value-type="float">
            <text:p>139</text:p>
          </table:table-cell>
          <table:table-cell table:formula="of:=IF([.A842]&gt;=0;(1+SIN(15+5*[.A842]/[.$B$6]))/2;[.B836]-3600)" office:value-type="float" office:value="0.061506397520801" calcext:value-type="float">
            <text:p>0.0615063975</text:p>
          </table:table-cell>
          <table:table-cell table:number-columns-repeated="2"/>
        </table:table-row>
        <table:table-row table:style-name="ro1">
          <table:table-cell table:formula="of:=[.A837]+1" office:value-type="float" office:value="139" calcext:value-type="float">
            <text:p>139</text:p>
          </table:table-cell>
          <table:table-cell table:formula="of:=IF([.A843]&gt;=0;(1+SIN(15+5*[.A843]/[.$B$6]))/2;[.B837]-3600)" office:value-type="float" office:value="0.061506397520801" calcext:value-type="float">
            <text:p>0.0615063975</text:p>
          </table:table-cell>
          <table:table-cell table:number-columns-repeated="2"/>
        </table:table-row>
        <table:table-row table:style-name="ro1">
          <table:table-cell table:formula="of:=[.A838]+1" office:value-type="float" office:value="139" calcext:value-type="float">
            <text:p>139</text:p>
          </table:table-cell>
          <table:table-cell table:formula="of:=IF([.A844]&gt;=0;(1+SIN(15+5*[.A844]/[.$B$6]))/2;[.B838]-3600)" office:value-type="float" office:value="0.061506397520801" calcext:value-type="float">
            <text:p>0.0615063975</text:p>
          </table:table-cell>
          <table:table-cell table:number-columns-repeated="2"/>
        </table:table-row>
        <table:table-row table:style-name="ro1">
          <table:table-cell table:formula="of:=[.A839]+1" office:value-type="float" office:value="139" calcext:value-type="float">
            <text:p>139</text:p>
          </table:table-cell>
          <table:table-cell table:formula="of:=IF([.A845]&gt;=0;(1+SIN(15+5*[.A845]/[.$B$6]))/2;[.B839]-3600)" office:value-type="float" office:value="0.061506397520801" calcext:value-type="float">
            <text:p>0.0615063975</text:p>
          </table:table-cell>
          <table:table-cell table:number-columns-repeated="2"/>
        </table:table-row>
        <table:table-row table:style-name="ro1">
          <table:table-cell table:formula="of:=[.A840]+1" office:value-type="float" office:value="139" calcext:value-type="float">
            <text:p>139</text:p>
          </table:table-cell>
          <table:table-cell table:formula="of:=IF([.A846]&gt;=0;(1+SIN(15+5*[.A846]/[.$B$6]))/2;[.B840]-3600)" office:value-type="float" office:value="0.061506397520801" calcext:value-type="float">
            <text:p>0.061506397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47]&gt;=0;(1+SIN(15+5*[.A847]/[.$B$6]))/2;[.B841]-3600)" office:value-type="float" office:value="1438801200" calcext:value-type="float">
            <text:p>1438801200</text:p>
          </table:table-cell>
          <table:table-cell table:number-columns-repeated="2"/>
        </table:table-row>
        <table:table-row table:style-name="ro1">
          <table:table-cell table:formula="of:=[.A842]+1" office:value-type="float" office:value="140" calcext:value-type="float">
            <text:p>140</text:p>
          </table:table-cell>
          <table:table-cell table:formula="of:=IF([.A848]&gt;=0;(1+SIN(15+5*[.A848]/[.$B$6]))/2;[.B842]-3600)" office:value-type="float" office:value="0.0663989102572093" calcext:value-type="float">
            <text:p>0.0663989103</text:p>
          </table:table-cell>
          <table:table-cell table:number-columns-repeated="2"/>
        </table:table-row>
        <table:table-row table:style-name="ro1">
          <table:table-cell table:formula="of:=[.A843]+1" office:value-type="float" office:value="140" calcext:value-type="float">
            <text:p>140</text:p>
          </table:table-cell>
          <table:table-cell table:formula="of:=IF([.A849]&gt;=0;(1+SIN(15+5*[.A849]/[.$B$6]))/2;[.B843]-3600)" office:value-type="float" office:value="0.0663989102572093" calcext:value-type="float">
            <text:p>0.0663989103</text:p>
          </table:table-cell>
          <table:table-cell table:number-columns-repeated="2"/>
        </table:table-row>
        <table:table-row table:style-name="ro1">
          <table:table-cell table:formula="of:=[.A844]+1" office:value-type="float" office:value="140" calcext:value-type="float">
            <text:p>140</text:p>
          </table:table-cell>
          <table:table-cell table:formula="of:=IF([.A850]&gt;=0;(1+SIN(15+5*[.A850]/[.$B$6]))/2;[.B844]-3600)" office:value-type="float" office:value="0.0663989102572093" calcext:value-type="float">
            <text:p>0.0663989103</text:p>
          </table:table-cell>
          <table:table-cell table:number-columns-repeated="2"/>
        </table:table-row>
        <table:table-row table:style-name="ro1">
          <table:table-cell table:formula="of:=[.A845]+1" office:value-type="float" office:value="140" calcext:value-type="float">
            <text:p>140</text:p>
          </table:table-cell>
          <table:table-cell table:formula="of:=IF([.A851]&gt;=0;(1+SIN(15+5*[.A851]/[.$B$6]))/2;[.B845]-3600)" office:value-type="float" office:value="0.0663989102572093" calcext:value-type="float">
            <text:p>0.0663989103</text:p>
          </table:table-cell>
          <table:table-cell table:number-columns-repeated="2"/>
        </table:table-row>
        <table:table-row table:style-name="ro1">
          <table:table-cell table:formula="of:=[.A846]+1" office:value-type="float" office:value="140" calcext:value-type="float">
            <text:p>140</text:p>
          </table:table-cell>
          <table:table-cell table:formula="of:=IF([.A852]&gt;=0;(1+SIN(15+5*[.A852]/[.$B$6]))/2;[.B846]-3600)" office:value-type="float" office:value="0.0663989102572093" calcext:value-type="float">
            <text:p>0.066398910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53]&gt;=0;(1+SIN(15+5*[.A853]/[.$B$6]))/2;[.B847]-3600)" office:value-type="float" office:value="1438797600" calcext:value-type="float">
            <text:p>1438797600</text:p>
          </table:table-cell>
          <table:table-cell table:number-columns-repeated="2"/>
        </table:table-row>
        <table:table-row table:style-name="ro1">
          <table:table-cell table:formula="of:=[.A848]+1" office:value-type="float" office:value="141" calcext:value-type="float">
            <text:p>141</text:p>
          </table:table-cell>
          <table:table-cell table:formula="of:=IF([.A854]&gt;=0;(1+SIN(15+5*[.A854]/[.$B$6]))/2;[.B848]-3600)" office:value-type="float" office:value="0.071464857648244" calcext:value-type="float">
            <text:p>0.0714648576</text:p>
          </table:table-cell>
          <table:table-cell table:number-columns-repeated="2"/>
        </table:table-row>
        <table:table-row table:style-name="ro1">
          <table:table-cell table:formula="of:=[.A849]+1" office:value-type="float" office:value="141" calcext:value-type="float">
            <text:p>141</text:p>
          </table:table-cell>
          <table:table-cell table:formula="of:=IF([.A855]&gt;=0;(1+SIN(15+5*[.A855]/[.$B$6]))/2;[.B849]-3600)" office:value-type="float" office:value="0.071464857648244" calcext:value-type="float">
            <text:p>0.0714648576</text:p>
          </table:table-cell>
          <table:table-cell table:number-columns-repeated="2"/>
        </table:table-row>
        <table:table-row table:style-name="ro1">
          <table:table-cell table:formula="of:=[.A850]+1" office:value-type="float" office:value="141" calcext:value-type="float">
            <text:p>141</text:p>
          </table:table-cell>
          <table:table-cell table:formula="of:=IF([.A856]&gt;=0;(1+SIN(15+5*[.A856]/[.$B$6]))/2;[.B850]-3600)" office:value-type="float" office:value="0.071464857648244" calcext:value-type="float">
            <text:p>0.0714648576</text:p>
          </table:table-cell>
          <table:table-cell table:number-columns-repeated="2"/>
        </table:table-row>
        <table:table-row table:style-name="ro1">
          <table:table-cell table:formula="of:=[.A851]+1" office:value-type="float" office:value="141" calcext:value-type="float">
            <text:p>141</text:p>
          </table:table-cell>
          <table:table-cell table:formula="of:=IF([.A857]&gt;=0;(1+SIN(15+5*[.A857]/[.$B$6]))/2;[.B851]-3600)" office:value-type="float" office:value="0.071464857648244" calcext:value-type="float">
            <text:p>0.0714648576</text:p>
          </table:table-cell>
          <table:table-cell table:number-columns-repeated="2"/>
        </table:table-row>
        <table:table-row table:style-name="ro1">
          <table:table-cell table:formula="of:=[.A852]+1" office:value-type="float" office:value="141" calcext:value-type="float">
            <text:p>141</text:p>
          </table:table-cell>
          <table:table-cell table:formula="of:=IF([.A858]&gt;=0;(1+SIN(15+5*[.A858]/[.$B$6]))/2;[.B852]-3600)" office:value-type="float" office:value="0.071464857648244" calcext:value-type="float">
            <text:p>0.071464857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59]&gt;=0;(1+SIN(15+5*[.A859]/[.$B$6]))/2;[.B853]-3600)" office:value-type="float" office:value="1438794000" calcext:value-type="float">
            <text:p>1438794000</text:p>
          </table:table-cell>
          <table:table-cell table:number-columns-repeated="2"/>
        </table:table-row>
        <table:table-row table:style-name="ro1">
          <table:table-cell table:formula="of:=[.A854]+1" office:value-type="float" office:value="142" calcext:value-type="float">
            <text:p>142</text:p>
          </table:table-cell>
          <table:table-cell table:formula="of:=IF([.A860]&gt;=0;(1+SIN(15+5*[.A860]/[.$B$6]))/2;[.B854]-3600)" office:value-type="float" office:value="0.0767022133824937" calcext:value-type="float">
            <text:p>0.0767022134</text:p>
          </table:table-cell>
          <table:table-cell table:number-columns-repeated="2"/>
        </table:table-row>
        <table:table-row table:style-name="ro1">
          <table:table-cell table:formula="of:=[.A855]+1" office:value-type="float" office:value="142" calcext:value-type="float">
            <text:p>142</text:p>
          </table:table-cell>
          <table:table-cell table:formula="of:=IF([.A861]&gt;=0;(1+SIN(15+5*[.A861]/[.$B$6]))/2;[.B855]-3600)" office:value-type="float" office:value="0.0767022133824937" calcext:value-type="float">
            <text:p>0.0767022134</text:p>
          </table:table-cell>
          <table:table-cell table:number-columns-repeated="2"/>
        </table:table-row>
        <table:table-row table:style-name="ro1">
          <table:table-cell table:formula="of:=[.A856]+1" office:value-type="float" office:value="142" calcext:value-type="float">
            <text:p>142</text:p>
          </table:table-cell>
          <table:table-cell table:formula="of:=IF([.A862]&gt;=0;(1+SIN(15+5*[.A862]/[.$B$6]))/2;[.B856]-3600)" office:value-type="float" office:value="0.0767022133824937" calcext:value-type="float">
            <text:p>0.0767022134</text:p>
          </table:table-cell>
          <table:table-cell table:number-columns-repeated="2"/>
        </table:table-row>
        <table:table-row table:style-name="ro1">
          <table:table-cell table:formula="of:=[.A857]+1" office:value-type="float" office:value="142" calcext:value-type="float">
            <text:p>142</text:p>
          </table:table-cell>
          <table:table-cell table:formula="of:=IF([.A863]&gt;=0;(1+SIN(15+5*[.A863]/[.$B$6]))/2;[.B857]-3600)" office:value-type="float" office:value="0.0767022133824937" calcext:value-type="float">
            <text:p>0.0767022134</text:p>
          </table:table-cell>
          <table:table-cell table:number-columns-repeated="2"/>
        </table:table-row>
        <table:table-row table:style-name="ro1">
          <table:table-cell table:formula="of:=[.A858]+1" office:value-type="float" office:value="142" calcext:value-type="float">
            <text:p>142</text:p>
          </table:table-cell>
          <table:table-cell table:formula="of:=IF([.A864]&gt;=0;(1+SIN(15+5*[.A864]/[.$B$6]))/2;[.B858]-3600)" office:value-type="float" office:value="0.0767022133824937" calcext:value-type="float">
            <text:p>0.076702213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65]&gt;=0;(1+SIN(15+5*[.A865]/[.$B$6]))/2;[.B859]-3600)" office:value-type="float" office:value="1438790400" calcext:value-type="float">
            <text:p>1438790400</text:p>
          </table:table-cell>
          <table:table-cell table:number-columns-repeated="2"/>
        </table:table-row>
        <table:table-row table:style-name="ro1">
          <table:table-cell table:formula="of:=[.A860]+1" office:value-type="float" office:value="143" calcext:value-type="float">
            <text:p>143</text:p>
          </table:table-cell>
          <table:table-cell table:formula="of:=IF([.A866]&gt;=0;(1+SIN(15+5*[.A866]/[.$B$6]))/2;[.B860]-3600)" office:value-type="float" office:value="0.0821088825874952" calcext:value-type="float">
            <text:p>0.0821088826</text:p>
          </table:table-cell>
          <table:table-cell table:number-columns-repeated="2"/>
        </table:table-row>
        <table:table-row table:style-name="ro1">
          <table:table-cell table:formula="of:=[.A861]+1" office:value-type="float" office:value="143" calcext:value-type="float">
            <text:p>143</text:p>
          </table:table-cell>
          <table:table-cell table:formula="of:=IF([.A867]&gt;=0;(1+SIN(15+5*[.A867]/[.$B$6]))/2;[.B861]-3600)" office:value-type="float" office:value="0.0821088825874952" calcext:value-type="float">
            <text:p>0.0821088826</text:p>
          </table:table-cell>
          <table:table-cell table:number-columns-repeated="2"/>
        </table:table-row>
        <table:table-row table:style-name="ro1">
          <table:table-cell table:formula="of:=[.A862]+1" office:value-type="float" office:value="143" calcext:value-type="float">
            <text:p>143</text:p>
          </table:table-cell>
          <table:table-cell table:formula="of:=IF([.A868]&gt;=0;(1+SIN(15+5*[.A868]/[.$B$6]))/2;[.B862]-3600)" office:value-type="float" office:value="0.0821088825874952" calcext:value-type="float">
            <text:p>0.0821088826</text:p>
          </table:table-cell>
          <table:table-cell table:number-columns-repeated="2"/>
        </table:table-row>
        <table:table-row table:style-name="ro1">
          <table:table-cell table:formula="of:=[.A863]+1" office:value-type="float" office:value="143" calcext:value-type="float">
            <text:p>143</text:p>
          </table:table-cell>
          <table:table-cell table:formula="of:=IF([.A869]&gt;=0;(1+SIN(15+5*[.A869]/[.$B$6]))/2;[.B863]-3600)" office:value-type="float" office:value="0.0821088825874952" calcext:value-type="float">
            <text:p>0.0821088826</text:p>
          </table:table-cell>
          <table:table-cell table:number-columns-repeated="2"/>
        </table:table-row>
        <table:table-row table:style-name="ro1">
          <table:table-cell table:formula="of:=[.A864]+1" office:value-type="float" office:value="143" calcext:value-type="float">
            <text:p>143</text:p>
          </table:table-cell>
          <table:table-cell table:formula="of:=IF([.A870]&gt;=0;(1+SIN(15+5*[.A870]/[.$B$6]))/2;[.B864]-3600)" office:value-type="float" office:value="0.0821088825874952" calcext:value-type="float">
            <text:p>0.082108882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71]&gt;=0;(1+SIN(15+5*[.A871]/[.$B$6]))/2;[.B865]-3600)" office:value-type="float" office:value="1438786800" calcext:value-type="float">
            <text:p>1438786800</text:p>
          </table:table-cell>
          <table:table-cell table:number-columns-repeated="2"/>
        </table:table-row>
        <table:table-row table:style-name="ro1">
          <table:table-cell table:formula="of:=[.A866]+1" office:value-type="float" office:value="144" calcext:value-type="float">
            <text:p>144</text:p>
          </table:table-cell>
          <table:table-cell table:formula="of:=IF([.A872]&gt;=0;(1+SIN(15+5*[.A872]/[.$B$6]))/2;[.B866]-3600)" office:value-type="float" office:value="0.0876827026676543" calcext:value-type="float">
            <text:p>0.0876827027</text:p>
          </table:table-cell>
          <table:table-cell table:number-columns-repeated="2"/>
        </table:table-row>
        <table:table-row table:style-name="ro1">
          <table:table-cell table:formula="of:=[.A867]+1" office:value-type="float" office:value="144" calcext:value-type="float">
            <text:p>144</text:p>
          </table:table-cell>
          <table:table-cell table:formula="of:=IF([.A873]&gt;=0;(1+SIN(15+5*[.A873]/[.$B$6]))/2;[.B867]-3600)" office:value-type="float" office:value="0.0876827026676543" calcext:value-type="float">
            <text:p>0.0876827027</text:p>
          </table:table-cell>
          <table:table-cell table:number-columns-repeated="2"/>
        </table:table-row>
        <table:table-row table:style-name="ro1">
          <table:table-cell table:formula="of:=[.A868]+1" office:value-type="float" office:value="144" calcext:value-type="float">
            <text:p>144</text:p>
          </table:table-cell>
          <table:table-cell table:formula="of:=IF([.A874]&gt;=0;(1+SIN(15+5*[.A874]/[.$B$6]))/2;[.B868]-3600)" office:value-type="float" office:value="0.0876827026676543" calcext:value-type="float">
            <text:p>0.0876827027</text:p>
          </table:table-cell>
          <table:table-cell table:number-columns-repeated="2"/>
        </table:table-row>
        <table:table-row table:style-name="ro1">
          <table:table-cell table:formula="of:=[.A869]+1" office:value-type="float" office:value="144" calcext:value-type="float">
            <text:p>144</text:p>
          </table:table-cell>
          <table:table-cell table:formula="of:=IF([.A875]&gt;=0;(1+SIN(15+5*[.A875]/[.$B$6]))/2;[.B869]-3600)" office:value-type="float" office:value="0.0876827026676543" calcext:value-type="float">
            <text:p>0.0876827027</text:p>
          </table:table-cell>
          <table:table-cell table:number-columns-repeated="2"/>
        </table:table-row>
        <table:table-row table:style-name="ro1">
          <table:table-cell table:formula="of:=[.A870]+1" office:value-type="float" office:value="144" calcext:value-type="float">
            <text:p>144</text:p>
          </table:table-cell>
          <table:table-cell table:formula="of:=IF([.A876]&gt;=0;(1+SIN(15+5*[.A876]/[.$B$6]))/2;[.B870]-3600)" office:value-type="float" office:value="0.0876827026676543" calcext:value-type="float">
            <text:p>0.087682702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77]&gt;=0;(1+SIN(15+5*[.A877]/[.$B$6]))/2;[.B871]-3600)" office:value-type="float" office:value="1438783200" calcext:value-type="float">
            <text:p>1438783200</text:p>
          </table:table-cell>
          <table:table-cell table:number-columns-repeated="2"/>
        </table:table-row>
        <table:table-row table:style-name="ro1">
          <table:table-cell table:formula="of:=[.A872]+1" office:value-type="float" office:value="145" calcext:value-type="float">
            <text:p>145</text:p>
          </table:table-cell>
          <table:table-cell table:formula="of:=IF([.A878]&gt;=0;(1+SIN(15+5*[.A878]/[.$B$6]))/2;[.B872]-3600)" office:value-type="float" office:value="0.0934214441692558" calcext:value-type="float">
            <text:p>0.0934214442</text:p>
          </table:table-cell>
          <table:table-cell table:number-columns-repeated="2"/>
        </table:table-row>
        <table:table-row table:style-name="ro1">
          <table:table-cell table:formula="of:=[.A873]+1" office:value-type="float" office:value="145" calcext:value-type="float">
            <text:p>145</text:p>
          </table:table-cell>
          <table:table-cell table:formula="of:=IF([.A879]&gt;=0;(1+SIN(15+5*[.A879]/[.$B$6]))/2;[.B873]-3600)" office:value-type="float" office:value="0.0934214441692558" calcext:value-type="float">
            <text:p>0.0934214442</text:p>
          </table:table-cell>
          <table:table-cell table:number-columns-repeated="2"/>
        </table:table-row>
        <table:table-row table:style-name="ro1">
          <table:table-cell table:formula="of:=[.A874]+1" office:value-type="float" office:value="145" calcext:value-type="float">
            <text:p>145</text:p>
          </table:table-cell>
          <table:table-cell table:formula="of:=IF([.A880]&gt;=0;(1+SIN(15+5*[.A880]/[.$B$6]))/2;[.B874]-3600)" office:value-type="float" office:value="0.0934214441692558" calcext:value-type="float">
            <text:p>0.0934214442</text:p>
          </table:table-cell>
          <table:table-cell table:number-columns-repeated="2"/>
        </table:table-row>
        <table:table-row table:style-name="ro1">
          <table:table-cell table:formula="of:=[.A875]+1" office:value-type="float" office:value="145" calcext:value-type="float">
            <text:p>145</text:p>
          </table:table-cell>
          <table:table-cell table:formula="of:=IF([.A881]&gt;=0;(1+SIN(15+5*[.A881]/[.$B$6]))/2;[.B875]-3600)" office:value-type="float" office:value="0.0934214441692558" calcext:value-type="float">
            <text:p>0.0934214442</text:p>
          </table:table-cell>
          <table:table-cell table:number-columns-repeated="2"/>
        </table:table-row>
        <table:table-row table:style-name="ro1">
          <table:table-cell table:formula="of:=[.A876]+1" office:value-type="float" office:value="145" calcext:value-type="float">
            <text:p>145</text:p>
          </table:table-cell>
          <table:table-cell table:formula="of:=IF([.A882]&gt;=0;(1+SIN(15+5*[.A882]/[.$B$6]))/2;[.B876]-3600)" office:value-type="float" office:value="0.0934214441692558" calcext:value-type="float">
            <text:p>0.093421444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83]&gt;=0;(1+SIN(15+5*[.A883]/[.$B$6]))/2;[.B877]-3600)" office:value-type="float" office:value="1438779600" calcext:value-type="float">
            <text:p>1438779600</text:p>
          </table:table-cell>
          <table:table-cell table:number-columns-repeated="2"/>
        </table:table-row>
        <table:table-row table:style-name="ro1">
          <table:table-cell table:formula="of:=[.A878]+1" office:value-type="float" office:value="146" calcext:value-type="float">
            <text:p>146</text:p>
          </table:table-cell>
          <table:table-cell table:formula="of:=IF([.A884]&gt;=0;(1+SIN(15+5*[.A884]/[.$B$6]))/2;[.B878]-3600)" office:value-type="float" office:value="0.0993228116722154" calcext:value-type="float">
            <text:p>0.0993228117</text:p>
          </table:table-cell>
          <table:table-cell table:number-columns-repeated="2"/>
        </table:table-row>
        <table:table-row table:style-name="ro1">
          <table:table-cell table:formula="of:=[.A879]+1" office:value-type="float" office:value="146" calcext:value-type="float">
            <text:p>146</text:p>
          </table:table-cell>
          <table:table-cell table:formula="of:=IF([.A885]&gt;=0;(1+SIN(15+5*[.A885]/[.$B$6]))/2;[.B879]-3600)" office:value-type="float" office:value="0.0993228116722154" calcext:value-type="float">
            <text:p>0.0993228117</text:p>
          </table:table-cell>
          <table:table-cell table:number-columns-repeated="2"/>
        </table:table-row>
        <table:table-row table:style-name="ro1">
          <table:table-cell table:formula="of:=[.A880]+1" office:value-type="float" office:value="146" calcext:value-type="float">
            <text:p>146</text:p>
          </table:table-cell>
          <table:table-cell table:formula="of:=IF([.A886]&gt;=0;(1+SIN(15+5*[.A886]/[.$B$6]))/2;[.B880]-3600)" office:value-type="float" office:value="0.0993228116722154" calcext:value-type="float">
            <text:p>0.0993228117</text:p>
          </table:table-cell>
          <table:table-cell table:number-columns-repeated="2"/>
        </table:table-row>
        <table:table-row table:style-name="ro1">
          <table:table-cell table:formula="of:=[.A881]+1" office:value-type="float" office:value="146" calcext:value-type="float">
            <text:p>146</text:p>
          </table:table-cell>
          <table:table-cell table:formula="of:=IF([.A887]&gt;=0;(1+SIN(15+5*[.A887]/[.$B$6]))/2;[.B881]-3600)" office:value-type="float" office:value="0.0993228116722154" calcext:value-type="float">
            <text:p>0.0993228117</text:p>
          </table:table-cell>
          <table:table-cell table:number-columns-repeated="2"/>
        </table:table-row>
        <table:table-row table:style-name="ro1">
          <table:table-cell table:formula="of:=[.A882]+1" office:value-type="float" office:value="146" calcext:value-type="float">
            <text:p>146</text:p>
          </table:table-cell>
          <table:table-cell table:formula="of:=IF([.A888]&gt;=0;(1+SIN(15+5*[.A888]/[.$B$6]))/2;[.B882]-3600)" office:value-type="float" office:value="0.0993228116722154" calcext:value-type="float">
            <text:p>0.099322811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89]&gt;=0;(1+SIN(15+5*[.A889]/[.$B$6]))/2;[.B883]-3600)" office:value-type="float" office:value="1438776000" calcext:value-type="float">
            <text:p>1438776000</text:p>
          </table:table-cell>
          <table:table-cell table:number-columns-repeated="2"/>
        </table:table-row>
        <table:table-row table:style-name="ro1">
          <table:table-cell table:formula="of:=[.A884]+1" office:value-type="float" office:value="147" calcext:value-type="float">
            <text:p>147</text:p>
          </table:table-cell>
          <table:table-cell table:formula="of:=IF([.A890]&gt;=0;(1+SIN(15+5*[.A890]/[.$B$6]))/2;[.B884]-3600)" office:value-type="float" office:value="0.105384444708214" calcext:value-type="float">
            <text:p>0.1053844447</text:p>
          </table:table-cell>
          <table:table-cell table:number-columns-repeated="2"/>
        </table:table-row>
        <table:table-row table:style-name="ro1">
          <table:table-cell table:formula="of:=[.A885]+1" office:value-type="float" office:value="147" calcext:value-type="float">
            <text:p>147</text:p>
          </table:table-cell>
          <table:table-cell table:formula="of:=IF([.A891]&gt;=0;(1+SIN(15+5*[.A891]/[.$B$6]))/2;[.B885]-3600)" office:value-type="float" office:value="0.105384444708214" calcext:value-type="float">
            <text:p>0.1053844447</text:p>
          </table:table-cell>
          <table:table-cell table:number-columns-repeated="2"/>
        </table:table-row>
        <table:table-row table:style-name="ro1">
          <table:table-cell table:formula="of:=[.A886]+1" office:value-type="float" office:value="147" calcext:value-type="float">
            <text:p>147</text:p>
          </table:table-cell>
          <table:table-cell table:formula="of:=IF([.A892]&gt;=0;(1+SIN(15+5*[.A892]/[.$B$6]))/2;[.B886]-3600)" office:value-type="float" office:value="0.105384444708214" calcext:value-type="float">
            <text:p>0.1053844447</text:p>
          </table:table-cell>
          <table:table-cell table:number-columns-repeated="2"/>
        </table:table-row>
        <table:table-row table:style-name="ro1">
          <table:table-cell table:formula="of:=[.A887]+1" office:value-type="float" office:value="147" calcext:value-type="float">
            <text:p>147</text:p>
          </table:table-cell>
          <table:table-cell table:formula="of:=IF([.A893]&gt;=0;(1+SIN(15+5*[.A893]/[.$B$6]))/2;[.B887]-3600)" office:value-type="float" office:value="0.105384444708214" calcext:value-type="float">
            <text:p>0.1053844447</text:p>
          </table:table-cell>
          <table:table-cell table:number-columns-repeated="2"/>
        </table:table-row>
        <table:table-row table:style-name="ro1">
          <table:table-cell table:formula="of:=[.A888]+1" office:value-type="float" office:value="147" calcext:value-type="float">
            <text:p>147</text:p>
          </table:table-cell>
          <table:table-cell table:formula="of:=IF([.A894]&gt;=0;(1+SIN(15+5*[.A894]/[.$B$6]))/2;[.B888]-3600)" office:value-type="float" office:value="0.105384444708214" calcext:value-type="float">
            <text:p>0.105384444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895]&gt;=0;(1+SIN(15+5*[.A895]/[.$B$6]))/2;[.B889]-3600)" office:value-type="float" office:value="1438772400" calcext:value-type="float">
            <text:p>1438772400</text:p>
          </table:table-cell>
          <table:table-cell table:number-columns-repeated="2"/>
        </table:table-row>
        <table:table-row table:style-name="ro1">
          <table:table-cell table:formula="of:=[.A890]+1" office:value-type="float" office:value="148" calcext:value-type="float">
            <text:p>148</text:p>
          </table:table-cell>
          <table:table-cell table:formula="of:=IF([.A896]&gt;=0;(1+SIN(15+5*[.A896]/[.$B$6]))/2;[.B890]-3600)" office:value-type="float" office:value="0.111603918704858" calcext:value-type="float">
            <text:p>0.1116039187</text:p>
          </table:table-cell>
          <table:table-cell table:number-columns-repeated="2"/>
        </table:table-row>
        <table:table-row table:style-name="ro1">
          <table:table-cell table:formula="of:=[.A891]+1" office:value-type="float" office:value="148" calcext:value-type="float">
            <text:p>148</text:p>
          </table:table-cell>
          <table:table-cell table:formula="of:=IF([.A897]&gt;=0;(1+SIN(15+5*[.A897]/[.$B$6]))/2;[.B891]-3600)" office:value-type="float" office:value="0.111603918704858" calcext:value-type="float">
            <text:p>0.1116039187</text:p>
          </table:table-cell>
          <table:table-cell table:number-columns-repeated="2"/>
        </table:table-row>
        <table:table-row table:style-name="ro1">
          <table:table-cell table:formula="of:=[.A892]+1" office:value-type="float" office:value="148" calcext:value-type="float">
            <text:p>148</text:p>
          </table:table-cell>
          <table:table-cell table:formula="of:=IF([.A898]&gt;=0;(1+SIN(15+5*[.A898]/[.$B$6]))/2;[.B892]-3600)" office:value-type="float" office:value="0.111603918704858" calcext:value-type="float">
            <text:p>0.1116039187</text:p>
          </table:table-cell>
          <table:table-cell table:number-columns-repeated="2"/>
        </table:table-row>
        <table:table-row table:style-name="ro1">
          <table:table-cell table:formula="of:=[.A893]+1" office:value-type="float" office:value="148" calcext:value-type="float">
            <text:p>148</text:p>
          </table:table-cell>
          <table:table-cell table:formula="of:=IF([.A899]&gt;=0;(1+SIN(15+5*[.A899]/[.$B$6]))/2;[.B893]-3600)" office:value-type="float" office:value="0.111603918704858" calcext:value-type="float">
            <text:p>0.1116039187</text:p>
          </table:table-cell>
          <table:table-cell table:number-columns-repeated="2"/>
        </table:table-row>
        <table:table-row table:style-name="ro1">
          <table:table-cell table:formula="of:=[.A894]+1" office:value-type="float" office:value="148" calcext:value-type="float">
            <text:p>148</text:p>
          </table:table-cell>
          <table:table-cell table:formula="of:=IF([.A900]&gt;=0;(1+SIN(15+5*[.A900]/[.$B$6]))/2;[.B894]-3600)" office:value-type="float" office:value="0.111603918704858" calcext:value-type="float">
            <text:p>0.111603918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01]&gt;=0;(1+SIN(15+5*[.A901]/[.$B$6]))/2;[.B895]-3600)" office:value-type="float" office:value="1438768800" calcext:value-type="float">
            <text:p>1438768800</text:p>
          </table:table-cell>
          <table:table-cell table:number-columns-repeated="2"/>
        </table:table-row>
        <table:table-row table:style-name="ro1">
          <table:table-cell table:formula="of:=[.A896]+1" office:value-type="float" office:value="149" calcext:value-type="float">
            <text:p>149</text:p>
          </table:table-cell>
          <table:table-cell table:formula="of:=IF([.A902]&gt;=0;(1+SIN(15+5*[.A902]/[.$B$6]))/2;[.B896]-3600)" office:value-type="float" office:value="0.117978745955476" calcext:value-type="float">
            <text:p>0.117978746</text:p>
          </table:table-cell>
          <table:table-cell table:number-columns-repeated="2"/>
        </table:table-row>
        <table:table-row table:style-name="ro1">
          <table:table-cell table:formula="of:=[.A897]+1" office:value-type="float" office:value="149" calcext:value-type="float">
            <text:p>149</text:p>
          </table:table-cell>
          <table:table-cell table:formula="of:=IF([.A903]&gt;=0;(1+SIN(15+5*[.A903]/[.$B$6]))/2;[.B897]-3600)" office:value-type="float" office:value="0.117978745955476" calcext:value-type="float">
            <text:p>0.117978746</text:p>
          </table:table-cell>
          <table:table-cell table:number-columns-repeated="2"/>
        </table:table-row>
        <table:table-row table:style-name="ro1">
          <table:table-cell table:formula="of:=[.A898]+1" office:value-type="float" office:value="149" calcext:value-type="float">
            <text:p>149</text:p>
          </table:table-cell>
          <table:table-cell table:formula="of:=IF([.A904]&gt;=0;(1+SIN(15+5*[.A904]/[.$B$6]))/2;[.B898]-3600)" office:value-type="float" office:value="0.117978745955476" calcext:value-type="float">
            <text:p>0.117978746</text:p>
          </table:table-cell>
          <table:table-cell table:number-columns-repeated="2"/>
        </table:table-row>
        <table:table-row table:style-name="ro1">
          <table:table-cell table:formula="of:=[.A899]+1" office:value-type="float" office:value="149" calcext:value-type="float">
            <text:p>149</text:p>
          </table:table-cell>
          <table:table-cell table:formula="of:=IF([.A905]&gt;=0;(1+SIN(15+5*[.A905]/[.$B$6]))/2;[.B899]-3600)" office:value-type="float" office:value="0.117978745955476" calcext:value-type="float">
            <text:p>0.117978746</text:p>
          </table:table-cell>
          <table:table-cell table:number-columns-repeated="2"/>
        </table:table-row>
        <table:table-row table:style-name="ro1">
          <table:table-cell table:formula="of:=[.A900]+1" office:value-type="float" office:value="149" calcext:value-type="float">
            <text:p>149</text:p>
          </table:table-cell>
          <table:table-cell table:formula="of:=IF([.A906]&gt;=0;(1+SIN(15+5*[.A906]/[.$B$6]))/2;[.B900]-3600)" office:value-type="float" office:value="0.117978745955476" calcext:value-type="float">
            <text:p>0.11797874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07]&gt;=0;(1+SIN(15+5*[.A907]/[.$B$6]))/2;[.B901]-3600)" office:value-type="float" office:value="1438765200" calcext:value-type="float">
            <text:p>1438765200</text:p>
          </table:table-cell>
          <table:table-cell table:number-columns-repeated="2"/>
        </table:table-row>
        <table:table-row table:style-name="ro1">
          <table:table-cell table:formula="of:=[.A902]+1" office:value-type="float" office:value="150" calcext:value-type="float">
            <text:p>150</text:p>
          </table:table-cell>
          <table:table-cell table:formula="of:=IF([.A908]&gt;=0;(1+SIN(15+5*[.A908]/[.$B$6]))/2;[.B902]-3600)" office:value-type="float" office:value="0.124506376614162" calcext:value-type="float">
            <text:p>0.1245063766</text:p>
          </table:table-cell>
          <table:table-cell table:number-columns-repeated="2"/>
        </table:table-row>
        <table:table-row table:style-name="ro1">
          <table:table-cell table:formula="of:=[.A903]+1" office:value-type="float" office:value="150" calcext:value-type="float">
            <text:p>150</text:p>
          </table:table-cell>
          <table:table-cell table:formula="of:=IF([.A909]&gt;=0;(1+SIN(15+5*[.A909]/[.$B$6]))/2;[.B903]-3600)" office:value-type="float" office:value="0.124506376614162" calcext:value-type="float">
            <text:p>0.1245063766</text:p>
          </table:table-cell>
          <table:table-cell table:number-columns-repeated="2"/>
        </table:table-row>
        <table:table-row table:style-name="ro1">
          <table:table-cell table:formula="of:=[.A904]+1" office:value-type="float" office:value="150" calcext:value-type="float">
            <text:p>150</text:p>
          </table:table-cell>
          <table:table-cell table:formula="of:=IF([.A910]&gt;=0;(1+SIN(15+5*[.A910]/[.$B$6]))/2;[.B904]-3600)" office:value-type="float" office:value="0.124506376614162" calcext:value-type="float">
            <text:p>0.1245063766</text:p>
          </table:table-cell>
          <table:table-cell table:number-columns-repeated="2"/>
        </table:table-row>
        <table:table-row table:style-name="ro1">
          <table:table-cell table:formula="of:=[.A905]+1" office:value-type="float" office:value="150" calcext:value-type="float">
            <text:p>150</text:p>
          </table:table-cell>
          <table:table-cell table:formula="of:=IF([.A911]&gt;=0;(1+SIN(15+5*[.A911]/[.$B$6]))/2;[.B905]-3600)" office:value-type="float" office:value="0.124506376614162" calcext:value-type="float">
            <text:p>0.1245063766</text:p>
          </table:table-cell>
          <table:table-cell table:number-columns-repeated="2"/>
        </table:table-row>
        <table:table-row table:style-name="ro1">
          <table:table-cell table:formula="of:=[.A906]+1" office:value-type="float" office:value="150" calcext:value-type="float">
            <text:p>150</text:p>
          </table:table-cell>
          <table:table-cell table:formula="of:=IF([.A912]&gt;=0;(1+SIN(15+5*[.A912]/[.$B$6]))/2;[.B906]-3600)" office:value-type="float" office:value="0.124506376614162" calcext:value-type="float">
            <text:p>0.124506376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13]&gt;=0;(1+SIN(15+5*[.A913]/[.$B$6]))/2;[.B907]-3600)" office:value-type="float" office:value="1438761600" calcext:value-type="float">
            <text:p>1438761600</text:p>
          </table:table-cell>
          <table:table-cell table:number-columns-repeated="2"/>
        </table:table-row>
        <table:table-row table:style-name="ro1">
          <table:table-cell table:formula="of:=[.A908]+1" office:value-type="float" office:value="151" calcext:value-type="float">
            <text:p>151</text:p>
          </table:table-cell>
          <table:table-cell table:formula="of:=IF([.A914]&gt;=0;(1+SIN(15+5*[.A914]/[.$B$6]))/2;[.B908]-3600)" office:value-type="float" office:value="0.131184199715688" calcext:value-type="float">
            <text:p>0.1311841997</text:p>
          </table:table-cell>
          <table:table-cell table:number-columns-repeated="2"/>
        </table:table-row>
        <table:table-row table:style-name="ro1">
          <table:table-cell table:formula="of:=[.A909]+1" office:value-type="float" office:value="151" calcext:value-type="float">
            <text:p>151</text:p>
          </table:table-cell>
          <table:table-cell table:formula="of:=IF([.A915]&gt;=0;(1+SIN(15+5*[.A915]/[.$B$6]))/2;[.B909]-3600)" office:value-type="float" office:value="0.131184199715688" calcext:value-type="float">
            <text:p>0.1311841997</text:p>
          </table:table-cell>
          <table:table-cell table:number-columns-repeated="2"/>
        </table:table-row>
        <table:table-row table:style-name="ro1">
          <table:table-cell table:formula="of:=[.A910]+1" office:value-type="float" office:value="151" calcext:value-type="float">
            <text:p>151</text:p>
          </table:table-cell>
          <table:table-cell table:formula="of:=IF([.A916]&gt;=0;(1+SIN(15+5*[.A916]/[.$B$6]))/2;[.B910]-3600)" office:value-type="float" office:value="0.131184199715688" calcext:value-type="float">
            <text:p>0.1311841997</text:p>
          </table:table-cell>
          <table:table-cell table:number-columns-repeated="2"/>
        </table:table-row>
        <table:table-row table:style-name="ro1">
          <table:table-cell table:formula="of:=[.A911]+1" office:value-type="float" office:value="151" calcext:value-type="float">
            <text:p>151</text:p>
          </table:table-cell>
          <table:table-cell table:formula="of:=IF([.A917]&gt;=0;(1+SIN(15+5*[.A917]/[.$B$6]))/2;[.B911]-3600)" office:value-type="float" office:value="0.131184199715688" calcext:value-type="float">
            <text:p>0.1311841997</text:p>
          </table:table-cell>
          <table:table-cell table:number-columns-repeated="2"/>
        </table:table-row>
        <table:table-row table:style-name="ro1">
          <table:table-cell table:formula="of:=[.A912]+1" office:value-type="float" office:value="151" calcext:value-type="float">
            <text:p>151</text:p>
          </table:table-cell>
          <table:table-cell table:formula="of:=IF([.A918]&gt;=0;(1+SIN(15+5*[.A918]/[.$B$6]))/2;[.B912]-3600)" office:value-type="float" office:value="0.131184199715688" calcext:value-type="float">
            <text:p>0.131184199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19]&gt;=0;(1+SIN(15+5*[.A919]/[.$B$6]))/2;[.B913]-3600)" office:value-type="float" office:value="1438758000" calcext:value-type="float">
            <text:p>1438758000</text:p>
          </table:table-cell>
          <table:table-cell table:number-columns-repeated="2"/>
        </table:table-row>
        <table:table-row table:style-name="ro1">
          <table:table-cell table:formula="of:=[.A914]+1" office:value-type="float" office:value="152" calcext:value-type="float">
            <text:p>152</text:p>
          </table:table-cell>
          <table:table-cell table:formula="of:=IF([.A920]&gt;=0;(1+SIN(15+5*[.A920]/[.$B$6]))/2;[.B914]-3600)" office:value-type="float" office:value="0.138009544219849" calcext:value-type="float">
            <text:p>0.1380095442</text:p>
          </table:table-cell>
          <table:table-cell table:number-columns-repeated="2"/>
        </table:table-row>
        <table:table-row table:style-name="ro1">
          <table:table-cell table:formula="of:=[.A915]+1" office:value-type="float" office:value="152" calcext:value-type="float">
            <text:p>152</text:p>
          </table:table-cell>
          <table:table-cell table:formula="of:=IF([.A921]&gt;=0;(1+SIN(15+5*[.A921]/[.$B$6]))/2;[.B915]-3600)" office:value-type="float" office:value="0.138009544219849" calcext:value-type="float">
            <text:p>0.1380095442</text:p>
          </table:table-cell>
          <table:table-cell table:number-columns-repeated="2"/>
        </table:table-row>
        <table:table-row table:style-name="ro1">
          <table:table-cell table:formula="of:=[.A916]+1" office:value-type="float" office:value="152" calcext:value-type="float">
            <text:p>152</text:p>
          </table:table-cell>
          <table:table-cell table:formula="of:=IF([.A922]&gt;=0;(1+SIN(15+5*[.A922]/[.$B$6]))/2;[.B916]-3600)" office:value-type="float" office:value="0.138009544219849" calcext:value-type="float">
            <text:p>0.1380095442</text:p>
          </table:table-cell>
          <table:table-cell table:number-columns-repeated="2"/>
        </table:table-row>
        <table:table-row table:style-name="ro1">
          <table:table-cell table:formula="of:=[.A917]+1" office:value-type="float" office:value="152" calcext:value-type="float">
            <text:p>152</text:p>
          </table:table-cell>
          <table:table-cell table:formula="of:=IF([.A923]&gt;=0;(1+SIN(15+5*[.A923]/[.$B$6]))/2;[.B917]-3600)" office:value-type="float" office:value="0.138009544219849" calcext:value-type="float">
            <text:p>0.1380095442</text:p>
          </table:table-cell>
          <table:table-cell table:number-columns-repeated="2"/>
        </table:table-row>
        <table:table-row table:style-name="ro1">
          <table:table-cell table:formula="of:=[.A918]+1" office:value-type="float" office:value="152" calcext:value-type="float">
            <text:p>152</text:p>
          </table:table-cell>
          <table:table-cell table:formula="of:=IF([.A924]&gt;=0;(1+SIN(15+5*[.A924]/[.$B$6]))/2;[.B918]-3600)" office:value-type="float" office:value="0.138009544219849" calcext:value-type="float">
            <text:p>0.138009544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25]&gt;=0;(1+SIN(15+5*[.A925]/[.$B$6]))/2;[.B919]-3600)" office:value-type="float" office:value="1438754400" calcext:value-type="float">
            <text:p>1438754400</text:p>
          </table:table-cell>
          <table:table-cell table:number-columns-repeated="2"/>
        </table:table-row>
        <table:table-row table:style-name="ro1">
          <table:table-cell table:formula="of:=[.A920]+1" office:value-type="float" office:value="153" calcext:value-type="float">
            <text:p>153</text:p>
          </table:table-cell>
          <table:table-cell table:formula="of:=IF([.A926]&gt;=0;(1+SIN(15+5*[.A926]/[.$B$6]))/2;[.B920]-3600)" office:value-type="float" office:value="0.144979680079847" calcext:value-type="float">
            <text:p>0.1449796801</text:p>
          </table:table-cell>
          <table:table-cell table:number-columns-repeated="2"/>
        </table:table-row>
        <table:table-row table:style-name="ro1">
          <table:table-cell table:formula="of:=[.A921]+1" office:value-type="float" office:value="153" calcext:value-type="float">
            <text:p>153</text:p>
          </table:table-cell>
          <table:table-cell table:formula="of:=IF([.A927]&gt;=0;(1+SIN(15+5*[.A927]/[.$B$6]))/2;[.B921]-3600)" office:value-type="float" office:value="0.144979680079847" calcext:value-type="float">
            <text:p>0.1449796801</text:p>
          </table:table-cell>
          <table:table-cell table:number-columns-repeated="2"/>
        </table:table-row>
        <table:table-row table:style-name="ro1">
          <table:table-cell table:formula="of:=[.A922]+1" office:value-type="float" office:value="153" calcext:value-type="float">
            <text:p>153</text:p>
          </table:table-cell>
          <table:table-cell table:formula="of:=IF([.A928]&gt;=0;(1+SIN(15+5*[.A928]/[.$B$6]))/2;[.B922]-3600)" office:value-type="float" office:value="0.144979680079847" calcext:value-type="float">
            <text:p>0.1449796801</text:p>
          </table:table-cell>
          <table:table-cell table:number-columns-repeated="2"/>
        </table:table-row>
        <table:table-row table:style-name="ro1">
          <table:table-cell table:formula="of:=[.A923]+1" office:value-type="float" office:value="153" calcext:value-type="float">
            <text:p>153</text:p>
          </table:table-cell>
          <table:table-cell table:formula="of:=IF([.A929]&gt;=0;(1+SIN(15+5*[.A929]/[.$B$6]))/2;[.B923]-3600)" office:value-type="float" office:value="0.144979680079847" calcext:value-type="float">
            <text:p>0.1449796801</text:p>
          </table:table-cell>
          <table:table-cell table:number-columns-repeated="2"/>
        </table:table-row>
        <table:table-row table:style-name="ro1">
          <table:table-cell table:formula="of:=[.A924]+1" office:value-type="float" office:value="153" calcext:value-type="float">
            <text:p>153</text:p>
          </table:table-cell>
          <table:table-cell table:formula="of:=IF([.A930]&gt;=0;(1+SIN(15+5*[.A930]/[.$B$6]))/2;[.B924]-3600)" office:value-type="float" office:value="0.144979680079847" calcext:value-type="float">
            <text:p>0.144979680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31]&gt;=0;(1+SIN(15+5*[.A931]/[.$B$6]))/2;[.B925]-3600)" office:value-type="float" office:value="1438750800" calcext:value-type="float">
            <text:p>1438750800</text:p>
          </table:table-cell>
          <table:table-cell table:number-columns-repeated="2"/>
        </table:table-row>
        <table:table-row table:style-name="ro1">
          <table:table-cell table:formula="of:=[.A926]+1" office:value-type="float" office:value="154" calcext:value-type="float">
            <text:p>154</text:p>
          </table:table-cell>
          <table:table-cell table:formula="of:=IF([.A932]&gt;=0;(1+SIN(15+5*[.A932]/[.$B$6]))/2;[.B926]-3600)" office:value-type="float" office:value="0.152091819334271" calcext:value-type="float">
            <text:p>0.1520918193</text:p>
          </table:table-cell>
          <table:table-cell table:number-columns-repeated="2"/>
        </table:table-row>
        <table:table-row table:style-name="ro1">
          <table:table-cell table:formula="of:=[.A927]+1" office:value-type="float" office:value="154" calcext:value-type="float">
            <text:p>154</text:p>
          </table:table-cell>
          <table:table-cell table:formula="of:=IF([.A933]&gt;=0;(1+SIN(15+5*[.A933]/[.$B$6]))/2;[.B927]-3600)" office:value-type="float" office:value="0.152091819334271" calcext:value-type="float">
            <text:p>0.1520918193</text:p>
          </table:table-cell>
          <table:table-cell table:number-columns-repeated="2"/>
        </table:table-row>
        <table:table-row table:style-name="ro1">
          <table:table-cell table:formula="of:=[.A928]+1" office:value-type="float" office:value="154" calcext:value-type="float">
            <text:p>154</text:p>
          </table:table-cell>
          <table:table-cell table:formula="of:=IF([.A934]&gt;=0;(1+SIN(15+5*[.A934]/[.$B$6]))/2;[.B928]-3600)" office:value-type="float" office:value="0.152091819334271" calcext:value-type="float">
            <text:p>0.1520918193</text:p>
          </table:table-cell>
          <table:table-cell table:number-columns-repeated="2"/>
        </table:table-row>
        <table:table-row table:style-name="ro1">
          <table:table-cell table:formula="of:=[.A929]+1" office:value-type="float" office:value="154" calcext:value-type="float">
            <text:p>154</text:p>
          </table:table-cell>
          <table:table-cell table:formula="of:=IF([.A935]&gt;=0;(1+SIN(15+5*[.A935]/[.$B$6]))/2;[.B929]-3600)" office:value-type="float" office:value="0.152091819334271" calcext:value-type="float">
            <text:p>0.1520918193</text:p>
          </table:table-cell>
          <table:table-cell table:number-columns-repeated="2"/>
        </table:table-row>
        <table:table-row table:style-name="ro1">
          <table:table-cell table:formula="of:=[.A930]+1" office:value-type="float" office:value="154" calcext:value-type="float">
            <text:p>154</text:p>
          </table:table-cell>
          <table:table-cell table:formula="of:=IF([.A936]&gt;=0;(1+SIN(15+5*[.A936]/[.$B$6]))/2;[.B930]-3600)" office:value-type="float" office:value="0.152091819334271" calcext:value-type="float">
            <text:p>0.152091819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37]&gt;=0;(1+SIN(15+5*[.A937]/[.$B$6]))/2;[.B931]-3600)" office:value-type="float" office:value="1438747200" calcext:value-type="float">
            <text:p>1438747200</text:p>
          </table:table-cell>
          <table:table-cell table:number-columns-repeated="2"/>
        </table:table-row>
        <table:table-row table:style-name="ro1">
          <table:table-cell table:formula="of:=[.A932]+1" office:value-type="float" office:value="155" calcext:value-type="float">
            <text:p>155</text:p>
          </table:table-cell>
          <table:table-cell table:formula="of:=IF([.A938]&gt;=0;(1+SIN(15+5*[.A938]/[.$B$6]))/2;[.B932]-3600)" office:value-type="float" office:value="0.15934311722225" calcext:value-type="float">
            <text:p>0.1593431172</text:p>
          </table:table-cell>
          <table:table-cell table:number-columns-repeated="2"/>
        </table:table-row>
        <table:table-row table:style-name="ro1">
          <table:table-cell table:formula="of:=[.A933]+1" office:value-type="float" office:value="155" calcext:value-type="float">
            <text:p>155</text:p>
          </table:table-cell>
          <table:table-cell table:formula="of:=IF([.A939]&gt;=0;(1+SIN(15+5*[.A939]/[.$B$6]))/2;[.B933]-3600)" office:value-type="float" office:value="0.15934311722225" calcext:value-type="float">
            <text:p>0.1593431172</text:p>
          </table:table-cell>
          <table:table-cell table:number-columns-repeated="2"/>
        </table:table-row>
        <table:table-row table:style-name="ro1">
          <table:table-cell table:formula="of:=[.A934]+1" office:value-type="float" office:value="155" calcext:value-type="float">
            <text:p>155</text:p>
          </table:table-cell>
          <table:table-cell table:formula="of:=IF([.A940]&gt;=0;(1+SIN(15+5*[.A940]/[.$B$6]))/2;[.B934]-3600)" office:value-type="float" office:value="0.15934311722225" calcext:value-type="float">
            <text:p>0.1593431172</text:p>
          </table:table-cell>
          <table:table-cell table:number-columns-repeated="2"/>
        </table:table-row>
        <table:table-row table:style-name="ro1">
          <table:table-cell table:formula="of:=[.A935]+1" office:value-type="float" office:value="155" calcext:value-type="float">
            <text:p>155</text:p>
          </table:table-cell>
          <table:table-cell table:formula="of:=IF([.A941]&gt;=0;(1+SIN(15+5*[.A941]/[.$B$6]))/2;[.B935]-3600)" office:value-type="float" office:value="0.15934311722225" calcext:value-type="float">
            <text:p>0.1593431172</text:p>
          </table:table-cell>
          <table:table-cell table:number-columns-repeated="2"/>
        </table:table-row>
        <table:table-row table:style-name="ro1">
          <table:table-cell table:formula="of:=[.A936]+1" office:value-type="float" office:value="155" calcext:value-type="float">
            <text:p>155</text:p>
          </table:table-cell>
          <table:table-cell table:formula="of:=IF([.A942]&gt;=0;(1+SIN(15+5*[.A942]/[.$B$6]))/2;[.B936]-3600)" office:value-type="float" office:value="0.15934311722225" calcext:value-type="float">
            <text:p>0.159343117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43]&gt;=0;(1+SIN(15+5*[.A943]/[.$B$6]))/2;[.B937]-3600)" office:value-type="float" office:value="1438743600" calcext:value-type="float">
            <text:p>1438743600</text:p>
          </table:table-cell>
          <table:table-cell table:number-columns-repeated="2"/>
        </table:table-row>
        <table:table-row table:style-name="ro1">
          <table:table-cell table:formula="of:=[.A938]+1" office:value-type="float" office:value="156" calcext:value-type="float">
            <text:p>156</text:p>
          </table:table-cell>
          <table:table-cell table:formula="of:=IF([.A944]&gt;=0;(1+SIN(15+5*[.A944]/[.$B$6]))/2;[.B938]-3600)" office:value-type="float" office:value="0.166730673321307" calcext:value-type="float">
            <text:p>0.1667306733</text:p>
          </table:table-cell>
          <table:table-cell table:number-columns-repeated="2"/>
        </table:table-row>
        <table:table-row table:style-name="ro1">
          <table:table-cell table:formula="of:=[.A939]+1" office:value-type="float" office:value="156" calcext:value-type="float">
            <text:p>156</text:p>
          </table:table-cell>
          <table:table-cell table:formula="of:=IF([.A945]&gt;=0;(1+SIN(15+5*[.A945]/[.$B$6]))/2;[.B939]-3600)" office:value-type="float" office:value="0.166730673321307" calcext:value-type="float">
            <text:p>0.1667306733</text:p>
          </table:table-cell>
          <table:table-cell table:number-columns-repeated="2"/>
        </table:table-row>
        <table:table-row table:style-name="ro1">
          <table:table-cell table:formula="of:=[.A940]+1" office:value-type="float" office:value="156" calcext:value-type="float">
            <text:p>156</text:p>
          </table:table-cell>
          <table:table-cell table:formula="of:=IF([.A946]&gt;=0;(1+SIN(15+5*[.A946]/[.$B$6]))/2;[.B940]-3600)" office:value-type="float" office:value="0.166730673321307" calcext:value-type="float">
            <text:p>0.1667306733</text:p>
          </table:table-cell>
          <table:table-cell table:number-columns-repeated="2"/>
        </table:table-row>
        <table:table-row table:style-name="ro1">
          <table:table-cell table:formula="of:=[.A941]+1" office:value-type="float" office:value="156" calcext:value-type="float">
            <text:p>156</text:p>
          </table:table-cell>
          <table:table-cell table:formula="of:=IF([.A947]&gt;=0;(1+SIN(15+5*[.A947]/[.$B$6]))/2;[.B941]-3600)" office:value-type="float" office:value="0.166730673321307" calcext:value-type="float">
            <text:p>0.1667306733</text:p>
          </table:table-cell>
          <table:table-cell table:number-columns-repeated="2"/>
        </table:table-row>
        <table:table-row table:style-name="ro1">
          <table:table-cell table:formula="of:=[.A942]+1" office:value-type="float" office:value="156" calcext:value-type="float">
            <text:p>156</text:p>
          </table:table-cell>
          <table:table-cell table:formula="of:=IF([.A948]&gt;=0;(1+SIN(15+5*[.A948]/[.$B$6]))/2;[.B942]-3600)" office:value-type="float" office:value="0.166730673321307" calcext:value-type="float">
            <text:p>0.166730673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49]&gt;=0;(1+SIN(15+5*[.A949]/[.$B$6]))/2;[.B943]-3600)" office:value-type="float" office:value="1438740000" calcext:value-type="float">
            <text:p>1438740000</text:p>
          </table:table-cell>
          <table:table-cell table:number-columns-repeated="2"/>
        </table:table-row>
        <table:table-row table:style-name="ro1">
          <table:table-cell table:formula="of:=[.A944]+1" office:value-type="float" office:value="157" calcext:value-type="float">
            <text:p>157</text:p>
          </table:table-cell>
          <table:table-cell table:formula="of:=IF([.A950]&gt;=0;(1+SIN(15+5*[.A950]/[.$B$6]))/2;[.B944]-3600)" office:value-type="float" office:value="0.174251532707504" calcext:value-type="float">
            <text:p>0.1742515327</text:p>
          </table:table-cell>
          <table:table-cell table:number-columns-repeated="2"/>
        </table:table-row>
        <table:table-row table:style-name="ro1">
          <table:table-cell table:formula="of:=[.A945]+1" office:value-type="float" office:value="157" calcext:value-type="float">
            <text:p>157</text:p>
          </table:table-cell>
          <table:table-cell table:formula="of:=IF([.A951]&gt;=0;(1+SIN(15+5*[.A951]/[.$B$6]))/2;[.B945]-3600)" office:value-type="float" office:value="0.174251532707504" calcext:value-type="float">
            <text:p>0.1742515327</text:p>
          </table:table-cell>
          <table:table-cell table:number-columns-repeated="2"/>
        </table:table-row>
        <table:table-row table:style-name="ro1">
          <table:table-cell table:formula="of:=[.A946]+1" office:value-type="float" office:value="157" calcext:value-type="float">
            <text:p>157</text:p>
          </table:table-cell>
          <table:table-cell table:formula="of:=IF([.A952]&gt;=0;(1+SIN(15+5*[.A952]/[.$B$6]))/2;[.B946]-3600)" office:value-type="float" office:value="0.174251532707504" calcext:value-type="float">
            <text:p>0.1742515327</text:p>
          </table:table-cell>
          <table:table-cell table:number-columns-repeated="2"/>
        </table:table-row>
        <table:table-row table:style-name="ro1">
          <table:table-cell table:formula="of:=[.A947]+1" office:value-type="float" office:value="157" calcext:value-type="float">
            <text:p>157</text:p>
          </table:table-cell>
          <table:table-cell table:formula="of:=IF([.A953]&gt;=0;(1+SIN(15+5*[.A953]/[.$B$6]))/2;[.B947]-3600)" office:value-type="float" office:value="0.174251532707504" calcext:value-type="float">
            <text:p>0.1742515327</text:p>
          </table:table-cell>
          <table:table-cell table:number-columns-repeated="2"/>
        </table:table-row>
        <table:table-row table:style-name="ro1">
          <table:table-cell table:formula="of:=[.A948]+1" office:value-type="float" office:value="157" calcext:value-type="float">
            <text:p>157</text:p>
          </table:table-cell>
          <table:table-cell table:formula="of:=IF([.A954]&gt;=0;(1+SIN(15+5*[.A954]/[.$B$6]))/2;[.B948]-3600)" office:value-type="float" office:value="0.174251532707504" calcext:value-type="float">
            <text:p>0.174251532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55]&gt;=0;(1+SIN(15+5*[.A955]/[.$B$6]))/2;[.B949]-3600)" office:value-type="float" office:value="1438736400" calcext:value-type="float">
            <text:p>1438736400</text:p>
          </table:table-cell>
          <table:table-cell table:number-columns-repeated="2"/>
        </table:table-row>
        <table:table-row table:style-name="ro1">
          <table:table-cell table:formula="of:=[.A950]+1" office:value-type="float" office:value="158" calcext:value-type="float">
            <text:p>158</text:p>
          </table:table-cell>
          <table:table-cell table:formula="of:=IF([.A956]&gt;=0;(1+SIN(15+5*[.A956]/[.$B$6]))/2;[.B950]-3600)" office:value-type="float" office:value="0.181902687137363" calcext:value-type="float">
            <text:p>0.1819026871</text:p>
          </table:table-cell>
          <table:table-cell table:number-columns-repeated="2"/>
        </table:table-row>
        <table:table-row table:style-name="ro1">
          <table:table-cell table:formula="of:=[.A951]+1" office:value-type="float" office:value="158" calcext:value-type="float">
            <text:p>158</text:p>
          </table:table-cell>
          <table:table-cell table:formula="of:=IF([.A957]&gt;=0;(1+SIN(15+5*[.A957]/[.$B$6]))/2;[.B951]-3600)" office:value-type="float" office:value="0.181902687137363" calcext:value-type="float">
            <text:p>0.1819026871</text:p>
          </table:table-cell>
          <table:table-cell table:number-columns-repeated="2"/>
        </table:table-row>
        <table:table-row table:style-name="ro1">
          <table:table-cell table:formula="of:=[.A952]+1" office:value-type="float" office:value="158" calcext:value-type="float">
            <text:p>158</text:p>
          </table:table-cell>
          <table:table-cell table:formula="of:=IF([.A958]&gt;=0;(1+SIN(15+5*[.A958]/[.$B$6]))/2;[.B952]-3600)" office:value-type="float" office:value="0.181902687137363" calcext:value-type="float">
            <text:p>0.1819026871</text:p>
          </table:table-cell>
          <table:table-cell table:number-columns-repeated="2"/>
        </table:table-row>
        <table:table-row table:style-name="ro1">
          <table:table-cell table:formula="of:=[.A953]+1" office:value-type="float" office:value="158" calcext:value-type="float">
            <text:p>158</text:p>
          </table:table-cell>
          <table:table-cell table:formula="of:=IF([.A959]&gt;=0;(1+SIN(15+5*[.A959]/[.$B$6]))/2;[.B953]-3600)" office:value-type="float" office:value="0.181902687137363" calcext:value-type="float">
            <text:p>0.1819026871</text:p>
          </table:table-cell>
          <table:table-cell table:number-columns-repeated="2"/>
        </table:table-row>
        <table:table-row table:style-name="ro1">
          <table:table-cell table:formula="of:=[.A954]+1" office:value-type="float" office:value="158" calcext:value-type="float">
            <text:p>158</text:p>
          </table:table-cell>
          <table:table-cell table:formula="of:=IF([.A960]&gt;=0;(1+SIN(15+5*[.A960]/[.$B$6]))/2;[.B954]-3600)" office:value-type="float" office:value="0.181902687137363" calcext:value-type="float">
            <text:p>0.181902687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61]&gt;=0;(1+SIN(15+5*[.A961]/[.$B$6]))/2;[.B955]-3600)" office:value-type="float" office:value="1438732800" calcext:value-type="float">
            <text:p>1438732800</text:p>
          </table:table-cell>
          <table:table-cell table:number-columns-repeated="2"/>
        </table:table-row>
        <table:table-row table:style-name="ro1">
          <table:table-cell table:formula="of:=[.A956]+1" office:value-type="float" office:value="159" calcext:value-type="float">
            <text:p>159</text:p>
          </table:table-cell>
          <table:table-cell table:formula="of:=IF([.A962]&gt;=0;(1+SIN(15+5*[.A962]/[.$B$6]))/2;[.B956]-3600)" office:value-type="float" office:value="0.189681076251126" calcext:value-type="float">
            <text:p>0.1896810763</text:p>
          </table:table-cell>
          <table:table-cell table:number-columns-repeated="2"/>
        </table:table-row>
        <table:table-row table:style-name="ro1">
          <table:table-cell table:formula="of:=[.A957]+1" office:value-type="float" office:value="159" calcext:value-type="float">
            <text:p>159</text:p>
          </table:table-cell>
          <table:table-cell table:formula="of:=IF([.A963]&gt;=0;(1+SIN(15+5*[.A963]/[.$B$6]))/2;[.B957]-3600)" office:value-type="float" office:value="0.189681076251126" calcext:value-type="float">
            <text:p>0.1896810763</text:p>
          </table:table-cell>
          <table:table-cell table:number-columns-repeated="2"/>
        </table:table-row>
        <table:table-row table:style-name="ro1">
          <table:table-cell table:formula="of:=[.A958]+1" office:value-type="float" office:value="159" calcext:value-type="float">
            <text:p>159</text:p>
          </table:table-cell>
          <table:table-cell table:formula="of:=IF([.A964]&gt;=0;(1+SIN(15+5*[.A964]/[.$B$6]))/2;[.B958]-3600)" office:value-type="float" office:value="0.189681076251126" calcext:value-type="float">
            <text:p>0.1896810763</text:p>
          </table:table-cell>
          <table:table-cell table:number-columns-repeated="2"/>
        </table:table-row>
        <table:table-row table:style-name="ro1">
          <table:table-cell table:formula="of:=[.A959]+1" office:value-type="float" office:value="159" calcext:value-type="float">
            <text:p>159</text:p>
          </table:table-cell>
          <table:table-cell table:formula="of:=IF([.A965]&gt;=0;(1+SIN(15+5*[.A965]/[.$B$6]))/2;[.B959]-3600)" office:value-type="float" office:value="0.189681076251126" calcext:value-type="float">
            <text:p>0.1896810763</text:p>
          </table:table-cell>
          <table:table-cell table:number-columns-repeated="2"/>
        </table:table-row>
        <table:table-row table:style-name="ro1">
          <table:table-cell table:formula="of:=[.A960]+1" office:value-type="float" office:value="159" calcext:value-type="float">
            <text:p>159</text:p>
          </table:table-cell>
          <table:table-cell table:formula="of:=IF([.A966]&gt;=0;(1+SIN(15+5*[.A966]/[.$B$6]))/2;[.B960]-3600)" office:value-type="float" office:value="0.189681076251126" calcext:value-type="float">
            <text:p>0.189681076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67]&gt;=0;(1+SIN(15+5*[.A967]/[.$B$6]))/2;[.B961]-3600)" office:value-type="float" office:value="1438729200" calcext:value-type="float">
            <text:p>1438729200</text:p>
          </table:table-cell>
          <table:table-cell table:number-columns-repeated="2"/>
        </table:table-row>
        <table:table-row table:style-name="ro1">
          <table:table-cell table:formula="of:=[.A962]+1" office:value-type="float" office:value="160" calcext:value-type="float">
            <text:p>160</text:p>
          </table:table-cell>
          <table:table-cell table:formula="of:=IF([.A968]&gt;=0;(1+SIN(15+5*[.A968]/[.$B$6]))/2;[.B962]-3600)" office:value-type="float" office:value="0.197583588796858" calcext:value-type="float">
            <text:p>0.1975835888</text:p>
          </table:table-cell>
          <table:table-cell table:number-columns-repeated="2"/>
        </table:table-row>
        <table:table-row table:style-name="ro1">
          <table:table-cell table:formula="of:=[.A963]+1" office:value-type="float" office:value="160" calcext:value-type="float">
            <text:p>160</text:p>
          </table:table-cell>
          <table:table-cell table:formula="of:=IF([.A969]&gt;=0;(1+SIN(15+5*[.A969]/[.$B$6]))/2;[.B963]-3600)" office:value-type="float" office:value="0.197583588796858" calcext:value-type="float">
            <text:p>0.1975835888</text:p>
          </table:table-cell>
          <table:table-cell table:number-columns-repeated="2"/>
        </table:table-row>
        <table:table-row table:style-name="ro1">
          <table:table-cell table:formula="of:=[.A964]+1" office:value-type="float" office:value="160" calcext:value-type="float">
            <text:p>160</text:p>
          </table:table-cell>
          <table:table-cell table:formula="of:=IF([.A970]&gt;=0;(1+SIN(15+5*[.A970]/[.$B$6]))/2;[.B964]-3600)" office:value-type="float" office:value="0.197583588796858" calcext:value-type="float">
            <text:p>0.1975835888</text:p>
          </table:table-cell>
          <table:table-cell table:number-columns-repeated="2"/>
        </table:table-row>
        <table:table-row table:style-name="ro1">
          <table:table-cell table:formula="of:=[.A965]+1" office:value-type="float" office:value="160" calcext:value-type="float">
            <text:p>160</text:p>
          </table:table-cell>
          <table:table-cell table:formula="of:=IF([.A971]&gt;=0;(1+SIN(15+5*[.A971]/[.$B$6]))/2;[.B965]-3600)" office:value-type="float" office:value="0.197583588796858" calcext:value-type="float">
            <text:p>0.1975835888</text:p>
          </table:table-cell>
          <table:table-cell table:number-columns-repeated="2"/>
        </table:table-row>
        <table:table-row table:style-name="ro1">
          <table:table-cell table:formula="of:=[.A966]+1" office:value-type="float" office:value="160" calcext:value-type="float">
            <text:p>160</text:p>
          </table:table-cell>
          <table:table-cell table:formula="of:=IF([.A972]&gt;=0;(1+SIN(15+5*[.A972]/[.$B$6]))/2;[.B966]-3600)" office:value-type="float" office:value="0.197583588796858" calcext:value-type="float">
            <text:p>0.197583588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73]&gt;=0;(1+SIN(15+5*[.A973]/[.$B$6]))/2;[.B967]-3600)" office:value-type="float" office:value="1438725600" calcext:value-type="float">
            <text:p>1438725600</text:p>
          </table:table-cell>
          <table:table-cell table:number-columns-repeated="2"/>
        </table:table-row>
        <table:table-row table:style-name="ro1">
          <table:table-cell table:formula="of:=[.A968]+1" office:value-type="float" office:value="161" calcext:value-type="float">
            <text:p>161</text:p>
          </table:table-cell>
          <table:table-cell table:formula="of:=IF([.A974]&gt;=0;(1+SIN(15+5*[.A974]/[.$B$6]))/2;[.B968]-3600)" office:value-type="float" office:value="0.205607063874906" calcext:value-type="float">
            <text:p>0.2056070639</text:p>
          </table:table-cell>
          <table:table-cell table:number-columns-repeated="2"/>
        </table:table-row>
        <table:table-row table:style-name="ro1">
          <table:table-cell table:formula="of:=[.A969]+1" office:value-type="float" office:value="161" calcext:value-type="float">
            <text:p>161</text:p>
          </table:table-cell>
          <table:table-cell table:formula="of:=IF([.A975]&gt;=0;(1+SIN(15+5*[.A975]/[.$B$6]))/2;[.B969]-3600)" office:value-type="float" office:value="0.205607063874906" calcext:value-type="float">
            <text:p>0.2056070639</text:p>
          </table:table-cell>
          <table:table-cell table:number-columns-repeated="2"/>
        </table:table-row>
        <table:table-row table:style-name="ro1">
          <table:table-cell table:formula="of:=[.A970]+1" office:value-type="float" office:value="161" calcext:value-type="float">
            <text:p>161</text:p>
          </table:table-cell>
          <table:table-cell table:formula="of:=IF([.A976]&gt;=0;(1+SIN(15+5*[.A976]/[.$B$6]))/2;[.B970]-3600)" office:value-type="float" office:value="0.205607063874906" calcext:value-type="float">
            <text:p>0.2056070639</text:p>
          </table:table-cell>
          <table:table-cell table:number-columns-repeated="2"/>
        </table:table-row>
        <table:table-row table:style-name="ro1">
          <table:table-cell table:formula="of:=[.A971]+1" office:value-type="float" office:value="161" calcext:value-type="float">
            <text:p>161</text:p>
          </table:table-cell>
          <table:table-cell table:formula="of:=IF([.A977]&gt;=0;(1+SIN(15+5*[.A977]/[.$B$6]))/2;[.B971]-3600)" office:value-type="float" office:value="0.205607063874906" calcext:value-type="float">
            <text:p>0.2056070639</text:p>
          </table:table-cell>
          <table:table-cell table:number-columns-repeated="2"/>
        </table:table-row>
        <table:table-row table:style-name="ro1">
          <table:table-cell table:formula="of:=[.A972]+1" office:value-type="float" office:value="161" calcext:value-type="float">
            <text:p>161</text:p>
          </table:table-cell>
          <table:table-cell table:formula="of:=IF([.A978]&gt;=0;(1+SIN(15+5*[.A978]/[.$B$6]))/2;[.B972]-3600)" office:value-type="float" office:value="0.205607063874906" calcext:value-type="float">
            <text:p>0.205607063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79]&gt;=0;(1+SIN(15+5*[.A979]/[.$B$6]))/2;[.B973]-3600)" office:value-type="float" office:value="1438722000" calcext:value-type="float">
            <text:p>1438722000</text:p>
          </table:table-cell>
          <table:table-cell table:number-columns-repeated="2"/>
        </table:table-row>
        <table:table-row table:style-name="ro1">
          <table:table-cell table:formula="of:=[.A974]+1" office:value-type="float" office:value="162" calcext:value-type="float">
            <text:p>162</text:p>
          </table:table-cell>
          <table:table-cell table:formula="of:=IF([.A980]&gt;=0;(1+SIN(15+5*[.A980]/[.$B$6]))/2;[.B974]-3600)" office:value-type="float" office:value="0.213748292202219" calcext:value-type="float">
            <text:p>0.2137482922</text:p>
          </table:table-cell>
          <table:table-cell table:number-columns-repeated="2"/>
        </table:table-row>
        <table:table-row table:style-name="ro1">
          <table:table-cell table:formula="of:=[.A975]+1" office:value-type="float" office:value="162" calcext:value-type="float">
            <text:p>162</text:p>
          </table:table-cell>
          <table:table-cell table:formula="of:=IF([.A981]&gt;=0;(1+SIN(15+5*[.A981]/[.$B$6]))/2;[.B975]-3600)" office:value-type="float" office:value="0.213748292202219" calcext:value-type="float">
            <text:p>0.2137482922</text:p>
          </table:table-cell>
          <table:table-cell table:number-columns-repeated="2"/>
        </table:table-row>
        <table:table-row table:style-name="ro1">
          <table:table-cell table:formula="of:=[.A976]+1" office:value-type="float" office:value="162" calcext:value-type="float">
            <text:p>162</text:p>
          </table:table-cell>
          <table:table-cell table:formula="of:=IF([.A982]&gt;=0;(1+SIN(15+5*[.A982]/[.$B$6]))/2;[.B976]-3600)" office:value-type="float" office:value="0.213748292202219" calcext:value-type="float">
            <text:p>0.2137482922</text:p>
          </table:table-cell>
          <table:table-cell table:number-columns-repeated="2"/>
        </table:table-row>
        <table:table-row table:style-name="ro1">
          <table:table-cell table:formula="of:=[.A977]+1" office:value-type="float" office:value="162" calcext:value-type="float">
            <text:p>162</text:p>
          </table:table-cell>
          <table:table-cell table:formula="of:=IF([.A983]&gt;=0;(1+SIN(15+5*[.A983]/[.$B$6]))/2;[.B977]-3600)" office:value-type="float" office:value="0.213748292202219" calcext:value-type="float">
            <text:p>0.2137482922</text:p>
          </table:table-cell>
          <table:table-cell table:number-columns-repeated="2"/>
        </table:table-row>
        <table:table-row table:style-name="ro1">
          <table:table-cell table:formula="of:=[.A978]+1" office:value-type="float" office:value="162" calcext:value-type="float">
            <text:p>162</text:p>
          </table:table-cell>
          <table:table-cell table:formula="of:=IF([.A984]&gt;=0;(1+SIN(15+5*[.A984]/[.$B$6]))/2;[.B978]-3600)" office:value-type="float" office:value="0.213748292202219" calcext:value-type="float">
            <text:p>0.213748292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85]&gt;=0;(1+SIN(15+5*[.A985]/[.$B$6]))/2;[.B979]-3600)" office:value-type="float" office:value="1438718400" calcext:value-type="float">
            <text:p>1438718400</text:p>
          </table:table-cell>
          <table:table-cell table:number-columns-repeated="2"/>
        </table:table-row>
        <table:table-row table:style-name="ro1">
          <table:table-cell table:formula="of:=[.A980]+1" office:value-type="float" office:value="163" calcext:value-type="float">
            <text:p>163</text:p>
          </table:table-cell>
          <table:table-cell table:formula="of:=IF([.A986]&gt;=0;(1+SIN(15+5*[.A986]/[.$B$6]))/2;[.B980]-3600)" office:value-type="float" office:value="0.22200401739601" calcext:value-type="float">
            <text:p>0.2220040174</text:p>
          </table:table-cell>
          <table:table-cell table:number-columns-repeated="2"/>
        </table:table-row>
        <table:table-row table:style-name="ro1">
          <table:table-cell table:formula="of:=[.A981]+1" office:value-type="float" office:value="163" calcext:value-type="float">
            <text:p>163</text:p>
          </table:table-cell>
          <table:table-cell table:formula="of:=IF([.A987]&gt;=0;(1+SIN(15+5*[.A987]/[.$B$6]))/2;[.B981]-3600)" office:value-type="float" office:value="0.22200401739601" calcext:value-type="float">
            <text:p>0.2220040174</text:p>
          </table:table-cell>
          <table:table-cell table:number-columns-repeated="2"/>
        </table:table-row>
        <table:table-row table:style-name="ro1">
          <table:table-cell table:formula="of:=[.A982]+1" office:value-type="float" office:value="163" calcext:value-type="float">
            <text:p>163</text:p>
          </table:table-cell>
          <table:table-cell table:formula="of:=IF([.A988]&gt;=0;(1+SIN(15+5*[.A988]/[.$B$6]))/2;[.B982]-3600)" office:value-type="float" office:value="0.22200401739601" calcext:value-type="float">
            <text:p>0.2220040174</text:p>
          </table:table-cell>
          <table:table-cell table:number-columns-repeated="2"/>
        </table:table-row>
        <table:table-row table:style-name="ro1">
          <table:table-cell table:formula="of:=[.A983]+1" office:value-type="float" office:value="163" calcext:value-type="float">
            <text:p>163</text:p>
          </table:table-cell>
          <table:table-cell table:formula="of:=IF([.A989]&gt;=0;(1+SIN(15+5*[.A989]/[.$B$6]))/2;[.B983]-3600)" office:value-type="float" office:value="0.22200401739601" calcext:value-type="float">
            <text:p>0.2220040174</text:p>
          </table:table-cell>
          <table:table-cell table:number-columns-repeated="2"/>
        </table:table-row>
        <table:table-row table:style-name="ro1">
          <table:table-cell table:formula="of:=[.A984]+1" office:value-type="float" office:value="163" calcext:value-type="float">
            <text:p>163</text:p>
          </table:table-cell>
          <table:table-cell table:formula="of:=IF([.A990]&gt;=0;(1+SIN(15+5*[.A990]/[.$B$6]))/2;[.B984]-3600)" office:value-type="float" office:value="0.22200401739601" calcext:value-type="float">
            <text:p>0.222004017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91]&gt;=0;(1+SIN(15+5*[.A991]/[.$B$6]))/2;[.B985]-3600)" office:value-type="float" office:value="1438714800" calcext:value-type="float">
            <text:p>1438714800</text:p>
          </table:table-cell>
          <table:table-cell table:number-columns-repeated="2"/>
        </table:table-row>
        <table:table-row table:style-name="ro1">
          <table:table-cell table:formula="of:=[.A986]+1" office:value-type="float" office:value="164" calcext:value-type="float">
            <text:p>164</text:p>
          </table:table-cell>
          <table:table-cell table:formula="of:=IF([.A992]&gt;=0;(1+SIN(15+5*[.A992]/[.$B$6]))/2;[.B986]-3600)" office:value-type="float" office:value="0.230370937276281" calcext:value-type="float">
            <text:p>0.2303709373</text:p>
          </table:table-cell>
          <table:table-cell table:number-columns-repeated="2"/>
        </table:table-row>
        <table:table-row table:style-name="ro1">
          <table:table-cell table:formula="of:=[.A987]+1" office:value-type="float" office:value="164" calcext:value-type="float">
            <text:p>164</text:p>
          </table:table-cell>
          <table:table-cell table:formula="of:=IF([.A993]&gt;=0;(1+SIN(15+5*[.A993]/[.$B$6]))/2;[.B987]-3600)" office:value-type="float" office:value="0.230370937276281" calcext:value-type="float">
            <text:p>0.2303709373</text:p>
          </table:table-cell>
          <table:table-cell table:number-columns-repeated="2"/>
        </table:table-row>
        <table:table-row table:style-name="ro1">
          <table:table-cell table:formula="of:=[.A988]+1" office:value-type="float" office:value="164" calcext:value-type="float">
            <text:p>164</text:p>
          </table:table-cell>
          <table:table-cell table:formula="of:=IF([.A994]&gt;=0;(1+SIN(15+5*[.A994]/[.$B$6]))/2;[.B988]-3600)" office:value-type="float" office:value="0.230370937276281" calcext:value-type="float">
            <text:p>0.2303709373</text:p>
          </table:table-cell>
          <table:table-cell table:number-columns-repeated="2"/>
        </table:table-row>
        <table:table-row table:style-name="ro1">
          <table:table-cell table:formula="of:=[.A989]+1" office:value-type="float" office:value="164" calcext:value-type="float">
            <text:p>164</text:p>
          </table:table-cell>
          <table:table-cell table:formula="of:=IF([.A995]&gt;=0;(1+SIN(15+5*[.A995]/[.$B$6]))/2;[.B989]-3600)" office:value-type="float" office:value="0.230370937276281" calcext:value-type="float">
            <text:p>0.2303709373</text:p>
          </table:table-cell>
          <table:table-cell table:number-columns-repeated="2"/>
        </table:table-row>
        <table:table-row table:style-name="ro1">
          <table:table-cell table:formula="of:=[.A990]+1" office:value-type="float" office:value="164" calcext:value-type="float">
            <text:p>164</text:p>
          </table:table-cell>
          <table:table-cell table:formula="of:=IF([.A996]&gt;=0;(1+SIN(15+5*[.A996]/[.$B$6]))/2;[.B990]-3600)" office:value-type="float" office:value="0.230370937276281" calcext:value-type="float">
            <text:p>0.230370937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997]&gt;=0;(1+SIN(15+5*[.A997]/[.$B$6]))/2;[.B991]-3600)" office:value-type="float" office:value="1438711200" calcext:value-type="float">
            <text:p>1438711200</text:p>
          </table:table-cell>
          <table:table-cell table:number-columns-repeated="2"/>
        </table:table-row>
        <table:table-row table:style-name="ro1">
          <table:table-cell table:formula="of:=[.A992]+1" office:value-type="float" office:value="165" calcext:value-type="float">
            <text:p>165</text:p>
          </table:table-cell>
          <table:table-cell table:formula="of:=IF([.A998]&gt;=0;(1+SIN(15+5*[.A998]/[.$B$6]))/2;[.B992]-3600)" office:value-type="float" office:value="0.238845705186634" calcext:value-type="float">
            <text:p>0.2388457052</text:p>
          </table:table-cell>
          <table:table-cell table:number-columns-repeated="2"/>
        </table:table-row>
        <table:table-row table:style-name="ro1">
          <table:table-cell table:formula="of:=[.A993]+1" office:value-type="float" office:value="165" calcext:value-type="float">
            <text:p>165</text:p>
          </table:table-cell>
          <table:table-cell table:formula="of:=IF([.A999]&gt;=0;(1+SIN(15+5*[.A999]/[.$B$6]))/2;[.B993]-3600)" office:value-type="float" office:value="0.238845705186634" calcext:value-type="float">
            <text:p>0.2388457052</text:p>
          </table:table-cell>
          <table:table-cell table:number-columns-repeated="2"/>
        </table:table-row>
        <table:table-row table:style-name="ro1">
          <table:table-cell table:formula="of:=[.A994]+1" office:value-type="float" office:value="165" calcext:value-type="float">
            <text:p>165</text:p>
          </table:table-cell>
          <table:table-cell table:formula="of:=IF([.A1000]&gt;=0;(1+SIN(15+5*[.A1000]/[.$B$6]))/2;[.B994]-3600)" office:value-type="float" office:value="0.238845705186634" calcext:value-type="float">
            <text:p>0.2388457052</text:p>
          </table:table-cell>
          <table:table-cell table:number-columns-repeated="2"/>
        </table:table-row>
        <table:table-row table:style-name="ro1">
          <table:table-cell table:formula="of:=[.A995]+1" office:value-type="float" office:value="165" calcext:value-type="float">
            <text:p>165</text:p>
          </table:table-cell>
          <table:table-cell table:formula="of:=IF([.A1001]&gt;=0;(1+SIN(15+5*[.A1001]/[.$B$6]))/2;[.B995]-3600)" office:value-type="float" office:value="0.238845705186634" calcext:value-type="float">
            <text:p>0.2388457052</text:p>
          </table:table-cell>
          <table:table-cell table:number-columns-repeated="2"/>
        </table:table-row>
        <table:table-row table:style-name="ro1">
          <table:table-cell table:formula="of:=[.A996]+1" office:value-type="float" office:value="165" calcext:value-type="float">
            <text:p>165</text:p>
          </table:table-cell>
          <table:table-cell table:formula="of:=IF([.A1002]&gt;=0;(1+SIN(15+5*[.A1002]/[.$B$6]))/2;[.B996]-3600)" office:value-type="float" office:value="0.238845705186634" calcext:value-type="float">
            <text:p>0.238845705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03]&gt;=0;(1+SIN(15+5*[.A1003]/[.$B$6]))/2;[.B997]-3600)" office:value-type="float" office:value="1438707600" calcext:value-type="float">
            <text:p>1438707600</text:p>
          </table:table-cell>
          <table:table-cell table:number-columns-repeated="2"/>
        </table:table-row>
        <table:table-row table:style-name="ro1">
          <table:table-cell table:formula="of:=[.A998]+1" office:value-type="float" office:value="166" calcext:value-type="float">
            <text:p>166</text:p>
          </table:table-cell>
          <table:table-cell table:formula="of:=IF([.A1004]&gt;=0;(1+SIN(15+5*[.A1004]/[.$B$6]))/2;[.B998]-3600)" office:value-type="float" office:value="0.247424931332902" calcext:value-type="float">
            <text:p>0.2474249313</text:p>
          </table:table-cell>
          <table:table-cell table:number-columns-repeated="2"/>
        </table:table-row>
        <table:table-row table:style-name="ro1">
          <table:table-cell table:formula="of:=[.A999]+1" office:value-type="float" office:value="166" calcext:value-type="float">
            <text:p>166</text:p>
          </table:table-cell>
          <table:table-cell table:formula="of:=IF([.A1005]&gt;=0;(1+SIN(15+5*[.A1005]/[.$B$6]))/2;[.B999]-3600)" office:value-type="float" office:value="0.247424931332902" calcext:value-type="float">
            <text:p>0.2474249313</text:p>
          </table:table-cell>
          <table:table-cell table:number-columns-repeated="2"/>
        </table:table-row>
        <table:table-row table:style-name="ro1">
          <table:table-cell table:formula="of:=[.A1000]+1" office:value-type="float" office:value="166" calcext:value-type="float">
            <text:p>166</text:p>
          </table:table-cell>
          <table:table-cell table:formula="of:=IF([.A1006]&gt;=0;(1+SIN(15+5*[.A1006]/[.$B$6]))/2;[.B1000]-3600)" office:value-type="float" office:value="0.247424931332902" calcext:value-type="float">
            <text:p>0.2474249313</text:p>
          </table:table-cell>
          <table:table-cell table:number-columns-repeated="2"/>
        </table:table-row>
        <table:table-row table:style-name="ro1">
          <table:table-cell table:formula="of:=[.A1001]+1" office:value-type="float" office:value="166" calcext:value-type="float">
            <text:p>166</text:p>
          </table:table-cell>
          <table:table-cell table:formula="of:=IF([.A1007]&gt;=0;(1+SIN(15+5*[.A1007]/[.$B$6]))/2;[.B1001]-3600)" office:value-type="float" office:value="0.247424931332902" calcext:value-type="float">
            <text:p>0.2474249313</text:p>
          </table:table-cell>
          <table:table-cell table:number-columns-repeated="2"/>
        </table:table-row>
        <table:table-row table:style-name="ro1">
          <table:table-cell table:formula="of:=[.A1002]+1" office:value-type="float" office:value="166" calcext:value-type="float">
            <text:p>166</text:p>
          </table:table-cell>
          <table:table-cell table:formula="of:=IF([.A1008]&gt;=0;(1+SIN(15+5*[.A1008]/[.$B$6]))/2;[.B1002]-3600)" office:value-type="float" office:value="0.247424931332902" calcext:value-type="float">
            <text:p>0.247424931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09]&gt;=0;(1+SIN(15+5*[.A1009]/[.$B$6]))/2;[.B1003]-3600)" office:value-type="float" office:value="1438704000" calcext:value-type="float">
            <text:p>1438704000</text:p>
          </table:table-cell>
          <table:table-cell table:number-columns-repeated="2"/>
        </table:table-row>
        <table:table-row table:style-name="ro1">
          <table:table-cell table:formula="of:=[.A1004]+1" office:value-type="float" office:value="167" calcext:value-type="float">
            <text:p>167</text:p>
          </table:table-cell>
          <table:table-cell table:formula="of:=IF([.A1010]&gt;=0;(1+SIN(15+5*[.A1010]/[.$B$6]))/2;[.B1004]-3600)" office:value-type="float" office:value="0.256105184139014" calcext:value-type="float">
            <text:p>0.2561051841</text:p>
          </table:table-cell>
          <table:table-cell table:number-columns-repeated="2"/>
        </table:table-row>
        <table:table-row table:style-name="ro1">
          <table:table-cell table:formula="of:=[.A1005]+1" office:value-type="float" office:value="167" calcext:value-type="float">
            <text:p>167</text:p>
          </table:table-cell>
          <table:table-cell table:formula="of:=IF([.A1011]&gt;=0;(1+SIN(15+5*[.A1011]/[.$B$6]))/2;[.B1005]-3600)" office:value-type="float" office:value="0.256105184139014" calcext:value-type="float">
            <text:p>0.2561051841</text:p>
          </table:table-cell>
          <table:table-cell table:number-columns-repeated="2"/>
        </table:table-row>
        <table:table-row table:style-name="ro1">
          <table:table-cell table:formula="of:=[.A1006]+1" office:value-type="float" office:value="167" calcext:value-type="float">
            <text:p>167</text:p>
          </table:table-cell>
          <table:table-cell table:formula="of:=IF([.A1012]&gt;=0;(1+SIN(15+5*[.A1012]/[.$B$6]))/2;[.B1006]-3600)" office:value-type="float" office:value="0.256105184139014" calcext:value-type="float">
            <text:p>0.2561051841</text:p>
          </table:table-cell>
          <table:table-cell table:number-columns-repeated="2"/>
        </table:table-row>
        <table:table-row table:style-name="ro1">
          <table:table-cell table:formula="of:=[.A1007]+1" office:value-type="float" office:value="167" calcext:value-type="float">
            <text:p>167</text:p>
          </table:table-cell>
          <table:table-cell table:formula="of:=IF([.A1013]&gt;=0;(1+SIN(15+5*[.A1013]/[.$B$6]))/2;[.B1007]-3600)" office:value-type="float" office:value="0.256105184139014" calcext:value-type="float">
            <text:p>0.2561051841</text:p>
          </table:table-cell>
          <table:table-cell table:number-columns-repeated="2"/>
        </table:table-row>
        <table:table-row table:style-name="ro1">
          <table:table-cell table:formula="of:=[.A1008]+1" office:value-type="float" office:value="167" calcext:value-type="float">
            <text:p>167</text:p>
          </table:table-cell>
          <table:table-cell table:formula="of:=IF([.A1014]&gt;=0;(1+SIN(15+5*[.A1014]/[.$B$6]))/2;[.B1008]-3600)" office:value-type="float" office:value="0.256105184139014" calcext:value-type="float">
            <text:p>0.256105184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15]&gt;=0;(1+SIN(15+5*[.A1015]/[.$B$6]))/2;[.B1009]-3600)" office:value-type="float" office:value="1438700400" calcext:value-type="float">
            <text:p>1438700400</text:p>
          </table:table-cell>
          <table:table-cell table:number-columns-repeated="2"/>
        </table:table-row>
        <table:table-row table:style-name="ro1">
          <table:table-cell table:formula="of:=[.A1010]+1" office:value-type="float" office:value="168" calcext:value-type="float">
            <text:p>168</text:p>
          </table:table-cell>
          <table:table-cell table:formula="of:=IF([.A1016]&gt;=0;(1+SIN(15+5*[.A1016]/[.$B$6]))/2;[.B1010]-3600)" office:value-type="float" office:value="0.264882991619582" calcext:value-type="float">
            <text:p>0.2648829916</text:p>
          </table:table-cell>
          <table:table-cell table:number-columns-repeated="2"/>
        </table:table-row>
        <table:table-row table:style-name="ro1">
          <table:table-cell table:formula="of:=[.A1011]+1" office:value-type="float" office:value="168" calcext:value-type="float">
            <text:p>168</text:p>
          </table:table-cell>
          <table:table-cell table:formula="of:=IF([.A1017]&gt;=0;(1+SIN(15+5*[.A1017]/[.$B$6]))/2;[.B1011]-3600)" office:value-type="float" office:value="0.264882991619582" calcext:value-type="float">
            <text:p>0.2648829916</text:p>
          </table:table-cell>
          <table:table-cell table:number-columns-repeated="2"/>
        </table:table-row>
        <table:table-row table:style-name="ro1">
          <table:table-cell table:formula="of:=[.A1012]+1" office:value-type="float" office:value="168" calcext:value-type="float">
            <text:p>168</text:p>
          </table:table-cell>
          <table:table-cell table:formula="of:=IF([.A1018]&gt;=0;(1+SIN(15+5*[.A1018]/[.$B$6]))/2;[.B1012]-3600)" office:value-type="float" office:value="0.264882991619582" calcext:value-type="float">
            <text:p>0.2648829916</text:p>
          </table:table-cell>
          <table:table-cell table:number-columns-repeated="2"/>
        </table:table-row>
        <table:table-row table:style-name="ro1">
          <table:table-cell table:formula="of:=[.A1013]+1" office:value-type="float" office:value="168" calcext:value-type="float">
            <text:p>168</text:p>
          </table:table-cell>
          <table:table-cell table:formula="of:=IF([.A1019]&gt;=0;(1+SIN(15+5*[.A1019]/[.$B$6]))/2;[.B1013]-3600)" office:value-type="float" office:value="0.264882991619582" calcext:value-type="float">
            <text:p>0.2648829916</text:p>
          </table:table-cell>
          <table:table-cell table:number-columns-repeated="2"/>
        </table:table-row>
        <table:table-row table:style-name="ro1">
          <table:table-cell table:formula="of:=[.A1014]+1" office:value-type="float" office:value="168" calcext:value-type="float">
            <text:p>168</text:p>
          </table:table-cell>
          <table:table-cell table:formula="of:=IF([.A1020]&gt;=0;(1+SIN(15+5*[.A1020]/[.$B$6]))/2;[.B1014]-3600)" office:value-type="float" office:value="0.264882991619582" calcext:value-type="float">
            <text:p>0.264882991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21]&gt;=0;(1+SIN(15+5*[.A1021]/[.$B$6]))/2;[.B1015]-3600)" office:value-type="float" office:value="1438696800" calcext:value-type="float">
            <text:p>1438696800</text:p>
          </table:table-cell>
          <table:table-cell table:number-columns-repeated="2"/>
        </table:table-row>
        <table:table-row table:style-name="ro1">
          <table:table-cell table:formula="of:=[.A1016]+1" office:value-type="float" office:value="169" calcext:value-type="float">
            <text:p>169</text:p>
          </table:table-cell>
          <table:table-cell table:formula="of:=IF([.A1022]&gt;=0;(1+SIN(15+5*[.A1022]/[.$B$6]))/2;[.B1016]-3600)" office:value-type="float" office:value="0.273754842768652" calcext:value-type="float">
            <text:p>0.2737548428</text:p>
          </table:table-cell>
          <table:table-cell table:number-columns-repeated="2"/>
        </table:table-row>
        <table:table-row table:style-name="ro1">
          <table:table-cell table:formula="of:=[.A1017]+1" office:value-type="float" office:value="169" calcext:value-type="float">
            <text:p>169</text:p>
          </table:table-cell>
          <table:table-cell table:formula="of:=IF([.A1023]&gt;=0;(1+SIN(15+5*[.A1023]/[.$B$6]))/2;[.B1017]-3600)" office:value-type="float" office:value="0.273754842768652" calcext:value-type="float">
            <text:p>0.2737548428</text:p>
          </table:table-cell>
          <table:table-cell table:number-columns-repeated="2"/>
        </table:table-row>
        <table:table-row table:style-name="ro1">
          <table:table-cell table:formula="of:=[.A1018]+1" office:value-type="float" office:value="169" calcext:value-type="float">
            <text:p>169</text:p>
          </table:table-cell>
          <table:table-cell table:formula="of:=IF([.A1024]&gt;=0;(1+SIN(15+5*[.A1024]/[.$B$6]))/2;[.B1018]-3600)" office:value-type="float" office:value="0.273754842768652" calcext:value-type="float">
            <text:p>0.2737548428</text:p>
          </table:table-cell>
          <table:table-cell table:number-columns-repeated="2"/>
        </table:table-row>
        <table:table-row table:style-name="ro1">
          <table:table-cell table:formula="of:=[.A1019]+1" office:value-type="float" office:value="169" calcext:value-type="float">
            <text:p>169</text:p>
          </table:table-cell>
          <table:table-cell table:formula="of:=IF([.A1025]&gt;=0;(1+SIN(15+5*[.A1025]/[.$B$6]))/2;[.B1019]-3600)" office:value-type="float" office:value="0.273754842768652" calcext:value-type="float">
            <text:p>0.2737548428</text:p>
          </table:table-cell>
          <table:table-cell table:number-columns-repeated="2"/>
        </table:table-row>
        <table:table-row table:style-name="ro1">
          <table:table-cell table:formula="of:=[.A1020]+1" office:value-type="float" office:value="169" calcext:value-type="float">
            <text:p>169</text:p>
          </table:table-cell>
          <table:table-cell table:formula="of:=IF([.A1026]&gt;=0;(1+SIN(15+5*[.A1026]/[.$B$6]))/2;[.B1020]-3600)" office:value-type="float" office:value="0.273754842768652" calcext:value-type="float">
            <text:p>0.273754842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27]&gt;=0;(1+SIN(15+5*[.A1027]/[.$B$6]))/2;[.B1021]-3600)" office:value-type="float" office:value="1438693200" calcext:value-type="float">
            <text:p>1438693200</text:p>
          </table:table-cell>
          <table:table-cell table:number-columns-repeated="2"/>
        </table:table-row>
        <table:table-row table:style-name="ro1">
          <table:table-cell table:formula="of:=[.A1022]+1" office:value-type="float" office:value="170" calcext:value-type="float">
            <text:p>170</text:p>
          </table:table-cell>
          <table:table-cell table:formula="of:=IF([.A1028]&gt;=0;(1+SIN(15+5*[.A1028]/[.$B$6]))/2;[.B1022]-3600)" office:value-type="float" office:value="0.282717188964052" calcext:value-type="float">
            <text:p>0.282717189</text:p>
          </table:table-cell>
          <table:table-cell table:number-columns-repeated="2"/>
        </table:table-row>
        <table:table-row table:style-name="ro1">
          <table:table-cell table:formula="of:=[.A1023]+1" office:value-type="float" office:value="170" calcext:value-type="float">
            <text:p>170</text:p>
          </table:table-cell>
          <table:table-cell table:formula="of:=IF([.A1029]&gt;=0;(1+SIN(15+5*[.A1029]/[.$B$6]))/2;[.B1023]-3600)" office:value-type="float" office:value="0.282717188964052" calcext:value-type="float">
            <text:p>0.282717189</text:p>
          </table:table-cell>
          <table:table-cell table:number-columns-repeated="2"/>
        </table:table-row>
        <table:table-row table:style-name="ro1">
          <table:table-cell table:formula="of:=[.A1024]+1" office:value-type="float" office:value="170" calcext:value-type="float">
            <text:p>170</text:p>
          </table:table-cell>
          <table:table-cell table:formula="of:=IF([.A1030]&gt;=0;(1+SIN(15+5*[.A1030]/[.$B$6]))/2;[.B1024]-3600)" office:value-type="float" office:value="0.282717188964052" calcext:value-type="float">
            <text:p>0.282717189</text:p>
          </table:table-cell>
          <table:table-cell table:number-columns-repeated="2"/>
        </table:table-row>
        <table:table-row table:style-name="ro1">
          <table:table-cell table:formula="of:=[.A1025]+1" office:value-type="float" office:value="170" calcext:value-type="float">
            <text:p>170</text:p>
          </table:table-cell>
          <table:table-cell table:formula="of:=IF([.A1031]&gt;=0;(1+SIN(15+5*[.A1031]/[.$B$6]))/2;[.B1025]-3600)" office:value-type="float" office:value="0.282717188964052" calcext:value-type="float">
            <text:p>0.282717189</text:p>
          </table:table-cell>
          <table:table-cell table:number-columns-repeated="2"/>
        </table:table-row>
        <table:table-row table:style-name="ro1">
          <table:table-cell table:formula="of:=[.A1026]+1" office:value-type="float" office:value="170" calcext:value-type="float">
            <text:p>170</text:p>
          </table:table-cell>
          <table:table-cell table:formula="of:=IF([.A1032]&gt;=0;(1+SIN(15+5*[.A1032]/[.$B$6]))/2;[.B1026]-3600)" office:value-type="float" office:value="0.282717188964052" calcext:value-type="float">
            <text:p>0.28271718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33]&gt;=0;(1+SIN(15+5*[.A1033]/[.$B$6]))/2;[.B1027]-3600)" office:value-type="float" office:value="1438689600" calcext:value-type="float">
            <text:p>1438689600</text:p>
          </table:table-cell>
          <table:table-cell table:number-columns-repeated="2"/>
        </table:table-row>
        <table:table-row table:style-name="ro1">
          <table:table-cell table:formula="of:=[.A1028]+1" office:value-type="float" office:value="171" calcext:value-type="float">
            <text:p>171</text:p>
          </table:table-cell>
          <table:table-cell table:formula="of:=IF([.A1034]&gt;=0;(1+SIN(15+5*[.A1034]/[.$B$6]))/2;[.B1028]-3600)" office:value-type="float" office:value="0.291766445386802" calcext:value-type="float">
            <text:p>0.2917664454</text:p>
          </table:table-cell>
          <table:table-cell table:number-columns-repeated="2"/>
        </table:table-row>
        <table:table-row table:style-name="ro1">
          <table:table-cell table:formula="of:=[.A1029]+1" office:value-type="float" office:value="171" calcext:value-type="float">
            <text:p>171</text:p>
          </table:table-cell>
          <table:table-cell table:formula="of:=IF([.A1035]&gt;=0;(1+SIN(15+5*[.A1035]/[.$B$6]))/2;[.B1029]-3600)" office:value-type="float" office:value="0.291766445386802" calcext:value-type="float">
            <text:p>0.2917664454</text:p>
          </table:table-cell>
          <table:table-cell table:number-columns-repeated="2"/>
        </table:table-row>
        <table:table-row table:style-name="ro1">
          <table:table-cell table:formula="of:=[.A1030]+1" office:value-type="float" office:value="171" calcext:value-type="float">
            <text:p>171</text:p>
          </table:table-cell>
          <table:table-cell table:formula="of:=IF([.A1036]&gt;=0;(1+SIN(15+5*[.A1036]/[.$B$6]))/2;[.B1030]-3600)" office:value-type="float" office:value="0.291766445386802" calcext:value-type="float">
            <text:p>0.2917664454</text:p>
          </table:table-cell>
          <table:table-cell table:number-columns-repeated="2"/>
        </table:table-row>
        <table:table-row table:style-name="ro1">
          <table:table-cell table:formula="of:=[.A1031]+1" office:value-type="float" office:value="171" calcext:value-type="float">
            <text:p>171</text:p>
          </table:table-cell>
          <table:table-cell table:formula="of:=IF([.A1037]&gt;=0;(1+SIN(15+5*[.A1037]/[.$B$6]))/2;[.B1031]-3600)" office:value-type="float" office:value="0.291766445386802" calcext:value-type="float">
            <text:p>0.2917664454</text:p>
          </table:table-cell>
          <table:table-cell table:number-columns-repeated="2"/>
        </table:table-row>
        <table:table-row table:style-name="ro1">
          <table:table-cell table:formula="of:=[.A1032]+1" office:value-type="float" office:value="171" calcext:value-type="float">
            <text:p>171</text:p>
          </table:table-cell>
          <table:table-cell table:formula="of:=IF([.A1038]&gt;=0;(1+SIN(15+5*[.A1038]/[.$B$6]))/2;[.B1032]-3600)" office:value-type="float" office:value="0.291766445386802" calcext:value-type="float">
            <text:p>0.291766445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39]&gt;=0;(1+SIN(15+5*[.A1039]/[.$B$6]))/2;[.B1033]-3600)" office:value-type="float" office:value="1438686000" calcext:value-type="float">
            <text:p>1438686000</text:p>
          </table:table-cell>
          <table:table-cell table:number-columns-repeated="2"/>
        </table:table-row>
        <table:table-row table:style-name="ro1">
          <table:table-cell table:formula="of:=[.A1034]+1" office:value-type="float" office:value="172" calcext:value-type="float">
            <text:p>172</text:p>
          </table:table-cell>
          <table:table-cell table:formula="of:=IF([.A1040]&gt;=0;(1+SIN(15+5*[.A1040]/[.$B$6]))/2;[.B1034]-3600)" office:value-type="float" office:value="0.300898992454986" calcext:value-type="float">
            <text:p>0.3008989925</text:p>
          </table:table-cell>
          <table:table-cell table:number-columns-repeated="2"/>
        </table:table-row>
        <table:table-row table:style-name="ro1">
          <table:table-cell table:formula="of:=[.A1035]+1" office:value-type="float" office:value="172" calcext:value-type="float">
            <text:p>172</text:p>
          </table:table-cell>
          <table:table-cell table:formula="of:=IF([.A1041]&gt;=0;(1+SIN(15+5*[.A1041]/[.$B$6]))/2;[.B1035]-3600)" office:value-type="float" office:value="0.300898992454986" calcext:value-type="float">
            <text:p>0.3008989925</text:p>
          </table:table-cell>
          <table:table-cell table:number-columns-repeated="2"/>
        </table:table-row>
        <table:table-row table:style-name="ro1">
          <table:table-cell table:formula="of:=[.A1036]+1" office:value-type="float" office:value="172" calcext:value-type="float">
            <text:p>172</text:p>
          </table:table-cell>
          <table:table-cell table:formula="of:=IF([.A1042]&gt;=0;(1+SIN(15+5*[.A1042]/[.$B$6]))/2;[.B1036]-3600)" office:value-type="float" office:value="0.300898992454986" calcext:value-type="float">
            <text:p>0.3008989925</text:p>
          </table:table-cell>
          <table:table-cell table:number-columns-repeated="2"/>
        </table:table-row>
        <table:table-row table:style-name="ro1">
          <table:table-cell table:formula="of:=[.A1037]+1" office:value-type="float" office:value="172" calcext:value-type="float">
            <text:p>172</text:p>
          </table:table-cell>
          <table:table-cell table:formula="of:=IF([.A1043]&gt;=0;(1+SIN(15+5*[.A1043]/[.$B$6]))/2;[.B1037]-3600)" office:value-type="float" office:value="0.300898992454986" calcext:value-type="float">
            <text:p>0.3008989925</text:p>
          </table:table-cell>
          <table:table-cell table:number-columns-repeated="2"/>
        </table:table-row>
        <table:table-row table:style-name="ro1">
          <table:table-cell table:formula="of:=[.A1038]+1" office:value-type="float" office:value="172" calcext:value-type="float">
            <text:p>172</text:p>
          </table:table-cell>
          <table:table-cell table:formula="of:=IF([.A1044]&gt;=0;(1+SIN(15+5*[.A1044]/[.$B$6]))/2;[.B1038]-3600)" office:value-type="float" office:value="0.300898992454986" calcext:value-type="float">
            <text:p>0.300898992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45]&gt;=0;(1+SIN(15+5*[.A1045]/[.$B$6]))/2;[.B1039]-3600)" office:value-type="float" office:value="1438682400" calcext:value-type="float">
            <text:p>1438682400</text:p>
          </table:table-cell>
          <table:table-cell table:number-columns-repeated="2"/>
        </table:table-row>
        <table:table-row table:style-name="ro1">
          <table:table-cell table:formula="of:=[.A1040]+1" office:value-type="float" office:value="173" calcext:value-type="float">
            <text:p>173</text:p>
          </table:table-cell>
          <table:table-cell table:formula="of:=IF([.A1046]&gt;=0;(1+SIN(15+5*[.A1046]/[.$B$6]))/2;[.B1040]-3600)" office:value-type="float" office:value="0.310111177271543" calcext:value-type="float">
            <text:p>0.3101111773</text:p>
          </table:table-cell>
          <table:table-cell table:number-columns-repeated="2"/>
        </table:table-row>
        <table:table-row table:style-name="ro1">
          <table:table-cell table:formula="of:=[.A1041]+1" office:value-type="float" office:value="173" calcext:value-type="float">
            <text:p>173</text:p>
          </table:table-cell>
          <table:table-cell table:formula="of:=IF([.A1047]&gt;=0;(1+SIN(15+5*[.A1047]/[.$B$6]))/2;[.B1041]-3600)" office:value-type="float" office:value="0.310111177271543" calcext:value-type="float">
            <text:p>0.3101111773</text:p>
          </table:table-cell>
          <table:table-cell table:number-columns-repeated="2"/>
        </table:table-row>
        <table:table-row table:style-name="ro1">
          <table:table-cell table:formula="of:=[.A1042]+1" office:value-type="float" office:value="173" calcext:value-type="float">
            <text:p>173</text:p>
          </table:table-cell>
          <table:table-cell table:formula="of:=IF([.A1048]&gt;=0;(1+SIN(15+5*[.A1048]/[.$B$6]))/2;[.B1042]-3600)" office:value-type="float" office:value="0.310111177271543" calcext:value-type="float">
            <text:p>0.3101111773</text:p>
          </table:table-cell>
          <table:table-cell table:number-columns-repeated="2"/>
        </table:table-row>
        <table:table-row table:style-name="ro1">
          <table:table-cell table:formula="of:=[.A1043]+1" office:value-type="float" office:value="173" calcext:value-type="float">
            <text:p>173</text:p>
          </table:table-cell>
          <table:table-cell table:formula="of:=IF([.A1049]&gt;=0;(1+SIN(15+5*[.A1049]/[.$B$6]))/2;[.B1043]-3600)" office:value-type="float" office:value="0.310111177271543" calcext:value-type="float">
            <text:p>0.3101111773</text:p>
          </table:table-cell>
          <table:table-cell table:number-columns-repeated="2"/>
        </table:table-row>
        <table:table-row table:style-name="ro1">
          <table:table-cell table:formula="of:=[.A1044]+1" office:value-type="float" office:value="173" calcext:value-type="float">
            <text:p>173</text:p>
          </table:table-cell>
          <table:table-cell table:formula="of:=IF([.A1050]&gt;=0;(1+SIN(15+5*[.A1050]/[.$B$6]))/2;[.B1044]-3600)" office:value-type="float" office:value="0.310111177271543" calcext:value-type="float">
            <text:p>0.310111177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51]&gt;=0;(1+SIN(15+5*[.A1051]/[.$B$6]))/2;[.B1045]-3600)" office:value-type="float" office:value="1438678800" calcext:value-type="float">
            <text:p>1438678800</text:p>
          </table:table-cell>
          <table:table-cell table:number-columns-repeated="2"/>
        </table:table-row>
        <table:table-row table:style-name="ro1">
          <table:table-cell table:formula="of:=[.A1046]+1" office:value-type="float" office:value="174" calcext:value-type="float">
            <text:p>174</text:p>
          </table:table-cell>
          <table:table-cell table:formula="of:=IF([.A1052]&gt;=0;(1+SIN(15+5*[.A1052]/[.$B$6]))/2;[.B1046]-3600)" office:value-type="float" office:value="0.319399315085374" calcext:value-type="float">
            <text:p>0.3193993151</text:p>
          </table:table-cell>
          <table:table-cell table:number-columns-repeated="2"/>
        </table:table-row>
        <table:table-row table:style-name="ro1">
          <table:table-cell table:formula="of:=[.A1047]+1" office:value-type="float" office:value="174" calcext:value-type="float">
            <text:p>174</text:p>
          </table:table-cell>
          <table:table-cell table:formula="of:=IF([.A1053]&gt;=0;(1+SIN(15+5*[.A1053]/[.$B$6]))/2;[.B1047]-3600)" office:value-type="float" office:value="0.319399315085374" calcext:value-type="float">
            <text:p>0.3193993151</text:p>
          </table:table-cell>
          <table:table-cell table:number-columns-repeated="2"/>
        </table:table-row>
        <table:table-row table:style-name="ro1">
          <table:table-cell table:formula="of:=[.A1048]+1" office:value-type="float" office:value="174" calcext:value-type="float">
            <text:p>174</text:p>
          </table:table-cell>
          <table:table-cell table:formula="of:=IF([.A1054]&gt;=0;(1+SIN(15+5*[.A1054]/[.$B$6]))/2;[.B1048]-3600)" office:value-type="float" office:value="0.319399315085374" calcext:value-type="float">
            <text:p>0.3193993151</text:p>
          </table:table-cell>
          <table:table-cell table:number-columns-repeated="2"/>
        </table:table-row>
        <table:table-row table:style-name="ro1">
          <table:table-cell table:formula="of:=[.A1049]+1" office:value-type="float" office:value="174" calcext:value-type="float">
            <text:p>174</text:p>
          </table:table-cell>
          <table:table-cell table:formula="of:=IF([.A1055]&gt;=0;(1+SIN(15+5*[.A1055]/[.$B$6]))/2;[.B1049]-3600)" office:value-type="float" office:value="0.319399315085374" calcext:value-type="float">
            <text:p>0.3193993151</text:p>
          </table:table-cell>
          <table:table-cell table:number-columns-repeated="2"/>
        </table:table-row>
        <table:table-row table:style-name="ro1">
          <table:table-cell table:formula="of:=[.A1050]+1" office:value-type="float" office:value="174" calcext:value-type="float">
            <text:p>174</text:p>
          </table:table-cell>
          <table:table-cell table:formula="of:=IF([.A1056]&gt;=0;(1+SIN(15+5*[.A1056]/[.$B$6]))/2;[.B1050]-3600)" office:value-type="float" office:value="0.319399315085374" calcext:value-type="float">
            <text:p>0.319399315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57]&gt;=0;(1+SIN(15+5*[.A1057]/[.$B$6]))/2;[.B1051]-3600)" office:value-type="float" office:value="1438675200" calcext:value-type="float">
            <text:p>1438675200</text:p>
          </table:table-cell>
          <table:table-cell table:number-columns-repeated="2"/>
        </table:table-row>
        <table:table-row table:style-name="ro1">
          <table:table-cell table:formula="of:=[.A1052]+1" office:value-type="float" office:value="175" calcext:value-type="float">
            <text:p>175</text:p>
          </table:table-cell>
          <table:table-cell table:formula="of:=IF([.A1058]&gt;=0;(1+SIN(15+5*[.A1058]/[.$B$6]))/2;[.B1052]-3600)" office:value-type="float" office:value="0.328759690765194" calcext:value-type="float">
            <text:p>0.3287596908</text:p>
          </table:table-cell>
          <table:table-cell table:number-columns-repeated="2"/>
        </table:table-row>
        <table:table-row table:style-name="ro1">
          <table:table-cell table:formula="of:=[.A1053]+1" office:value-type="float" office:value="175" calcext:value-type="float">
            <text:p>175</text:p>
          </table:table-cell>
          <table:table-cell table:formula="of:=IF([.A1059]&gt;=0;(1+SIN(15+5*[.A1059]/[.$B$6]))/2;[.B1053]-3600)" office:value-type="float" office:value="0.328759690765194" calcext:value-type="float">
            <text:p>0.3287596908</text:p>
          </table:table-cell>
          <table:table-cell table:number-columns-repeated="2"/>
        </table:table-row>
        <table:table-row table:style-name="ro1">
          <table:table-cell table:formula="of:=[.A1054]+1" office:value-type="float" office:value="175" calcext:value-type="float">
            <text:p>175</text:p>
          </table:table-cell>
          <table:table-cell table:formula="of:=IF([.A1060]&gt;=0;(1+SIN(15+5*[.A1060]/[.$B$6]))/2;[.B1054]-3600)" office:value-type="float" office:value="0.328759690765194" calcext:value-type="float">
            <text:p>0.3287596908</text:p>
          </table:table-cell>
          <table:table-cell table:number-columns-repeated="2"/>
        </table:table-row>
        <table:table-row table:style-name="ro1">
          <table:table-cell table:formula="of:=[.A1055]+1" office:value-type="float" office:value="175" calcext:value-type="float">
            <text:p>175</text:p>
          </table:table-cell>
          <table:table-cell table:formula="of:=IF([.A1061]&gt;=0;(1+SIN(15+5*[.A1061]/[.$B$6]))/2;[.B1055]-3600)" office:value-type="float" office:value="0.328759690765194" calcext:value-type="float">
            <text:p>0.3287596908</text:p>
          </table:table-cell>
          <table:table-cell table:number-columns-repeated="2"/>
        </table:table-row>
        <table:table-row table:style-name="ro1">
          <table:table-cell table:formula="of:=[.A1056]+1" office:value-type="float" office:value="175" calcext:value-type="float">
            <text:p>175</text:p>
          </table:table-cell>
          <table:table-cell table:formula="of:=IF([.A1062]&gt;=0;(1+SIN(15+5*[.A1062]/[.$B$6]))/2;[.B1056]-3600)" office:value-type="float" office:value="0.328759690765194" calcext:value-type="float">
            <text:p>0.328759690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63]&gt;=0;(1+SIN(15+5*[.A1063]/[.$B$6]))/2;[.B1057]-3600)" office:value-type="float" office:value="1438671600" calcext:value-type="float">
            <text:p>1438671600</text:p>
          </table:table-cell>
          <table:table-cell table:number-columns-repeated="2"/>
        </table:table-row>
        <table:table-row table:style-name="ro1">
          <table:table-cell table:formula="of:=[.A1058]+1" office:value-type="float" office:value="176" calcext:value-type="float">
            <text:p>176</text:p>
          </table:table-cell>
          <table:table-cell table:formula="of:=IF([.A1064]&gt;=0;(1+SIN(15+5*[.A1064]/[.$B$6]))/2;[.B1058]-3600)" office:value-type="float" office:value="0.338188560285534" calcext:value-type="float">
            <text:p>0.3381885603</text:p>
          </table:table-cell>
          <table:table-cell table:number-columns-repeated="2"/>
        </table:table-row>
        <table:table-row table:style-name="ro1">
          <table:table-cell table:formula="of:=[.A1059]+1" office:value-type="float" office:value="176" calcext:value-type="float">
            <text:p>176</text:p>
          </table:table-cell>
          <table:table-cell table:formula="of:=IF([.A1065]&gt;=0;(1+SIN(15+5*[.A1065]/[.$B$6]))/2;[.B1059]-3600)" office:value-type="float" office:value="0.338188560285534" calcext:value-type="float">
            <text:p>0.3381885603</text:p>
          </table:table-cell>
          <table:table-cell table:number-columns-repeated="2"/>
        </table:table-row>
        <table:table-row table:style-name="ro1">
          <table:table-cell table:formula="of:=[.A1060]+1" office:value-type="float" office:value="176" calcext:value-type="float">
            <text:p>176</text:p>
          </table:table-cell>
          <table:table-cell table:formula="of:=IF([.A1066]&gt;=0;(1+SIN(15+5*[.A1066]/[.$B$6]))/2;[.B1060]-3600)" office:value-type="float" office:value="0.338188560285534" calcext:value-type="float">
            <text:p>0.3381885603</text:p>
          </table:table-cell>
          <table:table-cell table:number-columns-repeated="2"/>
        </table:table-row>
        <table:table-row table:style-name="ro1">
          <table:table-cell table:formula="of:=[.A1061]+1" office:value-type="float" office:value="176" calcext:value-type="float">
            <text:p>176</text:p>
          </table:table-cell>
          <table:table-cell table:formula="of:=IF([.A1067]&gt;=0;(1+SIN(15+5*[.A1067]/[.$B$6]))/2;[.B1061]-3600)" office:value-type="float" office:value="0.338188560285534" calcext:value-type="float">
            <text:p>0.3381885603</text:p>
          </table:table-cell>
          <table:table-cell table:number-columns-repeated="2"/>
        </table:table-row>
        <table:table-row table:style-name="ro1">
          <table:table-cell table:formula="of:=[.A1062]+1" office:value-type="float" office:value="176" calcext:value-type="float">
            <text:p>176</text:p>
          </table:table-cell>
          <table:table-cell table:formula="of:=IF([.A1068]&gt;=0;(1+SIN(15+5*[.A1068]/[.$B$6]))/2;[.B1062]-3600)" office:value-type="float" office:value="0.338188560285534" calcext:value-type="float">
            <text:p>0.338188560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69]&gt;=0;(1+SIN(15+5*[.A1069]/[.$B$6]))/2;[.B1063]-3600)" office:value-type="float" office:value="1438668000" calcext:value-type="float">
            <text:p>1438668000</text:p>
          </table:table-cell>
          <table:table-cell table:number-columns-repeated="2"/>
        </table:table-row>
        <table:table-row table:style-name="ro1">
          <table:table-cell table:formula="of:=[.A1064]+1" office:value-type="float" office:value="177" calcext:value-type="float">
            <text:p>177</text:p>
          </table:table-cell>
          <table:table-cell table:formula="of:=IF([.A1070]&gt;=0;(1+SIN(15+5*[.A1070]/[.$B$6]))/2;[.B1064]-3600)" office:value-type="float" office:value="0.347682152224303" calcext:value-type="float">
            <text:p>0.3476821522</text:p>
          </table:table-cell>
          <table:table-cell table:number-columns-repeated="2"/>
        </table:table-row>
        <table:table-row table:style-name="ro1">
          <table:table-cell table:formula="of:=[.A1065]+1" office:value-type="float" office:value="177" calcext:value-type="float">
            <text:p>177</text:p>
          </table:table-cell>
          <table:table-cell table:formula="of:=IF([.A1071]&gt;=0;(1+SIN(15+5*[.A1071]/[.$B$6]))/2;[.B1065]-3600)" office:value-type="float" office:value="0.347682152224303" calcext:value-type="float">
            <text:p>0.3476821522</text:p>
          </table:table-cell>
          <table:table-cell table:number-columns-repeated="2"/>
        </table:table-row>
        <table:table-row table:style-name="ro1">
          <table:table-cell table:formula="of:=[.A1066]+1" office:value-type="float" office:value="177" calcext:value-type="float">
            <text:p>177</text:p>
          </table:table-cell>
          <table:table-cell table:formula="of:=IF([.A1072]&gt;=0;(1+SIN(15+5*[.A1072]/[.$B$6]))/2;[.B1066]-3600)" office:value-type="float" office:value="0.347682152224303" calcext:value-type="float">
            <text:p>0.3476821522</text:p>
          </table:table-cell>
          <table:table-cell table:number-columns-repeated="2"/>
        </table:table-row>
        <table:table-row table:style-name="ro1">
          <table:table-cell table:formula="of:=[.A1067]+1" office:value-type="float" office:value="177" calcext:value-type="float">
            <text:p>177</text:p>
          </table:table-cell>
          <table:table-cell table:formula="of:=IF([.A1073]&gt;=0;(1+SIN(15+5*[.A1073]/[.$B$6]))/2;[.B1067]-3600)" office:value-type="float" office:value="0.347682152224303" calcext:value-type="float">
            <text:p>0.3476821522</text:p>
          </table:table-cell>
          <table:table-cell table:number-columns-repeated="2"/>
        </table:table-row>
        <table:table-row table:style-name="ro1">
          <table:table-cell table:formula="of:=[.A1068]+1" office:value-type="float" office:value="177" calcext:value-type="float">
            <text:p>177</text:p>
          </table:table-cell>
          <table:table-cell table:formula="of:=IF([.A1074]&gt;=0;(1+SIN(15+5*[.A1074]/[.$B$6]))/2;[.B1068]-3600)" office:value-type="float" office:value="0.347682152224303" calcext:value-type="float">
            <text:p>0.347682152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75]&gt;=0;(1+SIN(15+5*[.A1075]/[.$B$6]))/2;[.B1069]-3600)" office:value-type="float" office:value="1438664400" calcext:value-type="float">
            <text:p>1438664400</text:p>
          </table:table-cell>
          <table:table-cell table:number-columns-repeated="2"/>
        </table:table-row>
        <table:table-row table:style-name="ro1">
          <table:table-cell table:formula="of:=[.A1070]+1" office:value-type="float" office:value="178" calcext:value-type="float">
            <text:p>178</text:p>
          </table:table-cell>
          <table:table-cell table:formula="of:=IF([.A1076]&gt;=0;(1+SIN(15+5*[.A1076]/[.$B$6]))/2;[.B1070]-3600)" office:value-type="float" office:value="0.357236669271304" calcext:value-type="float">
            <text:p>0.3572366693</text:p>
          </table:table-cell>
          <table:table-cell table:number-columns-repeated="2"/>
        </table:table-row>
        <table:table-row table:style-name="ro1">
          <table:table-cell table:formula="of:=[.A1071]+1" office:value-type="float" office:value="178" calcext:value-type="float">
            <text:p>178</text:p>
          </table:table-cell>
          <table:table-cell table:formula="of:=IF([.A1077]&gt;=0;(1+SIN(15+5*[.A1077]/[.$B$6]))/2;[.B1071]-3600)" office:value-type="float" office:value="0.357236669271304" calcext:value-type="float">
            <text:p>0.3572366693</text:p>
          </table:table-cell>
          <table:table-cell table:number-columns-repeated="2"/>
        </table:table-row>
        <table:table-row table:style-name="ro1">
          <table:table-cell table:formula="of:=[.A1072]+1" office:value-type="float" office:value="178" calcext:value-type="float">
            <text:p>178</text:p>
          </table:table-cell>
          <table:table-cell table:formula="of:=IF([.A1078]&gt;=0;(1+SIN(15+5*[.A1078]/[.$B$6]))/2;[.B1072]-3600)" office:value-type="float" office:value="0.357236669271304" calcext:value-type="float">
            <text:p>0.3572366693</text:p>
          </table:table-cell>
          <table:table-cell table:number-columns-repeated="2"/>
        </table:table-row>
        <table:table-row table:style-name="ro1">
          <table:table-cell table:formula="of:=[.A1073]+1" office:value-type="float" office:value="178" calcext:value-type="float">
            <text:p>178</text:p>
          </table:table-cell>
          <table:table-cell table:formula="of:=IF([.A1079]&gt;=0;(1+SIN(15+5*[.A1079]/[.$B$6]))/2;[.B1073]-3600)" office:value-type="float" office:value="0.357236669271304" calcext:value-type="float">
            <text:p>0.3572366693</text:p>
          </table:table-cell>
          <table:table-cell table:number-columns-repeated="2"/>
        </table:table-row>
        <table:table-row table:style-name="ro1">
          <table:table-cell table:formula="of:=[.A1074]+1" office:value-type="float" office:value="178" calcext:value-type="float">
            <text:p>178</text:p>
          </table:table-cell>
          <table:table-cell table:formula="of:=IF([.A1080]&gt;=0;(1+SIN(15+5*[.A1080]/[.$B$6]))/2;[.B1074]-3600)" office:value-type="float" office:value="0.357236669271304" calcext:value-type="float">
            <text:p>0.357236669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81]&gt;=0;(1+SIN(15+5*[.A1081]/[.$B$6]))/2;[.B1075]-3600)" office:value-type="float" office:value="1438660800" calcext:value-type="float">
            <text:p>1438660800</text:p>
          </table:table-cell>
          <table:table-cell table:number-columns-repeated="2"/>
        </table:table-row>
        <table:table-row table:style-name="ro1">
          <table:table-cell table:formula="of:=[.A1076]+1" office:value-type="float" office:value="179" calcext:value-type="float">
            <text:p>179</text:p>
          </table:table-cell>
          <table:table-cell table:formula="of:=IF([.A1082]&gt;=0;(1+SIN(15+5*[.A1082]/[.$B$6]))/2;[.B1076]-3600)" office:value-type="float" office:value="0.366848289747112" calcext:value-type="float">
            <text:p>0.3668482897</text:p>
          </table:table-cell>
          <table:table-cell table:number-columns-repeated="2"/>
        </table:table-row>
        <table:table-row table:style-name="ro1">
          <table:table-cell table:formula="of:=[.A1077]+1" office:value-type="float" office:value="179" calcext:value-type="float">
            <text:p>179</text:p>
          </table:table-cell>
          <table:table-cell table:formula="of:=IF([.A1083]&gt;=0;(1+SIN(15+5*[.A1083]/[.$B$6]))/2;[.B1077]-3600)" office:value-type="float" office:value="0.366848289747112" calcext:value-type="float">
            <text:p>0.3668482897</text:p>
          </table:table-cell>
          <table:table-cell table:number-columns-repeated="2"/>
        </table:table-row>
        <table:table-row table:style-name="ro1">
          <table:table-cell table:formula="of:=[.A1078]+1" office:value-type="float" office:value="179" calcext:value-type="float">
            <text:p>179</text:p>
          </table:table-cell>
          <table:table-cell table:formula="of:=IF([.A1084]&gt;=0;(1+SIN(15+5*[.A1084]/[.$B$6]))/2;[.B1078]-3600)" office:value-type="float" office:value="0.366848289747112" calcext:value-type="float">
            <text:p>0.3668482897</text:p>
          </table:table-cell>
          <table:table-cell table:number-columns-repeated="2"/>
        </table:table-row>
        <table:table-row table:style-name="ro1">
          <table:table-cell table:formula="of:=[.A1079]+1" office:value-type="float" office:value="179" calcext:value-type="float">
            <text:p>179</text:p>
          </table:table-cell>
          <table:table-cell table:formula="of:=IF([.A1085]&gt;=0;(1+SIN(15+5*[.A1085]/[.$B$6]))/2;[.B1079]-3600)" office:value-type="float" office:value="0.366848289747112" calcext:value-type="float">
            <text:p>0.3668482897</text:p>
          </table:table-cell>
          <table:table-cell table:number-columns-repeated="2"/>
        </table:table-row>
        <table:table-row table:style-name="ro1">
          <table:table-cell table:formula="of:=[.A1080]+1" office:value-type="float" office:value="179" calcext:value-type="float">
            <text:p>179</text:p>
          </table:table-cell>
          <table:table-cell table:formula="of:=IF([.A1086]&gt;=0;(1+SIN(15+5*[.A1086]/[.$B$6]))/2;[.B1080]-3600)" office:value-type="float" office:value="0.366848289747112" calcext:value-type="float">
            <text:p>0.366848289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87]&gt;=0;(1+SIN(15+5*[.A1087]/[.$B$6]))/2;[.B1081]-3600)" office:value-type="float" office:value="1438657200" calcext:value-type="float">
            <text:p>1438657200</text:p>
          </table:table-cell>
          <table:table-cell table:number-columns-repeated="2"/>
        </table:table-row>
        <table:table-row table:style-name="ro1">
          <table:table-cell table:formula="of:=[.A1082]+1" office:value-type="float" office:value="180" calcext:value-type="float">
            <text:p>180</text:p>
          </table:table-cell>
          <table:table-cell table:formula="of:=IF([.A1088]&gt;=0;(1+SIN(15+5*[.A1088]/[.$B$6]))/2;[.B1082]-3600)" office:value-type="float" office:value="0.376513169131689" calcext:value-type="float">
            <text:p>0.3765131691</text:p>
          </table:table-cell>
          <table:table-cell table:number-columns-repeated="2"/>
        </table:table-row>
        <table:table-row table:style-name="ro1">
          <table:table-cell table:formula="of:=[.A1083]+1" office:value-type="float" office:value="180" calcext:value-type="float">
            <text:p>180</text:p>
          </table:table-cell>
          <table:table-cell table:formula="of:=IF([.A1089]&gt;=0;(1+SIN(15+5*[.A1089]/[.$B$6]))/2;[.B1083]-3600)" office:value-type="float" office:value="0.376513169131689" calcext:value-type="float">
            <text:p>0.3765131691</text:p>
          </table:table-cell>
          <table:table-cell table:number-columns-repeated="2"/>
        </table:table-row>
        <table:table-row table:style-name="ro1">
          <table:table-cell table:formula="of:=[.A1084]+1" office:value-type="float" office:value="180" calcext:value-type="float">
            <text:p>180</text:p>
          </table:table-cell>
          <table:table-cell table:formula="of:=IF([.A1090]&gt;=0;(1+SIN(15+5*[.A1090]/[.$B$6]))/2;[.B1084]-3600)" office:value-type="float" office:value="0.376513169131689" calcext:value-type="float">
            <text:p>0.3765131691</text:p>
          </table:table-cell>
          <table:table-cell table:number-columns-repeated="2"/>
        </table:table-row>
        <table:table-row table:style-name="ro1">
          <table:table-cell table:formula="of:=[.A1085]+1" office:value-type="float" office:value="180" calcext:value-type="float">
            <text:p>180</text:p>
          </table:table-cell>
          <table:table-cell table:formula="of:=IF([.A1091]&gt;=0;(1+SIN(15+5*[.A1091]/[.$B$6]))/2;[.B1085]-3600)" office:value-type="float" office:value="0.376513169131689" calcext:value-type="float">
            <text:p>0.3765131691</text:p>
          </table:table-cell>
          <table:table-cell table:number-columns-repeated="2"/>
        </table:table-row>
        <table:table-row table:style-name="ro1">
          <table:table-cell table:formula="of:=[.A1086]+1" office:value-type="float" office:value="180" calcext:value-type="float">
            <text:p>180</text:p>
          </table:table-cell>
          <table:table-cell table:formula="of:=IF([.A1092]&gt;=0;(1+SIN(15+5*[.A1092]/[.$B$6]))/2;[.B1086]-3600)" office:value-type="float" office:value="0.376513169131689" calcext:value-type="float">
            <text:p>0.376513169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93]&gt;=0;(1+SIN(15+5*[.A1093]/[.$B$6]))/2;[.B1087]-3600)" office:value-type="float" office:value="1438653600" calcext:value-type="float">
            <text:p>1438653600</text:p>
          </table:table-cell>
          <table:table-cell table:number-columns-repeated="2"/>
        </table:table-row>
        <table:table-row table:style-name="ro1">
          <table:table-cell table:formula="of:=[.A1088]+1" office:value-type="float" office:value="181" calcext:value-type="float">
            <text:p>181</text:p>
          </table:table-cell>
          <table:table-cell table:formula="of:=IF([.A1094]&gt;=0;(1+SIN(15+5*[.A1094]/[.$B$6]))/2;[.B1088]-3600)" office:value-type="float" office:value="0.386227441602144" calcext:value-type="float">
            <text:p>0.3862274416</text:p>
          </table:table-cell>
          <table:table-cell table:number-columns-repeated="2"/>
        </table:table-row>
        <table:table-row table:style-name="ro1">
          <table:table-cell table:formula="of:=[.A1089]+1" office:value-type="float" office:value="181" calcext:value-type="float">
            <text:p>181</text:p>
          </table:table-cell>
          <table:table-cell table:formula="of:=IF([.A1095]&gt;=0;(1+SIN(15+5*[.A1095]/[.$B$6]))/2;[.B1089]-3600)" office:value-type="float" office:value="0.386227441602144" calcext:value-type="float">
            <text:p>0.3862274416</text:p>
          </table:table-cell>
          <table:table-cell table:number-columns-repeated="2"/>
        </table:table-row>
        <table:table-row table:style-name="ro1">
          <table:table-cell table:formula="of:=[.A1090]+1" office:value-type="float" office:value="181" calcext:value-type="float">
            <text:p>181</text:p>
          </table:table-cell>
          <table:table-cell table:formula="of:=IF([.A1096]&gt;=0;(1+SIN(15+5*[.A1096]/[.$B$6]))/2;[.B1090]-3600)" office:value-type="float" office:value="0.386227441602144" calcext:value-type="float">
            <text:p>0.3862274416</text:p>
          </table:table-cell>
          <table:table-cell table:number-columns-repeated="2"/>
        </table:table-row>
        <table:table-row table:style-name="ro1">
          <table:table-cell table:formula="of:=[.A1091]+1" office:value-type="float" office:value="181" calcext:value-type="float">
            <text:p>181</text:p>
          </table:table-cell>
          <table:table-cell table:formula="of:=IF([.A1097]&gt;=0;(1+SIN(15+5*[.A1097]/[.$B$6]))/2;[.B1091]-3600)" office:value-type="float" office:value="0.386227441602144" calcext:value-type="float">
            <text:p>0.3862274416</text:p>
          </table:table-cell>
          <table:table-cell table:number-columns-repeated="2"/>
        </table:table-row>
        <table:table-row table:style-name="ro1">
          <table:table-cell table:formula="of:=[.A1092]+1" office:value-type="float" office:value="181" calcext:value-type="float">
            <text:p>181</text:p>
          </table:table-cell>
          <table:table-cell table:formula="of:=IF([.A1098]&gt;=0;(1+SIN(15+5*[.A1098]/[.$B$6]))/2;[.B1092]-3600)" office:value-type="float" office:value="0.386227441602144" calcext:value-type="float">
            <text:p>0.386227441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099]&gt;=0;(1+SIN(15+5*[.A1099]/[.$B$6]))/2;[.B1093]-3600)" office:value-type="float" office:value="1438650000" calcext:value-type="float">
            <text:p>1438650000</text:p>
          </table:table-cell>
          <table:table-cell table:number-columns-repeated="2"/>
        </table:table-row>
        <table:table-row table:style-name="ro1">
          <table:table-cell table:formula="of:=[.A1094]+1" office:value-type="float" office:value="182" calcext:value-type="float">
            <text:p>182</text:p>
          </table:table-cell>
          <table:table-cell table:formula="of:=IF([.A1100]&gt;=0;(1+SIN(15+5*[.A1100]/[.$B$6]))/2;[.B1094]-3600)" office:value-type="float" office:value="0.39598722157901" calcext:value-type="float">
            <text:p>0.3959872216</text:p>
          </table:table-cell>
          <table:table-cell table:number-columns-repeated="2"/>
        </table:table-row>
        <table:table-row table:style-name="ro1">
          <table:table-cell table:formula="of:=[.A1095]+1" office:value-type="float" office:value="182" calcext:value-type="float">
            <text:p>182</text:p>
          </table:table-cell>
          <table:table-cell table:formula="of:=IF([.A1101]&gt;=0;(1+SIN(15+5*[.A1101]/[.$B$6]))/2;[.B1095]-3600)" office:value-type="float" office:value="0.39598722157901" calcext:value-type="float">
            <text:p>0.3959872216</text:p>
          </table:table-cell>
          <table:table-cell table:number-columns-repeated="2"/>
        </table:table-row>
        <table:table-row table:style-name="ro1">
          <table:table-cell table:formula="of:=[.A1096]+1" office:value-type="float" office:value="182" calcext:value-type="float">
            <text:p>182</text:p>
          </table:table-cell>
          <table:table-cell table:formula="of:=IF([.A1102]&gt;=0;(1+SIN(15+5*[.A1102]/[.$B$6]))/2;[.B1096]-3600)" office:value-type="float" office:value="0.39598722157901" calcext:value-type="float">
            <text:p>0.3959872216</text:p>
          </table:table-cell>
          <table:table-cell table:number-columns-repeated="2"/>
        </table:table-row>
        <table:table-row table:style-name="ro1">
          <table:table-cell table:formula="of:=[.A1097]+1" office:value-type="float" office:value="182" calcext:value-type="float">
            <text:p>182</text:p>
          </table:table-cell>
          <table:table-cell table:formula="of:=IF([.A1103]&gt;=0;(1+SIN(15+5*[.A1103]/[.$B$6]))/2;[.B1097]-3600)" office:value-type="float" office:value="0.39598722157901" calcext:value-type="float">
            <text:p>0.3959872216</text:p>
          </table:table-cell>
          <table:table-cell table:number-columns-repeated="2"/>
        </table:table-row>
        <table:table-row table:style-name="ro1">
          <table:table-cell table:formula="of:=[.A1098]+1" office:value-type="float" office:value="182" calcext:value-type="float">
            <text:p>182</text:p>
          </table:table-cell>
          <table:table-cell table:formula="of:=IF([.A1104]&gt;=0;(1+SIN(15+5*[.A1104]/[.$B$6]))/2;[.B1098]-3600)" office:value-type="float" office:value="0.39598722157901" calcext:value-type="float">
            <text:p>0.395987221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05]&gt;=0;(1+SIN(15+5*[.A1105]/[.$B$6]))/2;[.B1099]-3600)" office:value-type="float" office:value="1438646400" calcext:value-type="float">
            <text:p>1438646400</text:p>
          </table:table-cell>
          <table:table-cell table:number-columns-repeated="2"/>
        </table:table-row>
        <table:table-row table:style-name="ro1">
          <table:table-cell table:formula="of:=[.A1100]+1" office:value-type="float" office:value="183" calcext:value-type="float">
            <text:p>183</text:p>
          </table:table-cell>
          <table:table-cell table:formula="of:=IF([.A1106]&gt;=0;(1+SIN(15+5*[.A1106]/[.$B$6]))/2;[.B1100]-3600)" office:value-type="float" office:value="0.405788605280426" calcext:value-type="float">
            <text:p>0.4057886053</text:p>
          </table:table-cell>
          <table:table-cell table:number-columns-repeated="2"/>
        </table:table-row>
        <table:table-row table:style-name="ro1">
          <table:table-cell table:formula="of:=[.A1101]+1" office:value-type="float" office:value="183" calcext:value-type="float">
            <text:p>183</text:p>
          </table:table-cell>
          <table:table-cell table:formula="of:=IF([.A1107]&gt;=0;(1+SIN(15+5*[.A1107]/[.$B$6]))/2;[.B1101]-3600)" office:value-type="float" office:value="0.405788605280426" calcext:value-type="float">
            <text:p>0.4057886053</text:p>
          </table:table-cell>
          <table:table-cell table:number-columns-repeated="2"/>
        </table:table-row>
        <table:table-row table:style-name="ro1">
          <table:table-cell table:formula="of:=[.A1102]+1" office:value-type="float" office:value="183" calcext:value-type="float">
            <text:p>183</text:p>
          </table:table-cell>
          <table:table-cell table:formula="of:=IF([.A1108]&gt;=0;(1+SIN(15+5*[.A1108]/[.$B$6]))/2;[.B1102]-3600)" office:value-type="float" office:value="0.405788605280426" calcext:value-type="float">
            <text:p>0.4057886053</text:p>
          </table:table-cell>
          <table:table-cell table:number-columns-repeated="2"/>
        </table:table-row>
        <table:table-row table:style-name="ro1">
          <table:table-cell table:formula="of:=[.A1103]+1" office:value-type="float" office:value="183" calcext:value-type="float">
            <text:p>183</text:p>
          </table:table-cell>
          <table:table-cell table:formula="of:=IF([.A1109]&gt;=0;(1+SIN(15+5*[.A1109]/[.$B$6]))/2;[.B1103]-3600)" office:value-type="float" office:value="0.405788605280426" calcext:value-type="float">
            <text:p>0.4057886053</text:p>
          </table:table-cell>
          <table:table-cell table:number-columns-repeated="2"/>
        </table:table-row>
        <table:table-row table:style-name="ro1">
          <table:table-cell table:formula="of:=[.A1104]+1" office:value-type="float" office:value="183" calcext:value-type="float">
            <text:p>183</text:p>
          </table:table-cell>
          <table:table-cell table:formula="of:=IF([.A1110]&gt;=0;(1+SIN(15+5*[.A1110]/[.$B$6]))/2;[.B1104]-3600)" office:value-type="float" office:value="0.405788605280426" calcext:value-type="float">
            <text:p>0.405788605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11]&gt;=0;(1+SIN(15+5*[.A1111]/[.$B$6]))/2;[.B1105]-3600)" office:value-type="float" office:value="1438642800" calcext:value-type="float">
            <text:p>1438642800</text:p>
          </table:table-cell>
          <table:table-cell table:number-columns-repeated="2"/>
        </table:table-row>
        <table:table-row table:style-name="ro1">
          <table:table-cell table:formula="of:=[.A1106]+1" office:value-type="float" office:value="184" calcext:value-type="float">
            <text:p>184</text:p>
          </table:table-cell>
          <table:table-cell table:formula="of:=IF([.A1112]&gt;=0;(1+SIN(15+5*[.A1112]/[.$B$6]))/2;[.B1106]-3600)" office:value-type="float" office:value="0.415627672283595" calcext:value-type="float">
            <text:p>0.4156276723</text:p>
          </table:table-cell>
          <table:table-cell table:number-columns-repeated="2"/>
        </table:table-row>
        <table:table-row table:style-name="ro1">
          <table:table-cell table:formula="of:=[.A1107]+1" office:value-type="float" office:value="184" calcext:value-type="float">
            <text:p>184</text:p>
          </table:table-cell>
          <table:table-cell table:formula="of:=IF([.A1113]&gt;=0;(1+SIN(15+5*[.A1113]/[.$B$6]))/2;[.B1107]-3600)" office:value-type="float" office:value="0.415627672283595" calcext:value-type="float">
            <text:p>0.4156276723</text:p>
          </table:table-cell>
          <table:table-cell table:number-columns-repeated="2"/>
        </table:table-row>
        <table:table-row table:style-name="ro1">
          <table:table-cell table:formula="of:=[.A1108]+1" office:value-type="float" office:value="184" calcext:value-type="float">
            <text:p>184</text:p>
          </table:table-cell>
          <table:table-cell table:formula="of:=IF([.A1114]&gt;=0;(1+SIN(15+5*[.A1114]/[.$B$6]))/2;[.B1108]-3600)" office:value-type="float" office:value="0.415627672283595" calcext:value-type="float">
            <text:p>0.4156276723</text:p>
          </table:table-cell>
          <table:table-cell table:number-columns-repeated="2"/>
        </table:table-row>
        <table:table-row table:style-name="ro1">
          <table:table-cell table:formula="of:=[.A1109]+1" office:value-type="float" office:value="184" calcext:value-type="float">
            <text:p>184</text:p>
          </table:table-cell>
          <table:table-cell table:formula="of:=IF([.A1115]&gt;=0;(1+SIN(15+5*[.A1115]/[.$B$6]))/2;[.B1109]-3600)" office:value-type="float" office:value="0.415627672283595" calcext:value-type="float">
            <text:p>0.4156276723</text:p>
          </table:table-cell>
          <table:table-cell table:number-columns-repeated="2"/>
        </table:table-row>
        <table:table-row table:style-name="ro1">
          <table:table-cell table:formula="of:=[.A1110]+1" office:value-type="float" office:value="184" calcext:value-type="float">
            <text:p>184</text:p>
          </table:table-cell>
          <table:table-cell table:formula="of:=IF([.A1116]&gt;=0;(1+SIN(15+5*[.A1116]/[.$B$6]))/2;[.B1110]-3600)" office:value-type="float" office:value="0.415627672283595" calcext:value-type="float">
            <text:p>0.415627672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17]&gt;=0;(1+SIN(15+5*[.A1117]/[.$B$6]))/2;[.B1111]-3600)" office:value-type="float" office:value="1438639200" calcext:value-type="float">
            <text:p>1438639200</text:p>
          </table:table-cell>
          <table:table-cell table:number-columns-repeated="2"/>
        </table:table-row>
        <table:table-row table:style-name="ro1">
          <table:table-cell table:formula="of:=[.A1112]+1" office:value-type="float" office:value="185" calcext:value-type="float">
            <text:p>185</text:p>
          </table:table-cell>
          <table:table-cell table:formula="of:=IF([.A1118]&gt;=0;(1+SIN(15+5*[.A1118]/[.$B$6]))/2;[.B1112]-3600)" office:value-type="float" office:value="0.425500487092901" calcext:value-type="float">
            <text:p>0.4255004871</text:p>
          </table:table-cell>
          <table:table-cell table:number-columns-repeated="2"/>
        </table:table-row>
        <table:table-row table:style-name="ro1">
          <table:table-cell table:formula="of:=[.A1113]+1" office:value-type="float" office:value="185" calcext:value-type="float">
            <text:p>185</text:p>
          </table:table-cell>
          <table:table-cell table:formula="of:=IF([.A1119]&gt;=0;(1+SIN(15+5*[.A1119]/[.$B$6]))/2;[.B1113]-3600)" office:value-type="float" office:value="0.425500487092901" calcext:value-type="float">
            <text:p>0.4255004871</text:p>
          </table:table-cell>
          <table:table-cell table:number-columns-repeated="2"/>
        </table:table-row>
        <table:table-row table:style-name="ro1">
          <table:table-cell table:formula="of:=[.A1114]+1" office:value-type="float" office:value="185" calcext:value-type="float">
            <text:p>185</text:p>
          </table:table-cell>
          <table:table-cell table:formula="of:=IF([.A1120]&gt;=0;(1+SIN(15+5*[.A1120]/[.$B$6]))/2;[.B1114]-3600)" office:value-type="float" office:value="0.425500487092901" calcext:value-type="float">
            <text:p>0.4255004871</text:p>
          </table:table-cell>
          <table:table-cell table:number-columns-repeated="2"/>
        </table:table-row>
        <table:table-row table:style-name="ro1">
          <table:table-cell table:formula="of:=[.A1115]+1" office:value-type="float" office:value="185" calcext:value-type="float">
            <text:p>185</text:p>
          </table:table-cell>
          <table:table-cell table:formula="of:=IF([.A1121]&gt;=0;(1+SIN(15+5*[.A1121]/[.$B$6]))/2;[.B1115]-3600)" office:value-type="float" office:value="0.425500487092901" calcext:value-type="float">
            <text:p>0.4255004871</text:p>
          </table:table-cell>
          <table:table-cell table:number-columns-repeated="2"/>
        </table:table-row>
        <table:table-row table:style-name="ro1">
          <table:table-cell table:formula="of:=[.A1116]+1" office:value-type="float" office:value="185" calcext:value-type="float">
            <text:p>185</text:p>
          </table:table-cell>
          <table:table-cell table:formula="of:=IF([.A1122]&gt;=0;(1+SIN(15+5*[.A1122]/[.$B$6]))/2;[.B1116]-3600)" office:value-type="float" office:value="0.425500487092901" calcext:value-type="float">
            <text:p>0.425500487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23]&gt;=0;(1+SIN(15+5*[.A1123]/[.$B$6]))/2;[.B1117]-3600)" office:value-type="float" office:value="1438635600" calcext:value-type="float">
            <text:p>1438635600</text:p>
          </table:table-cell>
          <table:table-cell table:number-columns-repeated="2"/>
        </table:table-row>
        <table:table-row table:style-name="ro1">
          <table:table-cell table:formula="of:=[.A1118]+1" office:value-type="float" office:value="186" calcext:value-type="float">
            <text:p>186</text:p>
          </table:table-cell>
          <table:table-cell table:formula="of:=IF([.A1124]&gt;=0;(1+SIN(15+5*[.A1124]/[.$B$6]))/2;[.B1118]-3600)" office:value-type="float" office:value="0.435403100714056" calcext:value-type="float">
            <text:p>0.4354031007</text:p>
          </table:table-cell>
          <table:table-cell table:number-columns-repeated="2"/>
        </table:table-row>
        <table:table-row table:style-name="ro1">
          <table:table-cell table:formula="of:=[.A1119]+1" office:value-type="float" office:value="186" calcext:value-type="float">
            <text:p>186</text:p>
          </table:table-cell>
          <table:table-cell table:formula="of:=IF([.A1125]&gt;=0;(1+SIN(15+5*[.A1125]/[.$B$6]))/2;[.B1119]-3600)" office:value-type="float" office:value="0.435403100714056" calcext:value-type="float">
            <text:p>0.4354031007</text:p>
          </table:table-cell>
          <table:table-cell table:number-columns-repeated="2"/>
        </table:table-row>
        <table:table-row table:style-name="ro1">
          <table:table-cell table:formula="of:=[.A1120]+1" office:value-type="float" office:value="186" calcext:value-type="float">
            <text:p>186</text:p>
          </table:table-cell>
          <table:table-cell table:formula="of:=IF([.A1126]&gt;=0;(1+SIN(15+5*[.A1126]/[.$B$6]))/2;[.B1120]-3600)" office:value-type="float" office:value="0.435403100714056" calcext:value-type="float">
            <text:p>0.4354031007</text:p>
          </table:table-cell>
          <table:table-cell table:number-columns-repeated="2"/>
        </table:table-row>
        <table:table-row table:style-name="ro1">
          <table:table-cell table:formula="of:=[.A1121]+1" office:value-type="float" office:value="186" calcext:value-type="float">
            <text:p>186</text:p>
          </table:table-cell>
          <table:table-cell table:formula="of:=IF([.A1127]&gt;=0;(1+SIN(15+5*[.A1127]/[.$B$6]))/2;[.B1121]-3600)" office:value-type="float" office:value="0.435403100714056" calcext:value-type="float">
            <text:p>0.4354031007</text:p>
          </table:table-cell>
          <table:table-cell table:number-columns-repeated="2"/>
        </table:table-row>
        <table:table-row table:style-name="ro1">
          <table:table-cell table:formula="of:=[.A1122]+1" office:value-type="float" office:value="186" calcext:value-type="float">
            <text:p>186</text:p>
          </table:table-cell>
          <table:table-cell table:formula="of:=IF([.A1128]&gt;=0;(1+SIN(15+5*[.A1128]/[.$B$6]))/2;[.B1122]-3600)" office:value-type="float" office:value="0.435403100714056" calcext:value-type="float">
            <text:p>0.435403100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29]&gt;=0;(1+SIN(15+5*[.A1129]/[.$B$6]))/2;[.B1123]-3600)" office:value-type="float" office:value="1438632000" calcext:value-type="float">
            <text:p>1438632000</text:p>
          </table:table-cell>
          <table:table-cell table:number-columns-repeated="2"/>
        </table:table-row>
        <table:table-row table:style-name="ro1">
          <table:table-cell table:formula="of:=[.A1124]+1" office:value-type="float" office:value="187" calcext:value-type="float">
            <text:p>187</text:p>
          </table:table-cell>
          <table:table-cell table:formula="of:=IF([.A1130]&gt;=0;(1+SIN(15+5*[.A1130]/[.$B$6]))/2;[.B1124]-3600)" office:value-type="float" office:value="0.445331552233646" calcext:value-type="float">
            <text:p>0.4453315522</text:p>
          </table:table-cell>
          <table:table-cell table:number-columns-repeated="2"/>
        </table:table-row>
        <table:table-row table:style-name="ro1">
          <table:table-cell table:formula="of:=[.A1125]+1" office:value-type="float" office:value="187" calcext:value-type="float">
            <text:p>187</text:p>
          </table:table-cell>
          <table:table-cell table:formula="of:=IF([.A1131]&gt;=0;(1+SIN(15+5*[.A1131]/[.$B$6]))/2;[.B1125]-3600)" office:value-type="float" office:value="0.445331552233646" calcext:value-type="float">
            <text:p>0.4453315522</text:p>
          </table:table-cell>
          <table:table-cell table:number-columns-repeated="2"/>
        </table:table-row>
        <table:table-row table:style-name="ro1">
          <table:table-cell table:formula="of:=[.A1126]+1" office:value-type="float" office:value="187" calcext:value-type="float">
            <text:p>187</text:p>
          </table:table-cell>
          <table:table-cell table:formula="of:=IF([.A1132]&gt;=0;(1+SIN(15+5*[.A1132]/[.$B$6]))/2;[.B1126]-3600)" office:value-type="float" office:value="0.445331552233646" calcext:value-type="float">
            <text:p>0.4453315522</text:p>
          </table:table-cell>
          <table:table-cell table:number-columns-repeated="2"/>
        </table:table-row>
        <table:table-row table:style-name="ro1">
          <table:table-cell table:formula="of:=[.A1127]+1" office:value-type="float" office:value="187" calcext:value-type="float">
            <text:p>187</text:p>
          </table:table-cell>
          <table:table-cell table:formula="of:=IF([.A1133]&gt;=0;(1+SIN(15+5*[.A1133]/[.$B$6]))/2;[.B1127]-3600)" office:value-type="float" office:value="0.445331552233646" calcext:value-type="float">
            <text:p>0.4453315522</text:p>
          </table:table-cell>
          <table:table-cell table:number-columns-repeated="2"/>
        </table:table-row>
        <table:table-row table:style-name="ro1">
          <table:table-cell table:formula="of:=[.A1128]+1" office:value-type="float" office:value="187" calcext:value-type="float">
            <text:p>187</text:p>
          </table:table-cell>
          <table:table-cell table:formula="of:=IF([.A1134]&gt;=0;(1+SIN(15+5*[.A1134]/[.$B$6]))/2;[.B1128]-3600)" office:value-type="float" office:value="0.445331552233646" calcext:value-type="float">
            <text:p>0.445331552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35]&gt;=0;(1+SIN(15+5*[.A1135]/[.$B$6]))/2;[.B1129]-3600)" office:value-type="float" office:value="1438628400" calcext:value-type="float">
            <text:p>1438628400</text:p>
          </table:table-cell>
          <table:table-cell table:number-columns-repeated="2"/>
        </table:table-row>
        <table:table-row table:style-name="ro1">
          <table:table-cell table:formula="of:=[.A1130]+1" office:value-type="float" office:value="188" calcext:value-type="float">
            <text:p>188</text:p>
          </table:table-cell>
          <table:table-cell table:formula="of:=IF([.A1136]&gt;=0;(1+SIN(15+5*[.A1136]/[.$B$6]))/2;[.B1130]-3600)" office:value-type="float" office:value="0.455281870403437" calcext:value-type="float">
            <text:p>0.4552818704</text:p>
          </table:table-cell>
          <table:table-cell table:number-columns-repeated="2"/>
        </table:table-row>
        <table:table-row table:style-name="ro1">
          <table:table-cell table:formula="of:=[.A1131]+1" office:value-type="float" office:value="188" calcext:value-type="float">
            <text:p>188</text:p>
          </table:table-cell>
          <table:table-cell table:formula="of:=IF([.A1137]&gt;=0;(1+SIN(15+5*[.A1137]/[.$B$6]))/2;[.B1131]-3600)" office:value-type="float" office:value="0.455281870403437" calcext:value-type="float">
            <text:p>0.4552818704</text:p>
          </table:table-cell>
          <table:table-cell table:number-columns-repeated="2"/>
        </table:table-row>
        <table:table-row table:style-name="ro1">
          <table:table-cell table:formula="of:=[.A1132]+1" office:value-type="float" office:value="188" calcext:value-type="float">
            <text:p>188</text:p>
          </table:table-cell>
          <table:table-cell table:formula="of:=IF([.A1138]&gt;=0;(1+SIN(15+5*[.A1138]/[.$B$6]))/2;[.B1132]-3600)" office:value-type="float" office:value="0.455281870403437" calcext:value-type="float">
            <text:p>0.4552818704</text:p>
          </table:table-cell>
          <table:table-cell table:number-columns-repeated="2"/>
        </table:table-row>
        <table:table-row table:style-name="ro1">
          <table:table-cell table:formula="of:=[.A1133]+1" office:value-type="float" office:value="188" calcext:value-type="float">
            <text:p>188</text:p>
          </table:table-cell>
          <table:table-cell table:formula="of:=IF([.A1139]&gt;=0;(1+SIN(15+5*[.A1139]/[.$B$6]))/2;[.B1133]-3600)" office:value-type="float" office:value="0.455281870403437" calcext:value-type="float">
            <text:p>0.4552818704</text:p>
          </table:table-cell>
          <table:table-cell table:number-columns-repeated="2"/>
        </table:table-row>
        <table:table-row table:style-name="ro1">
          <table:table-cell table:formula="of:=[.A1134]+1" office:value-type="float" office:value="188" calcext:value-type="float">
            <text:p>188</text:p>
          </table:table-cell>
          <table:table-cell table:formula="of:=IF([.A1140]&gt;=0;(1+SIN(15+5*[.A1140]/[.$B$6]))/2;[.B1134]-3600)" office:value-type="float" office:value="0.455281870403437" calcext:value-type="float">
            <text:p>0.455281870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41]&gt;=0;(1+SIN(15+5*[.A1141]/[.$B$6]))/2;[.B1135]-3600)" office:value-type="float" office:value="1438624800" calcext:value-type="float">
            <text:p>1438624800</text:p>
          </table:table-cell>
          <table:table-cell table:number-columns-repeated="2"/>
        </table:table-row>
        <table:table-row table:style-name="ro1">
          <table:table-cell table:formula="of:=[.A1136]+1" office:value-type="float" office:value="189" calcext:value-type="float">
            <text:p>189</text:p>
          </table:table-cell>
          <table:table-cell table:formula="of:=IF([.A1142]&gt;=0;(1+SIN(15+5*[.A1142]/[.$B$6]))/2;[.B1136]-3600)" office:value-type="float" office:value="0.465250075228837" calcext:value-type="float">
            <text:p>0.4652500752</text:p>
          </table:table-cell>
          <table:table-cell table:number-columns-repeated="2"/>
        </table:table-row>
        <table:table-row table:style-name="ro1">
          <table:table-cell table:formula="of:=[.A1137]+1" office:value-type="float" office:value="189" calcext:value-type="float">
            <text:p>189</text:p>
          </table:table-cell>
          <table:table-cell table:formula="of:=IF([.A1143]&gt;=0;(1+SIN(15+5*[.A1143]/[.$B$6]))/2;[.B1137]-3600)" office:value-type="float" office:value="0.465250075228837" calcext:value-type="float">
            <text:p>0.4652500752</text:p>
          </table:table-cell>
          <table:table-cell table:number-columns-repeated="2"/>
        </table:table-row>
        <table:table-row table:style-name="ro1">
          <table:table-cell table:formula="of:=[.A1138]+1" office:value-type="float" office:value="189" calcext:value-type="float">
            <text:p>189</text:p>
          </table:table-cell>
          <table:table-cell table:formula="of:=IF([.A1144]&gt;=0;(1+SIN(15+5*[.A1144]/[.$B$6]))/2;[.B1138]-3600)" office:value-type="float" office:value="0.465250075228837" calcext:value-type="float">
            <text:p>0.4652500752</text:p>
          </table:table-cell>
          <table:table-cell table:number-columns-repeated="2"/>
        </table:table-row>
        <table:table-row table:style-name="ro1">
          <table:table-cell table:formula="of:=[.A1139]+1" office:value-type="float" office:value="189" calcext:value-type="float">
            <text:p>189</text:p>
          </table:table-cell>
          <table:table-cell table:formula="of:=IF([.A1145]&gt;=0;(1+SIN(15+5*[.A1145]/[.$B$6]))/2;[.B1139]-3600)" office:value-type="float" office:value="0.465250075228837" calcext:value-type="float">
            <text:p>0.4652500752</text:p>
          </table:table-cell>
          <table:table-cell table:number-columns-repeated="2"/>
        </table:table-row>
        <table:table-row table:style-name="ro1">
          <table:table-cell table:formula="of:=[.A1140]+1" office:value-type="float" office:value="189" calcext:value-type="float">
            <text:p>189</text:p>
          </table:table-cell>
          <table:table-cell table:formula="of:=IF([.A1146]&gt;=0;(1+SIN(15+5*[.A1146]/[.$B$6]))/2;[.B1140]-3600)" office:value-type="float" office:value="0.465250075228837" calcext:value-type="float">
            <text:p>0.465250075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47]&gt;=0;(1+SIN(15+5*[.A1147]/[.$B$6]))/2;[.B1141]-3600)" office:value-type="float" office:value="1438621200" calcext:value-type="float">
            <text:p>1438621200</text:p>
          </table:table-cell>
          <table:table-cell table:number-columns-repeated="2"/>
        </table:table-row>
        <table:table-row table:style-name="ro1">
          <table:table-cell table:formula="of:=[.A1142]+1" office:value-type="float" office:value="190" calcext:value-type="float">
            <text:p>190</text:p>
          </table:table-cell>
          <table:table-cell table:formula="of:=IF([.A1148]&gt;=0;(1+SIN(15+5*[.A1148]/[.$B$6]))/2;[.B1142]-3600)" office:value-type="float" office:value="0.475232179560816" calcext:value-type="float">
            <text:p>0.4752321796</text:p>
          </table:table-cell>
          <table:table-cell table:number-columns-repeated="2"/>
        </table:table-row>
        <table:table-row table:style-name="ro1">
          <table:table-cell table:formula="of:=[.A1143]+1" office:value-type="float" office:value="190" calcext:value-type="float">
            <text:p>190</text:p>
          </table:table-cell>
          <table:table-cell table:formula="of:=IF([.A1149]&gt;=0;(1+SIN(15+5*[.A1149]/[.$B$6]))/2;[.B1143]-3600)" office:value-type="float" office:value="0.475232179560816" calcext:value-type="float">
            <text:p>0.4752321796</text:p>
          </table:table-cell>
          <table:table-cell table:number-columns-repeated="2"/>
        </table:table-row>
        <table:table-row table:style-name="ro1">
          <table:table-cell table:formula="of:=[.A1144]+1" office:value-type="float" office:value="190" calcext:value-type="float">
            <text:p>190</text:p>
          </table:table-cell>
          <table:table-cell table:formula="of:=IF([.A1150]&gt;=0;(1+SIN(15+5*[.A1150]/[.$B$6]))/2;[.B1144]-3600)" office:value-type="float" office:value="0.475232179560816" calcext:value-type="float">
            <text:p>0.4752321796</text:p>
          </table:table-cell>
          <table:table-cell table:number-columns-repeated="2"/>
        </table:table-row>
        <table:table-row table:style-name="ro1">
          <table:table-cell table:formula="of:=[.A1145]+1" office:value-type="float" office:value="190" calcext:value-type="float">
            <text:p>190</text:p>
          </table:table-cell>
          <table:table-cell table:formula="of:=IF([.A1151]&gt;=0;(1+SIN(15+5*[.A1151]/[.$B$6]))/2;[.B1145]-3600)" office:value-type="float" office:value="0.475232179560816" calcext:value-type="float">
            <text:p>0.4752321796</text:p>
          </table:table-cell>
          <table:table-cell table:number-columns-repeated="2"/>
        </table:table-row>
        <table:table-row table:style-name="ro1">
          <table:table-cell table:formula="of:=[.A1146]+1" office:value-type="float" office:value="190" calcext:value-type="float">
            <text:p>190</text:p>
          </table:table-cell>
          <table:table-cell table:formula="of:=IF([.A1152]&gt;=0;(1+SIN(15+5*[.A1152]/[.$B$6]))/2;[.B1146]-3600)" office:value-type="float" office:value="0.475232179560816" calcext:value-type="float">
            <text:p>0.475232179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53]&gt;=0;(1+SIN(15+5*[.A1153]/[.$B$6]))/2;[.B1147]-3600)" office:value-type="float" office:value="1438617600" calcext:value-type="float">
            <text:p>1438617600</text:p>
          </table:table-cell>
          <table:table-cell table:number-columns-repeated="2"/>
        </table:table-row>
        <table:table-row table:style-name="ro1">
          <table:table-cell table:formula="of:=[.A1148]+1" office:value-type="float" office:value="191" calcext:value-type="float">
            <text:p>191</text:p>
          </table:table-cell>
          <table:table-cell table:formula="of:=IF([.A1154]&gt;=0;(1+SIN(15+5*[.A1154]/[.$B$6]))/2;[.B1148]-3600)" office:value-type="float" office:value="0.485224190690739" calcext:value-type="float">
            <text:p>0.4852241907</text:p>
          </table:table-cell>
          <table:table-cell table:number-columns-repeated="2"/>
        </table:table-row>
        <table:table-row table:style-name="ro1">
          <table:table-cell table:formula="of:=[.A1149]+1" office:value-type="float" office:value="191" calcext:value-type="float">
            <text:p>191</text:p>
          </table:table-cell>
          <table:table-cell table:formula="of:=IF([.A1155]&gt;=0;(1+SIN(15+5*[.A1155]/[.$B$6]))/2;[.B1149]-3600)" office:value-type="float" office:value="0.485224190690739" calcext:value-type="float">
            <text:p>0.4852241907</text:p>
          </table:table-cell>
          <table:table-cell table:number-columns-repeated="2"/>
        </table:table-row>
        <table:table-row table:style-name="ro1">
          <table:table-cell table:formula="of:=[.A1150]+1" office:value-type="float" office:value="191" calcext:value-type="float">
            <text:p>191</text:p>
          </table:table-cell>
          <table:table-cell table:formula="of:=IF([.A1156]&gt;=0;(1+SIN(15+5*[.A1156]/[.$B$6]))/2;[.B1150]-3600)" office:value-type="float" office:value="0.485224190690739" calcext:value-type="float">
            <text:p>0.4852241907</text:p>
          </table:table-cell>
          <table:table-cell table:number-columns-repeated="2"/>
        </table:table-row>
        <table:table-row table:style-name="ro1">
          <table:table-cell table:formula="of:=[.A1151]+1" office:value-type="float" office:value="191" calcext:value-type="float">
            <text:p>191</text:p>
          </table:table-cell>
          <table:table-cell table:formula="of:=IF([.A1157]&gt;=0;(1+SIN(15+5*[.A1157]/[.$B$6]))/2;[.B1151]-3600)" office:value-type="float" office:value="0.485224190690739" calcext:value-type="float">
            <text:p>0.4852241907</text:p>
          </table:table-cell>
          <table:table-cell table:number-columns-repeated="2"/>
        </table:table-row>
        <table:table-row table:style-name="ro1">
          <table:table-cell table:formula="of:=[.A1152]+1" office:value-type="float" office:value="191" calcext:value-type="float">
            <text:p>191</text:p>
          </table:table-cell>
          <table:table-cell table:formula="of:=IF([.A1158]&gt;=0;(1+SIN(15+5*[.A1158]/[.$B$6]))/2;[.B1152]-3600)" office:value-type="float" office:value="0.485224190690739" calcext:value-type="float">
            <text:p>0.485224190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59]&gt;=0;(1+SIN(15+5*[.A1159]/[.$B$6]))/2;[.B1153]-3600)" office:value-type="float" office:value="1438614000" calcext:value-type="float">
            <text:p>1438614000</text:p>
          </table:table-cell>
          <table:table-cell table:number-columns-repeated="2"/>
        </table:table-row>
        <table:table-row table:style-name="ro1">
          <table:table-cell table:formula="of:=[.A1154]+1" office:value-type="float" office:value="192" calcext:value-type="float">
            <text:p>192</text:p>
          </table:table-cell>
          <table:table-cell table:formula="of:=IF([.A1160]&gt;=0;(1+SIN(15+5*[.A1160]/[.$B$6]))/2;[.B1154]-3600)" office:value-type="float" office:value="0.495222111947376" calcext:value-type="float">
            <text:p>0.4952221119</text:p>
          </table:table-cell>
          <table:table-cell table:number-columns-repeated="2"/>
        </table:table-row>
        <table:table-row table:style-name="ro1">
          <table:table-cell table:formula="of:=[.A1155]+1" office:value-type="float" office:value="192" calcext:value-type="float">
            <text:p>192</text:p>
          </table:table-cell>
          <table:table-cell table:formula="of:=IF([.A1161]&gt;=0;(1+SIN(15+5*[.A1161]/[.$B$6]))/2;[.B1155]-3600)" office:value-type="float" office:value="0.495222111947376" calcext:value-type="float">
            <text:p>0.4952221119</text:p>
          </table:table-cell>
          <table:table-cell table:number-columns-repeated="2"/>
        </table:table-row>
        <table:table-row table:style-name="ro1">
          <table:table-cell table:formula="of:=[.A1156]+1" office:value-type="float" office:value="192" calcext:value-type="float">
            <text:p>192</text:p>
          </table:table-cell>
          <table:table-cell table:formula="of:=IF([.A1162]&gt;=0;(1+SIN(15+5*[.A1162]/[.$B$6]))/2;[.B1156]-3600)" office:value-type="float" office:value="0.495222111947376" calcext:value-type="float">
            <text:p>0.4952221119</text:p>
          </table:table-cell>
          <table:table-cell table:number-columns-repeated="2"/>
        </table:table-row>
        <table:table-row table:style-name="ro1">
          <table:table-cell table:formula="of:=[.A1157]+1" office:value-type="float" office:value="192" calcext:value-type="float">
            <text:p>192</text:p>
          </table:table-cell>
          <table:table-cell table:formula="of:=IF([.A1163]&gt;=0;(1+SIN(15+5*[.A1163]/[.$B$6]))/2;[.B1157]-3600)" office:value-type="float" office:value="0.495222111947376" calcext:value-type="float">
            <text:p>0.4952221119</text:p>
          </table:table-cell>
          <table:table-cell table:number-columns-repeated="2"/>
        </table:table-row>
        <table:table-row table:style-name="ro1">
          <table:table-cell table:formula="of:=[.A1158]+1" office:value-type="float" office:value="192" calcext:value-type="float">
            <text:p>192</text:p>
          </table:table-cell>
          <table:table-cell table:formula="of:=IF([.A1164]&gt;=0;(1+SIN(15+5*[.A1164]/[.$B$6]))/2;[.B1158]-3600)" office:value-type="float" office:value="0.495222111947376" calcext:value-type="float">
            <text:p>0.495222111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65]&gt;=0;(1+SIN(15+5*[.A1165]/[.$B$6]))/2;[.B1159]-3600)" office:value-type="float" office:value="1438610400" calcext:value-type="float">
            <text:p>1438610400</text:p>
          </table:table-cell>
          <table:table-cell table:number-columns-repeated="2"/>
        </table:table-row>
        <table:table-row table:style-name="ro1">
          <table:table-cell table:formula="of:=[.A1160]+1" office:value-type="float" office:value="193" calcext:value-type="float">
            <text:p>193</text:p>
          </table:table-cell>
          <table:table-cell table:formula="of:=IF([.A1166]&gt;=0;(1+SIN(15+5*[.A1166]/[.$B$6]))/2;[.B1160]-3600)" office:value-type="float" office:value="0.505221944295531" calcext:value-type="float">
            <text:p>0.5052219443</text:p>
          </table:table-cell>
          <table:table-cell table:number-columns-repeated="2"/>
        </table:table-row>
        <table:table-row table:style-name="ro1">
          <table:table-cell table:formula="of:=[.A1161]+1" office:value-type="float" office:value="193" calcext:value-type="float">
            <text:p>193</text:p>
          </table:table-cell>
          <table:table-cell table:formula="of:=IF([.A1167]&gt;=0;(1+SIN(15+5*[.A1167]/[.$B$6]))/2;[.B1161]-3600)" office:value-type="float" office:value="0.505221944295531" calcext:value-type="float">
            <text:p>0.5052219443</text:p>
          </table:table-cell>
          <table:table-cell table:number-columns-repeated="2"/>
        </table:table-row>
        <table:table-row table:style-name="ro1">
          <table:table-cell table:formula="of:=[.A1162]+1" office:value-type="float" office:value="193" calcext:value-type="float">
            <text:p>193</text:p>
          </table:table-cell>
          <table:table-cell table:formula="of:=IF([.A1168]&gt;=0;(1+SIN(15+5*[.A1168]/[.$B$6]))/2;[.B1162]-3600)" office:value-type="float" office:value="0.505221944295531" calcext:value-type="float">
            <text:p>0.5052219443</text:p>
          </table:table-cell>
          <table:table-cell table:number-columns-repeated="2"/>
        </table:table-row>
        <table:table-row table:style-name="ro1">
          <table:table-cell table:formula="of:=[.A1163]+1" office:value-type="float" office:value="193" calcext:value-type="float">
            <text:p>193</text:p>
          </table:table-cell>
          <table:table-cell table:formula="of:=IF([.A1169]&gt;=0;(1+SIN(15+5*[.A1169]/[.$B$6]))/2;[.B1163]-3600)" office:value-type="float" office:value="0.505221944295531" calcext:value-type="float">
            <text:p>0.5052219443</text:p>
          </table:table-cell>
          <table:table-cell table:number-columns-repeated="2"/>
        </table:table-row>
        <table:table-row table:style-name="ro1">
          <table:table-cell table:formula="of:=[.A1164]+1" office:value-type="float" office:value="193" calcext:value-type="float">
            <text:p>193</text:p>
          </table:table-cell>
          <table:table-cell table:formula="of:=IF([.A1170]&gt;=0;(1+SIN(15+5*[.A1170]/[.$B$6]))/2;[.B1164]-3600)" office:value-type="float" office:value="0.505221944295531" calcext:value-type="float">
            <text:p>0.505221944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71]&gt;=0;(1+SIN(15+5*[.A1171]/[.$B$6]))/2;[.B1165]-3600)" office:value-type="float" office:value="1438606800" calcext:value-type="float">
            <text:p>1438606800</text:p>
          </table:table-cell>
          <table:table-cell table:number-columns-repeated="2"/>
        </table:table-row>
        <table:table-row table:style-name="ro1">
          <table:table-cell table:formula="of:=[.A1166]+1" office:value-type="float" office:value="194" calcext:value-type="float">
            <text:p>194</text:p>
          </table:table-cell>
          <table:table-cell table:formula="of:=IF([.A1172]&gt;=0;(1+SIN(15+5*[.A1172]/[.$B$6]))/2;[.B1166]-3600)" office:value-type="float" office:value="0.515219687935592" calcext:value-type="float">
            <text:p>0.5152196879</text:p>
          </table:table-cell>
          <table:table-cell table:number-columns-repeated="2"/>
        </table:table-row>
        <table:table-row table:style-name="ro1">
          <table:table-cell table:formula="of:=[.A1167]+1" office:value-type="float" office:value="194" calcext:value-type="float">
            <text:p>194</text:p>
          </table:table-cell>
          <table:table-cell table:formula="of:=IF([.A1173]&gt;=0;(1+SIN(15+5*[.A1173]/[.$B$6]))/2;[.B1167]-3600)" office:value-type="float" office:value="0.515219687935592" calcext:value-type="float">
            <text:p>0.5152196879</text:p>
          </table:table-cell>
          <table:table-cell table:number-columns-repeated="2"/>
        </table:table-row>
        <table:table-row table:style-name="ro1">
          <table:table-cell table:formula="of:=[.A1168]+1" office:value-type="float" office:value="194" calcext:value-type="float">
            <text:p>194</text:p>
          </table:table-cell>
          <table:table-cell table:formula="of:=IF([.A1174]&gt;=0;(1+SIN(15+5*[.A1174]/[.$B$6]))/2;[.B1168]-3600)" office:value-type="float" office:value="0.515219687935592" calcext:value-type="float">
            <text:p>0.5152196879</text:p>
          </table:table-cell>
          <table:table-cell table:number-columns-repeated="2"/>
        </table:table-row>
        <table:table-row table:style-name="ro1">
          <table:table-cell table:formula="of:=[.A1169]+1" office:value-type="float" office:value="194" calcext:value-type="float">
            <text:p>194</text:p>
          </table:table-cell>
          <table:table-cell table:formula="of:=IF([.A1175]&gt;=0;(1+SIN(15+5*[.A1175]/[.$B$6]))/2;[.B1169]-3600)" office:value-type="float" office:value="0.515219687935592" calcext:value-type="float">
            <text:p>0.5152196879</text:p>
          </table:table-cell>
          <table:table-cell table:number-columns-repeated="2"/>
        </table:table-row>
        <table:table-row table:style-name="ro1">
          <table:table-cell table:formula="of:=[.A1170]+1" office:value-type="float" office:value="194" calcext:value-type="float">
            <text:p>194</text:p>
          </table:table-cell>
          <table:table-cell table:formula="of:=IF([.A1176]&gt;=0;(1+SIN(15+5*[.A1176]/[.$B$6]))/2;[.B1170]-3600)" office:value-type="float" office:value="0.515219687935592" calcext:value-type="float">
            <text:p>0.515219687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77]&gt;=0;(1+SIN(15+5*[.A1177]/[.$B$6]))/2;[.B1171]-3600)" office:value-type="float" office:value="1438603200" calcext:value-type="float">
            <text:p>1438603200</text:p>
          </table:table-cell>
          <table:table-cell table:number-columns-repeated="2"/>
        </table:table-row>
        <table:table-row table:style-name="ro1">
          <table:table-cell table:formula="of:=[.A1172]+1" office:value-type="float" office:value="195" calcext:value-type="float">
            <text:p>195</text:p>
          </table:table-cell>
          <table:table-cell table:formula="of:=IF([.A1178]&gt;=0;(1+SIN(15+5*[.A1178]/[.$B$6]))/2;[.B1172]-3600)" office:value-type="float" office:value="0.525211343903406" calcext:value-type="float">
            <text:p>0.5252113439</text:p>
          </table:table-cell>
          <table:table-cell table:number-columns-repeated="2"/>
        </table:table-row>
        <table:table-row table:style-name="ro1">
          <table:table-cell table:formula="of:=[.A1173]+1" office:value-type="float" office:value="195" calcext:value-type="float">
            <text:p>195</text:p>
          </table:table-cell>
          <table:table-cell table:formula="of:=IF([.A1179]&gt;=0;(1+SIN(15+5*[.A1179]/[.$B$6]))/2;[.B1173]-3600)" office:value-type="float" office:value="0.525211343903406" calcext:value-type="float">
            <text:p>0.5252113439</text:p>
          </table:table-cell>
          <table:table-cell table:number-columns-repeated="2"/>
        </table:table-row>
        <table:table-row table:style-name="ro1">
          <table:table-cell table:formula="of:=[.A1174]+1" office:value-type="float" office:value="195" calcext:value-type="float">
            <text:p>195</text:p>
          </table:table-cell>
          <table:table-cell table:formula="of:=IF([.A1180]&gt;=0;(1+SIN(15+5*[.A1180]/[.$B$6]))/2;[.B1174]-3600)" office:value-type="float" office:value="0.525211343903406" calcext:value-type="float">
            <text:p>0.5252113439</text:p>
          </table:table-cell>
          <table:table-cell table:number-columns-repeated="2"/>
        </table:table-row>
        <table:table-row table:style-name="ro1">
          <table:table-cell table:formula="of:=[.A1175]+1" office:value-type="float" office:value="195" calcext:value-type="float">
            <text:p>195</text:p>
          </table:table-cell>
          <table:table-cell table:formula="of:=IF([.A1181]&gt;=0;(1+SIN(15+5*[.A1181]/[.$B$6]))/2;[.B1175]-3600)" office:value-type="float" office:value="0.525211343903406" calcext:value-type="float">
            <text:p>0.5252113439</text:p>
          </table:table-cell>
          <table:table-cell table:number-columns-repeated="2"/>
        </table:table-row>
        <table:table-row table:style-name="ro1">
          <table:table-cell table:formula="of:=[.A1176]+1" office:value-type="float" office:value="195" calcext:value-type="float">
            <text:p>195</text:p>
          </table:table-cell>
          <table:table-cell table:formula="of:=IF([.A1182]&gt;=0;(1+SIN(15+5*[.A1182]/[.$B$6]))/2;[.B1176]-3600)" office:value-type="float" office:value="0.525211343903406" calcext:value-type="float">
            <text:p>0.525211343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83]&gt;=0;(1+SIN(15+5*[.A1183]/[.$B$6]))/2;[.B1177]-3600)" office:value-type="float" office:value="1438599600" calcext:value-type="float">
            <text:p>1438599600</text:p>
          </table:table-cell>
          <table:table-cell table:number-columns-repeated="2"/>
        </table:table-row>
        <table:table-row table:style-name="ro1">
          <table:table-cell table:formula="of:=[.A1178]+1" office:value-type="float" office:value="196" calcext:value-type="float">
            <text:p>196</text:p>
          </table:table-cell>
          <table:table-cell table:formula="of:=IF([.A1184]&gt;=0;(1+SIN(15+5*[.A1184]/[.$B$6]))/2;[.B1178]-3600)" office:value-type="float" office:value="0.535192915669806" calcext:value-type="float">
            <text:p>0.5351929157</text:p>
          </table:table-cell>
          <table:table-cell table:number-columns-repeated="2"/>
        </table:table-row>
        <table:table-row table:style-name="ro1">
          <table:table-cell table:formula="of:=[.A1179]+1" office:value-type="float" office:value="196" calcext:value-type="float">
            <text:p>196</text:p>
          </table:table-cell>
          <table:table-cell table:formula="of:=IF([.A1185]&gt;=0;(1+SIN(15+5*[.A1185]/[.$B$6]))/2;[.B1179]-3600)" office:value-type="float" office:value="0.535192915669806" calcext:value-type="float">
            <text:p>0.5351929157</text:p>
          </table:table-cell>
          <table:table-cell table:number-columns-repeated="2"/>
        </table:table-row>
        <table:table-row table:style-name="ro1">
          <table:table-cell table:formula="of:=[.A1180]+1" office:value-type="float" office:value="196" calcext:value-type="float">
            <text:p>196</text:p>
          </table:table-cell>
          <table:table-cell table:formula="of:=IF([.A1186]&gt;=0;(1+SIN(15+5*[.A1186]/[.$B$6]))/2;[.B1180]-3600)" office:value-type="float" office:value="0.535192915669806" calcext:value-type="float">
            <text:p>0.5351929157</text:p>
          </table:table-cell>
          <table:table-cell table:number-columns-repeated="2"/>
        </table:table-row>
        <table:table-row table:style-name="ro1">
          <table:table-cell table:formula="of:=[.A1181]+1" office:value-type="float" office:value="196" calcext:value-type="float">
            <text:p>196</text:p>
          </table:table-cell>
          <table:table-cell table:formula="of:=IF([.A1187]&gt;=0;(1+SIN(15+5*[.A1187]/[.$B$6]))/2;[.B1181]-3600)" office:value-type="float" office:value="0.535192915669806" calcext:value-type="float">
            <text:p>0.5351929157</text:p>
          </table:table-cell>
          <table:table-cell table:number-columns-repeated="2"/>
        </table:table-row>
        <table:table-row table:style-name="ro1">
          <table:table-cell table:formula="of:=[.A1182]+1" office:value-type="float" office:value="196" calcext:value-type="float">
            <text:p>196</text:p>
          </table:table-cell>
          <table:table-cell table:formula="of:=IF([.A1188]&gt;=0;(1+SIN(15+5*[.A1188]/[.$B$6]))/2;[.B1182]-3600)" office:value-type="float" office:value="0.535192915669806" calcext:value-type="float">
            <text:p>0.535192915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89]&gt;=0;(1+SIN(15+5*[.A1189]/[.$B$6]))/2;[.B1183]-3600)" office:value-type="float" office:value="1438596000" calcext:value-type="float">
            <text:p>1438596000</text:p>
          </table:table-cell>
          <table:table-cell table:number-columns-repeated="2"/>
        </table:table-row>
        <table:table-row table:style-name="ro1">
          <table:table-cell table:formula="of:=[.A1184]+1" office:value-type="float" office:value="197" calcext:value-type="float">
            <text:p>197</text:p>
          </table:table-cell>
          <table:table-cell table:formula="of:=IF([.A1190]&gt;=0;(1+SIN(15+5*[.A1190]/[.$B$6]))/2;[.B1184]-3600)" office:value-type="float" office:value="0.54516041073917" calcext:value-type="float">
            <text:p>0.5451604107</text:p>
          </table:table-cell>
          <table:table-cell table:number-columns-repeated="2"/>
        </table:table-row>
        <table:table-row table:style-name="ro1">
          <table:table-cell table:formula="of:=[.A1185]+1" office:value-type="float" office:value="197" calcext:value-type="float">
            <text:p>197</text:p>
          </table:table-cell>
          <table:table-cell table:formula="of:=IF([.A1191]&gt;=0;(1+SIN(15+5*[.A1191]/[.$B$6]))/2;[.B1185]-3600)" office:value-type="float" office:value="0.54516041073917" calcext:value-type="float">
            <text:p>0.5451604107</text:p>
          </table:table-cell>
          <table:table-cell table:number-columns-repeated="2"/>
        </table:table-row>
        <table:table-row table:style-name="ro1">
          <table:table-cell table:formula="of:=[.A1186]+1" office:value-type="float" office:value="197" calcext:value-type="float">
            <text:p>197</text:p>
          </table:table-cell>
          <table:table-cell table:formula="of:=IF([.A1192]&gt;=0;(1+SIN(15+5*[.A1192]/[.$B$6]))/2;[.B1186]-3600)" office:value-type="float" office:value="0.54516041073917" calcext:value-type="float">
            <text:p>0.5451604107</text:p>
          </table:table-cell>
          <table:table-cell table:number-columns-repeated="2"/>
        </table:table-row>
        <table:table-row table:style-name="ro1">
          <table:table-cell table:formula="of:=[.A1187]+1" office:value-type="float" office:value="197" calcext:value-type="float">
            <text:p>197</text:p>
          </table:table-cell>
          <table:table-cell table:formula="of:=IF([.A1193]&gt;=0;(1+SIN(15+5*[.A1193]/[.$B$6]))/2;[.B1187]-3600)" office:value-type="float" office:value="0.54516041073917" calcext:value-type="float">
            <text:p>0.5451604107</text:p>
          </table:table-cell>
          <table:table-cell table:number-columns-repeated="2"/>
        </table:table-row>
        <table:table-row table:style-name="ro1">
          <table:table-cell table:formula="of:=[.A1188]+1" office:value-type="float" office:value="197" calcext:value-type="float">
            <text:p>197</text:p>
          </table:table-cell>
          <table:table-cell table:formula="of:=IF([.A1194]&gt;=0;(1+SIN(15+5*[.A1194]/[.$B$6]))/2;[.B1188]-3600)" office:value-type="float" office:value="0.54516041073917" calcext:value-type="float">
            <text:p>0.545160410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195]&gt;=0;(1+SIN(15+5*[.A1195]/[.$B$6]))/2;[.B1189]-3600)" office:value-type="float" office:value="1438592400" calcext:value-type="float">
            <text:p>1438592400</text:p>
          </table:table-cell>
          <table:table-cell table:number-columns-repeated="2"/>
        </table:table-row>
        <table:table-row table:style-name="ro1">
          <table:table-cell table:formula="of:=[.A1190]+1" office:value-type="float" office:value="198" calcext:value-type="float">
            <text:p>198</text:p>
          </table:table-cell>
          <table:table-cell table:formula="of:=IF([.A1196]&gt;=0;(1+SIN(15+5*[.A1196]/[.$B$6]))/2;[.B1190]-3600)" office:value-type="float" office:value="0.555109842246369" calcext:value-type="float">
            <text:p>0.5551098422</text:p>
          </table:table-cell>
          <table:table-cell table:number-columns-repeated="2"/>
        </table:table-row>
        <table:table-row table:style-name="ro1">
          <table:table-cell table:formula="of:=[.A1191]+1" office:value-type="float" office:value="198" calcext:value-type="float">
            <text:p>198</text:p>
          </table:table-cell>
          <table:table-cell table:formula="of:=IF([.A1197]&gt;=0;(1+SIN(15+5*[.A1197]/[.$B$6]))/2;[.B1191]-3600)" office:value-type="float" office:value="0.555109842246369" calcext:value-type="float">
            <text:p>0.5551098422</text:p>
          </table:table-cell>
          <table:table-cell table:number-columns-repeated="2"/>
        </table:table-row>
        <table:table-row table:style-name="ro1">
          <table:table-cell table:formula="of:=[.A1192]+1" office:value-type="float" office:value="198" calcext:value-type="float">
            <text:p>198</text:p>
          </table:table-cell>
          <table:table-cell table:formula="of:=IF([.A1198]&gt;=0;(1+SIN(15+5*[.A1198]/[.$B$6]))/2;[.B1192]-3600)" office:value-type="float" office:value="0.555109842246369" calcext:value-type="float">
            <text:p>0.5551098422</text:p>
          </table:table-cell>
          <table:table-cell table:number-columns-repeated="2"/>
        </table:table-row>
        <table:table-row table:style-name="ro1">
          <table:table-cell table:formula="of:=[.A1193]+1" office:value-type="float" office:value="198" calcext:value-type="float">
            <text:p>198</text:p>
          </table:table-cell>
          <table:table-cell table:formula="of:=IF([.A1199]&gt;=0;(1+SIN(15+5*[.A1199]/[.$B$6]))/2;[.B1193]-3600)" office:value-type="float" office:value="0.555109842246369" calcext:value-type="float">
            <text:p>0.5551098422</text:p>
          </table:table-cell>
          <table:table-cell table:number-columns-repeated="2"/>
        </table:table-row>
        <table:table-row table:style-name="ro1">
          <table:table-cell table:formula="of:=[.A1194]+1" office:value-type="float" office:value="198" calcext:value-type="float">
            <text:p>198</text:p>
          </table:table-cell>
          <table:table-cell table:formula="of:=IF([.A1200]&gt;=0;(1+SIN(15+5*[.A1200]/[.$B$6]))/2;[.B1194]-3600)" office:value-type="float" office:value="0.555109842246369" calcext:value-type="float">
            <text:p>0.555109842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01]&gt;=0;(1+SIN(15+5*[.A1201]/[.$B$6]))/2;[.B1195]-3600)" office:value-type="float" office:value="1438588800" calcext:value-type="float">
            <text:p>1438588800</text:p>
          </table:table-cell>
          <table:table-cell table:number-columns-repeated="2"/>
        </table:table-row>
        <table:table-row table:style-name="ro1">
          <table:table-cell table:formula="of:=[.A1196]+1" office:value-type="float" office:value="199" calcext:value-type="float">
            <text:p>199</text:p>
          </table:table-cell>
          <table:table-cell table:formula="of:=IF([.A1202]&gt;=0;(1+SIN(15+5*[.A1202]/[.$B$6]))/2;[.B1196]-3600)" office:value-type="float" office:value="0.565037230551457" calcext:value-type="float">
            <text:p>0.5650372306</text:p>
          </table:table-cell>
          <table:table-cell table:number-columns-repeated="2"/>
        </table:table-row>
        <table:table-row table:style-name="ro1">
          <table:table-cell table:formula="of:=[.A1197]+1" office:value-type="float" office:value="199" calcext:value-type="float">
            <text:p>199</text:p>
          </table:table-cell>
          <table:table-cell table:formula="of:=IF([.A1203]&gt;=0;(1+SIN(15+5*[.A1203]/[.$B$6]))/2;[.B1197]-3600)" office:value-type="float" office:value="0.565037230551457" calcext:value-type="float">
            <text:p>0.5650372306</text:p>
          </table:table-cell>
          <table:table-cell table:number-columns-repeated="2"/>
        </table:table-row>
        <table:table-row table:style-name="ro1">
          <table:table-cell table:formula="of:=[.A1198]+1" office:value-type="float" office:value="199" calcext:value-type="float">
            <text:p>199</text:p>
          </table:table-cell>
          <table:table-cell table:formula="of:=IF([.A1204]&gt;=0;(1+SIN(15+5*[.A1204]/[.$B$6]))/2;[.B1198]-3600)" office:value-type="float" office:value="0.565037230551457" calcext:value-type="float">
            <text:p>0.5650372306</text:p>
          </table:table-cell>
          <table:table-cell table:number-columns-repeated="2"/>
        </table:table-row>
        <table:table-row table:style-name="ro1">
          <table:table-cell table:formula="of:=[.A1199]+1" office:value-type="float" office:value="199" calcext:value-type="float">
            <text:p>199</text:p>
          </table:table-cell>
          <table:table-cell table:formula="of:=IF([.A1205]&gt;=0;(1+SIN(15+5*[.A1205]/[.$B$6]))/2;[.B1199]-3600)" office:value-type="float" office:value="0.565037230551457" calcext:value-type="float">
            <text:p>0.5650372306</text:p>
          </table:table-cell>
          <table:table-cell table:number-columns-repeated="2"/>
        </table:table-row>
        <table:table-row table:style-name="ro1">
          <table:table-cell table:formula="of:=[.A1200]+1" office:value-type="float" office:value="199" calcext:value-type="float">
            <text:p>199</text:p>
          </table:table-cell>
          <table:table-cell table:formula="of:=IF([.A1206]&gt;=0;(1+SIN(15+5*[.A1206]/[.$B$6]))/2;[.B1200]-3600)" office:value-type="float" office:value="0.565037230551457" calcext:value-type="float">
            <text:p>0.565037230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07]&gt;=0;(1+SIN(15+5*[.A1207]/[.$B$6]))/2;[.B1201]-3600)" office:value-type="float" office:value="1438585200" calcext:value-type="float">
            <text:p>1438585200</text:p>
          </table:table-cell>
          <table:table-cell table:number-columns-repeated="2"/>
        </table:table-row>
        <table:table-row table:style-name="ro1">
          <table:table-cell table:formula="of:=[.A1202]+1" office:value-type="float" office:value="200" calcext:value-type="float">
            <text:p>200</text:p>
          </table:table-cell>
          <table:table-cell table:formula="of:=IF([.A1208]&gt;=0;(1+SIN(15+5*[.A1208]/[.$B$6]))/2;[.B1202]-3600)" office:value-type="float" office:value="0.574938604831476" calcext:value-type="float">
            <text:p>0.5749386048</text:p>
          </table:table-cell>
          <table:table-cell table:number-columns-repeated="2"/>
        </table:table-row>
        <table:table-row table:style-name="ro1">
          <table:table-cell table:formula="of:=[.A1203]+1" office:value-type="float" office:value="200" calcext:value-type="float">
            <text:p>200</text:p>
          </table:table-cell>
          <table:table-cell table:formula="of:=IF([.A1209]&gt;=0;(1+SIN(15+5*[.A1209]/[.$B$6]))/2;[.B1203]-3600)" office:value-type="float" office:value="0.574938604831476" calcext:value-type="float">
            <text:p>0.5749386048</text:p>
          </table:table-cell>
          <table:table-cell table:number-columns-repeated="2"/>
        </table:table-row>
        <table:table-row table:style-name="ro1">
          <table:table-cell table:formula="of:=[.A1204]+1" office:value-type="float" office:value="200" calcext:value-type="float">
            <text:p>200</text:p>
          </table:table-cell>
          <table:table-cell table:formula="of:=IF([.A1210]&gt;=0;(1+SIN(15+5*[.A1210]/[.$B$6]))/2;[.B1204]-3600)" office:value-type="float" office:value="0.574938604831476" calcext:value-type="float">
            <text:p>0.5749386048</text:p>
          </table:table-cell>
          <table:table-cell table:number-columns-repeated="2"/>
        </table:table-row>
        <table:table-row table:style-name="ro1">
          <table:table-cell table:formula="of:=[.A1205]+1" office:value-type="float" office:value="200" calcext:value-type="float">
            <text:p>200</text:p>
          </table:table-cell>
          <table:table-cell table:formula="of:=IF([.A1211]&gt;=0;(1+SIN(15+5*[.A1211]/[.$B$6]))/2;[.B1205]-3600)" office:value-type="float" office:value="0.574938604831476" calcext:value-type="float">
            <text:p>0.5749386048</text:p>
          </table:table-cell>
          <table:table-cell table:number-columns-repeated="2"/>
        </table:table-row>
        <table:table-row table:style-name="ro1">
          <table:table-cell table:formula="of:=[.A1206]+1" office:value-type="float" office:value="200" calcext:value-type="float">
            <text:p>200</text:p>
          </table:table-cell>
          <table:table-cell table:formula="of:=IF([.A1212]&gt;=0;(1+SIN(15+5*[.A1212]/[.$B$6]))/2;[.B1206]-3600)" office:value-type="float" office:value="0.574938604831476" calcext:value-type="float">
            <text:p>0.574938604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13]&gt;=0;(1+SIN(15+5*[.A1213]/[.$B$6]))/2;[.B1207]-3600)" office:value-type="float" office:value="1438581600" calcext:value-type="float">
            <text:p>1438581600</text:p>
          </table:table-cell>
          <table:table-cell table:number-columns-repeated="2"/>
        </table:table-row>
        <table:table-row table:style-name="ro1">
          <table:table-cell table:formula="of:=[.A1208]+1" office:value-type="float" office:value="201" calcext:value-type="float">
            <text:p>201</text:p>
          </table:table-cell>
          <table:table-cell table:formula="of:=IF([.A1214]&gt;=0;(1+SIN(15+5*[.A1214]/[.$B$6]))/2;[.B1208]-3600)" office:value-type="float" office:value="0.584810004668731" calcext:value-type="float">
            <text:p>0.5848100047</text:p>
          </table:table-cell>
          <table:table-cell table:number-columns-repeated="2"/>
        </table:table-row>
        <table:table-row table:style-name="ro1">
          <table:table-cell table:formula="of:=[.A1209]+1" office:value-type="float" office:value="201" calcext:value-type="float">
            <text:p>201</text:p>
          </table:table-cell>
          <table:table-cell table:formula="of:=IF([.A1215]&gt;=0;(1+SIN(15+5*[.A1215]/[.$B$6]))/2;[.B1209]-3600)" office:value-type="float" office:value="0.584810004668731" calcext:value-type="float">
            <text:p>0.5848100047</text:p>
          </table:table-cell>
          <table:table-cell table:number-columns-repeated="2"/>
        </table:table-row>
        <table:table-row table:style-name="ro1">
          <table:table-cell table:formula="of:=[.A1210]+1" office:value-type="float" office:value="201" calcext:value-type="float">
            <text:p>201</text:p>
          </table:table-cell>
          <table:table-cell table:formula="of:=IF([.A1216]&gt;=0;(1+SIN(15+5*[.A1216]/[.$B$6]))/2;[.B1210]-3600)" office:value-type="float" office:value="0.584810004668731" calcext:value-type="float">
            <text:p>0.5848100047</text:p>
          </table:table-cell>
          <table:table-cell table:number-columns-repeated="2"/>
        </table:table-row>
        <table:table-row table:style-name="ro1">
          <table:table-cell table:formula="of:=[.A1211]+1" office:value-type="float" office:value="201" calcext:value-type="float">
            <text:p>201</text:p>
          </table:table-cell>
          <table:table-cell table:formula="of:=IF([.A1217]&gt;=0;(1+SIN(15+5*[.A1217]/[.$B$6]))/2;[.B1211]-3600)" office:value-type="float" office:value="0.584810004668731" calcext:value-type="float">
            <text:p>0.5848100047</text:p>
          </table:table-cell>
          <table:table-cell table:number-columns-repeated="2"/>
        </table:table-row>
        <table:table-row table:style-name="ro1">
          <table:table-cell table:formula="of:=[.A1212]+1" office:value-type="float" office:value="201" calcext:value-type="float">
            <text:p>201</text:p>
          </table:table-cell>
          <table:table-cell table:formula="of:=IF([.A1218]&gt;=0;(1+SIN(15+5*[.A1218]/[.$B$6]))/2;[.B1212]-3600)" office:value-type="float" office:value="0.584810004668731" calcext:value-type="float">
            <text:p>0.584810004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19]&gt;=0;(1+SIN(15+5*[.A1219]/[.$B$6]))/2;[.B1213]-3600)" office:value-type="float" office:value="1438578000" calcext:value-type="float">
            <text:p>1438578000</text:p>
          </table:table-cell>
          <table:table-cell table:number-columns-repeated="2"/>
        </table:table-row>
        <table:table-row table:style-name="ro1">
          <table:table-cell table:formula="of:=[.A1214]+1" office:value-type="float" office:value="202" calcext:value-type="float">
            <text:p>202</text:p>
          </table:table-cell>
          <table:table-cell table:formula="of:=IF([.A1220]&gt;=0;(1+SIN(15+5*[.A1220]/[.$B$6]))/2;[.B1214]-3600)" office:value-type="float" office:value="0.594647481634903" calcext:value-type="float">
            <text:p>0.5946474816</text:p>
          </table:table-cell>
          <table:table-cell table:number-columns-repeated="2"/>
        </table:table-row>
        <table:table-row table:style-name="ro1">
          <table:table-cell table:formula="of:=[.A1215]+1" office:value-type="float" office:value="202" calcext:value-type="float">
            <text:p>202</text:p>
          </table:table-cell>
          <table:table-cell table:formula="of:=IF([.A1221]&gt;=0;(1+SIN(15+5*[.A1221]/[.$B$6]))/2;[.B1215]-3600)" office:value-type="float" office:value="0.594647481634903" calcext:value-type="float">
            <text:p>0.5946474816</text:p>
          </table:table-cell>
          <table:table-cell table:number-columns-repeated="2"/>
        </table:table-row>
        <table:table-row table:style-name="ro1">
          <table:table-cell table:formula="of:=[.A1216]+1" office:value-type="float" office:value="202" calcext:value-type="float">
            <text:p>202</text:p>
          </table:table-cell>
          <table:table-cell table:formula="of:=IF([.A1222]&gt;=0;(1+SIN(15+5*[.A1222]/[.$B$6]))/2;[.B1216]-3600)" office:value-type="float" office:value="0.594647481634903" calcext:value-type="float">
            <text:p>0.5946474816</text:p>
          </table:table-cell>
          <table:table-cell table:number-columns-repeated="2"/>
        </table:table-row>
        <table:table-row table:style-name="ro1">
          <table:table-cell table:formula="of:=[.A1217]+1" office:value-type="float" office:value="202" calcext:value-type="float">
            <text:p>202</text:p>
          </table:table-cell>
          <table:table-cell table:formula="of:=IF([.A1223]&gt;=0;(1+SIN(15+5*[.A1223]/[.$B$6]))/2;[.B1217]-3600)" office:value-type="float" office:value="0.594647481634903" calcext:value-type="float">
            <text:p>0.5946474816</text:p>
          </table:table-cell>
          <table:table-cell table:number-columns-repeated="2"/>
        </table:table-row>
        <table:table-row table:style-name="ro1">
          <table:table-cell table:formula="of:=[.A1218]+1" office:value-type="float" office:value="202" calcext:value-type="float">
            <text:p>202</text:p>
          </table:table-cell>
          <table:table-cell table:formula="of:=IF([.A1224]&gt;=0;(1+SIN(15+5*[.A1224]/[.$B$6]))/2;[.B1218]-3600)" office:value-type="float" office:value="0.594647481634903" calcext:value-type="float">
            <text:p>0.594647481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25]&gt;=0;(1+SIN(15+5*[.A1225]/[.$B$6]))/2;[.B1219]-3600)" office:value-type="float" office:value="1438574400" calcext:value-type="float">
            <text:p>1438574400</text:p>
          </table:table-cell>
          <table:table-cell table:number-columns-repeated="2"/>
        </table:table-row>
        <table:table-row table:style-name="ro1">
          <table:table-cell table:formula="of:=[.A1220]+1" office:value-type="float" office:value="203" calcext:value-type="float">
            <text:p>203</text:p>
          </table:table-cell>
          <table:table-cell table:formula="of:=IF([.A1226]&gt;=0;(1+SIN(15+5*[.A1226]/[.$B$6]))/2;[.B1220]-3600)" office:value-type="float" office:value="0.604447100870371" calcext:value-type="float">
            <text:p>0.6044471009</text:p>
          </table:table-cell>
          <table:table-cell table:number-columns-repeated="2"/>
        </table:table-row>
        <table:table-row table:style-name="ro1">
          <table:table-cell table:formula="of:=[.A1221]+1" office:value-type="float" office:value="203" calcext:value-type="float">
            <text:p>203</text:p>
          </table:table-cell>
          <table:table-cell table:formula="of:=IF([.A1227]&gt;=0;(1+SIN(15+5*[.A1227]/[.$B$6]))/2;[.B1221]-3600)" office:value-type="float" office:value="0.604447100870371" calcext:value-type="float">
            <text:p>0.6044471009</text:p>
          </table:table-cell>
          <table:table-cell table:number-columns-repeated="2"/>
        </table:table-row>
        <table:table-row table:style-name="ro1">
          <table:table-cell table:formula="of:=[.A1222]+1" office:value-type="float" office:value="203" calcext:value-type="float">
            <text:p>203</text:p>
          </table:table-cell>
          <table:table-cell table:formula="of:=IF([.A1228]&gt;=0;(1+SIN(15+5*[.A1228]/[.$B$6]))/2;[.B1222]-3600)" office:value-type="float" office:value="0.604447100870371" calcext:value-type="float">
            <text:p>0.6044471009</text:p>
          </table:table-cell>
          <table:table-cell table:number-columns-repeated="2"/>
        </table:table-row>
        <table:table-row table:style-name="ro1">
          <table:table-cell table:formula="of:=[.A1223]+1" office:value-type="float" office:value="203" calcext:value-type="float">
            <text:p>203</text:p>
          </table:table-cell>
          <table:table-cell table:formula="of:=IF([.A1229]&gt;=0;(1+SIN(15+5*[.A1229]/[.$B$6]))/2;[.B1223]-3600)" office:value-type="float" office:value="0.604447100870371" calcext:value-type="float">
            <text:p>0.6044471009</text:p>
          </table:table-cell>
          <table:table-cell table:number-columns-repeated="2"/>
        </table:table-row>
        <table:table-row table:style-name="ro1">
          <table:table-cell table:formula="of:=[.A1224]+1" office:value-type="float" office:value="203" calcext:value-type="float">
            <text:p>203</text:p>
          </table:table-cell>
          <table:table-cell table:formula="of:=IF([.A1230]&gt;=0;(1+SIN(15+5*[.A1230]/[.$B$6]))/2;[.B1224]-3600)" office:value-type="float" office:value="0.604447100870371" calcext:value-type="float">
            <text:p>0.604447100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31]&gt;=0;(1+SIN(15+5*[.A1231]/[.$B$6]))/2;[.B1225]-3600)" office:value-type="float" office:value="1438570800" calcext:value-type="float">
            <text:p>1438570800</text:p>
          </table:table-cell>
          <table:table-cell table:number-columns-repeated="2"/>
        </table:table-row>
        <table:table-row table:style-name="ro1">
          <table:table-cell table:formula="of:=[.A1226]+1" office:value-type="float" office:value="204" calcext:value-type="float">
            <text:p>204</text:p>
          </table:table-cell>
          <table:table-cell table:formula="of:=IF([.A1232]&gt;=0;(1+SIN(15+5*[.A1232]/[.$B$6]))/2;[.B1226]-3600)" office:value-type="float" office:value="0.6142049426581" calcext:value-type="float">
            <text:p>0.6142049427</text:p>
          </table:table-cell>
          <table:table-cell table:number-columns-repeated="2"/>
        </table:table-row>
        <table:table-row table:style-name="ro1">
          <table:table-cell table:formula="of:=[.A1227]+1" office:value-type="float" office:value="204" calcext:value-type="float">
            <text:p>204</text:p>
          </table:table-cell>
          <table:table-cell table:formula="of:=IF([.A1233]&gt;=0;(1+SIN(15+5*[.A1233]/[.$B$6]))/2;[.B1227]-3600)" office:value-type="float" office:value="0.6142049426581" calcext:value-type="float">
            <text:p>0.6142049427</text:p>
          </table:table-cell>
          <table:table-cell table:number-columns-repeated="2"/>
        </table:table-row>
        <table:table-row table:style-name="ro1">
          <table:table-cell table:formula="of:=[.A1228]+1" office:value-type="float" office:value="204" calcext:value-type="float">
            <text:p>204</text:p>
          </table:table-cell>
          <table:table-cell table:formula="of:=IF([.A1234]&gt;=0;(1+SIN(15+5*[.A1234]/[.$B$6]))/2;[.B1228]-3600)" office:value-type="float" office:value="0.6142049426581" calcext:value-type="float">
            <text:p>0.6142049427</text:p>
          </table:table-cell>
          <table:table-cell table:number-columns-repeated="2"/>
        </table:table-row>
        <table:table-row table:style-name="ro1">
          <table:table-cell table:formula="of:=[.A1229]+1" office:value-type="float" office:value="204" calcext:value-type="float">
            <text:p>204</text:p>
          </table:table-cell>
          <table:table-cell table:formula="of:=IF([.A1235]&gt;=0;(1+SIN(15+5*[.A1235]/[.$B$6]))/2;[.B1229]-3600)" office:value-type="float" office:value="0.6142049426581" calcext:value-type="float">
            <text:p>0.6142049427</text:p>
          </table:table-cell>
          <table:table-cell table:number-columns-repeated="2"/>
        </table:table-row>
        <table:table-row table:style-name="ro1">
          <table:table-cell table:formula="of:=[.A1230]+1" office:value-type="float" office:value="204" calcext:value-type="float">
            <text:p>204</text:p>
          </table:table-cell>
          <table:table-cell table:formula="of:=IF([.A1236]&gt;=0;(1+SIN(15+5*[.A1236]/[.$B$6]))/2;[.B1230]-3600)" office:value-type="float" office:value="0.6142049426581" calcext:value-type="float">
            <text:p>0.614204942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37]&gt;=0;(1+SIN(15+5*[.A1237]/[.$B$6]))/2;[.B1231]-3600)" office:value-type="float" office:value="1438567200" calcext:value-type="float">
            <text:p>1438567200</text:p>
          </table:table-cell>
          <table:table-cell table:number-columns-repeated="2"/>
        </table:table-row>
        <table:table-row table:style-name="ro1">
          <table:table-cell table:formula="of:=[.A1232]+1" office:value-type="float" office:value="205" calcext:value-type="float">
            <text:p>205</text:p>
          </table:table-cell>
          <table:table-cell table:formula="of:=IF([.A1238]&gt;=0;(1+SIN(15+5*[.A1238]/[.$B$6]))/2;[.B1232]-3600)" office:value-type="float" office:value="0.62391710399148" calcext:value-type="float">
            <text:p>0.623917104</text:p>
          </table:table-cell>
          <table:table-cell table:number-columns-repeated="2"/>
        </table:table-row>
        <table:table-row table:style-name="ro1">
          <table:table-cell table:formula="of:=[.A1233]+1" office:value-type="float" office:value="205" calcext:value-type="float">
            <text:p>205</text:p>
          </table:table-cell>
          <table:table-cell table:formula="of:=IF([.A1239]&gt;=0;(1+SIN(15+5*[.A1239]/[.$B$6]))/2;[.B1233]-3600)" office:value-type="float" office:value="0.62391710399148" calcext:value-type="float">
            <text:p>0.623917104</text:p>
          </table:table-cell>
          <table:table-cell table:number-columns-repeated="2"/>
        </table:table-row>
        <table:table-row table:style-name="ro1">
          <table:table-cell table:formula="of:=[.A1234]+1" office:value-type="float" office:value="205" calcext:value-type="float">
            <text:p>205</text:p>
          </table:table-cell>
          <table:table-cell table:formula="of:=IF([.A1240]&gt;=0;(1+SIN(15+5*[.A1240]/[.$B$6]))/2;[.B1234]-3600)" office:value-type="float" office:value="0.62391710399148" calcext:value-type="float">
            <text:p>0.623917104</text:p>
          </table:table-cell>
          <table:table-cell table:number-columns-repeated="2"/>
        </table:table-row>
        <table:table-row table:style-name="ro1">
          <table:table-cell table:formula="of:=[.A1235]+1" office:value-type="float" office:value="205" calcext:value-type="float">
            <text:p>205</text:p>
          </table:table-cell>
          <table:table-cell table:formula="of:=IF([.A1241]&gt;=0;(1+SIN(15+5*[.A1241]/[.$B$6]))/2;[.B1235]-3600)" office:value-type="float" office:value="0.62391710399148" calcext:value-type="float">
            <text:p>0.623917104</text:p>
          </table:table-cell>
          <table:table-cell table:number-columns-repeated="2"/>
        </table:table-row>
        <table:table-row table:style-name="ro1">
          <table:table-cell table:formula="of:=[.A1236]+1" office:value-type="float" office:value="205" calcext:value-type="float">
            <text:p>205</text:p>
          </table:table-cell>
          <table:table-cell table:formula="of:=IF([.A1242]&gt;=0;(1+SIN(15+5*[.A1242]/[.$B$6]))/2;[.B1236]-3600)" office:value-type="float" office:value="0.62391710399148" calcext:value-type="float">
            <text:p>0.62391710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43]&gt;=0;(1+SIN(15+5*[.A1243]/[.$B$6]))/2;[.B1237]-3600)" office:value-type="float" office:value="1438563600" calcext:value-type="float">
            <text:p>1438563600</text:p>
          </table:table-cell>
          <table:table-cell table:number-columns-repeated="2"/>
        </table:table-row>
        <table:table-row table:style-name="ro1">
          <table:table-cell table:formula="of:=[.A1238]+1" office:value-type="float" office:value="206" calcext:value-type="float">
            <text:p>206</text:p>
          </table:table-cell>
          <table:table-cell table:formula="of:=IF([.A1244]&gt;=0;(1+SIN(15+5*[.A1244]/[.$B$6]))/2;[.B1238]-3600)" office:value-type="float" office:value="0.633579700135468" calcext:value-type="float">
            <text:p>0.6335797001</text:p>
          </table:table-cell>
          <table:table-cell table:number-columns-repeated="2"/>
        </table:table-row>
        <table:table-row table:style-name="ro1">
          <table:table-cell table:formula="of:=[.A1239]+1" office:value-type="float" office:value="206" calcext:value-type="float">
            <text:p>206</text:p>
          </table:table-cell>
          <table:table-cell table:formula="of:=IF([.A1245]&gt;=0;(1+SIN(15+5*[.A1245]/[.$B$6]))/2;[.B1239]-3600)" office:value-type="float" office:value="0.633579700135468" calcext:value-type="float">
            <text:p>0.6335797001</text:p>
          </table:table-cell>
          <table:table-cell table:number-columns-repeated="2"/>
        </table:table-row>
        <table:table-row table:style-name="ro1">
          <table:table-cell table:formula="of:=[.A1240]+1" office:value-type="float" office:value="206" calcext:value-type="float">
            <text:p>206</text:p>
          </table:table-cell>
          <table:table-cell table:formula="of:=IF([.A1246]&gt;=0;(1+SIN(15+5*[.A1246]/[.$B$6]))/2;[.B1240]-3600)" office:value-type="float" office:value="0.633579700135468" calcext:value-type="float">
            <text:p>0.6335797001</text:p>
          </table:table-cell>
          <table:table-cell table:number-columns-repeated="2"/>
        </table:table-row>
        <table:table-row table:style-name="ro1">
          <table:table-cell table:formula="of:=[.A1241]+1" office:value-type="float" office:value="206" calcext:value-type="float">
            <text:p>206</text:p>
          </table:table-cell>
          <table:table-cell table:formula="of:=IF([.A1247]&gt;=0;(1+SIN(15+5*[.A1247]/[.$B$6]))/2;[.B1241]-3600)" office:value-type="float" office:value="0.633579700135468" calcext:value-type="float">
            <text:p>0.6335797001</text:p>
          </table:table-cell>
          <table:table-cell table:number-columns-repeated="2"/>
        </table:table-row>
        <table:table-row table:style-name="ro1">
          <table:table-cell table:formula="of:=[.A1242]+1" office:value-type="float" office:value="206" calcext:value-type="float">
            <text:p>206</text:p>
          </table:table-cell>
          <table:table-cell table:formula="of:=IF([.A1248]&gt;=0;(1+SIN(15+5*[.A1248]/[.$B$6]))/2;[.B1242]-3600)" office:value-type="float" office:value="0.633579700135468" calcext:value-type="float">
            <text:p>0.633579700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49]&gt;=0;(1+SIN(15+5*[.A1249]/[.$B$6]))/2;[.B1243]-3600)" office:value-type="float" office:value="1438560000" calcext:value-type="float">
            <text:p>1438560000</text:p>
          </table:table-cell>
          <table:table-cell table:number-columns-repeated="2"/>
        </table:table-row>
        <table:table-row table:style-name="ro1">
          <table:table-cell table:formula="of:=[.A1244]+1" office:value-type="float" office:value="207" calcext:value-type="float">
            <text:p>207</text:p>
          </table:table-cell>
          <table:table-cell table:formula="of:=IF([.A1250]&gt;=0;(1+SIN(15+5*[.A1250]/[.$B$6]))/2;[.B1244]-3600)" office:value-type="float" office:value="0.64318886618044" calcext:value-type="float">
            <text:p>0.6431888662</text:p>
          </table:table-cell>
          <table:table-cell table:number-columns-repeated="2"/>
        </table:table-row>
        <table:table-row table:style-name="ro1">
          <table:table-cell table:formula="of:=[.A1245]+1" office:value-type="float" office:value="207" calcext:value-type="float">
            <text:p>207</text:p>
          </table:table-cell>
          <table:table-cell table:formula="of:=IF([.A1251]&gt;=0;(1+SIN(15+5*[.A1251]/[.$B$6]))/2;[.B1245]-3600)" office:value-type="float" office:value="0.64318886618044" calcext:value-type="float">
            <text:p>0.6431888662</text:p>
          </table:table-cell>
          <table:table-cell table:number-columns-repeated="2"/>
        </table:table-row>
        <table:table-row table:style-name="ro1">
          <table:table-cell table:formula="of:=[.A1246]+1" office:value-type="float" office:value="207" calcext:value-type="float">
            <text:p>207</text:p>
          </table:table-cell>
          <table:table-cell table:formula="of:=IF([.A1252]&gt;=0;(1+SIN(15+5*[.A1252]/[.$B$6]))/2;[.B1246]-3600)" office:value-type="float" office:value="0.64318886618044" calcext:value-type="float">
            <text:p>0.6431888662</text:p>
          </table:table-cell>
          <table:table-cell table:number-columns-repeated="2"/>
        </table:table-row>
        <table:table-row table:style-name="ro1">
          <table:table-cell table:formula="of:=[.A1247]+1" office:value-type="float" office:value="207" calcext:value-type="float">
            <text:p>207</text:p>
          </table:table-cell>
          <table:table-cell table:formula="of:=IF([.A1253]&gt;=0;(1+SIN(15+5*[.A1253]/[.$B$6]))/2;[.B1247]-3600)" office:value-type="float" office:value="0.64318886618044" calcext:value-type="float">
            <text:p>0.6431888662</text:p>
          </table:table-cell>
          <table:table-cell table:number-columns-repeated="2"/>
        </table:table-row>
        <table:table-row table:style-name="ro1">
          <table:table-cell table:formula="of:=[.A1248]+1" office:value-type="float" office:value="207" calcext:value-type="float">
            <text:p>207</text:p>
          </table:table-cell>
          <table:table-cell table:formula="of:=IF([.A1254]&gt;=0;(1+SIN(15+5*[.A1254]/[.$B$6]))/2;[.B1248]-3600)" office:value-type="float" office:value="0.64318886618044" calcext:value-type="float">
            <text:p>0.643188866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55]&gt;=0;(1+SIN(15+5*[.A1255]/[.$B$6]))/2;[.B1249]-3600)" office:value-type="float" office:value="1438556400" calcext:value-type="float">
            <text:p>1438556400</text:p>
          </table:table-cell>
          <table:table-cell table:number-columns-repeated="2"/>
        </table:table-row>
        <table:table-row table:style-name="ro1">
          <table:table-cell table:formula="of:=[.A1250]+1" office:value-type="float" office:value="208" calcext:value-type="float">
            <text:p>208</text:p>
          </table:table-cell>
          <table:table-cell table:formula="of:=IF([.A1256]&gt;=0;(1+SIN(15+5*[.A1256]/[.$B$6]))/2;[.B1250]-3600)" office:value-type="float" office:value="0.652740758588099" calcext:value-type="float">
            <text:p>0.6527407586</text:p>
          </table:table-cell>
          <table:table-cell table:number-columns-repeated="2"/>
        </table:table-row>
        <table:table-row table:style-name="ro1">
          <table:table-cell table:formula="of:=[.A1251]+1" office:value-type="float" office:value="208" calcext:value-type="float">
            <text:p>208</text:p>
          </table:table-cell>
          <table:table-cell table:formula="of:=IF([.A1257]&gt;=0;(1+SIN(15+5*[.A1257]/[.$B$6]))/2;[.B1251]-3600)" office:value-type="float" office:value="0.652740758588099" calcext:value-type="float">
            <text:p>0.6527407586</text:p>
          </table:table-cell>
          <table:table-cell table:number-columns-repeated="2"/>
        </table:table-row>
        <table:table-row table:style-name="ro1">
          <table:table-cell table:formula="of:=[.A1252]+1" office:value-type="float" office:value="208" calcext:value-type="float">
            <text:p>208</text:p>
          </table:table-cell>
          <table:table-cell table:formula="of:=IF([.A1258]&gt;=0;(1+SIN(15+5*[.A1258]/[.$B$6]))/2;[.B1252]-3600)" office:value-type="float" office:value="0.652740758588099" calcext:value-type="float">
            <text:p>0.6527407586</text:p>
          </table:table-cell>
          <table:table-cell table:number-columns-repeated="2"/>
        </table:table-row>
        <table:table-row table:style-name="ro1">
          <table:table-cell table:formula="of:=[.A1253]+1" office:value-type="float" office:value="208" calcext:value-type="float">
            <text:p>208</text:p>
          </table:table-cell>
          <table:table-cell table:formula="of:=IF([.A1259]&gt;=0;(1+SIN(15+5*[.A1259]/[.$B$6]))/2;[.B1253]-3600)" office:value-type="float" office:value="0.652740758588099" calcext:value-type="float">
            <text:p>0.6527407586</text:p>
          </table:table-cell>
          <table:table-cell table:number-columns-repeated="2"/>
        </table:table-row>
        <table:table-row table:style-name="ro1">
          <table:table-cell table:formula="of:=[.A1254]+1" office:value-type="float" office:value="208" calcext:value-type="float">
            <text:p>208</text:p>
          </table:table-cell>
          <table:table-cell table:formula="of:=IF([.A1260]&gt;=0;(1+SIN(15+5*[.A1260]/[.$B$6]))/2;[.B1254]-3600)" office:value-type="float" office:value="0.652740758588099" calcext:value-type="float">
            <text:p>0.652740758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61]&gt;=0;(1+SIN(15+5*[.A1261]/[.$B$6]))/2;[.B1255]-3600)" office:value-type="float" office:value="1438552800" calcext:value-type="float">
            <text:p>1438552800</text:p>
          </table:table-cell>
          <table:table-cell table:number-columns-repeated="2"/>
        </table:table-row>
        <table:table-row table:style-name="ro1">
          <table:table-cell table:formula="of:=[.A1256]+1" office:value-type="float" office:value="209" calcext:value-type="float">
            <text:p>209</text:p>
          </table:table-cell>
          <table:table-cell table:formula="of:=IF([.A1262]&gt;=0;(1+SIN(15+5*[.A1262]/[.$B$6]))/2;[.B1256]-3600)" office:value-type="float" office:value="0.66223155672884" calcext:value-type="float">
            <text:p>0.6622315567</text:p>
          </table:table-cell>
          <table:table-cell table:number-columns-repeated="2"/>
        </table:table-row>
        <table:table-row table:style-name="ro1">
          <table:table-cell table:formula="of:=[.A1257]+1" office:value-type="float" office:value="209" calcext:value-type="float">
            <text:p>209</text:p>
          </table:table-cell>
          <table:table-cell table:formula="of:=IF([.A1263]&gt;=0;(1+SIN(15+5*[.A1263]/[.$B$6]))/2;[.B1257]-3600)" office:value-type="float" office:value="0.66223155672884" calcext:value-type="float">
            <text:p>0.6622315567</text:p>
          </table:table-cell>
          <table:table-cell table:number-columns-repeated="2"/>
        </table:table-row>
        <table:table-row table:style-name="ro1">
          <table:table-cell table:formula="of:=[.A1258]+1" office:value-type="float" office:value="209" calcext:value-type="float">
            <text:p>209</text:p>
          </table:table-cell>
          <table:table-cell table:formula="of:=IF([.A1264]&gt;=0;(1+SIN(15+5*[.A1264]/[.$B$6]))/2;[.B1258]-3600)" office:value-type="float" office:value="0.66223155672884" calcext:value-type="float">
            <text:p>0.6622315567</text:p>
          </table:table-cell>
          <table:table-cell table:number-columns-repeated="2"/>
        </table:table-row>
        <table:table-row table:style-name="ro1">
          <table:table-cell table:formula="of:=[.A1259]+1" office:value-type="float" office:value="209" calcext:value-type="float">
            <text:p>209</text:p>
          </table:table-cell>
          <table:table-cell table:formula="of:=IF([.A1265]&gt;=0;(1+SIN(15+5*[.A1265]/[.$B$6]))/2;[.B1259]-3600)" office:value-type="float" office:value="0.66223155672884" calcext:value-type="float">
            <text:p>0.6622315567</text:p>
          </table:table-cell>
          <table:table-cell table:number-columns-repeated="2"/>
        </table:table-row>
        <table:table-row table:style-name="ro1">
          <table:table-cell table:formula="of:=[.A1260]+1" office:value-type="float" office:value="209" calcext:value-type="float">
            <text:p>209</text:p>
          </table:table-cell>
          <table:table-cell table:formula="of:=IF([.A1266]&gt;=0;(1+SIN(15+5*[.A1266]/[.$B$6]))/2;[.B1260]-3600)" office:value-type="float" office:value="0.66223155672884" calcext:value-type="float">
            <text:p>0.662231556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67]&gt;=0;(1+SIN(15+5*[.A1267]/[.$B$6]))/2;[.B1261]-3600)" office:value-type="float" office:value="1438549200" calcext:value-type="float">
            <text:p>1438549200</text:p>
          </table:table-cell>
          <table:table-cell table:number-columns-repeated="2"/>
        </table:table-row>
        <table:table-row table:style-name="ro1">
          <table:table-cell table:formula="of:=[.A1262]+1" office:value-type="float" office:value="210" calcext:value-type="float">
            <text:p>210</text:p>
          </table:table-cell>
          <table:table-cell table:formula="of:=IF([.A1268]&gt;=0;(1+SIN(15+5*[.A1268]/[.$B$6]))/2;[.B1262]-3600)" office:value-type="float" office:value="0.671657464409948" calcext:value-type="float">
            <text:p>0.6716574644</text:p>
          </table:table-cell>
          <table:table-cell table:number-columns-repeated="2"/>
        </table:table-row>
        <table:table-row table:style-name="ro1">
          <table:table-cell table:formula="of:=[.A1263]+1" office:value-type="float" office:value="210" calcext:value-type="float">
            <text:p>210</text:p>
          </table:table-cell>
          <table:table-cell table:formula="of:=IF([.A1269]&gt;=0;(1+SIN(15+5*[.A1269]/[.$B$6]))/2;[.B1263]-3600)" office:value-type="float" office:value="0.671657464409948" calcext:value-type="float">
            <text:p>0.6716574644</text:p>
          </table:table-cell>
          <table:table-cell table:number-columns-repeated="2"/>
        </table:table-row>
        <table:table-row table:style-name="ro1">
          <table:table-cell table:formula="of:=[.A1264]+1" office:value-type="float" office:value="210" calcext:value-type="float">
            <text:p>210</text:p>
          </table:table-cell>
          <table:table-cell table:formula="of:=IF([.A1270]&gt;=0;(1+SIN(15+5*[.A1270]/[.$B$6]))/2;[.B1264]-3600)" office:value-type="float" office:value="0.671657464409948" calcext:value-type="float">
            <text:p>0.6716574644</text:p>
          </table:table-cell>
          <table:table-cell table:number-columns-repeated="2"/>
        </table:table-row>
        <table:table-row table:style-name="ro1">
          <table:table-cell table:formula="of:=[.A1265]+1" office:value-type="float" office:value="210" calcext:value-type="float">
            <text:p>210</text:p>
          </table:table-cell>
          <table:table-cell table:formula="of:=IF([.A1271]&gt;=0;(1+SIN(15+5*[.A1271]/[.$B$6]))/2;[.B1265]-3600)" office:value-type="float" office:value="0.671657464409948" calcext:value-type="float">
            <text:p>0.6716574644</text:p>
          </table:table-cell>
          <table:table-cell table:number-columns-repeated="2"/>
        </table:table-row>
        <table:table-row table:style-name="ro1">
          <table:table-cell table:formula="of:=[.A1266]+1" office:value-type="float" office:value="210" calcext:value-type="float">
            <text:p>210</text:p>
          </table:table-cell>
          <table:table-cell table:formula="of:=IF([.A1272]&gt;=0;(1+SIN(15+5*[.A1272]/[.$B$6]))/2;[.B1266]-3600)" office:value-type="float" office:value="0.671657464409948" calcext:value-type="float">
            <text:p>0.671657464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73]&gt;=0;(1+SIN(15+5*[.A1273]/[.$B$6]))/2;[.B1267]-3600)" office:value-type="float" office:value="1438545600" calcext:value-type="float">
            <text:p>1438545600</text:p>
          </table:table-cell>
          <table:table-cell table:number-columns-repeated="2"/>
        </table:table-row>
        <table:table-row table:style-name="ro1">
          <table:table-cell table:formula="of:=[.A1268]+1" office:value-type="float" office:value="211" calcext:value-type="float">
            <text:p>211</text:p>
          </table:table-cell>
          <table:table-cell table:formula="of:=IF([.A1274]&gt;=0;(1+SIN(15+5*[.A1274]/[.$B$6]))/2;[.B1268]-3600)" office:value-type="float" office:value="0.681014711394027" calcext:value-type="float">
            <text:p>0.6810147114</text:p>
          </table:table-cell>
          <table:table-cell table:number-columns-repeated="2"/>
        </table:table-row>
        <table:table-row table:style-name="ro1">
          <table:table-cell table:formula="of:=[.A1269]+1" office:value-type="float" office:value="211" calcext:value-type="float">
            <text:p>211</text:p>
          </table:table-cell>
          <table:table-cell table:formula="of:=IF([.A1275]&gt;=0;(1+SIN(15+5*[.A1275]/[.$B$6]))/2;[.B1269]-3600)" office:value-type="float" office:value="0.681014711394027" calcext:value-type="float">
            <text:p>0.6810147114</text:p>
          </table:table-cell>
          <table:table-cell table:number-columns-repeated="2"/>
        </table:table-row>
        <table:table-row table:style-name="ro1">
          <table:table-cell table:formula="of:=[.A1270]+1" office:value-type="float" office:value="211" calcext:value-type="float">
            <text:p>211</text:p>
          </table:table-cell>
          <table:table-cell table:formula="of:=IF([.A1276]&gt;=0;(1+SIN(15+5*[.A1276]/[.$B$6]))/2;[.B1270]-3600)" office:value-type="float" office:value="0.681014711394027" calcext:value-type="float">
            <text:p>0.6810147114</text:p>
          </table:table-cell>
          <table:table-cell table:number-columns-repeated="2"/>
        </table:table-row>
        <table:table-row table:style-name="ro1">
          <table:table-cell table:formula="of:=[.A1271]+1" office:value-type="float" office:value="211" calcext:value-type="float">
            <text:p>211</text:p>
          </table:table-cell>
          <table:table-cell table:formula="of:=IF([.A1277]&gt;=0;(1+SIN(15+5*[.A1277]/[.$B$6]))/2;[.B1271]-3600)" office:value-type="float" office:value="0.681014711394027" calcext:value-type="float">
            <text:p>0.6810147114</text:p>
          </table:table-cell>
          <table:table-cell table:number-columns-repeated="2"/>
        </table:table-row>
        <table:table-row table:style-name="ro1">
          <table:table-cell table:formula="of:=[.A1272]+1" office:value-type="float" office:value="211" calcext:value-type="float">
            <text:p>211</text:p>
          </table:table-cell>
          <table:table-cell table:formula="of:=IF([.A1278]&gt;=0;(1+SIN(15+5*[.A1278]/[.$B$6]))/2;[.B1272]-3600)" office:value-type="float" office:value="0.681014711394027" calcext:value-type="float">
            <text:p>0.681014711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79]&gt;=0;(1+SIN(15+5*[.A1279]/[.$B$6]))/2;[.B1273]-3600)" office:value-type="float" office:value="1438542000" calcext:value-type="float">
            <text:p>1438542000</text:p>
          </table:table-cell>
          <table:table-cell table:number-columns-repeated="2"/>
        </table:table-row>
        <table:table-row table:style-name="ro1">
          <table:table-cell table:formula="of:=[.A1274]+1" office:value-type="float" office:value="212" calcext:value-type="float">
            <text:p>212</text:p>
          </table:table-cell>
          <table:table-cell table:formula="of:=IF([.A1280]&gt;=0;(1+SIN(15+5*[.A1280]/[.$B$6]))/2;[.B1274]-3600)" office:value-type="float" office:value="0.690299554907048" calcext:value-type="float">
            <text:p>0.6902995549</text:p>
          </table:table-cell>
          <table:table-cell table:number-columns-repeated="2"/>
        </table:table-row>
        <table:table-row table:style-name="ro1">
          <table:table-cell table:formula="of:=[.A1275]+1" office:value-type="float" office:value="212" calcext:value-type="float">
            <text:p>212</text:p>
          </table:table-cell>
          <table:table-cell table:formula="of:=IF([.A1281]&gt;=0;(1+SIN(15+5*[.A1281]/[.$B$6]))/2;[.B1275]-3600)" office:value-type="float" office:value="0.690299554907048" calcext:value-type="float">
            <text:p>0.6902995549</text:p>
          </table:table-cell>
          <table:table-cell table:number-columns-repeated="2"/>
        </table:table-row>
        <table:table-row table:style-name="ro1">
          <table:table-cell table:formula="of:=[.A1276]+1" office:value-type="float" office:value="212" calcext:value-type="float">
            <text:p>212</text:p>
          </table:table-cell>
          <table:table-cell table:formula="of:=IF([.A1282]&gt;=0;(1+SIN(15+5*[.A1282]/[.$B$6]))/2;[.B1276]-3600)" office:value-type="float" office:value="0.690299554907048" calcext:value-type="float">
            <text:p>0.6902995549</text:p>
          </table:table-cell>
          <table:table-cell table:number-columns-repeated="2"/>
        </table:table-row>
        <table:table-row table:style-name="ro1">
          <table:table-cell table:formula="of:=[.A1277]+1" office:value-type="float" office:value="212" calcext:value-type="float">
            <text:p>212</text:p>
          </table:table-cell>
          <table:table-cell table:formula="of:=IF([.A1283]&gt;=0;(1+SIN(15+5*[.A1283]/[.$B$6]))/2;[.B1277]-3600)" office:value-type="float" office:value="0.690299554907048" calcext:value-type="float">
            <text:p>0.6902995549</text:p>
          </table:table-cell>
          <table:table-cell table:number-columns-repeated="2"/>
        </table:table-row>
        <table:table-row table:style-name="ro1">
          <table:table-cell table:formula="of:=[.A1278]+1" office:value-type="float" office:value="212" calcext:value-type="float">
            <text:p>212</text:p>
          </table:table-cell>
          <table:table-cell table:formula="of:=IF([.A1284]&gt;=0;(1+SIN(15+5*[.A1284]/[.$B$6]))/2;[.B1278]-3600)" office:value-type="float" office:value="0.690299554907048" calcext:value-type="float">
            <text:p>0.690299554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85]&gt;=0;(1+SIN(15+5*[.A1285]/[.$B$6]))/2;[.B1279]-3600)" office:value-type="float" office:value="1438538400" calcext:value-type="float">
            <text:p>1438538400</text:p>
          </table:table-cell>
          <table:table-cell table:number-columns-repeated="2"/>
        </table:table-row>
        <table:table-row table:style-name="ro1">
          <table:table-cell table:formula="of:=[.A1280]+1" office:value-type="float" office:value="213" calcext:value-type="float">
            <text:p>213</text:p>
          </table:table-cell>
          <table:table-cell table:formula="of:=IF([.A1286]&gt;=0;(1+SIN(15+5*[.A1286]/[.$B$6]))/2;[.B1280]-3600)" office:value-type="float" office:value="0.699508281135396" calcext:value-type="float">
            <text:p>0.6995082811</text:p>
          </table:table-cell>
          <table:table-cell table:number-columns-repeated="2"/>
        </table:table-row>
        <table:table-row table:style-name="ro1">
          <table:table-cell table:formula="of:=[.A1281]+1" office:value-type="float" office:value="213" calcext:value-type="float">
            <text:p>213</text:p>
          </table:table-cell>
          <table:table-cell table:formula="of:=IF([.A1287]&gt;=0;(1+SIN(15+5*[.A1287]/[.$B$6]))/2;[.B1281]-3600)" office:value-type="float" office:value="0.699508281135396" calcext:value-type="float">
            <text:p>0.6995082811</text:p>
          </table:table-cell>
          <table:table-cell table:number-columns-repeated="2"/>
        </table:table-row>
        <table:table-row table:style-name="ro1">
          <table:table-cell table:formula="of:=[.A1282]+1" office:value-type="float" office:value="213" calcext:value-type="float">
            <text:p>213</text:p>
          </table:table-cell>
          <table:table-cell table:formula="of:=IF([.A1288]&gt;=0;(1+SIN(15+5*[.A1288]/[.$B$6]))/2;[.B1282]-3600)" office:value-type="float" office:value="0.699508281135396" calcext:value-type="float">
            <text:p>0.6995082811</text:p>
          </table:table-cell>
          <table:table-cell table:number-columns-repeated="2"/>
        </table:table-row>
        <table:table-row table:style-name="ro1">
          <table:table-cell table:formula="of:=[.A1283]+1" office:value-type="float" office:value="213" calcext:value-type="float">
            <text:p>213</text:p>
          </table:table-cell>
          <table:table-cell table:formula="of:=IF([.A1289]&gt;=0;(1+SIN(15+5*[.A1289]/[.$B$6]))/2;[.B1283]-3600)" office:value-type="float" office:value="0.699508281135396" calcext:value-type="float">
            <text:p>0.6995082811</text:p>
          </table:table-cell>
          <table:table-cell table:number-columns-repeated="2"/>
        </table:table-row>
        <table:table-row table:style-name="ro1">
          <table:table-cell table:formula="of:=[.A1284]+1" office:value-type="float" office:value="213" calcext:value-type="float">
            <text:p>213</text:p>
          </table:table-cell>
          <table:table-cell table:formula="of:=IF([.A1290]&gt;=0;(1+SIN(15+5*[.A1290]/[.$B$6]))/2;[.B1284]-3600)" office:value-type="float" office:value="0.699508281135396" calcext:value-type="float">
            <text:p>0.699508281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91]&gt;=0;(1+SIN(15+5*[.A1291]/[.$B$6]))/2;[.B1285]-3600)" office:value-type="float" office:value="1438534800" calcext:value-type="float">
            <text:p>1438534800</text:p>
          </table:table-cell>
          <table:table-cell table:number-columns-repeated="2"/>
        </table:table-row>
        <table:table-row table:style-name="ro1">
          <table:table-cell table:formula="of:=[.A1286]+1" office:value-type="float" office:value="214" calcext:value-type="float">
            <text:p>214</text:p>
          </table:table-cell>
          <table:table-cell table:formula="of:=IF([.A1292]&gt;=0;(1+SIN(15+5*[.A1292]/[.$B$6]))/2;[.B1286]-3600)" office:value-type="float" office:value="0.708637206711368" calcext:value-type="float">
            <text:p>0.7086372067</text:p>
          </table:table-cell>
          <table:table-cell table:number-columns-repeated="2"/>
        </table:table-row>
        <table:table-row table:style-name="ro1">
          <table:table-cell table:formula="of:=[.A1287]+1" office:value-type="float" office:value="214" calcext:value-type="float">
            <text:p>214</text:p>
          </table:table-cell>
          <table:table-cell table:formula="of:=IF([.A1293]&gt;=0;(1+SIN(15+5*[.A1293]/[.$B$6]))/2;[.B1287]-3600)" office:value-type="float" office:value="0.708637206711368" calcext:value-type="float">
            <text:p>0.7086372067</text:p>
          </table:table-cell>
          <table:table-cell table:number-columns-repeated="2"/>
        </table:table-row>
        <table:table-row table:style-name="ro1">
          <table:table-cell table:formula="of:=[.A1288]+1" office:value-type="float" office:value="214" calcext:value-type="float">
            <text:p>214</text:p>
          </table:table-cell>
          <table:table-cell table:formula="of:=IF([.A1294]&gt;=0;(1+SIN(15+5*[.A1294]/[.$B$6]))/2;[.B1288]-3600)" office:value-type="float" office:value="0.708637206711368" calcext:value-type="float">
            <text:p>0.7086372067</text:p>
          </table:table-cell>
          <table:table-cell table:number-columns-repeated="2"/>
        </table:table-row>
        <table:table-row table:style-name="ro1">
          <table:table-cell table:formula="of:=[.A1289]+1" office:value-type="float" office:value="214" calcext:value-type="float">
            <text:p>214</text:p>
          </table:table-cell>
          <table:table-cell table:formula="of:=IF([.A1295]&gt;=0;(1+SIN(15+5*[.A1295]/[.$B$6]))/2;[.B1289]-3600)" office:value-type="float" office:value="0.708637206711368" calcext:value-type="float">
            <text:p>0.7086372067</text:p>
          </table:table-cell>
          <table:table-cell table:number-columns-repeated="2"/>
        </table:table-row>
        <table:table-row table:style-name="ro1">
          <table:table-cell table:formula="of:=[.A1290]+1" office:value-type="float" office:value="214" calcext:value-type="float">
            <text:p>214</text:p>
          </table:table-cell>
          <table:table-cell table:formula="of:=IF([.A1296]&gt;=0;(1+SIN(15+5*[.A1296]/[.$B$6]))/2;[.B1290]-3600)" office:value-type="float" office:value="0.708637206711368" calcext:value-type="float">
            <text:p>0.708637206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297]&gt;=0;(1+SIN(15+5*[.A1297]/[.$B$6]))/2;[.B1291]-3600)" office:value-type="float" office:value="1438531200" calcext:value-type="float">
            <text:p>1438531200</text:p>
          </table:table-cell>
          <table:table-cell table:number-columns-repeated="2"/>
        </table:table-row>
        <table:table-row table:style-name="ro1">
          <table:table-cell table:formula="of:=[.A1292]+1" office:value-type="float" office:value="215" calcext:value-type="float">
            <text:p>215</text:p>
          </table:table-cell>
          <table:table-cell table:formula="of:=IF([.A1298]&gt;=0;(1+SIN(15+5*[.A1298]/[.$B$6]))/2;[.B1292]-3600)" office:value-type="float" office:value="0.717682680186447" calcext:value-type="float">
            <text:p>0.7176826802</text:p>
          </table:table-cell>
          <table:table-cell table:number-columns-repeated="2"/>
        </table:table-row>
        <table:table-row table:style-name="ro1">
          <table:table-cell table:formula="of:=[.A1293]+1" office:value-type="float" office:value="215" calcext:value-type="float">
            <text:p>215</text:p>
          </table:table-cell>
          <table:table-cell table:formula="of:=IF([.A1299]&gt;=0;(1+SIN(15+5*[.A1299]/[.$B$6]))/2;[.B1293]-3600)" office:value-type="float" office:value="0.717682680186447" calcext:value-type="float">
            <text:p>0.7176826802</text:p>
          </table:table-cell>
          <table:table-cell table:number-columns-repeated="2"/>
        </table:table-row>
        <table:table-row table:style-name="ro1">
          <table:table-cell table:formula="of:=[.A1294]+1" office:value-type="float" office:value="215" calcext:value-type="float">
            <text:p>215</text:p>
          </table:table-cell>
          <table:table-cell table:formula="of:=IF([.A1300]&gt;=0;(1+SIN(15+5*[.A1300]/[.$B$6]))/2;[.B1294]-3600)" office:value-type="float" office:value="0.717682680186447" calcext:value-type="float">
            <text:p>0.7176826802</text:p>
          </table:table-cell>
          <table:table-cell table:number-columns-repeated="2"/>
        </table:table-row>
        <table:table-row table:style-name="ro1">
          <table:table-cell table:formula="of:=[.A1295]+1" office:value-type="float" office:value="215" calcext:value-type="float">
            <text:p>215</text:p>
          </table:table-cell>
          <table:table-cell table:formula="of:=IF([.A1301]&gt;=0;(1+SIN(15+5*[.A1301]/[.$B$6]))/2;[.B1295]-3600)" office:value-type="float" office:value="0.717682680186447" calcext:value-type="float">
            <text:p>0.7176826802</text:p>
          </table:table-cell>
          <table:table-cell table:number-columns-repeated="2"/>
        </table:table-row>
        <table:table-row table:style-name="ro1">
          <table:table-cell table:formula="of:=[.A1296]+1" office:value-type="float" office:value="215" calcext:value-type="float">
            <text:p>215</text:p>
          </table:table-cell>
          <table:table-cell table:formula="of:=IF([.A1302]&gt;=0;(1+SIN(15+5*[.A1302]/[.$B$6]))/2;[.B1296]-3600)" office:value-type="float" office:value="0.717682680186447" calcext:value-type="float">
            <text:p>0.717682680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03]&gt;=0;(1+SIN(15+5*[.A1303]/[.$B$6]))/2;[.B1297]-3600)" office:value-type="float" office:value="1438527600" calcext:value-type="float">
            <text:p>1438527600</text:p>
          </table:table-cell>
          <table:table-cell table:number-columns-repeated="2"/>
        </table:table-row>
        <table:table-row table:style-name="ro1">
          <table:table-cell table:formula="of:=[.A1298]+1" office:value-type="float" office:value="216" calcext:value-type="float">
            <text:p>216</text:p>
          </table:table-cell>
          <table:table-cell table:formula="of:=IF([.A1304]&gt;=0;(1+SIN(15+5*[.A1304]/[.$B$6]))/2;[.B1298]-3600)" office:value-type="float" office:value="0.726641083491848" calcext:value-type="float">
            <text:p>0.7266410835</text:p>
          </table:table-cell>
          <table:table-cell table:number-columns-repeated="2"/>
        </table:table-row>
        <table:table-row table:style-name="ro1">
          <table:table-cell table:formula="of:=[.A1299]+1" office:value-type="float" office:value="216" calcext:value-type="float">
            <text:p>216</text:p>
          </table:table-cell>
          <table:table-cell table:formula="of:=IF([.A1305]&gt;=0;(1+SIN(15+5*[.A1305]/[.$B$6]))/2;[.B1299]-3600)" office:value-type="float" office:value="0.726641083491848" calcext:value-type="float">
            <text:p>0.7266410835</text:p>
          </table:table-cell>
          <table:table-cell table:number-columns-repeated="2"/>
        </table:table-row>
        <table:table-row table:style-name="ro1">
          <table:table-cell table:formula="of:=[.A1300]+1" office:value-type="float" office:value="216" calcext:value-type="float">
            <text:p>216</text:p>
          </table:table-cell>
          <table:table-cell table:formula="of:=IF([.A1306]&gt;=0;(1+SIN(15+5*[.A1306]/[.$B$6]))/2;[.B1300]-3600)" office:value-type="float" office:value="0.726641083491848" calcext:value-type="float">
            <text:p>0.7266410835</text:p>
          </table:table-cell>
          <table:table-cell table:number-columns-repeated="2"/>
        </table:table-row>
        <table:table-row table:style-name="ro1">
          <table:table-cell table:formula="of:=[.A1301]+1" office:value-type="float" office:value="216" calcext:value-type="float">
            <text:p>216</text:p>
          </table:table-cell>
          <table:table-cell table:formula="of:=IF([.A1307]&gt;=0;(1+SIN(15+5*[.A1307]/[.$B$6]))/2;[.B1301]-3600)" office:value-type="float" office:value="0.726641083491848" calcext:value-type="float">
            <text:p>0.7266410835</text:p>
          </table:table-cell>
          <table:table-cell table:number-columns-repeated="2"/>
        </table:table-row>
        <table:table-row table:style-name="ro1">
          <table:table-cell table:formula="of:=[.A1302]+1" office:value-type="float" office:value="216" calcext:value-type="float">
            <text:p>216</text:p>
          </table:table-cell>
          <table:table-cell table:formula="of:=IF([.A1308]&gt;=0;(1+SIN(15+5*[.A1308]/[.$B$6]))/2;[.B1302]-3600)" office:value-type="float" office:value="0.726641083491848" calcext:value-type="float">
            <text:p>0.726641083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09]&gt;=0;(1+SIN(15+5*[.A1309]/[.$B$6]))/2;[.B1303]-3600)" office:value-type="float" office:value="1438524000" calcext:value-type="float">
            <text:p>1438524000</text:p>
          </table:table-cell>
          <table:table-cell table:number-columns-repeated="2"/>
        </table:table-row>
        <table:table-row table:style-name="ro1">
          <table:table-cell table:formula="of:=[.A1304]+1" office:value-type="float" office:value="217" calcext:value-type="float">
            <text:p>217</text:p>
          </table:table-cell>
          <table:table-cell table:formula="of:=IF([.A1310]&gt;=0;(1+SIN(15+5*[.A1310]/[.$B$6]))/2;[.B1304]-3600)" office:value-type="float" office:value="0.735508833385692" calcext:value-type="float">
            <text:p>0.7355088334</text:p>
          </table:table-cell>
          <table:table-cell table:number-columns-repeated="2"/>
        </table:table-row>
        <table:table-row table:style-name="ro1">
          <table:table-cell table:formula="of:=[.A1305]+1" office:value-type="float" office:value="217" calcext:value-type="float">
            <text:p>217</text:p>
          </table:table-cell>
          <table:table-cell table:formula="of:=IF([.A1311]&gt;=0;(1+SIN(15+5*[.A1311]/[.$B$6]))/2;[.B1305]-3600)" office:value-type="float" office:value="0.735508833385692" calcext:value-type="float">
            <text:p>0.7355088334</text:p>
          </table:table-cell>
          <table:table-cell table:number-columns-repeated="2"/>
        </table:table-row>
        <table:table-row table:style-name="ro1">
          <table:table-cell table:formula="of:=[.A1306]+1" office:value-type="float" office:value="217" calcext:value-type="float">
            <text:p>217</text:p>
          </table:table-cell>
          <table:table-cell table:formula="of:=IF([.A1312]&gt;=0;(1+SIN(15+5*[.A1312]/[.$B$6]))/2;[.B1306]-3600)" office:value-type="float" office:value="0.735508833385692" calcext:value-type="float">
            <text:p>0.7355088334</text:p>
          </table:table-cell>
          <table:table-cell table:number-columns-repeated="2"/>
        </table:table-row>
        <table:table-row table:style-name="ro1">
          <table:table-cell table:formula="of:=[.A1307]+1" office:value-type="float" office:value="217" calcext:value-type="float">
            <text:p>217</text:p>
          </table:table-cell>
          <table:table-cell table:formula="of:=IF([.A1313]&gt;=0;(1+SIN(15+5*[.A1313]/[.$B$6]))/2;[.B1307]-3600)" office:value-type="float" office:value="0.735508833385692" calcext:value-type="float">
            <text:p>0.7355088334</text:p>
          </table:table-cell>
          <table:table-cell table:number-columns-repeated="2"/>
        </table:table-row>
        <table:table-row table:style-name="ro1">
          <table:table-cell table:formula="of:=[.A1308]+1" office:value-type="float" office:value="217" calcext:value-type="float">
            <text:p>217</text:p>
          </table:table-cell>
          <table:table-cell table:formula="of:=IF([.A1314]&gt;=0;(1+SIN(15+5*[.A1314]/[.$B$6]))/2;[.B1308]-3600)" office:value-type="float" office:value="0.735508833385692" calcext:value-type="float">
            <text:p>0.735508833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15]&gt;=0;(1+SIN(15+5*[.A1315]/[.$B$6]))/2;[.B1309]-3600)" office:value-type="float" office:value="1438520400" calcext:value-type="float">
            <text:p>1438520400</text:p>
          </table:table-cell>
          <table:table-cell table:number-columns-repeated="2"/>
        </table:table-row>
        <table:table-row table:style-name="ro1">
          <table:table-cell table:formula="of:=[.A1310]+1" office:value-type="float" office:value="218" calcext:value-type="float">
            <text:p>218</text:p>
          </table:table-cell>
          <table:table-cell table:formula="of:=IF([.A1316]&gt;=0;(1+SIN(15+5*[.A1316]/[.$B$6]))/2;[.B1310]-3600)" office:value-type="float" office:value="0.744282382886259" calcext:value-type="float">
            <text:p>0.7442823829</text:p>
          </table:table-cell>
          <table:table-cell table:number-columns-repeated="2"/>
        </table:table-row>
        <table:table-row table:style-name="ro1">
          <table:table-cell table:formula="of:=[.A1311]+1" office:value-type="float" office:value="218" calcext:value-type="float">
            <text:p>218</text:p>
          </table:table-cell>
          <table:table-cell table:formula="of:=IF([.A1317]&gt;=0;(1+SIN(15+5*[.A1317]/[.$B$6]))/2;[.B1311]-3600)" office:value-type="float" office:value="0.744282382886259" calcext:value-type="float">
            <text:p>0.7442823829</text:p>
          </table:table-cell>
          <table:table-cell table:number-columns-repeated="2"/>
        </table:table-row>
        <table:table-row table:style-name="ro1">
          <table:table-cell table:formula="of:=[.A1312]+1" office:value-type="float" office:value="218" calcext:value-type="float">
            <text:p>218</text:p>
          </table:table-cell>
          <table:table-cell table:formula="of:=IF([.A1318]&gt;=0;(1+SIN(15+5*[.A1318]/[.$B$6]))/2;[.B1312]-3600)" office:value-type="float" office:value="0.744282382886259" calcext:value-type="float">
            <text:p>0.7442823829</text:p>
          </table:table-cell>
          <table:table-cell table:number-columns-repeated="2"/>
        </table:table-row>
        <table:table-row table:style-name="ro1">
          <table:table-cell table:formula="of:=[.A1313]+1" office:value-type="float" office:value="218" calcext:value-type="float">
            <text:p>218</text:p>
          </table:table-cell>
          <table:table-cell table:formula="of:=IF([.A1319]&gt;=0;(1+SIN(15+5*[.A1319]/[.$B$6]))/2;[.B1313]-3600)" office:value-type="float" office:value="0.744282382886259" calcext:value-type="float">
            <text:p>0.7442823829</text:p>
          </table:table-cell>
          <table:table-cell table:number-columns-repeated="2"/>
        </table:table-row>
        <table:table-row table:style-name="ro1">
          <table:table-cell table:formula="of:=[.A1314]+1" office:value-type="float" office:value="218" calcext:value-type="float">
            <text:p>218</text:p>
          </table:table-cell>
          <table:table-cell table:formula="of:=IF([.A1320]&gt;=0;(1+SIN(15+5*[.A1320]/[.$B$6]))/2;[.B1314]-3600)" office:value-type="float" office:value="0.744282382886259" calcext:value-type="float">
            <text:p>0.744282382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21]&gt;=0;(1+SIN(15+5*[.A1321]/[.$B$6]))/2;[.B1315]-3600)" office:value-type="float" office:value="1438516800" calcext:value-type="float">
            <text:p>1438516800</text:p>
          </table:table-cell>
          <table:table-cell table:number-columns-repeated="2"/>
        </table:table-row>
        <table:table-row table:style-name="ro1">
          <table:table-cell table:formula="of:=[.A1316]+1" office:value-type="float" office:value="219" calcext:value-type="float">
            <text:p>219</text:p>
          </table:table-cell>
          <table:table-cell table:formula="of:=IF([.A1322]&gt;=0;(1+SIN(15+5*[.A1322]/[.$B$6]))/2;[.B1316]-3600)" office:value-type="float" office:value="0.752958222690726" calcext:value-type="float">
            <text:p>0.7529582227</text:p>
          </table:table-cell>
          <table:table-cell table:number-columns-repeated="2"/>
        </table:table-row>
        <table:table-row table:style-name="ro1">
          <table:table-cell table:formula="of:=[.A1317]+1" office:value-type="float" office:value="219" calcext:value-type="float">
            <text:p>219</text:p>
          </table:table-cell>
          <table:table-cell table:formula="of:=IF([.A1323]&gt;=0;(1+SIN(15+5*[.A1323]/[.$B$6]))/2;[.B1317]-3600)" office:value-type="float" office:value="0.752958222690726" calcext:value-type="float">
            <text:p>0.7529582227</text:p>
          </table:table-cell>
          <table:table-cell table:number-columns-repeated="2"/>
        </table:table-row>
        <table:table-row table:style-name="ro1">
          <table:table-cell table:formula="of:=[.A1318]+1" office:value-type="float" office:value="219" calcext:value-type="float">
            <text:p>219</text:p>
          </table:table-cell>
          <table:table-cell table:formula="of:=IF([.A1324]&gt;=0;(1+SIN(15+5*[.A1324]/[.$B$6]))/2;[.B1318]-3600)" office:value-type="float" office:value="0.752958222690726" calcext:value-type="float">
            <text:p>0.7529582227</text:p>
          </table:table-cell>
          <table:table-cell table:number-columns-repeated="2"/>
        </table:table-row>
        <table:table-row table:style-name="ro1">
          <table:table-cell table:formula="of:=[.A1319]+1" office:value-type="float" office:value="219" calcext:value-type="float">
            <text:p>219</text:p>
          </table:table-cell>
          <table:table-cell table:formula="of:=IF([.A1325]&gt;=0;(1+SIN(15+5*[.A1325]/[.$B$6]))/2;[.B1319]-3600)" office:value-type="float" office:value="0.752958222690726" calcext:value-type="float">
            <text:p>0.7529582227</text:p>
          </table:table-cell>
          <table:table-cell table:number-columns-repeated="2"/>
        </table:table-row>
        <table:table-row table:style-name="ro1">
          <table:table-cell table:formula="of:=[.A1320]+1" office:value-type="float" office:value="219" calcext:value-type="float">
            <text:p>219</text:p>
          </table:table-cell>
          <table:table-cell table:formula="of:=IF([.A1326]&gt;=0;(1+SIN(15+5*[.A1326]/[.$B$6]))/2;[.B1320]-3600)" office:value-type="float" office:value="0.752958222690726" calcext:value-type="float">
            <text:p>0.752958222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27]&gt;=0;(1+SIN(15+5*[.A1327]/[.$B$6]))/2;[.B1321]-3600)" office:value-type="float" office:value="1438513200" calcext:value-type="float">
            <text:p>1438513200</text:p>
          </table:table-cell>
          <table:table-cell table:number-columns-repeated="2"/>
        </table:table-row>
        <table:table-row table:style-name="ro1">
          <table:table-cell table:formula="of:=[.A1322]+1" office:value-type="float" office:value="220" calcext:value-type="float">
            <text:p>220</text:p>
          </table:table-cell>
          <table:table-cell table:formula="of:=IF([.A1328]&gt;=0;(1+SIN(15+5*[.A1328]/[.$B$6]))/2;[.B1322]-3600)" office:value-type="float" office:value="0.761532882578848" calcext:value-type="float">
            <text:p>0.7615328826</text:p>
          </table:table-cell>
          <table:table-cell table:number-columns-repeated="2"/>
        </table:table-row>
        <table:table-row table:style-name="ro1">
          <table:table-cell table:formula="of:=[.A1323]+1" office:value-type="float" office:value="220" calcext:value-type="float">
            <text:p>220</text:p>
          </table:table-cell>
          <table:table-cell table:formula="of:=IF([.A1329]&gt;=0;(1+SIN(15+5*[.A1329]/[.$B$6]))/2;[.B1323]-3600)" office:value-type="float" office:value="0.761532882578848" calcext:value-type="float">
            <text:p>0.7615328826</text:p>
          </table:table-cell>
          <table:table-cell table:number-columns-repeated="2"/>
        </table:table-row>
        <table:table-row table:style-name="ro1">
          <table:table-cell table:formula="of:=[.A1324]+1" office:value-type="float" office:value="220" calcext:value-type="float">
            <text:p>220</text:p>
          </table:table-cell>
          <table:table-cell table:formula="of:=IF([.A1330]&gt;=0;(1+SIN(15+5*[.A1330]/[.$B$6]))/2;[.B1324]-3600)" office:value-type="float" office:value="0.761532882578848" calcext:value-type="float">
            <text:p>0.7615328826</text:p>
          </table:table-cell>
          <table:table-cell table:number-columns-repeated="2"/>
        </table:table-row>
        <table:table-row table:style-name="ro1">
          <table:table-cell table:formula="of:=[.A1325]+1" office:value-type="float" office:value="220" calcext:value-type="float">
            <text:p>220</text:p>
          </table:table-cell>
          <table:table-cell table:formula="of:=IF([.A1331]&gt;=0;(1+SIN(15+5*[.A1331]/[.$B$6]))/2;[.B1325]-3600)" office:value-type="float" office:value="0.761532882578848" calcext:value-type="float">
            <text:p>0.7615328826</text:p>
          </table:table-cell>
          <table:table-cell table:number-columns-repeated="2"/>
        </table:table-row>
        <table:table-row table:style-name="ro1">
          <table:table-cell table:formula="of:=[.A1326]+1" office:value-type="float" office:value="220" calcext:value-type="float">
            <text:p>220</text:p>
          </table:table-cell>
          <table:table-cell table:formula="of:=IF([.A1332]&gt;=0;(1+SIN(15+5*[.A1332]/[.$B$6]))/2;[.B1326]-3600)" office:value-type="float" office:value="0.761532882578848" calcext:value-type="float">
            <text:p>0.761532882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33]&gt;=0;(1+SIN(15+5*[.A1333]/[.$B$6]))/2;[.B1327]-3600)" office:value-type="float" office:value="1438509600" calcext:value-type="float">
            <text:p>1438509600</text:p>
          </table:table-cell>
          <table:table-cell table:number-columns-repeated="2"/>
        </table:table-row>
        <table:table-row table:style-name="ro1">
          <table:table-cell table:formula="of:=[.A1328]+1" office:value-type="float" office:value="221" calcext:value-type="float">
            <text:p>221</text:p>
          </table:table-cell>
          <table:table-cell table:formula="of:=IF([.A1334]&gt;=0;(1+SIN(15+5*[.A1334]/[.$B$6]))/2;[.B1328]-3600)" office:value-type="float" office:value="0.770002932800999" calcext:value-type="float">
            <text:p>0.7700029328</text:p>
          </table:table-cell>
          <table:table-cell table:number-columns-repeated="2"/>
        </table:table-row>
        <table:table-row table:style-name="ro1">
          <table:table-cell table:formula="of:=[.A1329]+1" office:value-type="float" office:value="221" calcext:value-type="float">
            <text:p>221</text:p>
          </table:table-cell>
          <table:table-cell table:formula="of:=IF([.A1335]&gt;=0;(1+SIN(15+5*[.A1335]/[.$B$6]))/2;[.B1329]-3600)" office:value-type="float" office:value="0.770002932800999" calcext:value-type="float">
            <text:p>0.7700029328</text:p>
          </table:table-cell>
          <table:table-cell table:number-columns-repeated="2"/>
        </table:table-row>
        <table:table-row table:style-name="ro1">
          <table:table-cell table:formula="of:=[.A1330]+1" office:value-type="float" office:value="221" calcext:value-type="float">
            <text:p>221</text:p>
          </table:table-cell>
          <table:table-cell table:formula="of:=IF([.A1336]&gt;=0;(1+SIN(15+5*[.A1336]/[.$B$6]))/2;[.B1330]-3600)" office:value-type="float" office:value="0.770002932800999" calcext:value-type="float">
            <text:p>0.7700029328</text:p>
          </table:table-cell>
          <table:table-cell table:number-columns-repeated="2"/>
        </table:table-row>
        <table:table-row table:style-name="ro1">
          <table:table-cell table:formula="of:=[.A1331]+1" office:value-type="float" office:value="221" calcext:value-type="float">
            <text:p>221</text:p>
          </table:table-cell>
          <table:table-cell table:formula="of:=IF([.A1337]&gt;=0;(1+SIN(15+5*[.A1337]/[.$B$6]))/2;[.B1331]-3600)" office:value-type="float" office:value="0.770002932800999" calcext:value-type="float">
            <text:p>0.7700029328</text:p>
          </table:table-cell>
          <table:table-cell table:number-columns-repeated="2"/>
        </table:table-row>
        <table:table-row table:style-name="ro1">
          <table:table-cell table:formula="of:=[.A1332]+1" office:value-type="float" office:value="221" calcext:value-type="float">
            <text:p>221</text:p>
          </table:table-cell>
          <table:table-cell table:formula="of:=IF([.A1338]&gt;=0;(1+SIN(15+5*[.A1338]/[.$B$6]))/2;[.B1332]-3600)" office:value-type="float" office:value="0.770002932800999" calcext:value-type="float">
            <text:p>0.770002932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39]&gt;=0;(1+SIN(15+5*[.A1339]/[.$B$6]))/2;[.B1333]-3600)" office:value-type="float" office:value="1438506000" calcext:value-type="float">
            <text:p>1438506000</text:p>
          </table:table-cell>
          <table:table-cell table:number-columns-repeated="2"/>
        </table:table-row>
        <table:table-row table:style-name="ro1">
          <table:table-cell table:formula="of:=[.A1334]+1" office:value-type="float" office:value="222" calcext:value-type="float">
            <text:p>222</text:p>
          </table:table-cell>
          <table:table-cell table:formula="of:=IF([.A1340]&gt;=0;(1+SIN(15+5*[.A1340]/[.$B$6]))/2;[.B1334]-3600)" office:value-type="float" office:value="0.778364985450019" calcext:value-type="float">
            <text:p>0.7783649855</text:p>
          </table:table-cell>
          <table:table-cell table:number-columns-repeated="2"/>
        </table:table-row>
        <table:table-row table:style-name="ro1">
          <table:table-cell table:formula="of:=[.A1335]+1" office:value-type="float" office:value="222" calcext:value-type="float">
            <text:p>222</text:p>
          </table:table-cell>
          <table:table-cell table:formula="of:=IF([.A1341]&gt;=0;(1+SIN(15+5*[.A1341]/[.$B$6]))/2;[.B1335]-3600)" office:value-type="float" office:value="0.778364985450019" calcext:value-type="float">
            <text:p>0.7783649855</text:p>
          </table:table-cell>
          <table:table-cell table:number-columns-repeated="2"/>
        </table:table-row>
        <table:table-row table:style-name="ro1">
          <table:table-cell table:formula="of:=[.A1336]+1" office:value-type="float" office:value="222" calcext:value-type="float">
            <text:p>222</text:p>
          </table:table-cell>
          <table:table-cell table:formula="of:=IF([.A1342]&gt;=0;(1+SIN(15+5*[.A1342]/[.$B$6]))/2;[.B1336]-3600)" office:value-type="float" office:value="0.778364985450019" calcext:value-type="float">
            <text:p>0.7783649855</text:p>
          </table:table-cell>
          <table:table-cell table:number-columns-repeated="2"/>
        </table:table-row>
        <table:table-row table:style-name="ro1">
          <table:table-cell table:formula="of:=[.A1337]+1" office:value-type="float" office:value="222" calcext:value-type="float">
            <text:p>222</text:p>
          </table:table-cell>
          <table:table-cell table:formula="of:=IF([.A1343]&gt;=0;(1+SIN(15+5*[.A1343]/[.$B$6]))/2;[.B1337]-3600)" office:value-type="float" office:value="0.778364985450019" calcext:value-type="float">
            <text:p>0.7783649855</text:p>
          </table:table-cell>
          <table:table-cell table:number-columns-repeated="2"/>
        </table:table-row>
        <table:table-row table:style-name="ro1">
          <table:table-cell table:formula="of:=[.A1338]+1" office:value-type="float" office:value="222" calcext:value-type="float">
            <text:p>222</text:p>
          </table:table-cell>
          <table:table-cell table:formula="of:=IF([.A1344]&gt;=0;(1+SIN(15+5*[.A1344]/[.$B$6]))/2;[.B1338]-3600)" office:value-type="float" office:value="0.778364985450019" calcext:value-type="float">
            <text:p>0.778364985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45]&gt;=0;(1+SIN(15+5*[.A1345]/[.$B$6]))/2;[.B1339]-3600)" office:value-type="float" office:value="1438502400" calcext:value-type="float">
            <text:p>1438502400</text:p>
          </table:table-cell>
          <table:table-cell table:number-columns-repeated="2"/>
        </table:table-row>
        <table:table-row table:style-name="ro1">
          <table:table-cell table:formula="of:=[.A1340]+1" office:value-type="float" office:value="223" calcext:value-type="float">
            <text:p>223</text:p>
          </table:table-cell>
          <table:table-cell table:formula="of:=IF([.A1346]&gt;=0;(1+SIN(15+5*[.A1346]/[.$B$6]))/2;[.B1340]-3600)" office:value-type="float" office:value="0.786615695816342" calcext:value-type="float">
            <text:p>0.7866156958</text:p>
          </table:table-cell>
          <table:table-cell table:number-columns-repeated="2"/>
        </table:table-row>
        <table:table-row table:style-name="ro1">
          <table:table-cell table:formula="of:=[.A1341]+1" office:value-type="float" office:value="223" calcext:value-type="float">
            <text:p>223</text:p>
          </table:table-cell>
          <table:table-cell table:formula="of:=IF([.A1347]&gt;=0;(1+SIN(15+5*[.A1347]/[.$B$6]))/2;[.B1341]-3600)" office:value-type="float" office:value="0.786615695816342" calcext:value-type="float">
            <text:p>0.7866156958</text:p>
          </table:table-cell>
          <table:table-cell table:number-columns-repeated="2"/>
        </table:table-row>
        <table:table-row table:style-name="ro1">
          <table:table-cell table:formula="of:=[.A1342]+1" office:value-type="float" office:value="223" calcext:value-type="float">
            <text:p>223</text:p>
          </table:table-cell>
          <table:table-cell table:formula="of:=IF([.A1348]&gt;=0;(1+SIN(15+5*[.A1348]/[.$B$6]))/2;[.B1342]-3600)" office:value-type="float" office:value="0.786615695816342" calcext:value-type="float">
            <text:p>0.7866156958</text:p>
          </table:table-cell>
          <table:table-cell table:number-columns-repeated="2"/>
        </table:table-row>
        <table:table-row table:style-name="ro1">
          <table:table-cell table:formula="of:=[.A1343]+1" office:value-type="float" office:value="223" calcext:value-type="float">
            <text:p>223</text:p>
          </table:table-cell>
          <table:table-cell table:formula="of:=IF([.A1349]&gt;=0;(1+SIN(15+5*[.A1349]/[.$B$6]))/2;[.B1343]-3600)" office:value-type="float" office:value="0.786615695816342" calcext:value-type="float">
            <text:p>0.7866156958</text:p>
          </table:table-cell>
          <table:table-cell table:number-columns-repeated="2"/>
        </table:table-row>
        <table:table-row table:style-name="ro1">
          <table:table-cell table:formula="of:=[.A1344]+1" office:value-type="float" office:value="223" calcext:value-type="float">
            <text:p>223</text:p>
          </table:table-cell>
          <table:table-cell table:formula="of:=IF([.A1350]&gt;=0;(1+SIN(15+5*[.A1350]/[.$B$6]))/2;[.B1344]-3600)" office:value-type="float" office:value="0.786615695816342" calcext:value-type="float">
            <text:p>0.786615695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51]&gt;=0;(1+SIN(15+5*[.A1351]/[.$B$6]))/2;[.B1345]-3600)" office:value-type="float" office:value="1438498800" calcext:value-type="float">
            <text:p>1438498800</text:p>
          </table:table-cell>
          <table:table-cell table:number-columns-repeated="2"/>
        </table:table-row>
        <table:table-row table:style-name="ro1">
          <table:table-cell table:formula="of:=[.A1346]+1" office:value-type="float" office:value="224" calcext:value-type="float">
            <text:p>224</text:p>
          </table:table-cell>
          <table:table-cell table:formula="of:=IF([.A1352]&gt;=0;(1+SIN(15+5*[.A1352]/[.$B$6]))/2;[.B1346]-3600)" office:value-type="float" office:value="0.794751763725831" calcext:value-type="float">
            <text:p>0.7947517637</text:p>
          </table:table-cell>
          <table:table-cell table:number-columns-repeated="2"/>
        </table:table-row>
        <table:table-row table:style-name="ro1">
          <table:table-cell table:formula="of:=[.A1347]+1" office:value-type="float" office:value="224" calcext:value-type="float">
            <text:p>224</text:p>
          </table:table-cell>
          <table:table-cell table:formula="of:=IF([.A1353]&gt;=0;(1+SIN(15+5*[.A1353]/[.$B$6]))/2;[.B1347]-3600)" office:value-type="float" office:value="0.794751763725831" calcext:value-type="float">
            <text:p>0.7947517637</text:p>
          </table:table-cell>
          <table:table-cell table:number-columns-repeated="2"/>
        </table:table-row>
        <table:table-row table:style-name="ro1">
          <table:table-cell table:formula="of:=[.A1348]+1" office:value-type="float" office:value="224" calcext:value-type="float">
            <text:p>224</text:p>
          </table:table-cell>
          <table:table-cell table:formula="of:=IF([.A1354]&gt;=0;(1+SIN(15+5*[.A1354]/[.$B$6]))/2;[.B1348]-3600)" office:value-type="float" office:value="0.794751763725831" calcext:value-type="float">
            <text:p>0.7947517637</text:p>
          </table:table-cell>
          <table:table-cell table:number-columns-repeated="2"/>
        </table:table-row>
        <table:table-row table:style-name="ro1">
          <table:table-cell table:formula="of:=[.A1349]+1" office:value-type="float" office:value="224" calcext:value-type="float">
            <text:p>224</text:p>
          </table:table-cell>
          <table:table-cell table:formula="of:=IF([.A1355]&gt;=0;(1+SIN(15+5*[.A1355]/[.$B$6]))/2;[.B1349]-3600)" office:value-type="float" office:value="0.794751763725831" calcext:value-type="float">
            <text:p>0.7947517637</text:p>
          </table:table-cell>
          <table:table-cell table:number-columns-repeated="2"/>
        </table:table-row>
        <table:table-row table:style-name="ro1">
          <table:table-cell table:formula="of:=[.A1350]+1" office:value-type="float" office:value="224" calcext:value-type="float">
            <text:p>224</text:p>
          </table:table-cell>
          <table:table-cell table:formula="of:=IF([.A1356]&gt;=0;(1+SIN(15+5*[.A1356]/[.$B$6]))/2;[.B1350]-3600)" office:value-type="float" office:value="0.794751763725831" calcext:value-type="float">
            <text:p>0.794751763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57]&gt;=0;(1+SIN(15+5*[.A1357]/[.$B$6]))/2;[.B1351]-3600)" office:value-type="float" office:value="1438495200" calcext:value-type="float">
            <text:p>1438495200</text:p>
          </table:table-cell>
          <table:table-cell table:number-columns-repeated="2"/>
        </table:table-row>
        <table:table-row table:style-name="ro1">
          <table:table-cell table:formula="of:=[.A1352]+1" office:value-type="float" office:value="225" calcext:value-type="float">
            <text:p>225</text:p>
          </table:table-cell>
          <table:table-cell table:formula="of:=IF([.A1358]&gt;=0;(1+SIN(15+5*[.A1358]/[.$B$6]))/2;[.B1352]-3600)" office:value-type="float" office:value="0.8027699348598" calcext:value-type="float">
            <text:p>0.8027699349</text:p>
          </table:table-cell>
          <table:table-cell table:number-columns-repeated="2"/>
        </table:table-row>
        <table:table-row table:style-name="ro1">
          <table:table-cell table:formula="of:=[.A1353]+1" office:value-type="float" office:value="225" calcext:value-type="float">
            <text:p>225</text:p>
          </table:table-cell>
          <table:table-cell table:formula="of:=IF([.A1359]&gt;=0;(1+SIN(15+5*[.A1359]/[.$B$6]))/2;[.B1353]-3600)" office:value-type="float" office:value="0.8027699348598" calcext:value-type="float">
            <text:p>0.8027699349</text:p>
          </table:table-cell>
          <table:table-cell table:number-columns-repeated="2"/>
        </table:table-row>
        <table:table-row table:style-name="ro1">
          <table:table-cell table:formula="of:=[.A1354]+1" office:value-type="float" office:value="225" calcext:value-type="float">
            <text:p>225</text:p>
          </table:table-cell>
          <table:table-cell table:formula="of:=IF([.A1360]&gt;=0;(1+SIN(15+5*[.A1360]/[.$B$6]))/2;[.B1354]-3600)" office:value-type="float" office:value="0.8027699348598" calcext:value-type="float">
            <text:p>0.8027699349</text:p>
          </table:table-cell>
          <table:table-cell table:number-columns-repeated="2"/>
        </table:table-row>
        <table:table-row table:style-name="ro1">
          <table:table-cell table:formula="of:=[.A1355]+1" office:value-type="float" office:value="225" calcext:value-type="float">
            <text:p>225</text:p>
          </table:table-cell>
          <table:table-cell table:formula="of:=IF([.A1361]&gt;=0;(1+SIN(15+5*[.A1361]/[.$B$6]))/2;[.B1355]-3600)" office:value-type="float" office:value="0.8027699348598" calcext:value-type="float">
            <text:p>0.8027699349</text:p>
          </table:table-cell>
          <table:table-cell table:number-columns-repeated="2"/>
        </table:table-row>
        <table:table-row table:style-name="ro1">
          <table:table-cell table:formula="of:=[.A1356]+1" office:value-type="float" office:value="225" calcext:value-type="float">
            <text:p>225</text:p>
          </table:table-cell>
          <table:table-cell table:formula="of:=IF([.A1362]&gt;=0;(1+SIN(15+5*[.A1362]/[.$B$6]))/2;[.B1356]-3600)" office:value-type="float" office:value="0.8027699348598" calcext:value-type="float">
            <text:p>0.802769934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63]&gt;=0;(1+SIN(15+5*[.A1363]/[.$B$6]))/2;[.B1357]-3600)" office:value-type="float" office:value="1438491600" calcext:value-type="float">
            <text:p>1438491600</text:p>
          </table:table-cell>
          <table:table-cell table:number-columns-repeated="2"/>
        </table:table-row>
        <table:table-row table:style-name="ro1">
          <table:table-cell table:formula="of:=[.A1358]+1" office:value-type="float" office:value="226" calcext:value-type="float">
            <text:p>226</text:p>
          </table:table-cell>
          <table:table-cell table:formula="of:=IF([.A1364]&gt;=0;(1+SIN(15+5*[.A1364]/[.$B$6]))/2;[.B1358]-3600)" office:value-type="float" office:value="0.810667002056705" calcext:value-type="float">
            <text:p>0.8106670021</text:p>
          </table:table-cell>
          <table:table-cell table:number-columns-repeated="2"/>
        </table:table-row>
        <table:table-row table:style-name="ro1">
          <table:table-cell table:formula="of:=[.A1359]+1" office:value-type="float" office:value="226" calcext:value-type="float">
            <text:p>226</text:p>
          </table:table-cell>
          <table:table-cell table:formula="of:=IF([.A1365]&gt;=0;(1+SIN(15+5*[.A1365]/[.$B$6]))/2;[.B1359]-3600)" office:value-type="float" office:value="0.810667002056705" calcext:value-type="float">
            <text:p>0.8106670021</text:p>
          </table:table-cell>
          <table:table-cell table:number-columns-repeated="2"/>
        </table:table-row>
        <table:table-row table:style-name="ro1">
          <table:table-cell table:formula="of:=[.A1360]+1" office:value-type="float" office:value="226" calcext:value-type="float">
            <text:p>226</text:p>
          </table:table-cell>
          <table:table-cell table:formula="of:=IF([.A1366]&gt;=0;(1+SIN(15+5*[.A1366]/[.$B$6]))/2;[.B1360]-3600)" office:value-type="float" office:value="0.810667002056705" calcext:value-type="float">
            <text:p>0.8106670021</text:p>
          </table:table-cell>
          <table:table-cell table:number-columns-repeated="2"/>
        </table:table-row>
        <table:table-row table:style-name="ro1">
          <table:table-cell table:formula="of:=[.A1361]+1" office:value-type="float" office:value="226" calcext:value-type="float">
            <text:p>226</text:p>
          </table:table-cell>
          <table:table-cell table:formula="of:=IF([.A1367]&gt;=0;(1+SIN(15+5*[.A1367]/[.$B$6]))/2;[.B1361]-3600)" office:value-type="float" office:value="0.810667002056705" calcext:value-type="float">
            <text:p>0.8106670021</text:p>
          </table:table-cell>
          <table:table-cell table:number-columns-repeated="2"/>
        </table:table-row>
        <table:table-row table:style-name="ro1">
          <table:table-cell table:formula="of:=[.A1362]+1" office:value-type="float" office:value="226" calcext:value-type="float">
            <text:p>226</text:p>
          </table:table-cell>
          <table:table-cell table:formula="of:=IF([.A1368]&gt;=0;(1+SIN(15+5*[.A1368]/[.$B$6]))/2;[.B1362]-3600)" office:value-type="float" office:value="0.810667002056705" calcext:value-type="float">
            <text:p>0.810667002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69]&gt;=0;(1+SIN(15+5*[.A1369]/[.$B$6]))/2;[.B1363]-3600)" office:value-type="float" office:value="1438488000" calcext:value-type="float">
            <text:p>1438488000</text:p>
          </table:table-cell>
          <table:table-cell table:number-columns-repeated="2"/>
        </table:table-row>
        <table:table-row table:style-name="ro1">
          <table:table-cell table:formula="of:=[.A1364]+1" office:value-type="float" office:value="227" calcext:value-type="float">
            <text:p>227</text:p>
          </table:table-cell>
          <table:table-cell table:formula="of:=IF([.A1370]&gt;=0;(1+SIN(15+5*[.A1370]/[.$B$6]))/2;[.B1364]-3600)" office:value-type="float" office:value="0.818439806594958" calcext:value-type="float">
            <text:p>0.8184398066</text:p>
          </table:table-cell>
          <table:table-cell table:number-columns-repeated="2"/>
        </table:table-row>
        <table:table-row table:style-name="ro1">
          <table:table-cell table:formula="of:=[.A1365]+1" office:value-type="float" office:value="227" calcext:value-type="float">
            <text:p>227</text:p>
          </table:table-cell>
          <table:table-cell table:formula="of:=IF([.A1371]&gt;=0;(1+SIN(15+5*[.A1371]/[.$B$6]))/2;[.B1365]-3600)" office:value-type="float" office:value="0.818439806594958" calcext:value-type="float">
            <text:p>0.8184398066</text:p>
          </table:table-cell>
          <table:table-cell table:number-columns-repeated="2"/>
        </table:table-row>
        <table:table-row table:style-name="ro1">
          <table:table-cell table:formula="of:=[.A1366]+1" office:value-type="float" office:value="227" calcext:value-type="float">
            <text:p>227</text:p>
          </table:table-cell>
          <table:table-cell table:formula="of:=IF([.A1372]&gt;=0;(1+SIN(15+5*[.A1372]/[.$B$6]))/2;[.B1366]-3600)" office:value-type="float" office:value="0.818439806594958" calcext:value-type="float">
            <text:p>0.8184398066</text:p>
          </table:table-cell>
          <table:table-cell table:number-columns-repeated="2"/>
        </table:table-row>
        <table:table-row table:style-name="ro1">
          <table:table-cell table:formula="of:=[.A1367]+1" office:value-type="float" office:value="227" calcext:value-type="float">
            <text:p>227</text:p>
          </table:table-cell>
          <table:table-cell table:formula="of:=IF([.A1373]&gt;=0;(1+SIN(15+5*[.A1373]/[.$B$6]))/2;[.B1367]-3600)" office:value-type="float" office:value="0.818439806594958" calcext:value-type="float">
            <text:p>0.8184398066</text:p>
          </table:table-cell>
          <table:table-cell table:number-columns-repeated="2"/>
        </table:table-row>
        <table:table-row table:style-name="ro1">
          <table:table-cell table:formula="of:=[.A1368]+1" office:value-type="float" office:value="227" calcext:value-type="float">
            <text:p>227</text:p>
          </table:table-cell>
          <table:table-cell table:formula="of:=IF([.A1374]&gt;=0;(1+SIN(15+5*[.A1374]/[.$B$6]))/2;[.B1368]-3600)" office:value-type="float" office:value="0.818439806594958" calcext:value-type="float">
            <text:p>0.818439806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75]&gt;=0;(1+SIN(15+5*[.A1375]/[.$B$6]))/2;[.B1369]-3600)" office:value-type="float" office:value="1438484400" calcext:value-type="float">
            <text:p>1438484400</text:p>
          </table:table-cell>
          <table:table-cell table:number-columns-repeated="2"/>
        </table:table-row>
        <table:table-row table:style-name="ro1">
          <table:table-cell table:formula="of:=[.A1370]+1" office:value-type="float" office:value="228" calcext:value-type="float">
            <text:p>228</text:p>
          </table:table-cell>
          <table:table-cell table:formula="of:=IF([.A1376]&gt;=0;(1+SIN(15+5*[.A1376]/[.$B$6]))/2;[.B1370]-3600)" office:value-type="float" office:value="0.82608523945638" calcext:value-type="float">
            <text:p>0.8260852395</text:p>
          </table:table-cell>
          <table:table-cell table:number-columns-repeated="2"/>
        </table:table-row>
        <table:table-row table:style-name="ro1">
          <table:table-cell table:formula="of:=[.A1371]+1" office:value-type="float" office:value="228" calcext:value-type="float">
            <text:p>228</text:p>
          </table:table-cell>
          <table:table-cell table:formula="of:=IF([.A1377]&gt;=0;(1+SIN(15+5*[.A1377]/[.$B$6]))/2;[.B1371]-3600)" office:value-type="float" office:value="0.82608523945638" calcext:value-type="float">
            <text:p>0.8260852395</text:p>
          </table:table-cell>
          <table:table-cell table:number-columns-repeated="2"/>
        </table:table-row>
        <table:table-row table:style-name="ro1">
          <table:table-cell table:formula="of:=[.A1372]+1" office:value-type="float" office:value="228" calcext:value-type="float">
            <text:p>228</text:p>
          </table:table-cell>
          <table:table-cell table:formula="of:=IF([.A1378]&gt;=0;(1+SIN(15+5*[.A1378]/[.$B$6]))/2;[.B1372]-3600)" office:value-type="float" office:value="0.82608523945638" calcext:value-type="float">
            <text:p>0.8260852395</text:p>
          </table:table-cell>
          <table:table-cell table:number-columns-repeated="2"/>
        </table:table-row>
        <table:table-row table:style-name="ro1">
          <table:table-cell table:formula="of:=[.A1373]+1" office:value-type="float" office:value="228" calcext:value-type="float">
            <text:p>228</text:p>
          </table:table-cell>
          <table:table-cell table:formula="of:=IF([.A1379]&gt;=0;(1+SIN(15+5*[.A1379]/[.$B$6]))/2;[.B1373]-3600)" office:value-type="float" office:value="0.82608523945638" calcext:value-type="float">
            <text:p>0.8260852395</text:p>
          </table:table-cell>
          <table:table-cell table:number-columns-repeated="2"/>
        </table:table-row>
        <table:table-row table:style-name="ro1">
          <table:table-cell table:formula="of:=[.A1374]+1" office:value-type="float" office:value="228" calcext:value-type="float">
            <text:p>228</text:p>
          </table:table-cell>
          <table:table-cell table:formula="of:=IF([.A1380]&gt;=0;(1+SIN(15+5*[.A1380]/[.$B$6]))/2;[.B1374]-3600)" office:value-type="float" office:value="0.82608523945638" calcext:value-type="float">
            <text:p>0.826085239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81]&gt;=0;(1+SIN(15+5*[.A1381]/[.$B$6]))/2;[.B1375]-3600)" office:value-type="float" office:value="1438480800" calcext:value-type="float">
            <text:p>1438480800</text:p>
          </table:table-cell>
          <table:table-cell table:number-columns-repeated="2"/>
        </table:table-row>
        <table:table-row table:style-name="ro1">
          <table:table-cell table:formula="of:=[.A1376]+1" office:value-type="float" office:value="229" calcext:value-type="float">
            <text:p>229</text:p>
          </table:table-cell>
          <table:table-cell table:formula="of:=IF([.A1382]&gt;=0;(1+SIN(15+5*[.A1382]/[.$B$6]))/2;[.B1376]-3600)" office:value-type="float" office:value="0.833600242569765" calcext:value-type="float">
            <text:p>0.8336002426</text:p>
          </table:table-cell>
          <table:table-cell table:number-columns-repeated="2"/>
        </table:table-row>
        <table:table-row table:style-name="ro1">
          <table:table-cell table:formula="of:=[.A1377]+1" office:value-type="float" office:value="229" calcext:value-type="float">
            <text:p>229</text:p>
          </table:table-cell>
          <table:table-cell table:formula="of:=IF([.A1383]&gt;=0;(1+SIN(15+5*[.A1383]/[.$B$6]))/2;[.B1377]-3600)" office:value-type="float" office:value="0.833600242569765" calcext:value-type="float">
            <text:p>0.8336002426</text:p>
          </table:table-cell>
          <table:table-cell table:number-columns-repeated="2"/>
        </table:table-row>
        <table:table-row table:style-name="ro1">
          <table:table-cell table:formula="of:=[.A1378]+1" office:value-type="float" office:value="229" calcext:value-type="float">
            <text:p>229</text:p>
          </table:table-cell>
          <table:table-cell table:formula="of:=IF([.A1384]&gt;=0;(1+SIN(15+5*[.A1384]/[.$B$6]))/2;[.B1378]-3600)" office:value-type="float" office:value="0.833600242569765" calcext:value-type="float">
            <text:p>0.8336002426</text:p>
          </table:table-cell>
          <table:table-cell table:number-columns-repeated="2"/>
        </table:table-row>
        <table:table-row table:style-name="ro1">
          <table:table-cell table:formula="of:=[.A1379]+1" office:value-type="float" office:value="229" calcext:value-type="float">
            <text:p>229</text:p>
          </table:table-cell>
          <table:table-cell table:formula="of:=IF([.A1385]&gt;=0;(1+SIN(15+5*[.A1385]/[.$B$6]))/2;[.B1379]-3600)" office:value-type="float" office:value="0.833600242569765" calcext:value-type="float">
            <text:p>0.8336002426</text:p>
          </table:table-cell>
          <table:table-cell table:number-columns-repeated="2"/>
        </table:table-row>
        <table:table-row table:style-name="ro1">
          <table:table-cell table:formula="of:=[.A1380]+1" office:value-type="float" office:value="229" calcext:value-type="float">
            <text:p>229</text:p>
          </table:table-cell>
          <table:table-cell table:formula="of:=IF([.A1386]&gt;=0;(1+SIN(15+5*[.A1386]/[.$B$6]))/2;[.B1380]-3600)" office:value-type="float" office:value="0.833600242569765" calcext:value-type="float">
            <text:p>0.833600242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87]&gt;=0;(1+SIN(15+5*[.A1387]/[.$B$6]))/2;[.B1381]-3600)" office:value-type="float" office:value="1438477200" calcext:value-type="float">
            <text:p>1438477200</text:p>
          </table:table-cell>
          <table:table-cell table:number-columns-repeated="2"/>
        </table:table-row>
        <table:table-row table:style-name="ro1">
          <table:table-cell table:formula="of:=[.A1382]+1" office:value-type="float" office:value="230" calcext:value-type="float">
            <text:p>230</text:p>
          </table:table-cell>
          <table:table-cell table:formula="of:=IF([.A1388]&gt;=0;(1+SIN(15+5*[.A1388]/[.$B$6]))/2;[.B1382]-3600)" office:value-type="float" office:value="0.840981810034068" calcext:value-type="float">
            <text:p>0.84098181</text:p>
          </table:table-cell>
          <table:table-cell table:number-columns-repeated="2"/>
        </table:table-row>
        <table:table-row table:style-name="ro1">
          <table:table-cell table:formula="of:=[.A1383]+1" office:value-type="float" office:value="230" calcext:value-type="float">
            <text:p>230</text:p>
          </table:table-cell>
          <table:table-cell table:formula="of:=IF([.A1389]&gt;=0;(1+SIN(15+5*[.A1389]/[.$B$6]))/2;[.B1383]-3600)" office:value-type="float" office:value="0.840981810034068" calcext:value-type="float">
            <text:p>0.84098181</text:p>
          </table:table-cell>
          <table:table-cell table:number-columns-repeated="2"/>
        </table:table-row>
        <table:table-row table:style-name="ro1">
          <table:table-cell table:formula="of:=[.A1384]+1" office:value-type="float" office:value="230" calcext:value-type="float">
            <text:p>230</text:p>
          </table:table-cell>
          <table:table-cell table:formula="of:=IF([.A1390]&gt;=0;(1+SIN(15+5*[.A1390]/[.$B$6]))/2;[.B1384]-3600)" office:value-type="float" office:value="0.840981810034068" calcext:value-type="float">
            <text:p>0.84098181</text:p>
          </table:table-cell>
          <table:table-cell table:number-columns-repeated="2"/>
        </table:table-row>
        <table:table-row table:style-name="ro1">
          <table:table-cell table:formula="of:=[.A1385]+1" office:value-type="float" office:value="230" calcext:value-type="float">
            <text:p>230</text:p>
          </table:table-cell>
          <table:table-cell table:formula="of:=IF([.A1391]&gt;=0;(1+SIN(15+5*[.A1391]/[.$B$6]))/2;[.B1385]-3600)" office:value-type="float" office:value="0.840981810034068" calcext:value-type="float">
            <text:p>0.84098181</text:p>
          </table:table-cell>
          <table:table-cell table:number-columns-repeated="2"/>
        </table:table-row>
        <table:table-row table:style-name="ro1">
          <table:table-cell table:formula="of:=[.A1386]+1" office:value-type="float" office:value="230" calcext:value-type="float">
            <text:p>230</text:p>
          </table:table-cell>
          <table:table-cell table:formula="of:=IF([.A1392]&gt;=0;(1+SIN(15+5*[.A1392]/[.$B$6]))/2;[.B1386]-3600)" office:value-type="float" office:value="0.840981810034068" calcext:value-type="float">
            <text:p>0.8409818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93]&gt;=0;(1+SIN(15+5*[.A1393]/[.$B$6]))/2;[.B1387]-3600)" office:value-type="float" office:value="1438473600" calcext:value-type="float">
            <text:p>1438473600</text:p>
          </table:table-cell>
          <table:table-cell table:number-columns-repeated="2"/>
        </table:table-row>
        <table:table-row table:style-name="ro1">
          <table:table-cell table:formula="of:=[.A1388]+1" office:value-type="float" office:value="231" calcext:value-type="float">
            <text:p>231</text:p>
          </table:table-cell>
          <table:table-cell table:formula="of:=IF([.A1394]&gt;=0;(1+SIN(15+5*[.A1394]/[.$B$6]))/2;[.B1388]-3600)" office:value-type="float" office:value="0.848226989320719" calcext:value-type="float">
            <text:p>0.8482269893</text:p>
          </table:table-cell>
          <table:table-cell table:number-columns-repeated="2"/>
        </table:table-row>
        <table:table-row table:style-name="ro1">
          <table:table-cell table:formula="of:=[.A1389]+1" office:value-type="float" office:value="231" calcext:value-type="float">
            <text:p>231</text:p>
          </table:table-cell>
          <table:table-cell table:formula="of:=IF([.A1395]&gt;=0;(1+SIN(15+5*[.A1395]/[.$B$6]))/2;[.B1389]-3600)" office:value-type="float" office:value="0.848226989320719" calcext:value-type="float">
            <text:p>0.8482269893</text:p>
          </table:table-cell>
          <table:table-cell table:number-columns-repeated="2"/>
        </table:table-row>
        <table:table-row table:style-name="ro1">
          <table:table-cell table:formula="of:=[.A1390]+1" office:value-type="float" office:value="231" calcext:value-type="float">
            <text:p>231</text:p>
          </table:table-cell>
          <table:table-cell table:formula="of:=IF([.A1396]&gt;=0;(1+SIN(15+5*[.A1396]/[.$B$6]))/2;[.B1390]-3600)" office:value-type="float" office:value="0.848226989320719" calcext:value-type="float">
            <text:p>0.8482269893</text:p>
          </table:table-cell>
          <table:table-cell table:number-columns-repeated="2"/>
        </table:table-row>
        <table:table-row table:style-name="ro1">
          <table:table-cell table:formula="of:=[.A1391]+1" office:value-type="float" office:value="231" calcext:value-type="float">
            <text:p>231</text:p>
          </table:table-cell>
          <table:table-cell table:formula="of:=IF([.A1397]&gt;=0;(1+SIN(15+5*[.A1397]/[.$B$6]))/2;[.B1391]-3600)" office:value-type="float" office:value="0.848226989320719" calcext:value-type="float">
            <text:p>0.8482269893</text:p>
          </table:table-cell>
          <table:table-cell table:number-columns-repeated="2"/>
        </table:table-row>
        <table:table-row table:style-name="ro1">
          <table:table-cell table:formula="of:=[.A1392]+1" office:value-type="float" office:value="231" calcext:value-type="float">
            <text:p>231</text:p>
          </table:table-cell>
          <table:table-cell table:formula="of:=IF([.A1398]&gt;=0;(1+SIN(15+5*[.A1398]/[.$B$6]))/2;[.B1392]-3600)" office:value-type="float" office:value="0.848226989320719" calcext:value-type="float">
            <text:p>0.848226989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399]&gt;=0;(1+SIN(15+5*[.A1399]/[.$B$6]))/2;[.B1393]-3600)" office:value-type="float" office:value="1438470000" calcext:value-type="float">
            <text:p>1438470000</text:p>
          </table:table-cell>
          <table:table-cell table:number-columns-repeated="2"/>
        </table:table-row>
        <table:table-row table:style-name="ro1">
          <table:table-cell table:formula="of:=[.A1394]+1" office:value-type="float" office:value="232" calcext:value-type="float">
            <text:p>232</text:p>
          </table:table-cell>
          <table:table-cell table:formula="of:=IF([.A1400]&gt;=0;(1+SIN(15+5*[.A1400]/[.$B$6]))/2;[.B1394]-3600)" office:value-type="float" office:value="0.855332882454606" calcext:value-type="float">
            <text:p>0.8553328825</text:p>
          </table:table-cell>
          <table:table-cell table:number-columns-repeated="2"/>
        </table:table-row>
        <table:table-row table:style-name="ro1">
          <table:table-cell table:formula="of:=[.A1395]+1" office:value-type="float" office:value="232" calcext:value-type="float">
            <text:p>232</text:p>
          </table:table-cell>
          <table:table-cell table:formula="of:=IF([.A1401]&gt;=0;(1+SIN(15+5*[.A1401]/[.$B$6]))/2;[.B1395]-3600)" office:value-type="float" office:value="0.855332882454606" calcext:value-type="float">
            <text:p>0.8553328825</text:p>
          </table:table-cell>
          <table:table-cell table:number-columns-repeated="2"/>
        </table:table-row>
        <table:table-row table:style-name="ro1">
          <table:table-cell table:formula="of:=[.A1396]+1" office:value-type="float" office:value="232" calcext:value-type="float">
            <text:p>232</text:p>
          </table:table-cell>
          <table:table-cell table:formula="of:=IF([.A1402]&gt;=0;(1+SIN(15+5*[.A1402]/[.$B$6]))/2;[.B1396]-3600)" office:value-type="float" office:value="0.855332882454606" calcext:value-type="float">
            <text:p>0.8553328825</text:p>
          </table:table-cell>
          <table:table-cell table:number-columns-repeated="2"/>
        </table:table-row>
        <table:table-row table:style-name="ro1">
          <table:table-cell table:formula="of:=[.A1397]+1" office:value-type="float" office:value="232" calcext:value-type="float">
            <text:p>232</text:p>
          </table:table-cell>
          <table:table-cell table:formula="of:=IF([.A1403]&gt;=0;(1+SIN(15+5*[.A1403]/[.$B$6]))/2;[.B1397]-3600)" office:value-type="float" office:value="0.855332882454606" calcext:value-type="float">
            <text:p>0.8553328825</text:p>
          </table:table-cell>
          <table:table-cell table:number-columns-repeated="2"/>
        </table:table-row>
        <table:table-row table:style-name="ro1">
          <table:table-cell table:formula="of:=[.A1398]+1" office:value-type="float" office:value="232" calcext:value-type="float">
            <text:p>232</text:p>
          </table:table-cell>
          <table:table-cell table:formula="of:=IF([.A1404]&gt;=0;(1+SIN(15+5*[.A1404]/[.$B$6]))/2;[.B1398]-3600)" office:value-type="float" office:value="0.855332882454606" calcext:value-type="float">
            <text:p>0.855332882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05]&gt;=0;(1+SIN(15+5*[.A1405]/[.$B$6]))/2;[.B1399]-3600)" office:value-type="float" office:value="1438466400" calcext:value-type="float">
            <text:p>1438466400</text:p>
          </table:table-cell>
          <table:table-cell table:number-columns-repeated="2"/>
        </table:table-row>
        <table:table-row table:style-name="ro1">
          <table:table-cell table:formula="of:=[.A1400]+1" office:value-type="float" office:value="233" calcext:value-type="float">
            <text:p>233</text:p>
          </table:table-cell>
          <table:table-cell table:formula="of:=IF([.A1406]&gt;=0;(1+SIN(15+5*[.A1406]/[.$B$6]))/2;[.B1400]-3600)" office:value-type="float" office:value="0.86229664717322" calcext:value-type="float">
            <text:p>0.8622966472</text:p>
          </table:table-cell>
          <table:table-cell table:number-columns-repeated="2"/>
        </table:table-row>
        <table:table-row table:style-name="ro1">
          <table:table-cell table:formula="of:=[.A1401]+1" office:value-type="float" office:value="233" calcext:value-type="float">
            <text:p>233</text:p>
          </table:table-cell>
          <table:table-cell table:formula="of:=IF([.A1407]&gt;=0;(1+SIN(15+5*[.A1407]/[.$B$6]))/2;[.B1401]-3600)" office:value-type="float" office:value="0.86229664717322" calcext:value-type="float">
            <text:p>0.8622966472</text:p>
          </table:table-cell>
          <table:table-cell table:number-columns-repeated="2"/>
        </table:table-row>
        <table:table-row table:style-name="ro1">
          <table:table-cell table:formula="of:=[.A1402]+1" office:value-type="float" office:value="233" calcext:value-type="float">
            <text:p>233</text:p>
          </table:table-cell>
          <table:table-cell table:formula="of:=IF([.A1408]&gt;=0;(1+SIN(15+5*[.A1408]/[.$B$6]))/2;[.B1402]-3600)" office:value-type="float" office:value="0.86229664717322" calcext:value-type="float">
            <text:p>0.8622966472</text:p>
          </table:table-cell>
          <table:table-cell table:number-columns-repeated="2"/>
        </table:table-row>
        <table:table-row table:style-name="ro1">
          <table:table-cell table:formula="of:=[.A1403]+1" office:value-type="float" office:value="233" calcext:value-type="float">
            <text:p>233</text:p>
          </table:table-cell>
          <table:table-cell table:formula="of:=IF([.A1409]&gt;=0;(1+SIN(15+5*[.A1409]/[.$B$6]))/2;[.B1403]-3600)" office:value-type="float" office:value="0.86229664717322" calcext:value-type="float">
            <text:p>0.8622966472</text:p>
          </table:table-cell>
          <table:table-cell table:number-columns-repeated="2"/>
        </table:table-row>
        <table:table-row table:style-name="ro1">
          <table:table-cell table:formula="of:=[.A1404]+1" office:value-type="float" office:value="233" calcext:value-type="float">
            <text:p>233</text:p>
          </table:table-cell>
          <table:table-cell table:formula="of:=IF([.A1410]&gt;=0;(1+SIN(15+5*[.A1410]/[.$B$6]))/2;[.B1404]-3600)" office:value-type="float" office:value="0.86229664717322" calcext:value-type="float">
            <text:p>0.862296647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11]&gt;=0;(1+SIN(15+5*[.A1411]/[.$B$6]))/2;[.B1405]-3600)" office:value-type="float" office:value="1438462800" calcext:value-type="float">
            <text:p>1438462800</text:p>
          </table:table-cell>
          <table:table-cell table:number-columns-repeated="2"/>
        </table:table-row>
        <table:table-row table:style-name="ro1">
          <table:table-cell table:formula="of:=[.A1406]+1" office:value-type="float" office:value="234" calcext:value-type="float">
            <text:p>234</text:p>
          </table:table-cell>
          <table:table-cell table:formula="of:=IF([.A1412]&gt;=0;(1+SIN(15+5*[.A1412]/[.$B$6]))/2;[.B1406]-3600)" office:value-type="float" office:value="0.869115498063523" calcext:value-type="float">
            <text:p>0.8691154981</text:p>
          </table:table-cell>
          <table:table-cell table:number-columns-repeated="2"/>
        </table:table-row>
        <table:table-row table:style-name="ro1">
          <table:table-cell table:formula="of:=[.A1407]+1" office:value-type="float" office:value="234" calcext:value-type="float">
            <text:p>234</text:p>
          </table:table-cell>
          <table:table-cell table:formula="of:=IF([.A1413]&gt;=0;(1+SIN(15+5*[.A1413]/[.$B$6]))/2;[.B1407]-3600)" office:value-type="float" office:value="0.869115498063523" calcext:value-type="float">
            <text:p>0.8691154981</text:p>
          </table:table-cell>
          <table:table-cell table:number-columns-repeated="2"/>
        </table:table-row>
        <table:table-row table:style-name="ro1">
          <table:table-cell table:formula="of:=[.A1408]+1" office:value-type="float" office:value="234" calcext:value-type="float">
            <text:p>234</text:p>
          </table:table-cell>
          <table:table-cell table:formula="of:=IF([.A1414]&gt;=0;(1+SIN(15+5*[.A1414]/[.$B$6]))/2;[.B1408]-3600)" office:value-type="float" office:value="0.869115498063523" calcext:value-type="float">
            <text:p>0.8691154981</text:p>
          </table:table-cell>
          <table:table-cell table:number-columns-repeated="2"/>
        </table:table-row>
        <table:table-row table:style-name="ro1">
          <table:table-cell table:formula="of:=[.A1409]+1" office:value-type="float" office:value="234" calcext:value-type="float">
            <text:p>234</text:p>
          </table:table-cell>
          <table:table-cell table:formula="of:=IF([.A1415]&gt;=0;(1+SIN(15+5*[.A1415]/[.$B$6]))/2;[.B1409]-3600)" office:value-type="float" office:value="0.869115498063523" calcext:value-type="float">
            <text:p>0.8691154981</text:p>
          </table:table-cell>
          <table:table-cell table:number-columns-repeated="2"/>
        </table:table-row>
        <table:table-row table:style-name="ro1">
          <table:table-cell table:formula="of:=[.A1410]+1" office:value-type="float" office:value="234" calcext:value-type="float">
            <text:p>234</text:p>
          </table:table-cell>
          <table:table-cell table:formula="of:=IF([.A1416]&gt;=0;(1+SIN(15+5*[.A1416]/[.$B$6]))/2;[.B1410]-3600)" office:value-type="float" office:value="0.869115498063523" calcext:value-type="float">
            <text:p>0.869115498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17]&gt;=0;(1+SIN(15+5*[.A1417]/[.$B$6]))/2;[.B1411]-3600)" office:value-type="float" office:value="1438459200" calcext:value-type="float">
            <text:p>1438459200</text:p>
          </table:table-cell>
          <table:table-cell table:number-columns-repeated="2"/>
        </table:table-row>
        <table:table-row table:style-name="ro1">
          <table:table-cell table:formula="of:=[.A1412]+1" office:value-type="float" office:value="235" calcext:value-type="float">
            <text:p>235</text:p>
          </table:table-cell>
          <table:table-cell table:formula="of:=IF([.A1418]&gt;=0;(1+SIN(15+5*[.A1418]/[.$B$6]))/2;[.B1412]-3600)" office:value-type="float" office:value="0.875786707676074" calcext:value-type="float">
            <text:p>0.8757867077</text:p>
          </table:table-cell>
          <table:table-cell table:number-columns-repeated="2"/>
        </table:table-row>
        <table:table-row table:style-name="ro1">
          <table:table-cell table:formula="of:=[.A1413]+1" office:value-type="float" office:value="235" calcext:value-type="float">
            <text:p>235</text:p>
          </table:table-cell>
          <table:table-cell table:formula="of:=IF([.A1419]&gt;=0;(1+SIN(15+5*[.A1419]/[.$B$6]))/2;[.B1413]-3600)" office:value-type="float" office:value="0.875786707676074" calcext:value-type="float">
            <text:p>0.8757867077</text:p>
          </table:table-cell>
          <table:table-cell table:number-columns-repeated="2"/>
        </table:table-row>
        <table:table-row table:style-name="ro1">
          <table:table-cell table:formula="of:=[.A1414]+1" office:value-type="float" office:value="235" calcext:value-type="float">
            <text:p>235</text:p>
          </table:table-cell>
          <table:table-cell table:formula="of:=IF([.A1420]&gt;=0;(1+SIN(15+5*[.A1420]/[.$B$6]))/2;[.B1414]-3600)" office:value-type="float" office:value="0.875786707676074" calcext:value-type="float">
            <text:p>0.8757867077</text:p>
          </table:table-cell>
          <table:table-cell table:number-columns-repeated="2"/>
        </table:table-row>
        <table:table-row table:style-name="ro1">
          <table:table-cell table:formula="of:=[.A1415]+1" office:value-type="float" office:value="235" calcext:value-type="float">
            <text:p>235</text:p>
          </table:table-cell>
          <table:table-cell table:formula="of:=IF([.A1421]&gt;=0;(1+SIN(15+5*[.A1421]/[.$B$6]))/2;[.B1415]-3600)" office:value-type="float" office:value="0.875786707676074" calcext:value-type="float">
            <text:p>0.8757867077</text:p>
          </table:table-cell>
          <table:table-cell table:number-columns-repeated="2"/>
        </table:table-row>
        <table:table-row table:style-name="ro1">
          <table:table-cell table:formula="of:=[.A1416]+1" office:value-type="float" office:value="235" calcext:value-type="float">
            <text:p>235</text:p>
          </table:table-cell>
          <table:table-cell table:formula="of:=IF([.A1422]&gt;=0;(1+SIN(15+5*[.A1422]/[.$B$6]))/2;[.B1416]-3600)" office:value-type="float" office:value="0.875786707676074" calcext:value-type="float">
            <text:p>0.875786707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23]&gt;=0;(1+SIN(15+5*[.A1423]/[.$B$6]))/2;[.B1417]-3600)" office:value-type="float" office:value="1438455600" calcext:value-type="float">
            <text:p>1438455600</text:p>
          </table:table-cell>
          <table:table-cell table:number-columns-repeated="2"/>
        </table:table-row>
        <table:table-row table:style-name="ro1">
          <table:table-cell table:formula="of:=[.A1418]+1" office:value-type="float" office:value="236" calcext:value-type="float">
            <text:p>236</text:p>
          </table:table-cell>
          <table:table-cell table:formula="of:=IF([.A1424]&gt;=0;(1+SIN(15+5*[.A1424]/[.$B$6]))/2;[.B1418]-3600)" office:value-type="float" office:value="0.882307607615978" calcext:value-type="float">
            <text:p>0.8823076076</text:p>
          </table:table-cell>
          <table:table-cell table:number-columns-repeated="2"/>
        </table:table-row>
        <table:table-row table:style-name="ro1">
          <table:table-cell table:formula="of:=[.A1419]+1" office:value-type="float" office:value="236" calcext:value-type="float">
            <text:p>236</text:p>
          </table:table-cell>
          <table:table-cell table:formula="of:=IF([.A1425]&gt;=0;(1+SIN(15+5*[.A1425]/[.$B$6]))/2;[.B1419]-3600)" office:value-type="float" office:value="0.882307607615978" calcext:value-type="float">
            <text:p>0.8823076076</text:p>
          </table:table-cell>
          <table:table-cell table:number-columns-repeated="2"/>
        </table:table-row>
        <table:table-row table:style-name="ro1">
          <table:table-cell table:formula="of:=[.A1420]+1" office:value-type="float" office:value="236" calcext:value-type="float">
            <text:p>236</text:p>
          </table:table-cell>
          <table:table-cell table:formula="of:=IF([.A1426]&gt;=0;(1+SIN(15+5*[.A1426]/[.$B$6]))/2;[.B1420]-3600)" office:value-type="float" office:value="0.882307607615978" calcext:value-type="float">
            <text:p>0.8823076076</text:p>
          </table:table-cell>
          <table:table-cell table:number-columns-repeated="2"/>
        </table:table-row>
        <table:table-row table:style-name="ro1">
          <table:table-cell table:formula="of:=[.A1421]+1" office:value-type="float" office:value="236" calcext:value-type="float">
            <text:p>236</text:p>
          </table:table-cell>
          <table:table-cell table:formula="of:=IF([.A1427]&gt;=0;(1+SIN(15+5*[.A1427]/[.$B$6]))/2;[.B1421]-3600)" office:value-type="float" office:value="0.882307607615978" calcext:value-type="float">
            <text:p>0.8823076076</text:p>
          </table:table-cell>
          <table:table-cell table:number-columns-repeated="2"/>
        </table:table-row>
        <table:table-row table:style-name="ro1">
          <table:table-cell table:formula="of:=[.A1422]+1" office:value-type="float" office:value="236" calcext:value-type="float">
            <text:p>236</text:p>
          </table:table-cell>
          <table:table-cell table:formula="of:=IF([.A1428]&gt;=0;(1+SIN(15+5*[.A1428]/[.$B$6]))/2;[.B1422]-3600)" office:value-type="float" office:value="0.882307607615978" calcext:value-type="float">
            <text:p>0.882307607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29]&gt;=0;(1+SIN(15+5*[.A1429]/[.$B$6]))/2;[.B1423]-3600)" office:value-type="float" office:value="1438452000" calcext:value-type="float">
            <text:p>1438452000</text:p>
          </table:table-cell>
          <table:table-cell table:number-columns-repeated="2"/>
        </table:table-row>
        <table:table-row table:style-name="ro1">
          <table:table-cell table:formula="of:=[.A1424]+1" office:value-type="float" office:value="237" calcext:value-type="float">
            <text:p>237</text:p>
          </table:table-cell>
          <table:table-cell table:formula="of:=IF([.A1430]&gt;=0;(1+SIN(15+5*[.A1430]/[.$B$6]))/2;[.B1424]-3600)" office:value-type="float" office:value="0.888675589610203" calcext:value-type="float">
            <text:p>0.8886755896</text:p>
          </table:table-cell>
          <table:table-cell table:number-columns-repeated="2"/>
        </table:table-row>
        <table:table-row table:style-name="ro1">
          <table:table-cell table:formula="of:=[.A1425]+1" office:value-type="float" office:value="237" calcext:value-type="float">
            <text:p>237</text:p>
          </table:table-cell>
          <table:table-cell table:formula="of:=IF([.A1431]&gt;=0;(1+SIN(15+5*[.A1431]/[.$B$6]))/2;[.B1425]-3600)" office:value-type="float" office:value="0.888675589610203" calcext:value-type="float">
            <text:p>0.8886755896</text:p>
          </table:table-cell>
          <table:table-cell table:number-columns-repeated="2"/>
        </table:table-row>
        <table:table-row table:style-name="ro1">
          <table:table-cell table:formula="of:=[.A1426]+1" office:value-type="float" office:value="237" calcext:value-type="float">
            <text:p>237</text:p>
          </table:table-cell>
          <table:table-cell table:formula="of:=IF([.A1432]&gt;=0;(1+SIN(15+5*[.A1432]/[.$B$6]))/2;[.B1426]-3600)" office:value-type="float" office:value="0.888675589610203" calcext:value-type="float">
            <text:p>0.8886755896</text:p>
          </table:table-cell>
          <table:table-cell table:number-columns-repeated="2"/>
        </table:table-row>
        <table:table-row table:style-name="ro1">
          <table:table-cell table:formula="of:=[.A1427]+1" office:value-type="float" office:value="237" calcext:value-type="float">
            <text:p>237</text:p>
          </table:table-cell>
          <table:table-cell table:formula="of:=IF([.A1433]&gt;=0;(1+SIN(15+5*[.A1433]/[.$B$6]))/2;[.B1427]-3600)" office:value-type="float" office:value="0.888675589610203" calcext:value-type="float">
            <text:p>0.8886755896</text:p>
          </table:table-cell>
          <table:table-cell table:number-columns-repeated="2"/>
        </table:table-row>
        <table:table-row table:style-name="ro1">
          <table:table-cell table:formula="of:=[.A1428]+1" office:value-type="float" office:value="237" calcext:value-type="float">
            <text:p>237</text:p>
          </table:table-cell>
          <table:table-cell table:formula="of:=IF([.A1434]&gt;=0;(1+SIN(15+5*[.A1434]/[.$B$6]))/2;[.B1428]-3600)" office:value-type="float" office:value="0.888675589610203" calcext:value-type="float">
            <text:p>0.888675589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35]&gt;=0;(1+SIN(15+5*[.A1435]/[.$B$6]))/2;[.B1429]-3600)" office:value-type="float" office:value="1438448400" calcext:value-type="float">
            <text:p>1438448400</text:p>
          </table:table-cell>
          <table:table-cell table:number-columns-repeated="2"/>
        </table:table-row>
        <table:table-row table:style-name="ro1">
          <table:table-cell table:formula="of:=[.A1430]+1" office:value-type="float" office:value="238" calcext:value-type="float">
            <text:p>238</text:p>
          </table:table-cell>
          <table:table-cell table:formula="of:=IF([.A1436]&gt;=0;(1+SIN(15+5*[.A1436]/[.$B$6]))/2;[.B1430]-3600)" office:value-type="float" office:value="0.894888106550854" calcext:value-type="float">
            <text:p>0.8948881066</text:p>
          </table:table-cell>
          <table:table-cell table:number-columns-repeated="2"/>
        </table:table-row>
        <table:table-row table:style-name="ro1">
          <table:table-cell table:formula="of:=[.A1431]+1" office:value-type="float" office:value="238" calcext:value-type="float">
            <text:p>238</text:p>
          </table:table-cell>
          <table:table-cell table:formula="of:=IF([.A1437]&gt;=0;(1+SIN(15+5*[.A1437]/[.$B$6]))/2;[.B1431]-3600)" office:value-type="float" office:value="0.894888106550854" calcext:value-type="float">
            <text:p>0.8948881066</text:p>
          </table:table-cell>
          <table:table-cell table:number-columns-repeated="2"/>
        </table:table-row>
        <table:table-row table:style-name="ro1">
          <table:table-cell table:formula="of:=[.A1432]+1" office:value-type="float" office:value="238" calcext:value-type="float">
            <text:p>238</text:p>
          </table:table-cell>
          <table:table-cell table:formula="of:=IF([.A1438]&gt;=0;(1+SIN(15+5*[.A1438]/[.$B$6]))/2;[.B1432]-3600)" office:value-type="float" office:value="0.894888106550854" calcext:value-type="float">
            <text:p>0.8948881066</text:p>
          </table:table-cell>
          <table:table-cell table:number-columns-repeated="2"/>
        </table:table-row>
        <table:table-row table:style-name="ro1">
          <table:table-cell table:formula="of:=[.A1433]+1" office:value-type="float" office:value="238" calcext:value-type="float">
            <text:p>238</text:p>
          </table:table-cell>
          <table:table-cell table:formula="of:=IF([.A1439]&gt;=0;(1+SIN(15+5*[.A1439]/[.$B$6]))/2;[.B1433]-3600)" office:value-type="float" office:value="0.894888106550854" calcext:value-type="float">
            <text:p>0.8948881066</text:p>
          </table:table-cell>
          <table:table-cell table:number-columns-repeated="2"/>
        </table:table-row>
        <table:table-row table:style-name="ro1">
          <table:table-cell table:formula="of:=[.A1434]+1" office:value-type="float" office:value="238" calcext:value-type="float">
            <text:p>238</text:p>
          </table:table-cell>
          <table:table-cell table:formula="of:=IF([.A1440]&gt;=0;(1+SIN(15+5*[.A1440]/[.$B$6]))/2;[.B1434]-3600)" office:value-type="float" office:value="0.894888106550854" calcext:value-type="float">
            <text:p>0.894888106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41]&gt;=0;(1+SIN(15+5*[.A1441]/[.$B$6]))/2;[.B1435]-3600)" office:value-type="float" office:value="1438444800" calcext:value-type="float">
            <text:p>1438444800</text:p>
          </table:table-cell>
          <table:table-cell table:number-columns-repeated="2"/>
        </table:table-row>
        <table:table-row table:style-name="ro1">
          <table:table-cell table:formula="of:=[.A1436]+1" office:value-type="float" office:value="239" calcext:value-type="float">
            <text:p>239</text:p>
          </table:table-cell>
          <table:table-cell table:formula="of:=IF([.A1442]&gt;=0;(1+SIN(15+5*[.A1442]/[.$B$6]))/2;[.B1436]-3600)" office:value-type="float" office:value="0.900942673513991" calcext:value-type="float">
            <text:p>0.9009426735</text:p>
          </table:table-cell>
          <table:table-cell table:number-columns-repeated="2"/>
        </table:table-row>
        <table:table-row table:style-name="ro1">
          <table:table-cell table:formula="of:=[.A1437]+1" office:value-type="float" office:value="239" calcext:value-type="float">
            <text:p>239</text:p>
          </table:table-cell>
          <table:table-cell table:formula="of:=IF([.A1443]&gt;=0;(1+SIN(15+5*[.A1443]/[.$B$6]))/2;[.B1437]-3600)" office:value-type="float" office:value="0.900942673513991" calcext:value-type="float">
            <text:p>0.9009426735</text:p>
          </table:table-cell>
          <table:table-cell table:number-columns-repeated="2"/>
        </table:table-row>
        <table:table-row table:style-name="ro1">
          <table:table-cell table:formula="of:=[.A1438]+1" office:value-type="float" office:value="239" calcext:value-type="float">
            <text:p>239</text:p>
          </table:table-cell>
          <table:table-cell table:formula="of:=IF([.A1444]&gt;=0;(1+SIN(15+5*[.A1444]/[.$B$6]))/2;[.B1438]-3600)" office:value-type="float" office:value="0.900942673513991" calcext:value-type="float">
            <text:p>0.9009426735</text:p>
          </table:table-cell>
          <table:table-cell table:number-columns-repeated="2"/>
        </table:table-row>
        <table:table-row table:style-name="ro1">
          <table:table-cell table:formula="of:=[.A1439]+1" office:value-type="float" office:value="239" calcext:value-type="float">
            <text:p>239</text:p>
          </table:table-cell>
          <table:table-cell table:formula="of:=IF([.A1445]&gt;=0;(1+SIN(15+5*[.A1445]/[.$B$6]))/2;[.B1439]-3600)" office:value-type="float" office:value="0.900942673513991" calcext:value-type="float">
            <text:p>0.9009426735</text:p>
          </table:table-cell>
          <table:table-cell table:number-columns-repeated="2"/>
        </table:table-row>
        <table:table-row table:style-name="ro1">
          <table:table-cell table:formula="of:=[.A1440]+1" office:value-type="float" office:value="239" calcext:value-type="float">
            <text:p>239</text:p>
          </table:table-cell>
          <table:table-cell table:formula="of:=IF([.A1446]&gt;=0;(1+SIN(15+5*[.A1446]/[.$B$6]))/2;[.B1440]-3600)" office:value-type="float" office:value="0.900942673513991" calcext:value-type="float">
            <text:p>0.900942673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47]&gt;=0;(1+SIN(15+5*[.A1447]/[.$B$6]))/2;[.B1441]-3600)" office:value-type="float" office:value="1438441200" calcext:value-type="float">
            <text:p>1438441200</text:p>
          </table:table-cell>
          <table:table-cell table:number-columns-repeated="2"/>
        </table:table-row>
        <table:table-row table:style-name="ro1">
          <table:table-cell table:formula="of:=[.A1442]+1" office:value-type="float" office:value="240" calcext:value-type="float">
            <text:p>240</text:p>
          </table:table-cell>
          <table:table-cell table:formula="of:=IF([.A1448]&gt;=0;(1+SIN(15+5*[.A1448]/[.$B$6]))/2;[.B1442]-3600)" office:value-type="float" office:value="0.906836868753553" calcext:value-type="float">
            <text:p>0.9068368688</text:p>
          </table:table-cell>
          <table:table-cell table:number-columns-repeated="2"/>
        </table:table-row>
        <table:table-row table:style-name="ro1">
          <table:table-cell table:formula="of:=[.A1443]+1" office:value-type="float" office:value="240" calcext:value-type="float">
            <text:p>240</text:p>
          </table:table-cell>
          <table:table-cell table:formula="of:=IF([.A1449]&gt;=0;(1+SIN(15+5*[.A1449]/[.$B$6]))/2;[.B1443]-3600)" office:value-type="float" office:value="0.906836868753553" calcext:value-type="float">
            <text:p>0.9068368688</text:p>
          </table:table-cell>
          <table:table-cell table:number-columns-repeated="2"/>
        </table:table-row>
        <table:table-row table:style-name="ro1">
          <table:table-cell table:formula="of:=[.A1444]+1" office:value-type="float" office:value="240" calcext:value-type="float">
            <text:p>240</text:p>
          </table:table-cell>
          <table:table-cell table:formula="of:=IF([.A1450]&gt;=0;(1+SIN(15+5*[.A1450]/[.$B$6]))/2;[.B1444]-3600)" office:value-type="float" office:value="0.906836868753553" calcext:value-type="float">
            <text:p>0.9068368688</text:p>
          </table:table-cell>
          <table:table-cell table:number-columns-repeated="2"/>
        </table:table-row>
        <table:table-row table:style-name="ro1">
          <table:table-cell table:formula="of:=[.A1445]+1" office:value-type="float" office:value="240" calcext:value-type="float">
            <text:p>240</text:p>
          </table:table-cell>
          <table:table-cell table:formula="of:=IF([.A1451]&gt;=0;(1+SIN(15+5*[.A1451]/[.$B$6]))/2;[.B1445]-3600)" office:value-type="float" office:value="0.906836868753553" calcext:value-type="float">
            <text:p>0.9068368688</text:p>
          </table:table-cell>
          <table:table-cell table:number-columns-repeated="2"/>
        </table:table-row>
        <table:table-row table:style-name="ro1">
          <table:table-cell table:formula="of:=[.A1446]+1" office:value-type="float" office:value="240" calcext:value-type="float">
            <text:p>240</text:p>
          </table:table-cell>
          <table:table-cell table:formula="of:=IF([.A1452]&gt;=0;(1+SIN(15+5*[.A1452]/[.$B$6]))/2;[.B1446]-3600)" office:value-type="float" office:value="0.906836868753553" calcext:value-type="float">
            <text:p>0.906836868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53]&gt;=0;(1+SIN(15+5*[.A1453]/[.$B$6]))/2;[.B1447]-3600)" office:value-type="float" office:value="1438437600" calcext:value-type="float">
            <text:p>1438437600</text:p>
          </table:table-cell>
          <table:table-cell table:number-columns-repeated="2"/>
        </table:table-row>
        <table:table-row table:style-name="ro1">
          <table:table-cell table:formula="of:=[.A1448]+1" office:value-type="float" office:value="241" calcext:value-type="float">
            <text:p>241</text:p>
          </table:table-cell>
          <table:table-cell table:formula="of:=IF([.A1454]&gt;=0;(1+SIN(15+5*[.A1454]/[.$B$6]))/2;[.B1448]-3600)" office:value-type="float" office:value="0.912568334670032" calcext:value-type="float">
            <text:p>0.9125683347</text:p>
          </table:table-cell>
          <table:table-cell table:number-columns-repeated="2"/>
        </table:table-row>
        <table:table-row table:style-name="ro1">
          <table:table-cell table:formula="of:=[.A1449]+1" office:value-type="float" office:value="241" calcext:value-type="float">
            <text:p>241</text:p>
          </table:table-cell>
          <table:table-cell table:formula="of:=IF([.A1455]&gt;=0;(1+SIN(15+5*[.A1455]/[.$B$6]))/2;[.B1449]-3600)" office:value-type="float" office:value="0.912568334670032" calcext:value-type="float">
            <text:p>0.9125683347</text:p>
          </table:table-cell>
          <table:table-cell table:number-columns-repeated="2"/>
        </table:table-row>
        <table:table-row table:style-name="ro1">
          <table:table-cell table:formula="of:=[.A1450]+1" office:value-type="float" office:value="241" calcext:value-type="float">
            <text:p>241</text:p>
          </table:table-cell>
          <table:table-cell table:formula="of:=IF([.A1456]&gt;=0;(1+SIN(15+5*[.A1456]/[.$B$6]))/2;[.B1450]-3600)" office:value-type="float" office:value="0.912568334670032" calcext:value-type="float">
            <text:p>0.9125683347</text:p>
          </table:table-cell>
          <table:table-cell table:number-columns-repeated="2"/>
        </table:table-row>
        <table:table-row table:style-name="ro1">
          <table:table-cell table:formula="of:=[.A1451]+1" office:value-type="float" office:value="241" calcext:value-type="float">
            <text:p>241</text:p>
          </table:table-cell>
          <table:table-cell table:formula="of:=IF([.A1457]&gt;=0;(1+SIN(15+5*[.A1457]/[.$B$6]))/2;[.B1451]-3600)" office:value-type="float" office:value="0.912568334670032" calcext:value-type="float">
            <text:p>0.9125683347</text:p>
          </table:table-cell>
          <table:table-cell table:number-columns-repeated="2"/>
        </table:table-row>
        <table:table-row table:style-name="ro1">
          <table:table-cell table:formula="of:=[.A1452]+1" office:value-type="float" office:value="241" calcext:value-type="float">
            <text:p>241</text:p>
          </table:table-cell>
          <table:table-cell table:formula="of:=IF([.A1458]&gt;=0;(1+SIN(15+5*[.A1458]/[.$B$6]))/2;[.B1452]-3600)" office:value-type="float" office:value="0.912568334670032" calcext:value-type="float">
            <text:p>0.912568334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59]&gt;=0;(1+SIN(15+5*[.A1459]/[.$B$6]))/2;[.B1453]-3600)" office:value-type="float" office:value="1438434000" calcext:value-type="float">
            <text:p>1438434000</text:p>
          </table:table-cell>
          <table:table-cell table:number-columns-repeated="2"/>
        </table:table-row>
        <table:table-row table:style-name="ro1">
          <table:table-cell table:formula="of:=[.A1454]+1" office:value-type="float" office:value="242" calcext:value-type="float">
            <text:p>242</text:p>
          </table:table-cell>
          <table:table-cell table:formula="of:=IF([.A1460]&gt;=0;(1+SIN(15+5*[.A1460]/[.$B$6]))/2;[.B1454]-3600)" office:value-type="float" office:value="0.918134778753482" calcext:value-type="float">
            <text:p>0.9181347788</text:p>
          </table:table-cell>
          <table:table-cell table:number-columns-repeated="2"/>
        </table:table-row>
        <table:table-row table:style-name="ro1">
          <table:table-cell table:formula="of:=[.A1455]+1" office:value-type="float" office:value="242" calcext:value-type="float">
            <text:p>242</text:p>
          </table:table-cell>
          <table:table-cell table:formula="of:=IF([.A1461]&gt;=0;(1+SIN(15+5*[.A1461]/[.$B$6]))/2;[.B1455]-3600)" office:value-type="float" office:value="0.918134778753482" calcext:value-type="float">
            <text:p>0.9181347788</text:p>
          </table:table-cell>
          <table:table-cell table:number-columns-repeated="2"/>
        </table:table-row>
        <table:table-row table:style-name="ro1">
          <table:table-cell table:formula="of:=[.A1456]+1" office:value-type="float" office:value="242" calcext:value-type="float">
            <text:p>242</text:p>
          </table:table-cell>
          <table:table-cell table:formula="of:=IF([.A1462]&gt;=0;(1+SIN(15+5*[.A1462]/[.$B$6]))/2;[.B1456]-3600)" office:value-type="float" office:value="0.918134778753482" calcext:value-type="float">
            <text:p>0.9181347788</text:p>
          </table:table-cell>
          <table:table-cell table:number-columns-repeated="2"/>
        </table:table-row>
        <table:table-row table:style-name="ro1">
          <table:table-cell table:formula="of:=[.A1457]+1" office:value-type="float" office:value="242" calcext:value-type="float">
            <text:p>242</text:p>
          </table:table-cell>
          <table:table-cell table:formula="of:=IF([.A1463]&gt;=0;(1+SIN(15+5*[.A1463]/[.$B$6]))/2;[.B1457]-3600)" office:value-type="float" office:value="0.918134778753482" calcext:value-type="float">
            <text:p>0.9181347788</text:p>
          </table:table-cell>
          <table:table-cell table:number-columns-repeated="2"/>
        </table:table-row>
        <table:table-row table:style-name="ro1">
          <table:table-cell table:formula="of:=[.A1458]+1" office:value-type="float" office:value="242" calcext:value-type="float">
            <text:p>242</text:p>
          </table:table-cell>
          <table:table-cell table:formula="of:=IF([.A1464]&gt;=0;(1+SIN(15+5*[.A1464]/[.$B$6]))/2;[.B1458]-3600)" office:value-type="float" office:value="0.918134778753482" calcext:value-type="float">
            <text:p>0.9181347788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65]&gt;=0;(1+SIN(15+5*[.A1465]/[.$B$6]))/2;[.B1459]-3600)" office:value-type="float" office:value="1438430400" calcext:value-type="float">
            <text:p>1438430400</text:p>
          </table:table-cell>
          <table:table-cell table:number-columns-repeated="2"/>
        </table:table-row>
        <table:table-row table:style-name="ro1">
          <table:table-cell table:formula="of:=[.A1460]+1" office:value-type="float" office:value="243" calcext:value-type="float">
            <text:p>243</text:p>
          </table:table-cell>
          <table:table-cell table:formula="of:=IF([.A1466]&gt;=0;(1+SIN(15+5*[.A1466]/[.$B$6]))/2;[.B1460]-3600)" office:value-type="float" office:value="0.923533974500485" calcext:value-type="float">
            <text:p>0.9235339745</text:p>
          </table:table-cell>
          <table:table-cell table:number-columns-repeated="2"/>
        </table:table-row>
        <table:table-row table:style-name="ro1">
          <table:table-cell table:formula="of:=[.A1461]+1" office:value-type="float" office:value="243" calcext:value-type="float">
            <text:p>243</text:p>
          </table:table-cell>
          <table:table-cell table:formula="of:=IF([.A1467]&gt;=0;(1+SIN(15+5*[.A1467]/[.$B$6]))/2;[.B1461]-3600)" office:value-type="float" office:value="0.923533974500485" calcext:value-type="float">
            <text:p>0.9235339745</text:p>
          </table:table-cell>
          <table:table-cell table:number-columns-repeated="2"/>
        </table:table-row>
        <table:table-row table:style-name="ro1">
          <table:table-cell table:formula="of:=[.A1462]+1" office:value-type="float" office:value="243" calcext:value-type="float">
            <text:p>243</text:p>
          </table:table-cell>
          <table:table-cell table:formula="of:=IF([.A1468]&gt;=0;(1+SIN(15+5*[.A1468]/[.$B$6]))/2;[.B1462]-3600)" office:value-type="float" office:value="0.923533974500485" calcext:value-type="float">
            <text:p>0.9235339745</text:p>
          </table:table-cell>
          <table:table-cell table:number-columns-repeated="2"/>
        </table:table-row>
        <table:table-row table:style-name="ro1">
          <table:table-cell table:formula="of:=[.A1463]+1" office:value-type="float" office:value="243" calcext:value-type="float">
            <text:p>243</text:p>
          </table:table-cell>
          <table:table-cell table:formula="of:=IF([.A1469]&gt;=0;(1+SIN(15+5*[.A1469]/[.$B$6]))/2;[.B1463]-3600)" office:value-type="float" office:value="0.923533974500485" calcext:value-type="float">
            <text:p>0.9235339745</text:p>
          </table:table-cell>
          <table:table-cell table:number-columns-repeated="2"/>
        </table:table-row>
        <table:table-row table:style-name="ro1">
          <table:table-cell table:formula="of:=[.A1464]+1" office:value-type="float" office:value="243" calcext:value-type="float">
            <text:p>243</text:p>
          </table:table-cell>
          <table:table-cell table:formula="of:=IF([.A1470]&gt;=0;(1+SIN(15+5*[.A1470]/[.$B$6]))/2;[.B1464]-3600)" office:value-type="float" office:value="0.923533974500485" calcext:value-type="float">
            <text:p>0.923533974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71]&gt;=0;(1+SIN(15+5*[.A1471]/[.$B$6]))/2;[.B1465]-3600)" office:value-type="float" office:value="1438426800" calcext:value-type="float">
            <text:p>1438426800</text:p>
          </table:table-cell>
          <table:table-cell table:number-columns-repeated="2"/>
        </table:table-row>
        <table:table-row table:style-name="ro1">
          <table:table-cell table:formula="of:=[.A1466]+1" office:value-type="float" office:value="244" calcext:value-type="float">
            <text:p>244</text:p>
          </table:table-cell>
          <table:table-cell table:formula="of:=IF([.A1472]&gt;=0;(1+SIN(15+5*[.A1472]/[.$B$6]))/2;[.B1466]-3600)" office:value-type="float" office:value="0.928763762304734" calcext:value-type="float">
            <text:p>0.9287637623</text:p>
          </table:table-cell>
          <table:table-cell table:number-columns-repeated="2"/>
        </table:table-row>
        <table:table-row table:style-name="ro1">
          <table:table-cell table:formula="of:=[.A1467]+1" office:value-type="float" office:value="244" calcext:value-type="float">
            <text:p>244</text:p>
          </table:table-cell>
          <table:table-cell table:formula="of:=IF([.A1473]&gt;=0;(1+SIN(15+5*[.A1473]/[.$B$6]))/2;[.B1467]-3600)" office:value-type="float" office:value="0.928763762304734" calcext:value-type="float">
            <text:p>0.9287637623</text:p>
          </table:table-cell>
          <table:table-cell table:number-columns-repeated="2"/>
        </table:table-row>
        <table:table-row table:style-name="ro1">
          <table:table-cell table:formula="of:=[.A1468]+1" office:value-type="float" office:value="244" calcext:value-type="float">
            <text:p>244</text:p>
          </table:table-cell>
          <table:table-cell table:formula="of:=IF([.A1474]&gt;=0;(1+SIN(15+5*[.A1474]/[.$B$6]))/2;[.B1468]-3600)" office:value-type="float" office:value="0.928763762304734" calcext:value-type="float">
            <text:p>0.9287637623</text:p>
          </table:table-cell>
          <table:table-cell table:number-columns-repeated="2"/>
        </table:table-row>
        <table:table-row table:style-name="ro1">
          <table:table-cell table:formula="of:=[.A1469]+1" office:value-type="float" office:value="244" calcext:value-type="float">
            <text:p>244</text:p>
          </table:table-cell>
          <table:table-cell table:formula="of:=IF([.A1475]&gt;=0;(1+SIN(15+5*[.A1475]/[.$B$6]))/2;[.B1469]-3600)" office:value-type="float" office:value="0.928763762304734" calcext:value-type="float">
            <text:p>0.9287637623</text:p>
          </table:table-cell>
          <table:table-cell table:number-columns-repeated="2"/>
        </table:table-row>
        <table:table-row table:style-name="ro1">
          <table:table-cell table:formula="of:=[.A1470]+1" office:value-type="float" office:value="244" calcext:value-type="float">
            <text:p>244</text:p>
          </table:table-cell>
          <table:table-cell table:formula="of:=IF([.A1476]&gt;=0;(1+SIN(15+5*[.A1476]/[.$B$6]))/2;[.B1470]-3600)" office:value-type="float" office:value="0.928763762304734" calcext:value-type="float">
            <text:p>0.928763762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77]&gt;=0;(1+SIN(15+5*[.A1477]/[.$B$6]))/2;[.B1471]-3600)" office:value-type="float" office:value="1438423200" calcext:value-type="float">
            <text:p>1438423200</text:p>
          </table:table-cell>
          <table:table-cell table:number-columns-repeated="2"/>
        </table:table-row>
        <table:table-row table:style-name="ro1">
          <table:table-cell table:formula="of:=[.A1472]+1" office:value-type="float" office:value="245" calcext:value-type="float">
            <text:p>245</text:p>
          </table:table-cell>
          <table:table-cell table:formula="of:=IF([.A1478]&gt;=0;(1+SIN(15+5*[.A1478]/[.$B$6]))/2;[.B1472]-3600)" office:value-type="float" office:value="0.933822050320834" calcext:value-type="float">
            <text:p>0.9338220503</text:p>
          </table:table-cell>
          <table:table-cell table:number-columns-repeated="2"/>
        </table:table-row>
        <table:table-row table:style-name="ro1">
          <table:table-cell table:formula="of:=[.A1473]+1" office:value-type="float" office:value="245" calcext:value-type="float">
            <text:p>245</text:p>
          </table:table-cell>
          <table:table-cell table:formula="of:=IF([.A1479]&gt;=0;(1+SIN(15+5*[.A1479]/[.$B$6]))/2;[.B1473]-3600)" office:value-type="float" office:value="0.933822050320834" calcext:value-type="float">
            <text:p>0.9338220503</text:p>
          </table:table-cell>
          <table:table-cell table:number-columns-repeated="2"/>
        </table:table-row>
        <table:table-row table:style-name="ro1">
          <table:table-cell table:formula="of:=[.A1474]+1" office:value-type="float" office:value="245" calcext:value-type="float">
            <text:p>245</text:p>
          </table:table-cell>
          <table:table-cell table:formula="of:=IF([.A1480]&gt;=0;(1+SIN(15+5*[.A1480]/[.$B$6]))/2;[.B1474]-3600)" office:value-type="float" office:value="0.933822050320834" calcext:value-type="float">
            <text:p>0.9338220503</text:p>
          </table:table-cell>
          <table:table-cell table:number-columns-repeated="2"/>
        </table:table-row>
        <table:table-row table:style-name="ro1">
          <table:table-cell table:formula="of:=[.A1475]+1" office:value-type="float" office:value="245" calcext:value-type="float">
            <text:p>245</text:p>
          </table:table-cell>
          <table:table-cell table:formula="of:=IF([.A1481]&gt;=0;(1+SIN(15+5*[.A1481]/[.$B$6]))/2;[.B1475]-3600)" office:value-type="float" office:value="0.933822050320834" calcext:value-type="float">
            <text:p>0.9338220503</text:p>
          </table:table-cell>
          <table:table-cell table:number-columns-repeated="2"/>
        </table:table-row>
        <table:table-row table:style-name="ro1">
          <table:table-cell table:formula="of:=[.A1476]+1" office:value-type="float" office:value="245" calcext:value-type="float">
            <text:p>245</text:p>
          </table:table-cell>
          <table:table-cell table:formula="of:=IF([.A1482]&gt;=0;(1+SIN(15+5*[.A1482]/[.$B$6]))/2;[.B1476]-3600)" office:value-type="float" office:value="0.933822050320834" calcext:value-type="float">
            <text:p>0.933822050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83]&gt;=0;(1+SIN(15+5*[.A1483]/[.$B$6]))/2;[.B1477]-3600)" office:value-type="float" office:value="1438419600" calcext:value-type="float">
            <text:p>1438419600</text:p>
          </table:table-cell>
          <table:table-cell table:number-columns-repeated="2"/>
        </table:table-row>
        <table:table-row table:style-name="ro1">
          <table:table-cell table:formula="of:=[.A1478]+1" office:value-type="float" office:value="246" calcext:value-type="float">
            <text:p>246</text:p>
          </table:table-cell>
          <table:table-cell table:formula="of:=IF([.A1484]&gt;=0;(1+SIN(15+5*[.A1484]/[.$B$6]))/2;[.B1478]-3600)" office:value-type="float" office:value="0.938706815301023" calcext:value-type="float">
            <text:p>0.9387068153</text:p>
          </table:table-cell>
          <table:table-cell table:number-columns-repeated="2"/>
        </table:table-row>
        <table:table-row table:style-name="ro1">
          <table:table-cell table:formula="of:=[.A1479]+1" office:value-type="float" office:value="246" calcext:value-type="float">
            <text:p>246</text:p>
          </table:table-cell>
          <table:table-cell table:formula="of:=IF([.A1485]&gt;=0;(1+SIN(15+5*[.A1485]/[.$B$6]))/2;[.B1479]-3600)" office:value-type="float" office:value="0.938706815301023" calcext:value-type="float">
            <text:p>0.9387068153</text:p>
          </table:table-cell>
          <table:table-cell table:number-columns-repeated="2"/>
        </table:table-row>
        <table:table-row table:style-name="ro1">
          <table:table-cell table:formula="of:=[.A1480]+1" office:value-type="float" office:value="246" calcext:value-type="float">
            <text:p>246</text:p>
          </table:table-cell>
          <table:table-cell table:formula="of:=IF([.A1486]&gt;=0;(1+SIN(15+5*[.A1486]/[.$B$6]))/2;[.B1480]-3600)" office:value-type="float" office:value="0.938706815301023" calcext:value-type="float">
            <text:p>0.9387068153</text:p>
          </table:table-cell>
          <table:table-cell table:number-columns-repeated="2"/>
        </table:table-row>
        <table:table-row table:style-name="ro1">
          <table:table-cell table:formula="of:=[.A1481]+1" office:value-type="float" office:value="246" calcext:value-type="float">
            <text:p>246</text:p>
          </table:table-cell>
          <table:table-cell table:formula="of:=IF([.A1487]&gt;=0;(1+SIN(15+5*[.A1487]/[.$B$6]))/2;[.B1481]-3600)" office:value-type="float" office:value="0.938706815301023" calcext:value-type="float">
            <text:p>0.9387068153</text:p>
          </table:table-cell>
          <table:table-cell table:number-columns-repeated="2"/>
        </table:table-row>
        <table:table-row table:style-name="ro1">
          <table:table-cell table:formula="of:=[.A1482]+1" office:value-type="float" office:value="246" calcext:value-type="float">
            <text:p>246</text:p>
          </table:table-cell>
          <table:table-cell table:formula="of:=IF([.A1488]&gt;=0;(1+SIN(15+5*[.A1488]/[.$B$6]))/2;[.B1482]-3600)" office:value-type="float" office:value="0.938706815301023" calcext:value-type="float">
            <text:p>0.938706815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89]&gt;=0;(1+SIN(15+5*[.A1489]/[.$B$6]))/2;[.B1483]-3600)" office:value-type="float" office:value="1438416000" calcext:value-type="float">
            <text:p>1438416000</text:p>
          </table:table-cell>
          <table:table-cell table:number-columns-repeated="2"/>
        </table:table-row>
        <table:table-row table:style-name="ro1">
          <table:table-cell table:formula="of:=[.A1484]+1" office:value-type="float" office:value="247" calcext:value-type="float">
            <text:p>247</text:p>
          </table:table-cell>
          <table:table-cell table:formula="of:=IF([.A1490]&gt;=0;(1+SIN(15+5*[.A1490]/[.$B$6]))/2;[.B1484]-3600)" office:value-type="float" office:value="0.943416103404438" calcext:value-type="float">
            <text:p>0.9434161034</text:p>
          </table:table-cell>
          <table:table-cell table:number-columns-repeated="2"/>
        </table:table-row>
        <table:table-row table:style-name="ro1">
          <table:table-cell table:formula="of:=[.A1485]+1" office:value-type="float" office:value="247" calcext:value-type="float">
            <text:p>247</text:p>
          </table:table-cell>
          <table:table-cell table:formula="of:=IF([.A1491]&gt;=0;(1+SIN(15+5*[.A1491]/[.$B$6]))/2;[.B1485]-3600)" office:value-type="float" office:value="0.943416103404438" calcext:value-type="float">
            <text:p>0.9434161034</text:p>
          </table:table-cell>
          <table:table-cell table:number-columns-repeated="2"/>
        </table:table-row>
        <table:table-row table:style-name="ro1">
          <table:table-cell table:formula="of:=[.A1486]+1" office:value-type="float" office:value="247" calcext:value-type="float">
            <text:p>247</text:p>
          </table:table-cell>
          <table:table-cell table:formula="of:=IF([.A1492]&gt;=0;(1+SIN(15+5*[.A1492]/[.$B$6]))/2;[.B1486]-3600)" office:value-type="float" office:value="0.943416103404438" calcext:value-type="float">
            <text:p>0.9434161034</text:p>
          </table:table-cell>
          <table:table-cell table:number-columns-repeated="2"/>
        </table:table-row>
        <table:table-row table:style-name="ro1">
          <table:table-cell table:formula="of:=[.A1487]+1" office:value-type="float" office:value="247" calcext:value-type="float">
            <text:p>247</text:p>
          </table:table-cell>
          <table:table-cell table:formula="of:=IF([.A1493]&gt;=0;(1+SIN(15+5*[.A1493]/[.$B$6]))/2;[.B1487]-3600)" office:value-type="float" office:value="0.943416103404438" calcext:value-type="float">
            <text:p>0.9434161034</text:p>
          </table:table-cell>
          <table:table-cell table:number-columns-repeated="2"/>
        </table:table-row>
        <table:table-row table:style-name="ro1">
          <table:table-cell table:formula="of:=[.A1488]+1" office:value-type="float" office:value="247" calcext:value-type="float">
            <text:p>247</text:p>
          </table:table-cell>
          <table:table-cell table:formula="of:=IF([.A1494]&gt;=0;(1+SIN(15+5*[.A1494]/[.$B$6]))/2;[.B1488]-3600)" office:value-type="float" office:value="0.943416103404438" calcext:value-type="float">
            <text:p>0.943416103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495]&gt;=0;(1+SIN(15+5*[.A1495]/[.$B$6]))/2;[.B1489]-3600)" office:value-type="float" office:value="1438412400" calcext:value-type="float">
            <text:p>1438412400</text:p>
          </table:table-cell>
          <table:table-cell table:number-columns-repeated="2"/>
        </table:table-row>
        <table:table-row table:style-name="ro1">
          <table:table-cell table:formula="of:=[.A1490]+1" office:value-type="float" office:value="248" calcext:value-type="float">
            <text:p>248</text:p>
          </table:table-cell>
          <table:table-cell table:formula="of:=IF([.A1496]&gt;=0;(1+SIN(15+5*[.A1496]/[.$B$6]))/2;[.B1490]-3600)" office:value-type="float" office:value="0.947948030978626" calcext:value-type="float">
            <text:p>0.947948031</text:p>
          </table:table-cell>
          <table:table-cell table:number-columns-repeated="2"/>
        </table:table-row>
        <table:table-row table:style-name="ro1">
          <table:table-cell table:formula="of:=[.A1491]+1" office:value-type="float" office:value="248" calcext:value-type="float">
            <text:p>248</text:p>
          </table:table-cell>
          <table:table-cell table:formula="of:=IF([.A1497]&gt;=0;(1+SIN(15+5*[.A1497]/[.$B$6]))/2;[.B1491]-3600)" office:value-type="float" office:value="0.947948030978626" calcext:value-type="float">
            <text:p>0.947948031</text:p>
          </table:table-cell>
          <table:table-cell table:number-columns-repeated="2"/>
        </table:table-row>
        <table:table-row table:style-name="ro1">
          <table:table-cell table:formula="of:=[.A1492]+1" office:value-type="float" office:value="248" calcext:value-type="float">
            <text:p>248</text:p>
          </table:table-cell>
          <table:table-cell table:formula="of:=IF([.A1498]&gt;=0;(1+SIN(15+5*[.A1498]/[.$B$6]))/2;[.B1492]-3600)" office:value-type="float" office:value="0.947948030978626" calcext:value-type="float">
            <text:p>0.947948031</text:p>
          </table:table-cell>
          <table:table-cell table:number-columns-repeated="2"/>
        </table:table-row>
        <table:table-row table:style-name="ro1">
          <table:table-cell table:formula="of:=[.A1493]+1" office:value-type="float" office:value="248" calcext:value-type="float">
            <text:p>248</text:p>
          </table:table-cell>
          <table:table-cell table:formula="of:=IF([.A1499]&gt;=0;(1+SIN(15+5*[.A1499]/[.$B$6]))/2;[.B1493]-3600)" office:value-type="float" office:value="0.947948030978626" calcext:value-type="float">
            <text:p>0.947948031</text:p>
          </table:table-cell>
          <table:table-cell table:number-columns-repeated="2"/>
        </table:table-row>
        <table:table-row table:style-name="ro1">
          <table:table-cell table:formula="of:=[.A1494]+1" office:value-type="float" office:value="248" calcext:value-type="float">
            <text:p>248</text:p>
          </table:table-cell>
          <table:table-cell table:formula="of:=IF([.A1500]&gt;=0;(1+SIN(15+5*[.A1500]/[.$B$6]))/2;[.B1494]-3600)" office:value-type="float" office:value="0.947948030978626" calcext:value-type="float">
            <text:p>0.94794803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1501]&gt;=0;(1+SIN(15+5*[.A1501]/[.$B$6]))/2;[.B1495]-3600)" office:value-type="float" office:value="1438408800" calcext:value-type="float">
            <text:p>1438408800</text:p>
          </table:table-cell>
          <table:table-cell table:number-columns-repeated="2"/>
        </table:table-row>
        <table:table-row table:style-name="ro1">
          <table:table-cell table:formula="of:=[.A1496]+1" office:value-type="float" office:value="249" calcext:value-type="float">
            <text:p>249</text:p>
          </table:table-cell>
          <table:table-cell table:formula="of:=IF([.A1502]&gt;=0;(1+SIN(15+5*[.A1502]/[.$B$6]))/2;[.B1496]-3600)" office:value-type="float" office:value="0.952300785312984" calcext:value-type="float">
            <text:p>0.9523007853</text:p>
          </table:table-cell>
          <table:table-cell table:number-columns-repeated="2"/>
        </table:table-row>
        <table:table-row table:style-name="ro1">
          <table:table-cell table:formula="of:=[.A1497]+1" office:value-type="float" office:value="249" calcext:value-type="float">
            <text:p>249</text:p>
          </table:table-cell>
          <table:table-cell table:formula="of:=IF([.A1503]&gt;=0;(1+SIN(15+5*[.A1503]/[.$B$6]))/2;[.B1497]-3600)" office:value-type="float" office:value="0.952300785312984" calcext:value-type="float">
            <text:p>0.9523007853</text:p>
          </table:table-cell>
          <table:table-cell table:number-columns-repeated="2"/>
        </table:table-row>
        <table:table-row table:style-name="ro1">
          <table:table-cell table:formula="of:=[.A1498]+1" office:value-type="float" office:value="249" calcext:value-type="float">
            <text:p>249</text:p>
          </table:table-cell>
          <table:table-cell table:formula="of:=IF([.A1504]&gt;=0;(1+SIN(15+5*[.A1504]/[.$B$6]))/2;[.B1498]-3600)" office:value-type="float" office:value="0.952300785312984" calcext:value-type="float">
            <text:p>0.9523007853</text:p>
          </table:table-cell>
          <table:table-cell table:number-columns-repeated="2"/>
        </table:table-row>
        <table:table-row table:style-name="ro1">
          <table:table-cell table:formula="of:=[.A1499]+1" office:value-type="float" office:value="249" calcext:value-type="float">
            <text:p>249</text:p>
          </table:table-cell>
          <table:table-cell table:formula="of:=IF([.A1505]&gt;=0;(1+SIN(15+5*[.A1505]/[.$B$6]))/2;[.B1499]-3600)" office:value-type="float" office:value="0.952300785312984" calcext:value-type="float">
            <text:p>0.9523007853</text:p>
          </table:table-cell>
          <table:table-cell table:number-columns-repeated="2"/>
        </table:table-row>
        <table:table-row table:style-name="ro1">
          <table:table-cell table:formula="of:=[.A1500]+1" office:value-type="float" office:value="249" calcext:value-type="float">
            <text:p>249</text:p>
          </table:table-cell>
          <table:table-cell table:formula="of:=IF([.A1506]&gt;=0;(1+SIN(15+5*[.A1506]/[.$B$6]))/2;[.B1500]-3600)" office:value-type="float" office:value="0.952300785312984" calcext:value-type="float">
            <text:p>0.95230078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09:33:33.662220000</meta:creation-date>
    <dc:date>2015-09-08T10:39:42.657056000</dc:date>
    <meta:editing-duration>PT1H6M</meta:editing-duration>
    <meta:editing-cycles>25</meta:editing-cycles>
    <meta:generator>LibreOffice/4.3.7.2$MacOSX_X86_64 LibreOffice_project/8a35821d8636a03b8bf4e15b48f59794652c68ba</meta:generator>
    <meta:document-statistic meta:table-count="1" meta:cell-count="3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665cm" svg:y="8.27cm" style:legend-expansion="wide" chart:style-name="ch2"/>
        <chart:plot-area chart:style-name="ch3" table:cell-range-address="Sheet1.D1:Sheet1.D250" svg:x="0.32cm" svg:y="0.18cm" svg:width="15.36cm" svg:height="7.91cm">
          <chartooo:coordinate-region svg:x="1.047cm" svg:y="0.353cm" svg:width="14.633cm" svg:height="6.8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2300785312984">
                <text:p>0.952300785312984</text:p>
                <draw:g>
                  <svg:desc>Sheet1.D1:Sheet1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948030978626">
                <text:p>0.947948030978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3416103404438">
                <text:p>0.94341610340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8706815301023">
                <text:p>0.938706815301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3822050320834">
                <text:p>0.933822050320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8763762304734">
                <text:p>0.928763762304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3533974500485">
                <text:p>0.923533974500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8134778753482">
                <text:p>0.918134778753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2568334670032">
                <text:p>0.912568334670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6836868753553">
                <text:p>0.906836868753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0942673513991">
                <text:p>0.900942673513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4888106550854">
                <text:p>0.894888106550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8675589610203">
                <text:p>0.888675589610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2307607615978">
                <text:p>0.882307607615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786707676074">
                <text:p>0.875786707676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9115498063523">
                <text:p>0.869115498063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229664717322">
                <text:p>0.86229664717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5332882454606">
                <text:p>0.855332882454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8226989320719">
                <text:p>0.848226989320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0981810034068">
                <text:p>0.840981810034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3600242569765">
                <text:p>0.833600242569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608523945638">
                <text:p>0.82608523945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18439806594958">
                <text:p>0.818439806594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0667002056705">
                <text:p>0.810667002056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27699348598">
                <text:p>0.8027699348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4751763725831">
                <text:p>0.794751763725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6615695816342">
                <text:p>0.786615695816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8364985450019">
                <text:p>0.778364985450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0002932800999">
                <text:p>0.770002932800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1532882578848">
                <text:p>0.761532882578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2958222690726">
                <text:p>0.752958222690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44282382886259">
                <text:p>0.744282382886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5508833385692">
                <text:p>0.7355088333856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6641083491848">
                <text:p>0.726641083491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17682680186447">
                <text:p>0.717682680186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8637206711368">
                <text:p>0.708637206711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9508281135396">
                <text:p>0.6995082811353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90299554907048">
                <text:p>0.690299554907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1014711394027">
                <text:p>0.681014711394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1657464409948">
                <text:p>0.671657464409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223155672884">
                <text:p>0.66223155672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2740758588099">
                <text:p>0.652740758588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318886618044">
                <text:p>0.643188866180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33579700135468">
                <text:p>0.633579700135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391710399148">
                <text:p>0.62391710399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142049426581">
                <text:p>0.6142049426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4447100870371">
                <text:p>0.604447100870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4647481634903">
                <text:p>0.594647481634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4810004668731">
                <text:p>0.584810004668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938604831476">
                <text:p>0.574938604831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65037230551457">
                <text:p>0.565037230551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5109842246369">
                <text:p>0.555109842246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516041073917">
                <text:p>0.545160410739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5192915669806">
                <text:p>0.535192915669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5211343903406">
                <text:p>0.525211343903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5219687935592">
                <text:p>0.5152196879355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5221944295531">
                <text:p>0.505221944295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5222111947376">
                <text:p>0.495222111947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5224190690739">
                <text:p>0.485224190690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5232179560816">
                <text:p>0.475232179560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5250075228837">
                <text:p>0.465250075228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5281870403437">
                <text:p>0.455281870403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45331552233646">
                <text:p>0.445331552233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5403100714056">
                <text:p>0.435403100714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5500487092901">
                <text:p>0.425500487092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5627672283595">
                <text:p>0.415627672283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5788605280426">
                <text:p>0.405788605280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598722157901">
                <text:p>0.39598722157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6227441602144">
                <text:p>0.386227441602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6513169131689">
                <text:p>0.376513169131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66848289747112">
                <text:p>0.366848289747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7236669271304">
                <text:p>0.357236669271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7682152224303">
                <text:p>0.347682152224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8188560285534">
                <text:p>0.338188560285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8759690765194">
                <text:p>0.328759690765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9399315085374">
                <text:p>0.3193993150853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0111177271543">
                <text:p>0.310111177271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0898992454986">
                <text:p>0.3008989924549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1766445386802">
                <text:p>0.2917664453868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2717188964052">
                <text:p>0.282717188964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3754842768652">
                <text:p>0.2737548427686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4882991619582">
                <text:p>0.264882991619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6105184139014">
                <text:p>0.2561051841390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7424931332902">
                <text:p>0.2474249313329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8845705186634">
                <text:p>0.238845705186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0370937276281">
                <text:p>0.2303709372762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200401739601">
                <text:p>0.22200401739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3748292202219">
                <text:p>0.213748292202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05607063874906">
                <text:p>0.205607063874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7583588796858">
                <text:p>0.197583588796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9681076251126">
                <text:p>0.189681076251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1902687137363">
                <text:p>0.1819026871373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4251532707504">
                <text:p>0.1742515327075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6730673321307">
                <text:p>0.166730673321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934311722225">
                <text:p>0.159343117222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2091819334271">
                <text:p>0.152091819334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4979680079847">
                <text:p>0.144979680079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8009544219849">
                <text:p>0.1380095442198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1184199715688">
                <text:p>0.1311841997156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24506376614162">
                <text:p>0.1245063766141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7978745955476">
                <text:p>0.1179787459554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1603918704858">
                <text:p>0.1116039187048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5384444708214">
                <text:p>0.1053844447082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93228116722154">
                <text:p>0.09932281167221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34214441692558">
                <text:p>0.09342144416925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876827026676543">
                <text:p>0.08768270266765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821088825874952">
                <text:p>0.08210888258749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67022133824937">
                <text:p>0.07670221338249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1464857648244">
                <text:p>0.071464857648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63989102572093">
                <text:p>0.06639891025720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1506397520801">
                <text:p>0.0615063975208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678927637888">
                <text:p>0.056789276378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22494336170116">
                <text:p>0.0522494336170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78886851117669">
                <text:p>0.04788868511176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37087751044077">
                <text:p>0.04370877510440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9711375503205">
                <text:p>0.039711375503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58980852147011">
                <text:p>0.03589808521470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2704295041683">
                <text:p>0.03227042950416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88298593855226">
                <text:p>0.02882985938552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5577751040938">
                <text:p>0.025577751040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25154052703909">
                <text:p>0.02251540527039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6440469713597">
                <text:p>0.01964404697135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69648246488793">
                <text:p>0.0169648246488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44788099561563">
                <text:p>0.01447880995615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1869972659212">
                <text:p>0.01218699726592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00903032726931">
                <text:p>0.01009030327269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18956662611375">
                <text:p>0.00818956662611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48554759549891">
                <text:p>0.006485547595498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97892776574094">
                <text:p>0.004978927765740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67030976468341">
                <text:p>0.00367030976468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56021702207937">
                <text:p>0.00256021702207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64909356022441">
                <text:p>0.001649093560224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937303816355206">
                <text:p>0.0009373038163552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425132496878922">
                <text:p>0.0004251324968789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112784463494442">
                <text:p>0.000112784463494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384651250517898">
                <text:p>0.0000003846512505178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879780185735202">
                <text:p>0.0000879780185735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375529529284269">
                <text:p>0.000375529529284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8629241666126">
                <text:p>0.0008629241666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54996697920196">
                <text:p>0.00154996697920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43638315908778">
                <text:p>0.002436383159087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5218181516169">
                <text:p>0.0035218181516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80583779726451">
                <text:p>0.004805837797264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28792850529236">
                <text:p>0.006287928505292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79674974591783">
                <text:p>0.00796749745917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9843872853735">
                <text:p>0.0098438728537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916304163822">
                <text:p>0.011916304163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41839624445476">
                <text:p>0.0141839624445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66459406628346">
                <text:p>0.01664594066283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93012540602216">
                <text:p>0.01930125406022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1488405467533">
                <text:p>0.02214884054675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51875611258024">
                <text:p>0.02518756112580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84162003496532">
                <text:p>0.02841620034965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18334668056639">
                <text:p>0.0318334668056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54379936328158">
                <text:p>0.03543799363281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92283390684364">
                <text:p>0.0392283390684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32029870248894">
                <text:p>0.04320298702488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73603476959868">
                <text:p>0.04736034769598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16987581928909">
                <text:p>0.0516987581928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62164832092477">
                <text:p>0.05621648320924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09117157152861">
                <text:p>0.06091171571528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5782577680606">
                <text:p>0.0657825776806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708271208253661">
                <text:p>0.07082712082536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60433273995664">
                <text:p>0.07604332739956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814291109901266">
                <text:p>0.08142911099012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698231735542">
                <text:p>0.086982317355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27007252869422">
                <text:p>0.09270072528694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85820474977649">
                <text:p>0.09858204749776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4623931537421">
                <text:p>0.1046239315374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0823960732851">
                <text:p>0.1108239607328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7179655155044">
                <text:p>0.117179655155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23688472610971">
                <text:p>0.1236884726109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0347809660434">
                <text:p>0.1303478096604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7155002657402">
                <text:p>0.1371550026574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4107328815438">
                <text:p>0.1441073288154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1202007296776">
                <text:p>0.1512020072967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8436200324618">
                <text:p>0.1584362003246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5807014318206">
                <text:p>0.165807014318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331150105022">
                <text:p>0.173311501050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0946658826026">
                <text:p>0.1809466588260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8709433684313">
                <text:p>0.1887094336843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6596720618641">
                <text:p>0.1965967206186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4605364819398">
                <text:p>0.2046053648193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2732162935685">
                <text:p>0.2127321629356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097386435661">
                <text:p>0.220973864356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9327172511494">
                <text:p>0.2293271725114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37788746188451">
                <text:p>0.2377887461884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635520087083">
                <text:p>0.246355200870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55023110090974">
                <text:p>0.2550231100909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63789006800767">
                <text:p>0.2637890068007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72649384758401">
                <text:p>0.2726493847584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81600699930831">
                <text:p>0.2816006999308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0639371911337">
                <text:p>0.2906393719113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976178535164">
                <text:p>0.299761785351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8964291407995">
                <text:p>0.3089642914079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1824320920068">
                <text:p>0.31824320920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7594827286292">
                <text:p>0.327594827286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37015405142284">
                <text:p>0.3370154051422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4650117466312">
                <text:p>0.346501174663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6048341667467">
                <text:p>0.3560483416674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5653087415818">
                <text:p>0.3656530874158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75311570137933">
                <text:p>0.3753115701379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85019926569505">
                <text:p>0.385019926569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947742734974">
                <text:p>0.39477427349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4570709312905">
                <text:p>0.4045707093129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4405315572312">
                <text:p>0.414405315572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24274158564243">
                <text:p>0.4242741585642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34173290883084">
                <text:p>0.4341732908830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44098753007893">
                <text:p>0.4440987530078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54046574886159">
                <text:p>0.4540465748861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64012777521768">
                <text:p>0.4640127775217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73993374566543">
                <text:p>0.4739933745665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83984373914742">
                <text:p>0.483984373914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3981779299836">
                <text:p>0.4939817792998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03981591892969">
                <text:p>0.5039815918929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13979811902431">
                <text:p>0.5139798119024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23972440173527">
                <text:p>0.5239724401735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33955479788182">
                <text:p>0.5339554797881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3924937663656">
                <text:p>0.543924937663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53876826149722">
                <text:p>0.5538768261497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63807164623676">
                <text:p>0.5638071646236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73711981082532">
                <text:p>0.5737119810825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83587313731768">
                <text:p>0.5835873137317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93429212569994">
                <text:p>0.5934292125699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03233740968898">
                <text:p>0.6032337409688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12996977247846">
                <text:p>0.6129969772478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22715016242502">
                <text:p>0.6227150162425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32383970866839">
                <text:p>0.6323839708668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41999973667925">
                <text:p>0.6419999736679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51559178372851">
                <text:p>0.6515591783728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6105776142719">
                <text:p>0.661057761427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70491923524368">
                <text:p>0.6704919235243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7985789112533">
                <text:p>0.679857891125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89151917967916">
                <text:p>0.6891519179679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98370286565306">
                <text:p>0.6983702865653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7509309692973">
                <text:p>0.7075093096929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16565331863515">
                <text:p>0.716565331863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25534730788812">
                <text:p>0.7255347307888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34413918828883">
                <text:p>0.7344139188288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431993444269">
                <text:p>0.74319934442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5188749352976">
                <text:p>0.751887493529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60474890993664">
                <text:p>0.7604748909936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68958101974122">
                <text:p>0.7689581019741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77333733299852">
                <text:p>0.7773337332998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5598434829994">
                <text:p>0.7855984348299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93748900794133">
                <text:p>0.7937489007941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01781871114555">
                <text:p>0.8017818711145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09694132710235">
                <text:p>0.8096941327102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17482520782031">
                <text:p>0.8174825207820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25143920078558">
                <text:p>0.825143920078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